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Monospace" fo:font-weight="bold" style:font-weight-asian="bold" fo:color="#7F0055" fo:font-size="10pt" style:font-size-asian="10pt"/>
    </style:style>
    <style:style style:name="P2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3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P4" style:parent-style-name="Standard" style:family="paragraph">
      <style:text-properties style:font-name="Monospace" fo:font-weight="bold" style:font-weight-asian="bold" fo:color="#7F0055" fo:font-size="10pt" style:font-size-asian="10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Monospace" fo:font-weight="bold" style:font-weight-asian="bold" fo:color="#7F0055" fo:font-size="10pt" style:font-size-asian="10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Monospace" fo:font-weight="bold" style:font-weight-asian="bold" fo:color="#7F0055" fo:font-size="10pt" style:font-size-asian="10pt"/>
    </style:style>
    <style:style style:name="T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" style:parent-style-name="DefaultParagraphFont" style:family="text">
      <style:text-properties style:font-name="Monospace" fo:color="#000000" fo:font-size="10pt" style:font-size-asian="10pt"/>
    </style:style>
    <style:style style:name="T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" style:parent-style-name="DefaultParagraphFont" style:family="text">
      <style:text-properties style:font-name="Monospace" fo:color="#000000" fo:font-size="10pt" style:font-size-asian="10pt"/>
    </style:style>
    <style:style style:name="T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2" style:parent-style-name="DefaultParagraphFont" style:family="text">
      <style:text-properties style:font-name="Monospace" fo:color="#000000" fo:font-size="10pt" style:font-size-asian="10pt"/>
    </style:style>
    <style:style style:name="T13" style:parent-style-name="DefaultParagraphFont" style:family="text">
      <style:text-properties style:font-name="Monospace" fo:color="#000000" fo:font-size="10pt" style:font-size-asian="10pt"/>
    </style:style>
    <style:style style:name="T14" style:parent-style-name="DefaultParagraphFont" style:family="text">
      <style:text-properties style:font-name="Monospace" fo:color="#0000C0" fo:font-size="10pt" style:font-size-asian="10pt"/>
    </style:style>
    <style:style style:name="T15" style:parent-style-name="DefaultParagraphFont" style:family="text">
      <style:text-properties style:font-name="Monospace" fo:color="#000000" fo:font-size="10pt" style:font-size-asian="10pt"/>
    </style:style>
    <style:style style:name="T16" style:parent-style-name="DefaultParagraphFont" style:family="text">
      <style:text-properties style:font-name="Monospace" fo:color="#0000C0" fo:font-size="10pt" style:font-size-asian="10pt"/>
    </style:style>
    <style:style style:name="T17" style:parent-style-name="DefaultParagraphFont" style:family="text">
      <style:text-properties style:font-name="Monospace" fo:color="#000000" fo:font-size="10pt" style:font-size-asian="10pt"/>
    </style:style>
    <style:style style:name="T18" style:parent-style-name="DefaultParagraphFont" style:family="text">
      <style:text-properties style:font-name="Monospace" fo:color="#0000C0" fo:font-size="10pt" style:font-size-asian="10pt"/>
    </style:style>
    <style:style style:name="T19" style:parent-style-name="DefaultParagraphFont" style:family="text">
      <style:text-properties style:font-name="Monospace" fo:color="#000000" fo:font-size="10pt" style:font-size-asian="10pt"/>
    </style:style>
    <style:style style:name="T20" style:parent-style-name="DefaultParagraphFont" style:family="text">
      <style:text-properties style:font-name="Monospace" fo:color="#0000C0" fo:font-size="10pt" style:font-size-asian="10pt"/>
    </style:style>
    <style:style style:name="T21" style:parent-style-name="DefaultParagraphFont" style:family="text">
      <style:text-properties style:font-name="Monospace" fo:color="#000000" fo:font-size="10pt" style:font-size-asian="10pt"/>
    </style:style>
    <style:style style:name="T22" style:parent-style-name="DefaultParagraphFont" style:family="text">
      <style:text-properties style:font-name="Monospace" fo:color="#0000C0" fo:font-size="10pt" style:font-size-asian="10pt"/>
    </style:style>
    <style:style style:name="T23" style:parent-style-name="DefaultParagraphFont" style:family="text">
      <style:text-properties style:font-name="Monospace" fo:color="#000000" fo:font-size="10pt" style:font-size-asian="10pt"/>
    </style:style>
    <style:style style:name="T24" style:parent-style-name="DefaultParagraphFont" style:family="text">
      <style:text-properties style:font-name="Monospace" fo:color="#000000" fo:font-size="10pt" style:font-size-asian="10pt"/>
    </style:style>
    <style:style style:name="T2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" style:parent-style-name="DefaultParagraphFont" style:family="text">
      <style:text-properties style:font-name="Monospace" fo:color="#000000" fo:font-size="10pt" style:font-size-asian="10pt"/>
    </style:style>
    <style:style style:name="T27" style:parent-style-name="DefaultParagraphFont" style:family="text">
      <style:text-properties style:font-name="Monospace" fo:color="#0000C0" fo:font-size="10pt" style:font-size-asian="10pt"/>
    </style:style>
    <style:style style:name="T28" style:parent-style-name="DefaultParagraphFont" style:family="text">
      <style:text-properties style:font-name="Monospace" fo:color="#000000" fo:font-size="10pt" style:font-size-asian="10pt"/>
    </style:style>
    <style:style style:name="T29" style:parent-style-name="DefaultParagraphFont" style:family="text">
      <style:text-properties style:font-name="Monospace" fo:color="#0000C0" fo:font-size="10pt" style:font-size-asian="10pt"/>
    </style:style>
    <style:style style:name="T30" style:parent-style-name="DefaultParagraphFont" style:family="text">
      <style:text-properties style:font-name="Monospace" fo:color="#000000" fo:font-size="10pt" style:font-size-asian="10pt"/>
    </style:style>
    <style:style style:name="T31" style:parent-style-name="DefaultParagraphFont" style:family="text">
      <style:text-properties style:font-name="Monospace" fo:color="#0000C0" fo:font-size="10pt" style:font-size-asian="10pt"/>
    </style:style>
    <style:style style:name="T32" style:parent-style-name="DefaultParagraphFont" style:family="text">
      <style:text-properties style:font-name="Monospace" fo:color="#000000" fo:font-size="10pt" style:font-size-asian="10pt"/>
    </style:style>
    <style:style style:name="T33" style:parent-style-name="DefaultParagraphFont" style:family="text">
      <style:text-properties style:font-name="Monospace" fo:color="#0000C0" fo:font-size="10pt" style:font-size-asian="10pt"/>
    </style:style>
    <style:style style:name="T34" style:parent-style-name="DefaultParagraphFont" style:family="text">
      <style:text-properties style:font-name="Monospace" fo:color="#000000" fo:font-size="10pt" style:font-size-asian="10pt"/>
    </style:style>
    <style:style style:name="T35" style:parent-style-name="DefaultParagraphFont" style:family="text">
      <style:text-properties style:font-name="Monospace" fo:color="#0000C0" fo:font-size="10pt" style:font-size-asian="10pt"/>
    </style:style>
    <style:style style:name="T36" style:parent-style-name="DefaultParagraphFont" style:family="text">
      <style:text-properties style:font-name="Monospace" fo:color="#000000" fo:font-size="10pt" style:font-size-asian="10pt"/>
    </style:style>
    <style:style style:name="P37" style:parent-style-name="Standard" style:family="paragraph">
      <style:text-properties style:font-name="Monospace" fo:color="#000000" fo:font-size="10pt" style:font-size-asian="10pt"/>
    </style:style>
    <style:style style:name="P38" style:parent-style-name="Standard" style:family="paragraph">
      <style:text-properties style:font-name="Monospace" fo:color="#000000" fo:font-size="10pt" style:font-size-asian="10pt"/>
    </style:style>
    <style:style style:name="T39" style:parent-style-name="DefaultParagraphFont" style:family="text">
      <style:text-properties style:font-name="Monospace" fo:color="#000000" fo:font-size="10pt" style:font-size-asian="10pt"/>
    </style:style>
    <style:style style:name="T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1" style:parent-style-name="DefaultParagraphFont" style:family="text">
      <style:text-properties style:font-name="Monospace" fo:color="#000000" fo:font-size="10pt" style:font-size-asian="10pt"/>
    </style:style>
    <style:style style:name="T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3" style:parent-style-name="DefaultParagraphFont" style:family="text">
      <style:text-properties style:font-name="Monospace" fo:color="#000000" fo:font-size="10pt" style:font-size-asian="10pt"/>
    </style:style>
    <style:style style:name="T44" style:parent-style-name="DefaultParagraphFont" style:family="text">
      <style:text-properties style:font-name="Monospace" fo:color="#6A3E3E" fo:font-size="10pt" style:font-size-asian="10pt"/>
    </style:style>
    <style:style style:name="T45" style:parent-style-name="DefaultParagraphFont" style:family="text">
      <style:text-properties style:font-name="Monospace" fo:color="#000000" fo:font-size="10pt" style:font-size-asian="10pt"/>
    </style:style>
    <style:style style:name="T46" style:parent-style-name="DefaultParagraphFont" style:family="text">
      <style:text-properties style:font-name="Monospace" fo:color="#6A3E3E" fo:font-size="10pt" style:font-size-asian="10pt"/>
    </style:style>
    <style:style style:name="T47" style:parent-style-name="DefaultParagraphFont" style:family="text">
      <style:text-properties style:font-name="Monospace" fo:color="#000000" fo:font-size="10pt" style:font-size-asian="10pt"/>
    </style:style>
    <style:style style:name="T48" style:parent-style-name="DefaultParagraphFont" style:family="text">
      <style:text-properties style:font-name="Monospace" fo:color="#6A3E3E" fo:font-size="10pt" style:font-size-asian="10pt"/>
    </style:style>
    <style:style style:name="T49" style:parent-style-name="DefaultParagraphFont" style:family="text">
      <style:text-properties style:font-name="Monospace" fo:color="#000000" fo:font-size="10pt" style:font-size-asian="10pt"/>
    </style:style>
    <style:style style:name="T50" style:parent-style-name="DefaultParagraphFont" style:family="text">
      <style:text-properties style:font-name="Monospace" fo:color="#6A3E3E" fo:font-size="10pt" style:font-size-asian="10pt"/>
    </style:style>
    <style:style style:name="T51" style:parent-style-name="DefaultParagraphFont" style:family="text">
      <style:text-properties style:font-name="Monospace" fo:color="#000000" fo:font-size="10pt" style:font-size-asian="10pt"/>
    </style:style>
    <style:style style:name="T52" style:parent-style-name="DefaultParagraphFont" style:family="text">
      <style:text-properties style:font-name="Monospace" fo:color="#6A3E3E" fo:font-size="10pt" style:font-size-asian="10pt"/>
    </style:style>
    <style:style style:name="T53" style:parent-style-name="DefaultParagraphFont" style:family="text">
      <style:text-properties style:font-name="Monospace" fo:color="#000000" fo:font-size="10pt" style:font-size-asian="10pt"/>
    </style:style>
    <style:style style:name="P54" style:parent-style-name="Standard" style:family="paragraph">
      <style:text-properties style:font-name="Monospace" fo:color="#000000" fo:font-size="10pt" style:font-size-asian="10pt"/>
    </style:style>
    <style:style style:name="P55" style:parent-style-name="Standard" style:family="paragraph">
      <style:text-properties style:font-name="Monospace" fo:color="#000000" fo:font-size="10pt" style:font-size-asian="10pt"/>
    </style:style>
    <style:style style:name="T56" style:parent-style-name="DefaultParagraphFont" style:family="text">
      <style:text-properties style:font-name="Monospace" fo:color="#000000" fo:font-size="10pt" style:font-size-asian="10pt"/>
    </style:style>
    <style:style style:name="T57" style:parent-style-name="DefaultParagraphFont" style:family="text">
      <style:text-properties style:font-name="Monospace" fo:color="#000000" fo:font-size="10pt" style:font-size-asian="10pt"/>
    </style:style>
    <style:style style:name="T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" style:parent-style-name="DefaultParagraphFont" style:family="text">
      <style:text-properties style:font-name="Monospace" fo:color="#000000" fo:font-size="10pt" style:font-size-asian="10pt"/>
    </style:style>
    <style:style style:name="T60" style:parent-style-name="DefaultParagraphFont" style:family="text">
      <style:text-properties style:font-name="Monospace" fo:color="#0000C0" fo:font-size="10pt" style:font-size-asian="10pt"/>
    </style:style>
    <style:style style:name="T61" style:parent-style-name="DefaultParagraphFont" style:family="text">
      <style:text-properties style:font-name="Monospace" fo:color="#000000" fo:font-size="10pt" style:font-size-asian="10pt"/>
    </style:style>
    <style:style style:name="T62" style:parent-style-name="DefaultParagraphFont" style:family="text">
      <style:text-properties style:font-name="Monospace" fo:color="#6A3E3E" fo:font-size="10pt" style:font-size-asian="10pt"/>
    </style:style>
    <style:style style:name="T63" style:parent-style-name="DefaultParagraphFont" style:family="text">
      <style:text-properties style:font-name="Monospace" fo:color="#000000" fo:font-size="10pt" style:font-size-asian="10pt"/>
    </style:style>
    <style:style style:name="T64" style:parent-style-name="DefaultParagraphFont" style:family="text">
      <style:text-properties style:font-name="Monospace" fo:color="#000000" fo:font-size="10pt" style:font-size-asian="10pt"/>
    </style:style>
    <style:style style:name="T65" style:parent-style-name="DefaultParagraphFont" style:family="text">
      <style:text-properties style:font-name="Monospace" fo:color="#000000" fo:font-size="10pt" style:font-size-asian="10pt"/>
    </style:style>
    <style:style style:name="T6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7" style:parent-style-name="DefaultParagraphFont" style:family="text">
      <style:text-properties style:font-name="Monospace" fo:color="#000000" fo:font-size="10pt" style:font-size-asian="10pt"/>
    </style:style>
    <style:style style:name="T68" style:parent-style-name="DefaultParagraphFont" style:family="text">
      <style:text-properties style:font-name="Monospace" fo:color="#0000C0" fo:font-size="10pt" style:font-size-asian="10pt"/>
    </style:style>
    <style:style style:name="T69" style:parent-style-name="DefaultParagraphFont" style:family="text">
      <style:text-properties style:font-name="Monospace" fo:color="#000000" fo:font-size="10pt" style:font-size-asian="10pt"/>
    </style:style>
    <style:style style:name="T70" style:parent-style-name="DefaultParagraphFont" style:family="text">
      <style:text-properties style:font-name="Monospace" fo:color="#6A3E3E" fo:font-size="10pt" style:font-size-asian="10pt"/>
    </style:style>
    <style:style style:name="T71" style:parent-style-name="DefaultParagraphFont" style:family="text">
      <style:text-properties style:font-name="Monospace" fo:color="#000000" fo:font-size="10pt" style:font-size-asian="10pt"/>
    </style:style>
    <style:style style:name="T72" style:parent-style-name="DefaultParagraphFont" style:family="text">
      <style:text-properties style:font-name="Monospace" fo:color="#000000" fo:font-size="10pt" style:font-size-asian="10pt"/>
    </style:style>
    <style:style style:name="T73" style:parent-style-name="DefaultParagraphFont" style:family="text">
      <style:text-properties style:font-name="Monospace" fo:color="#000000" fo:font-size="10pt" style:font-size-asian="10pt"/>
    </style:style>
    <style:style style:name="T7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/>
    </style:style>
    <style:style style:name="T76" style:parent-style-name="DefaultParagraphFont" style:family="text">
      <style:text-properties style:font-name="Monospace" fo:color="#0000C0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color="#6A3E3E" fo:font-size="10pt" style:font-size-asian="10pt"/>
    </style:style>
    <style:style style:name="T79" style:parent-style-name="DefaultParagraphFont" style:family="text">
      <style:text-properties style:font-name="Monospace" fo:color="#000000" fo:font-size="10pt" style:font-size-asian="10pt"/>
    </style:style>
    <style:style style:name="T80" style:parent-style-name="DefaultParagraphFont" style:family="text">
      <style:text-properties style:font-name="Monospace" fo:color="#000000" fo:font-size="10pt" style:font-size-asian="10pt"/>
    </style:style>
    <style:style style:name="T81" style:parent-style-name="DefaultParagraphFont" style:family="text">
      <style:text-properties style:font-name="Monospace" fo:color="#000000" fo:font-size="10pt" style:font-size-asian="10pt"/>
    </style:style>
    <style:style style:name="T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3" style:parent-style-name="DefaultParagraphFont" style:family="text">
      <style:text-properties style:font-name="Monospace" fo:color="#000000" fo:font-size="10pt" style:font-size-asian="10pt"/>
    </style:style>
    <style:style style:name="T84" style:parent-style-name="DefaultParagraphFont" style:family="text">
      <style:text-properties style:font-name="Monospace" fo:color="#0000C0" fo:font-size="10pt" style:font-size-asian="10pt"/>
    </style:style>
    <style:style style:name="T85" style:parent-style-name="DefaultParagraphFont" style:family="text">
      <style:text-properties style:font-name="Monospace" fo:color="#000000" fo:font-size="10pt" style:font-size-asian="10pt"/>
    </style:style>
    <style:style style:name="T86" style:parent-style-name="DefaultParagraphFont" style:family="text">
      <style:text-properties style:font-name="Monospace" fo:color="#6A3E3E" fo:font-size="10pt" style:font-size-asian="10pt"/>
    </style:style>
    <style:style style:name="T87" style:parent-style-name="DefaultParagraphFont" style:family="text">
      <style:text-properties style:font-name="Monospace" fo:color="#000000" fo:font-size="10pt" style:font-size-asian="10pt"/>
    </style:style>
    <style:style style:name="T88" style:parent-style-name="DefaultParagraphFont" style:family="text">
      <style:text-properties style:font-name="Monospace" fo:color="#000000" fo:font-size="10pt" style:font-size-asian="10pt"/>
    </style:style>
    <style:style style:name="T89" style:parent-style-name="DefaultParagraphFont" style:family="text">
      <style:text-properties style:font-name="Monospace" fo:color="#000000" fo:font-size="10pt" style:font-size-asian="10pt"/>
    </style:style>
    <style:style style:name="T9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1" style:parent-style-name="DefaultParagraphFont" style:family="text">
      <style:text-properties style:font-name="Monospace" fo:color="#000000" fo:font-size="10pt" style:font-size-asian="10pt"/>
    </style:style>
    <style:style style:name="T92" style:parent-style-name="DefaultParagraphFont" style:family="text">
      <style:text-properties style:font-name="Monospace" fo:color="#0000C0" fo:font-size="10pt" style:font-size-asian="10pt"/>
    </style:style>
    <style:style style:name="T93" style:parent-style-name="DefaultParagraphFont" style:family="text">
      <style:text-properties style:font-name="Monospace" fo:color="#000000" fo:font-size="10pt" style:font-size-asian="10pt"/>
    </style:style>
    <style:style style:name="T94" style:parent-style-name="DefaultParagraphFont" style:family="text">
      <style:text-properties style:font-name="Monospace" fo:color="#6A3E3E" fo:font-size="10pt" style:font-size-asian="10pt"/>
    </style:style>
    <style:style style:name="T95" style:parent-style-name="DefaultParagraphFont" style:family="text">
      <style:text-properties style:font-name="Monospace" fo:color="#000000" fo:font-size="10pt" style:font-size-asian="10pt"/>
    </style:style>
    <style:style style:name="P96" style:parent-style-name="Standard" style:family="paragraph">
      <style:text-properties style:font-name="Monospace" fo:color="#000000" fo:font-size="10pt" style:font-size-asian="10pt"/>
    </style:style>
    <style:style style:name="P97" style:parent-style-name="Standard" style:family="paragraph">
      <style:text-properties style:font-name="Monospace" fo:color="#000000" fo:font-size="10pt" style:font-size-asian="10pt"/>
    </style:style>
    <style:style style:name="P98" style:parent-style-name="Standard" style:family="paragraph">
      <style:text-properties style:font-name="Monospace" fo:color="#000000" fo:font-size="10pt" style:font-size-asian="10pt"/>
    </style:style>
    <style:style style:name="P99" style:parent-style-name="Standard" style:family="paragraph">
      <style:text-properties style:font-name="Monospace" fo:color="#000000" fo:font-size="10pt" style:font-size-asian="10pt"/>
    </style:style>
    <style:style style:name="T100" style:parent-style-name="DefaultParagraphFont" style:family="text">
      <style:text-properties style:font-name="Monospace" fo:color="#000000" fo:font-size="10pt" style:font-size-asian="10pt"/>
    </style:style>
    <style:style style:name="T10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2" style:parent-style-name="DefaultParagraphFont" style:family="text">
      <style:text-properties style:font-name="Monospace" fo:color="#000000" fo:font-size="10pt" style:font-size-asian="10pt"/>
    </style:style>
    <style:style style:name="T10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color="#6A3E3E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P109" style:parent-style-name="Standard" style:family="paragraph">
      <style:text-properties style:font-name="Monospace" fo:color="#000000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color="#000000" fo:font-size="10pt" style:font-size-asian="10pt"/>
    </style:style>
    <style:style style:name="T112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13" style:parent-style-name="DefaultParagraphFont" style:family="text">
      <style:text-properties style:font-name="Monospace" fo:color="#000000" fo:font-size="10pt" style:font-size-asian="10pt"/>
    </style:style>
    <style:style style:name="T114" style:parent-style-name="DefaultParagraphFont" style:family="text">
      <style:text-properties style:font-name="Monospace" fo:color="#2A00FF" fo:font-size="10pt" style:font-size-asian="10pt"/>
    </style:style>
    <style:style style:name="T115" style:parent-style-name="DefaultParagraphFont" style:family="text">
      <style:text-properties style:font-name="Monospace" fo:color="#000000" fo:font-size="10pt" style:font-size-asian="10pt"/>
    </style:style>
    <style:style style:name="T116" style:parent-style-name="DefaultParagraphFont" style:family="text">
      <style:text-properties style:font-name="Monospace" fo:color="#000000" fo:font-size="10pt" style:font-size-asian="10pt"/>
    </style:style>
    <style:style style:name="T117" style:parent-style-name="DefaultParagraphFont" style:family="text">
      <style:text-properties style:font-name="Monospace" fo:color="#000000" fo:font-size="10pt" style:font-size-asian="10pt"/>
    </style:style>
    <style:style style:name="T11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19" style:parent-style-name="DefaultParagraphFont" style:family="text">
      <style:text-properties style:font-name="Monospace" fo:color="#000000" fo:font-size="10pt" style:font-size-asian="10pt"/>
    </style:style>
    <style:style style:name="T120" style:parent-style-name="DefaultParagraphFont" style:family="text">
      <style:text-properties style:font-name="Monospace" fo:color="#2A00FF" fo:font-size="10pt" style:font-size-asian="10pt"/>
    </style:style>
    <style:style style:name="T121" style:parent-style-name="DefaultParagraphFont" style:family="text">
      <style:text-properties style:font-name="Monospace" fo:color="#000000" fo:font-size="10pt" style:font-size-asian="10pt"/>
    </style:style>
    <style:style style:name="T12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23" style:parent-style-name="DefaultParagraphFont" style:family="text">
      <style:text-properties style:font-name="Monospace" fo:color="#000000" fo:font-size="10pt" style:font-size-asian="10pt"/>
    </style:style>
    <style:style style:name="T124" style:parent-style-name="DefaultParagraphFont" style:family="text">
      <style:text-properties style:font-name="Monospace" fo:color="#0000C0" fo:font-size="10pt" style:font-size-asian="10pt"/>
    </style:style>
    <style:style style:name="T125" style:parent-style-name="DefaultParagraphFont" style:family="text">
      <style:text-properties style:font-name="Monospace" fo:color="#000000" fo:font-size="10pt" style:font-size-asian="10pt"/>
    </style:style>
    <style:style style:name="T126" style:parent-style-name="DefaultParagraphFont" style:family="text">
      <style:text-properties style:font-name="Monospace" fo:color="#000000" fo:font-size="10pt" style:font-size-asian="10pt"/>
    </style:style>
    <style:style style:name="T127" style:parent-style-name="DefaultParagraphFont" style:family="text">
      <style:text-properties style:font-name="Monospace" fo:color="#000000" fo:font-size="10pt" style:font-size-asian="10pt"/>
    </style:style>
    <style:style style:name="T12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29" style:parent-style-name="DefaultParagraphFont" style:family="text">
      <style:text-properties style:font-name="Monospace" fo:color="#000000" fo:font-size="10pt" style:font-size-asian="10pt"/>
    </style:style>
    <style:style style:name="T130" style:parent-style-name="DefaultParagraphFont" style:family="text">
      <style:text-properties style:font-name="Monospace" fo:color="#2A00FF" fo:font-size="10pt" style:font-size-asian="10pt"/>
    </style:style>
    <style:style style:name="T131" style:parent-style-name="DefaultParagraphFont" style:family="text">
      <style:text-properties style:font-name="Monospace" fo:color="#000000" fo:font-size="10pt" style:font-size-asian="10pt"/>
    </style:style>
    <style:style style:name="T1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3" style:parent-style-name="DefaultParagraphFont" style:family="text">
      <style:text-properties style:font-name="Monospace" fo:color="#000000" fo:font-size="10pt" style:font-size-asian="10pt"/>
    </style:style>
    <style:style style:name="T134" style:parent-style-name="DefaultParagraphFont" style:family="text">
      <style:text-properties style:font-name="Monospace" fo:color="#0000C0" fo:font-size="10pt" style:font-size-asian="10pt"/>
    </style:style>
    <style:style style:name="T135" style:parent-style-name="DefaultParagraphFont" style:family="text">
      <style:text-properties style:font-name="Monospace" fo:color="#000000" fo:font-size="10pt" style:font-size-asian="10pt"/>
    </style:style>
    <style:style style:name="T136" style:parent-style-name="DefaultParagraphFont" style:family="text">
      <style:text-properties style:font-name="Monospace" fo:color="#000000" fo:font-size="10pt" style:font-size-asian="10pt"/>
    </style:style>
    <style:style style:name="T137" style:parent-style-name="DefaultParagraphFont" style:family="text">
      <style:text-properties style:font-name="Monospace" fo:color="#000000" fo:font-size="10pt" style:font-size-asian="10pt"/>
    </style:style>
    <style:style style:name="T13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39" style:parent-style-name="DefaultParagraphFont" style:family="text">
      <style:text-properties style:font-name="Monospace" fo:color="#000000" fo:font-size="10pt" style:font-size-asian="10pt"/>
    </style:style>
    <style:style style:name="T140" style:parent-style-name="DefaultParagraphFont" style:family="text">
      <style:text-properties style:font-name="Monospace" fo:color="#2A00FF" fo:font-size="10pt" style:font-size-asian="10pt"/>
    </style:style>
    <style:style style:name="T141" style:parent-style-name="DefaultParagraphFont" style:family="text">
      <style:text-properties style:font-name="Monospace" fo:color="#000000" fo:font-size="10pt" style:font-size-asian="10pt"/>
    </style:style>
    <style:style style:name="T1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3" style:parent-style-name="DefaultParagraphFont" style:family="text">
      <style:text-properties style:font-name="Monospace" fo:color="#000000" fo:font-size="10pt" style:font-size-asian="10pt"/>
    </style:style>
    <style:style style:name="T144" style:parent-style-name="DefaultParagraphFont" style:family="text">
      <style:text-properties style:font-name="Monospace" fo:color="#0000C0" fo:font-size="10pt" style:font-size-asian="10pt"/>
    </style:style>
    <style:style style:name="T145" style:parent-style-name="DefaultParagraphFont" style:family="text">
      <style:text-properties style:font-name="Monospace" fo:color="#000000" fo:font-size="10pt" style:font-size-asian="10pt"/>
    </style:style>
    <style:style style:name="T146" style:parent-style-name="DefaultParagraphFont" style:family="text">
      <style:text-properties style:font-name="Monospace" fo:color="#000000" fo:font-size="10pt" style:font-size-asian="10pt"/>
    </style:style>
    <style:style style:name="T147" style:parent-style-name="DefaultParagraphFont" style:family="text">
      <style:text-properties style:font-name="Monospace" fo:color="#000000" fo:font-size="10pt" style:font-size-asian="10pt"/>
    </style:style>
    <style:style style:name="T14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49" style:parent-style-name="DefaultParagraphFont" style:family="text">
      <style:text-properties style:font-name="Monospace" fo:color="#000000" fo:font-size="10pt" style:font-size-asian="10pt"/>
    </style:style>
    <style:style style:name="T150" style:parent-style-name="DefaultParagraphFont" style:family="text">
      <style:text-properties style:font-name="Monospace" fo:color="#2A00FF" fo:font-size="10pt" style:font-size-asian="10pt"/>
    </style:style>
    <style:style style:name="T151" style:parent-style-name="DefaultParagraphFont" style:family="text">
      <style:text-properties style:font-name="Monospace" fo:color="#000000" fo:font-size="10pt" style:font-size-asian="10pt"/>
    </style:style>
    <style:style style:name="T1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3" style:parent-style-name="DefaultParagraphFont" style:family="text">
      <style:text-properties style:font-name="Monospace" fo:color="#000000" fo:font-size="10pt" style:font-size-asian="10pt"/>
    </style:style>
    <style:style style:name="T154" style:parent-style-name="DefaultParagraphFont" style:family="text">
      <style:text-properties style:font-name="Monospace" fo:color="#0000C0" fo:font-size="10pt" style:font-size-asian="10pt"/>
    </style:style>
    <style:style style:name="T155" style:parent-style-name="DefaultParagraphFont" style:family="text">
      <style:text-properties style:font-name="Monospace" fo:color="#000000" fo:font-size="10pt" style:font-size-asian="10pt"/>
    </style:style>
    <style:style style:name="T156" style:parent-style-name="DefaultParagraphFont" style:family="text">
      <style:text-properties style:font-name="Monospace" fo:color="#000000" fo:font-size="10pt" style:font-size-asian="10pt"/>
    </style:style>
    <style:style style:name="T157" style:parent-style-name="DefaultParagraphFont" style:family="text">
      <style:text-properties style:font-name="Monospace" fo:color="#000000" fo:font-size="10pt" style:font-size-asian="10pt"/>
    </style:style>
    <style:style style:name="T15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59" style:parent-style-name="DefaultParagraphFont" style:family="text">
      <style:text-properties style:font-name="Monospace" fo:color="#000000" fo:font-size="10pt" style:font-size-asian="10pt"/>
    </style:style>
    <style:style style:name="T160" style:parent-style-name="DefaultParagraphFont" style:family="text">
      <style:text-properties style:font-name="Monospace" fo:color="#2A00FF" fo:font-size="10pt" style:font-size-asian="10pt"/>
    </style:style>
    <style:style style:name="T161" style:parent-style-name="DefaultParagraphFont" style:family="text">
      <style:text-properties style:font-name="Monospace" fo:color="#000000" fo:font-size="10pt" style:font-size-asian="10pt"/>
    </style:style>
    <style:style style:name="T16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3" style:parent-style-name="DefaultParagraphFont" style:family="text">
      <style:text-properties style:font-name="Monospace" fo:color="#000000" fo:font-size="10pt" style:font-size-asian="10pt"/>
    </style:style>
    <style:style style:name="T164" style:parent-style-name="DefaultParagraphFont" style:family="text">
      <style:text-properties style:font-name="Monospace" fo:color="#0000C0" fo:font-size="10pt" style:font-size-asian="10pt"/>
    </style:style>
    <style:style style:name="T165" style:parent-style-name="DefaultParagraphFont" style:family="text">
      <style:text-properties style:font-name="Monospace" fo:color="#000000" fo:font-size="10pt" style:font-size-asian="10pt"/>
    </style:style>
    <style:style style:name="T166" style:parent-style-name="DefaultParagraphFont" style:family="text">
      <style:text-properties style:font-name="Monospace" fo:color="#000000" fo:font-size="10pt" style:font-size-asian="10pt"/>
    </style:style>
    <style:style style:name="T167" style:parent-style-name="DefaultParagraphFont" style:family="text">
      <style:text-properties style:font-name="Monospace" fo:color="#000000" fo:font-size="10pt" style:font-size-asian="10pt"/>
    </style:style>
    <style:style style:name="T16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169" style:parent-style-name="DefaultParagraphFont" style:family="text">
      <style:text-properties style:font-name="Monospace" fo:color="#000000" fo:font-size="10pt" style:font-size-asian="10pt"/>
    </style:style>
    <style:style style:name="T170" style:parent-style-name="DefaultParagraphFont" style:family="text">
      <style:text-properties style:font-name="Monospace" fo:color="#2A00FF" fo:font-size="10pt" style:font-size-asian="10pt"/>
    </style:style>
    <style:style style:name="T171" style:parent-style-name="DefaultParagraphFont" style:family="text">
      <style:text-properties style:font-name="Monospace" fo:color="#000000" fo:font-size="10pt" style:font-size-asian="10pt"/>
    </style:style>
    <style:style style:name="T172" style:parent-style-name="DefaultParagraphFont" style:family="text">
      <style:text-properties style:font-name="Monospace" fo:color="#6A3E3E" fo:font-size="10pt" style:font-size-asian="10pt"/>
    </style:style>
    <style:style style:name="T173" style:parent-style-name="DefaultParagraphFont" style:family="text">
      <style:text-properties style:font-name="Monospace" fo:color="#000000" fo:font-size="10pt" style:font-size-asian="10pt"/>
    </style:style>
    <style:style style:name="P174" style:parent-style-name="Standard" style:family="paragraph">
      <style:text-properties style:font-name="Monospace" fo:color="#000000" fo:font-size="10pt" style:font-size-asian="10pt"/>
    </style:style>
    <style:style style:name="T175" style:parent-style-name="DefaultParagraphFont" style:family="text">
      <style:text-properties style:font-name="Monospace" fo:color="#000000" fo:font-size="10pt" style:font-size-asian="10pt"/>
    </style:style>
    <style:style style:name="T1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7" style:parent-style-name="DefaultParagraphFont" style:family="text">
      <style:text-properties style:font-name="Monospace" fo:color="#000000" fo:font-size="10pt" style:font-size-asian="10pt"/>
    </style:style>
    <style:style style:name="T1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1" style:parent-style-name="DefaultParagraphFont" style:family="text">
      <style:text-properties style:font-name="Monospace" fo:color="#000000" fo:font-size="10pt" style:font-size-asian="10pt"/>
    </style:style>
    <style:style style:name="T182" style:parent-style-name="DefaultParagraphFont" style:family="text">
      <style:text-properties style:font-name="Monospace" fo:color="#6A3E3E" fo:font-size="10pt" style:font-size-asian="10pt"/>
    </style:style>
    <style:style style:name="T183" style:parent-style-name="DefaultParagraphFont" style:family="text">
      <style:text-properties style:font-name="Monospace" fo:color="#000000" fo:font-size="10pt" style:font-size-asian="10pt"/>
    </style:style>
    <style:style style:name="T1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5" style:parent-style-name="DefaultParagraphFont" style:family="text">
      <style:text-properties style:font-name="Monospace" fo:color="#000000" fo:font-size="10pt" style:font-size-asian="10pt"/>
    </style:style>
    <style:style style:name="T186" style:parent-style-name="DefaultParagraphFont" style:family="text">
      <style:text-properties style:font-name="Monospace" fo:color="#6A3E3E" fo:font-size="10pt" style:font-size-asian="10pt"/>
    </style:style>
    <style:style style:name="T187" style:parent-style-name="DefaultParagraphFont" style:family="text">
      <style:text-properties style:font-name="Monospace" fo:color="#000000" fo:font-size="10pt" style:font-size-asian="10pt"/>
    </style:style>
    <style:style style:name="T18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9" style:parent-style-name="DefaultParagraphFont" style:family="text">
      <style:text-properties style:font-name="Monospace" fo:color="#000000" fo:font-size="10pt" style:font-size-asian="10pt"/>
    </style:style>
    <style:style style:name="T190" style:parent-style-name="DefaultParagraphFont" style:family="text">
      <style:text-properties style:font-name="Monospace" fo:color="#6A3E3E" fo:font-size="10pt" style:font-size-asian="10pt"/>
    </style:style>
    <style:style style:name="T191" style:parent-style-name="DefaultParagraphFont" style:family="text">
      <style:text-properties style:font-name="Monospace" fo:color="#000000" fo:font-size="10pt" style:font-size-asian="10pt"/>
    </style:style>
    <style:style style:name="T19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3" style:parent-style-name="DefaultParagraphFont" style:family="text">
      <style:text-properties style:font-name="Monospace" fo:color="#000000" fo:font-size="10pt" style:font-size-asian="10pt"/>
    </style:style>
    <style:style style:name="T194" style:parent-style-name="DefaultParagraphFont" style:family="text">
      <style:text-properties style:font-name="Monospace" fo:color="#6A3E3E" fo:font-size="10pt" style:font-size-asian="10pt"/>
    </style:style>
    <style:style style:name="T195" style:parent-style-name="DefaultParagraphFont" style:family="text">
      <style:text-properties style:font-name="Monospace" fo:color="#000000" fo:font-size="10pt" style:font-size-asian="10pt"/>
    </style:style>
    <style:style style:name="P196" style:parent-style-name="Standard" style:family="paragraph">
      <style:text-properties style:font-name="Monospace" fo:color="#000000" fo:font-size="10pt" style:font-size-asian="10pt"/>
    </style:style>
    <style:style style:name="T197" style:parent-style-name="DefaultParagraphFont" style:family="text">
      <style:text-properties style:font-name="Monospace" fo:color="#000000" fo:font-size="10pt" style:font-size-asian="10pt"/>
    </style:style>
    <style:style style:name="T198" style:parent-style-name="DefaultParagraphFont" style:family="text">
      <style:text-properties style:font-name="Monospace" fo:color="#000000" fo:font-size="10pt" style:font-size-asian="10pt"/>
    </style:style>
    <style:style style:name="T199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00" style:parent-style-name="DefaultParagraphFont" style:family="text">
      <style:text-properties style:font-name="Monospace" fo:color="#000000" fo:font-size="10pt" style:font-size-asian="10pt"/>
    </style:style>
    <style:style style:name="T201" style:parent-style-name="DefaultParagraphFont" style:family="text">
      <style:text-properties style:font-name="Monospace" fo:color="#2A00FF" fo:font-size="10pt" style:font-size-asian="10pt"/>
    </style:style>
    <style:style style:name="T202" style:parent-style-name="DefaultParagraphFont" style:family="text">
      <style:text-properties style:font-name="Monospace" fo:color="#000000" fo:font-size="10pt" style:font-size-asian="10pt"/>
    </style:style>
    <style:style style:name="T203" style:parent-style-name="DefaultParagraphFont" style:family="text">
      <style:text-properties style:font-name="Monospace" fo:color="#000000" fo:font-size="10pt" style:font-size-asian="10pt"/>
    </style:style>
    <style:style style:name="T204" style:parent-style-name="DefaultParagraphFont" style:family="text">
      <style:text-properties style:font-name="Monospace" fo:color="#000000" fo:font-size="10pt" style:font-size-asian="10pt"/>
    </style:style>
    <style:style style:name="T20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6" style:parent-style-name="DefaultParagraphFont" style:family="text">
      <style:text-properties style:font-name="Monospace" fo:color="#000000" fo:font-size="10pt" style:font-size-asian="10pt"/>
    </style:style>
    <style:style style:name="T207" style:parent-style-name="DefaultParagraphFont" style:family="text">
      <style:text-properties style:font-name="Monospace" fo:color="#0000C0" fo:font-size="10pt" style:font-size-asian="10pt"/>
    </style:style>
    <style:style style:name="T208" style:parent-style-name="DefaultParagraphFont" style:family="text">
      <style:text-properties style:font-name="Monospace" fo:color="#000000" fo:font-size="10pt" style:font-size-asian="10pt"/>
    </style:style>
    <style:style style:name="T209" style:parent-style-name="DefaultParagraphFont" style:family="text">
      <style:text-properties style:font-name="Monospace" fo:color="#6A3E3E" fo:font-size="10pt" style:font-size-asian="10pt"/>
    </style:style>
    <style:style style:name="T210" style:parent-style-name="DefaultParagraphFont" style:family="text">
      <style:text-properties style:font-name="Monospace" fo:color="#000000" fo:font-size="10pt" style:font-size-asian="10pt"/>
    </style:style>
    <style:style style:name="T211" style:parent-style-name="DefaultParagraphFont" style:family="text">
      <style:text-properties style:font-name="Monospace" fo:color="#000000" fo:font-size="10pt" style:font-size-asian="10pt"/>
    </style:style>
    <style:style style:name="T212" style:parent-style-name="DefaultParagraphFont" style:family="text">
      <style:text-properties style:font-name="Monospace" fo:color="#000000" fo:font-size="10pt" style:font-size-asian="10pt"/>
    </style:style>
    <style:style style:name="T2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4" style:parent-style-name="DefaultParagraphFont" style:family="text">
      <style:text-properties style:font-name="Monospace" fo:color="#000000" fo:font-size="10pt" style:font-size-asian="10pt"/>
    </style:style>
    <style:style style:name="T215" style:parent-style-name="DefaultParagraphFont" style:family="text">
      <style:text-properties style:font-name="Monospace" fo:color="#0000C0" fo:font-size="10pt" style:font-size-asian="10pt"/>
    </style:style>
    <style:style style:name="T216" style:parent-style-name="DefaultParagraphFont" style:family="text">
      <style:text-properties style:font-name="Monospace" fo:color="#000000" fo:font-size="10pt" style:font-size-asian="10pt"/>
    </style:style>
    <style:style style:name="T217" style:parent-style-name="DefaultParagraphFont" style:family="text">
      <style:text-properties style:font-name="Monospace" fo:color="#6A3E3E" fo:font-size="10pt" style:font-size-asian="10pt"/>
    </style:style>
    <style:style style:name="T218" style:parent-style-name="DefaultParagraphFont" style:family="text">
      <style:text-properties style:font-name="Monospace" fo:color="#000000" fo:font-size="10pt" style:font-size-asian="10pt"/>
    </style:style>
    <style:style style:name="T219" style:parent-style-name="DefaultParagraphFont" style:family="text">
      <style:text-properties style:font-name="Monospace" fo:color="#000000" fo:font-size="10pt" style:font-size-asian="10pt"/>
    </style:style>
    <style:style style:name="T220" style:parent-style-name="DefaultParagraphFont" style:family="text">
      <style:text-properties style:font-name="Monospace" fo:color="#000000" fo:font-size="10pt" style:font-size-asian="10pt"/>
    </style:style>
    <style:style style:name="T22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2" style:parent-style-name="DefaultParagraphFont" style:family="text">
      <style:text-properties style:font-name="Monospace" fo:color="#000000" fo:font-size="10pt" style:font-size-asian="10pt"/>
    </style:style>
    <style:style style:name="T223" style:parent-style-name="DefaultParagraphFont" style:family="text">
      <style:text-properties style:font-name="Monospace" fo:color="#0000C0" fo:font-size="10pt" style:font-size-asian="10pt"/>
    </style:style>
    <style:style style:name="T224" style:parent-style-name="DefaultParagraphFont" style:family="text">
      <style:text-properties style:font-name="Monospace" fo:color="#000000" fo:font-size="10pt" style:font-size-asian="10pt"/>
    </style:style>
    <style:style style:name="T225" style:parent-style-name="DefaultParagraphFont" style:family="text">
      <style:text-properties style:font-name="Monospace" fo:color="#6A3E3E" fo:font-size="10pt" style:font-size-asian="10pt"/>
    </style:style>
    <style:style style:name="T226" style:parent-style-name="DefaultParagraphFont" style:family="text">
      <style:text-properties style:font-name="Monospace" fo:color="#000000" fo:font-size="10pt" style:font-size-asian="10pt"/>
    </style:style>
    <style:style style:name="T227" style:parent-style-name="DefaultParagraphFont" style:family="text">
      <style:text-properties style:font-name="Monospace" fo:color="#000000" fo:font-size="10pt" style:font-size-asian="10pt"/>
    </style:style>
    <style:style style:name="T228" style:parent-style-name="DefaultParagraphFont" style:family="text">
      <style:text-properties style:font-name="Monospace" fo:color="#000000" fo:font-size="10pt" style:font-size-asian="10pt"/>
    </style:style>
    <style:style style:name="T2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0" style:parent-style-name="DefaultParagraphFont" style:family="text">
      <style:text-properties style:font-name="Monospace" fo:color="#000000" fo:font-size="10pt" style:font-size-asian="10pt"/>
    </style:style>
    <style:style style:name="T231" style:parent-style-name="DefaultParagraphFont" style:family="text">
      <style:text-properties style:font-name="Monospace" fo:color="#0000C0" fo:font-size="10pt" style:font-size-asian="10pt"/>
    </style:style>
    <style:style style:name="T232" style:parent-style-name="DefaultParagraphFont" style:family="text">
      <style:text-properties style:font-name="Monospace" fo:color="#000000" fo:font-size="10pt" style:font-size-asian="10pt"/>
    </style:style>
    <style:style style:name="T233" style:parent-style-name="DefaultParagraphFont" style:family="text">
      <style:text-properties style:font-name="Monospace" fo:color="#6A3E3E" fo:font-size="10pt" style:font-size-asian="10pt"/>
    </style:style>
    <style:style style:name="T234" style:parent-style-name="DefaultParagraphFont" style:family="text">
      <style:text-properties style:font-name="Monospace" fo:color="#000000" fo:font-size="10pt" style:font-size-asian="10pt"/>
    </style:style>
    <style:style style:name="P235" style:parent-style-name="Standard" style:family="paragraph">
      <style:text-properties style:font-name="Monospace" fo:color="#000000" fo:font-size="10pt" style:font-size-asian="10pt"/>
    </style:style>
    <style:style style:name="T236" style:parent-style-name="DefaultParagraphFont" style:family="text">
      <style:text-properties style:font-name="Monospace" fo:color="#000000" fo:font-size="10pt" style:font-size-asian="10pt"/>
    </style:style>
    <style:style style:name="T237" style:parent-style-name="DefaultParagraphFont" style:family="text">
      <style:text-properties style:font-name="Monospace" fo:color="#000000" fo:font-size="10pt" style:font-size-asian="10pt"/>
    </style:style>
    <style:style style:name="T23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9" style:parent-style-name="DefaultParagraphFont" style:family="text">
      <style:text-properties style:font-name="Monospace" fo:color="#000000" fo:font-size="10pt" style:font-size-asian="10pt"/>
    </style:style>
    <style:style style:name="T240" style:parent-style-name="DefaultParagraphFont" style:family="text">
      <style:text-properties style:font-name="Monospace" fo:color="#0000C0" fo:font-size="10pt" style:font-size-asian="10pt"/>
    </style:style>
    <style:style style:name="T241" style:parent-style-name="DefaultParagraphFont" style:family="text">
      <style:text-properties style:font-name="Monospace" fo:color="#000000" fo:font-size="10pt" style:font-size-asian="10pt"/>
    </style:style>
    <style:style style:name="T2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3" style:parent-style-name="DefaultParagraphFont" style:family="text">
      <style:text-properties style:font-name="Monospace" fo:color="#000000" fo:font-size="10pt" style:font-size-asian="10pt"/>
    </style:style>
    <style:style style:name="T244" style:parent-style-name="DefaultParagraphFont" style:family="text">
      <style:text-properties style:font-name="Monospace" fo:color="#0000C0" fo:font-size="10pt" style:font-size-asian="10pt"/>
    </style:style>
    <style:style style:name="T245" style:parent-style-name="DefaultParagraphFont" style:family="text">
      <style:text-properties style:font-name="Monospace" fo:color="#000000" fo:font-size="10pt" style:font-size-asian="10pt"/>
    </style:style>
    <style:style style:name="T24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7" style:parent-style-name="DefaultParagraphFont" style:family="text">
      <style:text-properties style:font-name="Monospace" fo:color="#000000" fo:font-size="10pt" style:font-size-asian="10pt"/>
    </style:style>
    <style:style style:name="T248" style:parent-style-name="DefaultParagraphFont" style:family="text">
      <style:text-properties style:font-name="Monospace" fo:color="#0000C0" fo:font-size="10pt" style:font-size-asian="10pt"/>
    </style:style>
    <style:style style:name="T249" style:parent-style-name="DefaultParagraphFont" style:family="text">
      <style:text-properties style:font-name="Monospace" fo:color="#000000" fo:font-size="10pt" style:font-size-asian="10pt"/>
    </style:style>
    <style:style style:name="T2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1" style:parent-style-name="DefaultParagraphFont" style:family="text">
      <style:text-properties style:font-name="Monospace" fo:color="#000000" fo:font-size="10pt" style:font-size-asian="10pt"/>
    </style:style>
    <style:style style:name="T252" style:parent-style-name="DefaultParagraphFont" style:family="text">
      <style:text-properties style:font-name="Monospace" fo:color="#0000C0" fo:font-size="10pt" style:font-size-asian="10pt"/>
    </style:style>
    <style:style style:name="T253" style:parent-style-name="DefaultParagraphFont" style:family="text">
      <style:text-properties style:font-name="Monospace" fo:color="#000000" fo:font-size="10pt" style:font-size-asian="10pt"/>
    </style:style>
    <style:style style:name="T25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5" style:parent-style-name="DefaultParagraphFont" style:family="text">
      <style:text-properties style:font-name="Monospace" fo:color="#000000" fo:font-size="10pt" style:font-size-asian="10pt"/>
    </style:style>
    <style:style style:name="T256" style:parent-style-name="DefaultParagraphFont" style:family="text">
      <style:text-properties style:font-name="Monospace" fo:color="#0000C0" fo:font-size="10pt" style:font-size-asian="10pt"/>
    </style:style>
    <style:style style:name="T257" style:parent-style-name="DefaultParagraphFont" style:family="text">
      <style:text-properties style:font-name="Monospace" fo:color="#000000" fo:font-size="10pt" style:font-size-asian="10pt"/>
    </style:style>
    <style:style style:name="T258" style:parent-style-name="DefaultParagraphFont" style:family="text">
      <style:text-properties style:font-name="Monospace" fo:color="#000000" fo:font-size="10pt" style:font-size-asian="10pt"/>
    </style:style>
    <style:style style:name="T259" style:parent-style-name="DefaultParagraphFont" style:family="text">
      <style:text-properties style:font-name="Monospace" fo:color="#000000" fo:font-size="10pt" style:font-size-asian="10pt"/>
    </style:style>
    <style:style style:name="T26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1" style:parent-style-name="DefaultParagraphFont" style:family="text">
      <style:text-properties style:font-name="Monospace" fo:color="#000000" fo:font-size="10pt" style:font-size-asian="10pt"/>
    </style:style>
    <style:style style:name="T26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3" style:parent-style-name="DefaultParagraphFont" style:family="text">
      <style:text-properties style:font-name="Monospace" fo:color="#000000" fo:font-size="10pt" style:font-size-asian="10pt"/>
    </style:style>
    <style:style style:name="T264" style:parent-style-name="DefaultParagraphFont" style:family="text">
      <style:text-properties style:font-name="Monospace" fo:color="#0000C0" fo:font-size="10pt" style:font-size-asian="10pt"/>
    </style:style>
    <style:style style:name="T265" style:parent-style-name="DefaultParagraphFont" style:family="text">
      <style:text-properties style:font-name="Monospace" fo:color="#000000" fo:font-size="10pt" style:font-size-asian="10pt"/>
    </style:style>
    <style:style style:name="P266" style:parent-style-name="Standard" style:family="paragraph">
      <style:text-properties style:font-name="Monospace" fo:color="#000000" fo:font-size="10pt" style:font-size-asian="10pt"/>
    </style:style>
    <style:style style:name="T267" style:parent-style-name="DefaultParagraphFont" style:family="text">
      <style:text-properties style:font-name="Monospace" fo:color="#000000" fo:font-size="10pt" style:font-size-asian="10pt"/>
    </style:style>
    <style:style style:name="T26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9" style:parent-style-name="DefaultParagraphFont" style:family="text">
      <style:text-properties style:font-name="Monospace" fo:color="#000000" fo:font-size="10pt" style:font-size-asian="10pt"/>
    </style:style>
    <style:style style:name="T27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1" style:parent-style-name="DefaultParagraphFont" style:family="text">
      <style:text-properties style:font-name="Monospace" fo:color="#000000" fo:font-size="10pt" style:font-size-asian="10pt"/>
    </style:style>
    <style:style style:name="T2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3" style:parent-style-name="DefaultParagraphFont" style:family="text">
      <style:text-properties style:font-name="Monospace" fo:color="#000000" fo:font-size="10pt" style:font-size-asian="10pt"/>
    </style:style>
    <style:style style:name="T274" style:parent-style-name="DefaultParagraphFont" style:family="text">
      <style:text-properties style:font-name="Monospace" fo:color="#6A3E3E" fo:font-size="10pt" style:font-size-asian="10pt"/>
    </style:style>
    <style:style style:name="T275" style:parent-style-name="DefaultParagraphFont" style:family="text">
      <style:text-properties style:font-name="Monospace" fo:color="#000000" fo:font-size="10pt" style:font-size-asian="10pt"/>
    </style:style>
    <style:style style:name="T276" style:parent-style-name="DefaultParagraphFont" style:family="text">
      <style:text-properties style:font-name="Monospace" fo:color="#000000" fo:font-size="10pt" style:font-size-asian="10pt"/>
    </style:style>
    <style:style style:name="T277" style:parent-style-name="DefaultParagraphFont" style:family="text">
      <style:text-properties style:font-name="Monospace" fo:color="#000000" fo:font-size="10pt" style:font-size-asian="10pt"/>
    </style:style>
    <style:style style:name="T278" style:parent-style-name="DefaultParagraphFont" style:family="text">
      <style:text-properties style:font-name="Monospace" fo:color="#6A3E3E" fo:font-size="10pt" style:font-size-asian="10pt" style:text-underline-type="single" style:text-underline-style="solid" style:text-underline-width="auto" style:text-underline-mode="continuous"/>
    </style:style>
    <style:style style:name="T279" style:parent-style-name="DefaultParagraphFont" style:family="text">
      <style:text-properties style:font-name="Monospace" fo:color="#000000" fo:font-size="10pt" style:font-size-asian="10pt"/>
    </style:style>
    <style:style style:name="T28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1" style:parent-style-name="DefaultParagraphFont" style:family="text">
      <style:text-properties style:font-name="Monospace" fo:color="#000000" fo:font-size="10pt" style:font-size-asian="10pt"/>
    </style:style>
    <style:style style:name="T282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83" style:parent-style-name="DefaultParagraphFont" style:family="text">
      <style:text-properties style:font-name="Monospace" fo:color="#000000" fo:font-size="10pt" style:font-size-asian="10pt"/>
    </style:style>
    <style:style style:name="T284" style:parent-style-name="DefaultParagraphFont" style:family="text">
      <style:text-properties style:font-name="Monospace" fo:color="#000000" fo:font-size="10pt" style:font-size-asian="10pt"/>
    </style:style>
    <style:style style:name="T285" style:parent-style-name="DefaultParagraphFont" style:family="text">
      <style:text-properties style:font-name="Monospace" fo:color="#000000" fo:font-size="10pt" style:font-size-asian="10pt"/>
    </style:style>
    <style:style style:name="T286" style:parent-style-name="DefaultParagraphFont" style:family="text">
      <style:text-properties style:font-name="Monospace" fo:color="#6A3E3E" fo:font-size="10pt" style:font-size-asian="10pt"/>
    </style:style>
    <style:style style:name="T287" style:parent-style-name="DefaultParagraphFont" style:family="text">
      <style:text-properties style:font-name="Monospace" fo:color="#000000" fo:font-size="10pt" style:font-size-asian="10pt"/>
    </style:style>
    <style:style style:name="T28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9" style:parent-style-name="DefaultParagraphFont" style:family="text">
      <style:text-properties style:font-name="Monospace" fo:color="#000000" fo:font-size="10pt" style:font-size-asian="10pt"/>
    </style:style>
    <style:style style:name="P290" style:parent-style-name="Standard" style:family="paragraph">
      <style:text-properties style:font-name="Monospace" fo:color="#000000" fo:font-size="10pt" style:font-size-asian="10pt"/>
    </style:style>
    <style:style style:name="T291" style:parent-style-name="DefaultParagraphFont" style:family="text">
      <style:text-properties style:font-name="Monospace" fo:color="#000000" fo:font-size="10pt" style:font-size-asian="10pt"/>
    </style:style>
    <style:style style:name="T292" style:parent-style-name="DefaultParagraphFont" style:family="text">
      <style:text-properties style:font-name="Monospace" fo:color="#000000" fo:font-size="10pt" style:font-size-asian="10pt"/>
    </style:style>
    <style:style style:name="T293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94" style:parent-style-name="DefaultParagraphFont" style:family="text">
      <style:text-properties style:font-name="Monospace" fo:color="#000000" fo:font-size="10pt" style:font-size-asian="10pt"/>
    </style:style>
    <style:style style:name="T295" style:parent-style-name="DefaultParagraphFont" style:family="text">
      <style:text-properties style:font-name="Monospace" fo:color="#2A00FF" fo:font-size="10pt" style:font-size-asian="10pt"/>
    </style:style>
    <style:style style:name="T296" style:parent-style-name="DefaultParagraphFont" style:family="text">
      <style:text-properties style:font-name="Monospace" fo:color="#000000" fo:font-size="10pt" style:font-size-asian="10pt"/>
    </style:style>
    <style:style style:name="T297" style:parent-style-name="DefaultParagraphFont" style:family="text">
      <style:text-properties style:font-name="Monospace" fo:color="#000000" fo:font-size="10pt" style:font-size-asian="10pt"/>
    </style:style>
    <style:style style:name="T298" style:parent-style-name="DefaultParagraphFont" style:family="text">
      <style:text-properties style:font-name="Monospace" fo:color="#000000" fo:font-size="10pt" style:font-size-asian="10pt"/>
    </style:style>
    <style:style style:name="T299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300" style:parent-style-name="DefaultParagraphFont" style:family="text">
      <style:text-properties style:font-name="Monospace" fo:color="#000000" fo:font-size="10pt" style:font-size-asian="10pt"/>
    </style:style>
    <style:style style:name="T301" style:parent-style-name="DefaultParagraphFont" style:family="text">
      <style:text-properties style:font-name="Monospace" fo:color="#2A00FF" fo:font-size="10pt" style:font-size-asian="10pt"/>
    </style:style>
    <style:style style:name="T302" style:parent-style-name="DefaultParagraphFont" style:family="text">
      <style:text-properties style:font-name="Monospace" fo:color="#000000" fo:font-size="10pt" style:font-size-asian="10pt"/>
    </style:style>
    <style:style style:name="T303" style:parent-style-name="DefaultParagraphFont" style:family="text">
      <style:text-properties style:font-name="Monospace" fo:color="#000000" fo:font-size="10pt" style:font-size-asian="10pt"/>
    </style:style>
    <style:style style:name="T304" style:parent-style-name="DefaultParagraphFont" style:family="text">
      <style:text-properties style:font-name="Monospace" fo:color="#000000" fo:font-size="10pt" style:font-size-asian="10pt"/>
    </style:style>
    <style:style style:name="T305" style:parent-style-name="DefaultParagraphFont" style:family="text">
      <style:text-properties style:font-name="Monospace" fo:color="#6A3E3E" fo:font-size="10pt" style:font-size-asian="10pt"/>
    </style:style>
    <style:style style:name="T306" style:parent-style-name="DefaultParagraphFont" style:family="text">
      <style:text-properties style:font-name="Monospace" fo:color="#000000" fo:font-size="10pt" style:font-size-asian="10pt"/>
    </style:style>
    <style:style style:name="T307" style:parent-style-name="DefaultParagraphFont" style:family="text">
      <style:text-properties style:font-name="Monospace" fo:color="#6A3E3E" fo:font-size="10pt" style:font-size-asian="10pt"/>
    </style:style>
    <style:style style:name="T308" style:parent-style-name="DefaultParagraphFont" style:family="text">
      <style:text-properties style:font-name="Monospace" fo:color="#000000" fo:font-size="10pt" style:font-size-asian="10pt"/>
    </style:style>
    <style:style style:name="T309" style:parent-style-name="DefaultParagraphFont" style:family="text">
      <style:text-properties style:font-name="Monospace" fo:color="#000000" fo:font-size="10pt" style:font-size-asian="10pt"/>
    </style:style>
    <style:style style:name="T310" style:parent-style-name="DefaultParagraphFont" style:family="text">
      <style:text-properties style:font-name="Monospace" fo:color="#000000" fo:font-size="10pt" style:font-size-asian="10pt"/>
    </style:style>
    <style:style style:name="T311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312" style:parent-style-name="DefaultParagraphFont" style:family="text">
      <style:text-properties style:font-name="Monospace" fo:color="#000000" fo:font-size="10pt" style:font-size-asian="10pt"/>
    </style:style>
    <style:style style:name="T313" style:parent-style-name="DefaultParagraphFont" style:family="text">
      <style:text-properties style:font-name="Monospace" fo:color="#2A00FF" fo:font-size="10pt" style:font-size-asian="10pt"/>
    </style:style>
    <style:style style:name="T314" style:parent-style-name="DefaultParagraphFont" style:family="text">
      <style:text-properties style:font-name="Monospace" fo:color="#000000" fo:font-size="10pt" style:font-size-asian="10pt"/>
    </style:style>
    <style:style style:name="T315" style:parent-style-name="DefaultParagraphFont" style:family="text">
      <style:text-properties style:font-name="Monospace" fo:color="#000000" fo:font-size="10pt" style:font-size-asian="10pt"/>
    </style:style>
    <style:style style:name="T316" style:parent-style-name="DefaultParagraphFont" style:family="text">
      <style:text-properties style:font-name="Monospace" fo:color="#000000" fo:font-size="10pt" style:font-size-asian="10pt"/>
    </style:style>
    <style:style style:name="T317" style:parent-style-name="DefaultParagraphFont" style:family="text">
      <style:text-properties style:font-name="Monospace" fo:color="#6A3E3E" fo:font-size="10pt" style:font-size-asian="10pt"/>
    </style:style>
    <style:style style:name="T318" style:parent-style-name="DefaultParagraphFont" style:family="text">
      <style:text-properties style:font-name="Monospace" fo:color="#000000" fo:font-size="10pt" style:font-size-asian="10pt"/>
    </style:style>
    <style:style style:name="T319" style:parent-style-name="DefaultParagraphFont" style:family="text">
      <style:text-properties style:font-name="Monospace" fo:color="#6A3E3E" fo:font-size="10pt" style:font-size-asian="10pt"/>
    </style:style>
    <style:style style:name="T320" style:parent-style-name="DefaultParagraphFont" style:family="text">
      <style:text-properties style:font-name="Monospace" fo:color="#000000" fo:font-size="10pt" style:font-size-asian="10pt"/>
    </style:style>
    <style:style style:name="T321" style:parent-style-name="DefaultParagraphFont" style:family="text">
      <style:text-properties style:font-name="Monospace" fo:color="#000000" fo:font-size="10pt" style:font-size-asian="10pt"/>
    </style:style>
    <style:style style:name="T322" style:parent-style-name="DefaultParagraphFont" style:family="text">
      <style:text-properties style:font-name="Monospace" fo:color="#000000" fo:font-size="10pt" style:font-size-asian="10pt"/>
    </style:style>
    <style:style style:name="T323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324" style:parent-style-name="DefaultParagraphFont" style:family="text">
      <style:text-properties style:font-name="Monospace" fo:color="#000000" fo:font-size="10pt" style:font-size-asian="10pt"/>
    </style:style>
    <style:style style:name="T325" style:parent-style-name="DefaultParagraphFont" style:family="text">
      <style:text-properties style:font-name="Monospace" fo:color="#2A00FF" fo:font-size="10pt" style:font-size-asian="10pt"/>
    </style:style>
    <style:style style:name="T326" style:parent-style-name="DefaultParagraphFont" style:family="text">
      <style:text-properties style:font-name="Monospace" fo:color="#000000" fo:font-size="10pt" style:font-size-asian="10pt"/>
    </style:style>
    <style:style style:name="T327" style:parent-style-name="DefaultParagraphFont" style:family="text">
      <style:text-properties style:font-name="Monospace" fo:color="#000000" fo:font-size="10pt" style:font-size-asian="10pt"/>
    </style:style>
    <style:style style:name="T328" style:parent-style-name="DefaultParagraphFont" style:family="text">
      <style:text-properties style:font-name="Monospace" fo:color="#000000" fo:font-size="10pt" style:font-size-asian="10pt"/>
    </style:style>
    <style:style style:name="T329" style:parent-style-name="DefaultParagraphFont" style:family="text">
      <style:text-properties style:font-name="Monospace" fo:color="#6A3E3E" fo:font-size="10pt" style:font-size-asian="10pt"/>
    </style:style>
    <style:style style:name="T330" style:parent-style-name="DefaultParagraphFont" style:family="text">
      <style:text-properties style:font-name="Monospace" fo:color="#000000" fo:font-size="10pt" style:font-size-asian="10pt"/>
    </style:style>
    <style:style style:name="T331" style:parent-style-name="DefaultParagraphFont" style:family="text">
      <style:text-properties style:font-name="Monospace" fo:color="#6A3E3E" fo:font-size="10pt" style:font-size-asian="10pt"/>
    </style:style>
    <style:style style:name="T332" style:parent-style-name="DefaultParagraphFont" style:family="text">
      <style:text-properties style:font-name="Monospace" fo:color="#000000" fo:font-size="10pt" style:font-size-asian="10pt"/>
    </style:style>
    <style:style style:name="T333" style:parent-style-name="DefaultParagraphFont" style:family="text">
      <style:text-properties style:font-name="Monospace" fo:color="#000000" fo:font-size="10pt" style:font-size-asian="10pt"/>
    </style:style>
    <style:style style:name="T334" style:parent-style-name="DefaultParagraphFont" style:family="text">
      <style:text-properties style:font-name="Monospace" fo:color="#000000" fo:font-size="10pt" style:font-size-asian="10pt"/>
    </style:style>
    <style:style style:name="T335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336" style:parent-style-name="DefaultParagraphFont" style:family="text">
      <style:text-properties style:font-name="Monospace" fo:color="#000000" fo:font-size="10pt" style:font-size-asian="10pt"/>
    </style:style>
    <style:style style:name="T337" style:parent-style-name="DefaultParagraphFont" style:family="text">
      <style:text-properties style:font-name="Monospace" fo:color="#2A00FF" fo:font-size="10pt" style:font-size-asian="10pt"/>
    </style:style>
    <style:style style:name="T338" style:parent-style-name="DefaultParagraphFont" style:family="text">
      <style:text-properties style:font-name="Monospace" fo:color="#000000" fo:font-size="10pt" style:font-size-asian="10pt"/>
    </style:style>
    <style:style style:name="T339" style:parent-style-name="DefaultParagraphFont" style:family="text">
      <style:text-properties style:font-name="Monospace" fo:color="#000000" fo:font-size="10pt" style:font-size-asian="10pt"/>
    </style:style>
    <style:style style:name="T340" style:parent-style-name="DefaultParagraphFont" style:family="text">
      <style:text-properties style:font-name="Monospace" fo:color="#000000" fo:font-size="10pt" style:font-size-asian="10pt"/>
    </style:style>
    <style:style style:name="T341" style:parent-style-name="DefaultParagraphFont" style:family="text">
      <style:text-properties style:font-name="Monospace" fo:color="#6A3E3E" fo:font-size="10pt" style:font-size-asian="10pt"/>
    </style:style>
    <style:style style:name="T342" style:parent-style-name="DefaultParagraphFont" style:family="text">
      <style:text-properties style:font-name="Monospace" fo:color="#000000" fo:font-size="10pt" style:font-size-asian="10pt"/>
    </style:style>
    <style:style style:name="T343" style:parent-style-name="DefaultParagraphFont" style:family="text">
      <style:text-properties style:font-name="Monospace" fo:color="#6A3E3E" fo:font-size="10pt" style:font-size-asian="10pt"/>
    </style:style>
    <style:style style:name="T344" style:parent-style-name="DefaultParagraphFont" style:family="text">
      <style:text-properties style:font-name="Monospace" fo:color="#000000" fo:font-size="10pt" style:font-size-asian="10pt"/>
    </style:style>
    <style:style style:name="T345" style:parent-style-name="DefaultParagraphFont" style:family="text">
      <style:text-properties style:font-name="Monospace" fo:color="#000000" fo:font-size="10pt" style:font-size-asian="10pt"/>
    </style:style>
    <style:style style:name="T346" style:parent-style-name="DefaultParagraphFont" style:family="text">
      <style:text-properties style:font-name="Monospace" fo:color="#000000" fo:font-size="10pt" style:font-size-asian="10pt"/>
    </style:style>
    <style:style style:name="T34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348" style:parent-style-name="DefaultParagraphFont" style:family="text">
      <style:text-properties style:font-name="Monospace" fo:color="#000000" fo:font-size="10pt" style:font-size-asian="10pt"/>
    </style:style>
    <style:style style:name="T349" style:parent-style-name="DefaultParagraphFont" style:family="text">
      <style:text-properties style:font-name="Monospace" fo:color="#2A00FF" fo:font-size="10pt" style:font-size-asian="10pt"/>
    </style:style>
    <style:style style:name="T350" style:parent-style-name="DefaultParagraphFont" style:family="text">
      <style:text-properties style:font-name="Monospace" fo:color="#000000" fo:font-size="10pt" style:font-size-asian="10pt"/>
    </style:style>
    <style:style style:name="T351" style:parent-style-name="DefaultParagraphFont" style:family="text">
      <style:text-properties style:font-name="Monospace" fo:color="#000000" fo:font-size="10pt" style:font-size-asian="10pt"/>
    </style:style>
    <style:style style:name="T352" style:parent-style-name="DefaultParagraphFont" style:family="text">
      <style:text-properties style:font-name="Monospace" fo:color="#000000" fo:font-size="10pt" style:font-size-asian="10pt"/>
    </style:style>
    <style:style style:name="T353" style:parent-style-name="DefaultParagraphFont" style:family="text">
      <style:text-properties style:font-name="Monospace" fo:color="#6A3E3E" fo:font-size="10pt" style:font-size-asian="10pt"/>
    </style:style>
    <style:style style:name="T354" style:parent-style-name="DefaultParagraphFont" style:family="text">
      <style:text-properties style:font-name="Monospace" fo:color="#000000" fo:font-size="10pt" style:font-size-asian="10pt"/>
    </style:style>
    <style:style style:name="T355" style:parent-style-name="DefaultParagraphFont" style:family="text">
      <style:text-properties style:font-name="Monospace" fo:color="#6A3E3E" fo:font-size="10pt" style:font-size-asian="10pt"/>
    </style:style>
    <style:style style:name="T356" style:parent-style-name="DefaultParagraphFont" style:family="text">
      <style:text-properties style:font-name="Monospace" fo:color="#000000" fo:font-size="10pt" style:font-size-asian="10pt"/>
    </style:style>
    <style:style style:name="P357" style:parent-style-name="Standard" style:family="paragraph">
      <style:text-properties style:font-name="Monospace" fo:color="#000000" fo:font-size="10pt" style:font-size-asian="10pt"/>
    </style:style>
    <style:style style:name="T358" style:parent-style-name="DefaultParagraphFont" style:family="text">
      <style:text-properties style:font-name="Monospace" fo:color="#000000" fo:font-size="10pt" style:font-size-asian="10pt"/>
    </style:style>
    <style:style style:name="T359" style:parent-style-name="DefaultParagraphFont" style:family="text">
      <style:text-properties style:font-name="Monospace" fo:color="#000000" fo:font-size="10pt" style:font-size-asian="10pt"/>
    </style:style>
    <style:style style:name="T360" style:parent-style-name="DefaultParagraphFont" style:family="text">
      <style:text-properties style:font-name="Monospace" fo:color="#6A3E3E" fo:font-size="10pt" style:font-size-asian="10pt"/>
    </style:style>
    <style:style style:name="T361" style:parent-style-name="DefaultParagraphFont" style:family="text">
      <style:text-properties style:font-name="Monospace" fo:color="#000000" fo:font-size="10pt" style:font-size-asian="10pt"/>
    </style:style>
    <style:style style:name="T362" style:parent-style-name="DefaultParagraphFont" style:family="text">
      <style:text-properties style:font-name="Monospace" fo:color="#6A3E3E" fo:font-size="10pt" style:font-size-asian="10pt"/>
    </style:style>
    <style:style style:name="T363" style:parent-style-name="DefaultParagraphFont" style:family="text">
      <style:text-properties style:font-name="Monospace" fo:color="#000000" fo:font-size="10pt" style:font-size-asian="10pt"/>
    </style:style>
    <style:style style:name="T364" style:parent-style-name="DefaultParagraphFont" style:family="text">
      <style:text-properties style:font-name="Monospace" fo:color="#6A3E3E" fo:font-size="10pt" style:font-size-asian="10pt"/>
    </style:style>
    <style:style style:name="T365" style:parent-style-name="DefaultParagraphFont" style:family="text">
      <style:text-properties style:font-name="Monospace" fo:color="#000000" fo:font-size="10pt" style:font-size-asian="10pt"/>
    </style:style>
    <style:style style:name="T366" style:parent-style-name="DefaultParagraphFont" style:family="text">
      <style:text-properties style:font-name="Monospace" fo:color="#6A3E3E" fo:font-size="10pt" style:font-size-asian="10pt"/>
    </style:style>
    <style:style style:name="T367" style:parent-style-name="DefaultParagraphFont" style:family="text">
      <style:text-properties style:font-name="Monospace" fo:color="#000000" fo:font-size="10pt" style:font-size-asian="10pt"/>
    </style:style>
    <style:style style:name="T368" style:parent-style-name="DefaultParagraphFont" style:family="text">
      <style:text-properties style:font-name="Monospace" fo:color="#6A3E3E" fo:font-size="10pt" style:font-size-asian="10pt"/>
    </style:style>
    <style:style style:name="T369" style:parent-style-name="DefaultParagraphFont" style:family="text">
      <style:text-properties style:font-name="Monospace" fo:color="#000000" fo:font-size="10pt" style:font-size-asian="10pt"/>
    </style:style>
    <style:style style:name="T370" style:parent-style-name="DefaultParagraphFont" style:family="text">
      <style:text-properties style:font-name="Monospace" fo:color="#6A3E3E" fo:font-size="10pt" style:font-size-asian="10pt"/>
    </style:style>
    <style:style style:name="T371" style:parent-style-name="DefaultParagraphFont" style:family="text">
      <style:text-properties style:font-name="Monospace" fo:color="#000000" fo:font-size="10pt" style:font-size-asian="10pt"/>
    </style:style>
    <style:style style:name="P372" style:parent-style-name="Standard" style:family="paragraph">
      <style:text-properties style:font-name="Monospace" fo:color="#000000" fo:font-size="10pt" style:font-size-asian="10pt"/>
    </style:style>
    <style:style style:name="T373" style:parent-style-name="DefaultParagraphFont" style:family="text">
      <style:text-properties style:font-name="Monospace" fo:color="#000000" fo:font-size="10pt" style:font-size-asian="10pt"/>
    </style:style>
    <style:style style:name="T374" style:parent-style-name="DefaultParagraphFont" style:family="text">
      <style:text-properties style:font-name="Monospace" fo:color="#000000" fo:font-size="10pt" style:font-size-asian="10pt"/>
    </style:style>
    <style:style style:name="T375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376" style:parent-style-name="DefaultParagraphFont" style:family="text">
      <style:text-properties style:font-name="Monospace" fo:color="#000000" fo:font-size="10pt" style:font-size-asian="10pt"/>
    </style:style>
    <style:style style:name="T377" style:parent-style-name="DefaultParagraphFont" style:family="text">
      <style:text-properties style:font-name="Monospace" fo:color="#2A00FF" fo:font-size="10pt" style:font-size-asian="10pt"/>
    </style:style>
    <style:style style:name="T378" style:parent-style-name="DefaultParagraphFont" style:family="text">
      <style:text-properties style:font-name="Monospace" fo:color="#000000" fo:font-size="10pt" style:font-size-asian="10pt"/>
    </style:style>
    <style:style style:name="T379" style:parent-style-name="DefaultParagraphFont" style:family="text">
      <style:text-properties style:font-name="Monospace" fo:color="#000000" fo:font-size="10pt" style:font-size-asian="10pt"/>
    </style:style>
    <style:style style:name="T380" style:parent-style-name="DefaultParagraphFont" style:family="text">
      <style:text-properties style:font-name="Monospace" fo:color="#000000" fo:font-size="10pt" style:font-size-asian="10pt"/>
    </style:style>
    <style:style style:name="T38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82" style:parent-style-name="DefaultParagraphFont" style:family="text">
      <style:text-properties style:font-name="Monospace" fo:color="#000000" fo:font-size="10pt" style:font-size-asian="10pt"/>
    </style:style>
    <style:style style:name="T383" style:parent-style-name="DefaultParagraphFont" style:family="text">
      <style:text-properties style:font-name="Monospace" fo:color="#6A3E3E" fo:font-size="10pt" style:font-size-asian="10pt"/>
    </style:style>
    <style:style style:name="T384" style:parent-style-name="DefaultParagraphFont" style:family="text">
      <style:text-properties style:font-name="Monospace" fo:color="#000000" fo:font-size="10pt" style:font-size-asian="10pt"/>
    </style:style>
    <style:style style:name="T385" style:parent-style-name="DefaultParagraphFont" style:family="text">
      <style:text-properties style:font-name="Monospace" fo:color="#6A3E3E" fo:font-size="10pt" style:font-size-asian="10pt"/>
    </style:style>
    <style:style style:name="T386" style:parent-style-name="DefaultParagraphFont" style:family="text">
      <style:text-properties style:font-name="Monospace" fo:color="#000000" fo:font-size="10pt" style:font-size-asian="10pt"/>
    </style:style>
    <style:style style:name="T387" style:parent-style-name="DefaultParagraphFont" style:family="text">
      <style:text-properties style:font-name="Monospace" fo:color="#000000" fo:font-size="10pt" style:font-size-asian="10pt"/>
    </style:style>
    <style:style style:name="T388" style:parent-style-name="DefaultParagraphFont" style:family="text">
      <style:text-properties style:font-name="Monospace" fo:color="#000000" fo:font-size="10pt" style:font-size-asian="10pt"/>
    </style:style>
    <style:style style:name="T389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390" style:parent-style-name="DefaultParagraphFont" style:family="text">
      <style:text-properties style:font-name="Monospace" fo:color="#000000" fo:font-size="10pt" style:font-size-asian="10pt"/>
    </style:style>
    <style:style style:name="T391" style:parent-style-name="DefaultParagraphFont" style:family="text">
      <style:text-properties style:font-name="Monospace" fo:color="#2A00FF" fo:font-size="10pt" style:font-size-asian="10pt"/>
    </style:style>
    <style:style style:name="T392" style:parent-style-name="DefaultParagraphFont" style:family="text">
      <style:text-properties style:font-name="Monospace" fo:color="#000000" fo:font-size="10pt" style:font-size-asian="10pt"/>
    </style:style>
    <style:style style:name="T393" style:parent-style-name="DefaultParagraphFont" style:family="text">
      <style:text-properties style:font-name="Monospace" fo:color="#000000" fo:font-size="10pt" style:font-size-asian="10pt"/>
    </style:style>
    <style:style style:name="T394" style:parent-style-name="DefaultParagraphFont" style:family="text">
      <style:text-properties style:font-name="Monospace" fo:color="#000000" fo:font-size="10pt" style:font-size-asian="10pt"/>
    </style:style>
    <style:style style:name="T39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96" style:parent-style-name="DefaultParagraphFont" style:family="text">
      <style:text-properties style:font-name="Monospace" fo:color="#000000" fo:font-size="10pt" style:font-size-asian="10pt"/>
    </style:style>
    <style:style style:name="T397" style:parent-style-name="DefaultParagraphFont" style:family="text">
      <style:text-properties style:font-name="Monospace" fo:color="#6A3E3E" fo:font-size="10pt" style:font-size-asian="10pt"/>
    </style:style>
    <style:style style:name="T398" style:parent-style-name="DefaultParagraphFont" style:family="text">
      <style:text-properties style:font-name="Monospace" fo:color="#000000" fo:font-size="10pt" style:font-size-asian="10pt"/>
    </style:style>
    <style:style style:name="T399" style:parent-style-name="DefaultParagraphFont" style:family="text">
      <style:text-properties style:font-name="Monospace" fo:color="#6A3E3E" fo:font-size="10pt" style:font-size-asian="10pt"/>
    </style:style>
    <style:style style:name="T400" style:parent-style-name="DefaultParagraphFont" style:family="text">
      <style:text-properties style:font-name="Monospace" fo:color="#000000" fo:font-size="10pt" style:font-size-asian="10pt"/>
    </style:style>
    <style:style style:name="T401" style:parent-style-name="DefaultParagraphFont" style:family="text">
      <style:text-properties style:font-name="Monospace" fo:color="#000000" fo:font-size="10pt" style:font-size-asian="10pt"/>
    </style:style>
    <style:style style:name="T402" style:parent-style-name="DefaultParagraphFont" style:family="text">
      <style:text-properties style:font-name="Monospace" fo:color="#000000" fo:font-size="10pt" style:font-size-asian="10pt"/>
    </style:style>
    <style:style style:name="T403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404" style:parent-style-name="DefaultParagraphFont" style:family="text">
      <style:text-properties style:font-name="Monospace" fo:color="#000000" fo:font-size="10pt" style:font-size-asian="10pt"/>
    </style:style>
    <style:style style:name="T405" style:parent-style-name="DefaultParagraphFont" style:family="text">
      <style:text-properties style:font-name="Monospace" fo:color="#2A00FF" fo:font-size="10pt" style:font-size-asian="10pt"/>
    </style:style>
    <style:style style:name="T406" style:parent-style-name="DefaultParagraphFont" style:family="text">
      <style:text-properties style:font-name="Monospace" fo:color="#000000" fo:font-size="10pt" style:font-size-asian="10pt"/>
    </style:style>
    <style:style style:name="T407" style:parent-style-name="DefaultParagraphFont" style:family="text">
      <style:text-properties style:font-name="Monospace" fo:color="#000000" fo:font-size="10pt" style:font-size-asian="10pt"/>
    </style:style>
    <style:style style:name="T408" style:parent-style-name="DefaultParagraphFont" style:family="text">
      <style:text-properties style:font-name="Monospace" fo:color="#000000" fo:font-size="10pt" style:font-size-asian="10pt"/>
    </style:style>
    <style:style style:name="T40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10" style:parent-style-name="DefaultParagraphFont" style:family="text">
      <style:text-properties style:font-name="Monospace" fo:color="#000000" fo:font-size="10pt" style:font-size-asian="10pt"/>
    </style:style>
    <style:style style:name="T411" style:parent-style-name="DefaultParagraphFont" style:family="text">
      <style:text-properties style:font-name="Monospace" fo:color="#6A3E3E" fo:font-size="10pt" style:font-size-asian="10pt"/>
    </style:style>
    <style:style style:name="T412" style:parent-style-name="DefaultParagraphFont" style:family="text">
      <style:text-properties style:font-name="Monospace" fo:color="#000000" fo:font-size="10pt" style:font-size-asian="10pt"/>
    </style:style>
    <style:style style:name="T413" style:parent-style-name="DefaultParagraphFont" style:family="text">
      <style:text-properties style:font-name="Monospace" fo:color="#6A3E3E" fo:font-size="10pt" style:font-size-asian="10pt"/>
    </style:style>
    <style:style style:name="T414" style:parent-style-name="DefaultParagraphFont" style:family="text">
      <style:text-properties style:font-name="Monospace" fo:color="#000000" fo:font-size="10pt" style:font-size-asian="10pt"/>
    </style:style>
    <style:style style:name="T415" style:parent-style-name="DefaultParagraphFont" style:family="text">
      <style:text-properties style:font-name="Monospace" fo:color="#000000" fo:font-size="10pt" style:font-size-asian="10pt"/>
    </style:style>
    <style:style style:name="T416" style:parent-style-name="DefaultParagraphFont" style:family="text">
      <style:text-properties style:font-name="Monospace" fo:color="#000000" fo:font-size="10pt" style:font-size-asian="10pt"/>
    </style:style>
    <style:style style:name="T41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418" style:parent-style-name="DefaultParagraphFont" style:family="text">
      <style:text-properties style:font-name="Monospace" fo:color="#000000" fo:font-size="10pt" style:font-size-asian="10pt"/>
    </style:style>
    <style:style style:name="T419" style:parent-style-name="DefaultParagraphFont" style:family="text">
      <style:text-properties style:font-name="Monospace" fo:color="#2A00FF" fo:font-size="10pt" style:font-size-asian="10pt"/>
    </style:style>
    <style:style style:name="T420" style:parent-style-name="DefaultParagraphFont" style:family="text">
      <style:text-properties style:font-name="Monospace" fo:color="#000000" fo:font-size="10pt" style:font-size-asian="10pt"/>
    </style:style>
    <style:style style:name="T421" style:parent-style-name="DefaultParagraphFont" style:family="text">
      <style:text-properties style:font-name="Monospace" fo:color="#000000" fo:font-size="10pt" style:font-size-asian="10pt"/>
    </style:style>
    <style:style style:name="T422" style:parent-style-name="DefaultParagraphFont" style:family="text">
      <style:text-properties style:font-name="Monospace" fo:color="#000000" fo:font-size="10pt" style:font-size-asian="10pt"/>
    </style:style>
    <style:style style:name="T42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24" style:parent-style-name="DefaultParagraphFont" style:family="text">
      <style:text-properties style:font-name="Monospace" fo:color="#000000" fo:font-size="10pt" style:font-size-asian="10pt"/>
    </style:style>
    <style:style style:name="T425" style:parent-style-name="DefaultParagraphFont" style:family="text">
      <style:text-properties style:font-name="Monospace" fo:color="#6A3E3E" fo:font-size="10pt" style:font-size-asian="10pt"/>
    </style:style>
    <style:style style:name="T426" style:parent-style-name="DefaultParagraphFont" style:family="text">
      <style:text-properties style:font-name="Monospace" fo:color="#000000" fo:font-size="10pt" style:font-size-asian="10pt"/>
    </style:style>
    <style:style style:name="T427" style:parent-style-name="DefaultParagraphFont" style:family="text">
      <style:text-properties style:font-name="Monospace" fo:color="#6A3E3E" fo:font-size="10pt" style:font-size-asian="10pt"/>
    </style:style>
    <style:style style:name="T428" style:parent-style-name="DefaultParagraphFont" style:family="text">
      <style:text-properties style:font-name="Monospace" fo:color="#000000" fo:font-size="10pt" style:font-size-asian="10pt"/>
    </style:style>
    <style:style style:name="P429" style:parent-style-name="Standard" style:family="paragraph">
      <style:text-properties style:font-name="Monospace" fo:color="#000000" fo:font-size="10pt" style:font-size-asian="10pt"/>
    </style:style>
    <style:style style:name="T430" style:parent-style-name="DefaultParagraphFont" style:family="text">
      <style:text-properties style:font-name="Monospace" fo:color="#000000" fo:font-size="10pt" style:font-size-asian="10pt"/>
    </style:style>
    <style:style style:name="T431" style:parent-style-name="DefaultParagraphFont" style:family="text">
      <style:text-properties style:font-name="Monospace" fo:color="#000000" fo:font-size="10pt" style:font-size-asian="10pt"/>
    </style:style>
    <style:style style:name="T4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33" style:parent-style-name="DefaultParagraphFont" style:family="text">
      <style:text-properties style:font-name="Monospace" fo:color="#000000" fo:font-size="10pt" style:font-size-asian="10pt"/>
    </style:style>
    <style:style style:name="T434" style:parent-style-name="DefaultParagraphFont" style:family="text">
      <style:text-properties style:font-name="Monospace" fo:color="#6A3E3E" fo:font-size="10pt" style:font-size-asian="10pt"/>
    </style:style>
    <style:style style:name="T435" style:parent-style-name="DefaultParagraphFont" style:family="text">
      <style:text-properties style:font-name="Monospace" fo:color="#000000" fo:font-size="10pt" style:font-size-asian="10pt"/>
    </style:style>
    <style:style style:name="T436" style:parent-style-name="DefaultParagraphFont" style:family="text">
      <style:text-properties style:font-name="Monospace" fo:color="#6A3E3E" fo:font-size="10pt" style:font-size-asian="10pt"/>
    </style:style>
    <style:style style:name="T437" style:parent-style-name="DefaultParagraphFont" style:family="text">
      <style:text-properties style:font-name="Monospace" fo:color="#000000" fo:font-size="10pt" style:font-size-asian="10pt"/>
    </style:style>
    <style:style style:name="T438" style:parent-style-name="DefaultParagraphFont" style:family="text">
      <style:text-properties style:font-name="Monospace" fo:color="#6A3E3E" fo:font-size="10pt" style:font-size-asian="10pt"/>
    </style:style>
    <style:style style:name="T439" style:parent-style-name="DefaultParagraphFont" style:family="text">
      <style:text-properties style:font-name="Monospace" fo:color="#000000" fo:font-size="10pt" style:font-size-asian="10pt"/>
    </style:style>
    <style:style style:name="T440" style:parent-style-name="DefaultParagraphFont" style:family="text">
      <style:text-properties style:font-name="Monospace" fo:color="#6A3E3E" fo:font-size="10pt" style:font-size-asian="10pt"/>
    </style:style>
    <style:style style:name="T441" style:parent-style-name="DefaultParagraphFont" style:family="text">
      <style:text-properties style:font-name="Monospace" fo:color="#000000" fo:font-size="10pt" style:font-size-asian="10pt"/>
    </style:style>
    <style:style style:name="T442" style:parent-style-name="DefaultParagraphFont" style:family="text">
      <style:text-properties style:font-name="Monospace" fo:color="#6A3E3E" fo:font-size="10pt" style:font-size-asian="10pt"/>
    </style:style>
    <style:style style:name="T443" style:parent-style-name="DefaultParagraphFont" style:family="text">
      <style:text-properties style:font-name="Monospace" fo:color="#000000" fo:font-size="10pt" style:font-size-asian="10pt"/>
    </style:style>
    <style:style style:name="T444" style:parent-style-name="DefaultParagraphFont" style:family="text">
      <style:text-properties style:font-name="Monospace" fo:color="#6A3E3E" fo:font-size="10pt" style:font-size-asian="10pt"/>
    </style:style>
    <style:style style:name="T445" style:parent-style-name="DefaultParagraphFont" style:family="text">
      <style:text-properties style:font-name="Monospace" fo:color="#000000" fo:font-size="10pt" style:font-size-asian="10pt"/>
    </style:style>
    <style:style style:name="T446" style:parent-style-name="DefaultParagraphFont" style:family="text">
      <style:text-properties style:font-name="Monospace" fo:color="#000000" fo:font-size="10pt" style:font-size-asian="10pt"/>
    </style:style>
    <style:style style:name="T447" style:parent-style-name="DefaultParagraphFont" style:family="text">
      <style:text-properties style:font-name="Monospace" fo:color="#000000" fo:font-size="10pt" style:font-size-asian="10pt"/>
    </style:style>
    <style:style style:name="T448" style:parent-style-name="DefaultParagraphFont" style:family="text">
      <style:text-properties style:font-name="Monospace" fo:color="#6A3E3E" fo:font-size="10pt" style:font-size-asian="10pt"/>
    </style:style>
    <style:style style:name="T449" style:parent-style-name="DefaultParagraphFont" style:family="text">
      <style:text-properties style:font-name="Monospace" fo:color="#000000" fo:font-size="10pt" style:font-size-asian="10pt"/>
    </style:style>
    <style:style style:name="T450" style:parent-style-name="DefaultParagraphFont" style:family="text">
      <style:text-properties style:font-name="Monospace" fo:color="#6A3E3E" fo:font-size="10pt" style:font-size-asian="10pt"/>
    </style:style>
    <style:style style:name="T451" style:parent-style-name="DefaultParagraphFont" style:family="text">
      <style:text-properties style:font-name="Monospace" fo:color="#000000" fo:font-size="10pt" style:font-size-asian="10pt"/>
    </style:style>
    <style:style style:name="P452" style:parent-style-name="Standard" style:family="paragraph">
      <style:text-properties style:font-name="Monospace" fo:font-size="10pt" style:font-size-asian="10pt"/>
    </style:style>
    <style:style style:name="P453" style:parent-style-name="Standard" style:family="paragraph">
      <style:text-properties style:font-name="Monospace" fo:color="#000000" fo:font-size="10pt" style:font-size-asian="10pt"/>
    </style:style>
    <style:style style:name="T454" style:parent-style-name="DefaultParagraphFont" style:family="text">
      <style:text-properties style:font-name="Monospace" fo:color="#000000" fo:font-size="10pt" style:font-size-asian="10pt"/>
    </style:style>
    <style:style style:name="T4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56" style:parent-style-name="DefaultParagraphFont" style:family="text">
      <style:text-properties style:font-name="Monospace" fo:color="#000000" fo:font-size="10pt" style:font-size-asian="10pt"/>
    </style:style>
    <style:style style:name="T45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58" style:parent-style-name="DefaultParagraphFont" style:family="text">
      <style:text-properties style:font-name="Monospace" fo:color="#000000" fo:font-size="10pt" style:font-size-asian="10pt"/>
    </style:style>
    <style:style style:name="T459" style:parent-style-name="DefaultParagraphFont" style:family="text">
      <style:text-properties style:font-name="Monospace" fo:color="#000000" fo:font-size="10pt" style:font-size-asian="10pt"/>
    </style:style>
    <style:style style:name="T460" style:parent-style-name="DefaultParagraphFont" style:family="text">
      <style:text-properties style:font-name="Monospace" fo:color="#000000" fo:font-size="10pt" style:font-size-asian="10pt"/>
    </style:style>
    <style:style style:name="T461" style:parent-style-name="DefaultParagraphFont" style:family="text">
      <style:text-properties style:font-name="Monospace" fo:color="#3F7F5F" fo:font-size="10pt" style:font-size-asian="10pt"/>
    </style:style>
    <style:style style:name="T462" style:parent-style-name="DefaultParagraphFont" style:family="text">
      <style:text-properties style:font-name="Monospace" fo:font-weight="bold" style:font-weight-asian="bold" fo:color="#7F9FBF" fo:font-size="10pt" style:font-size-asian="10pt"/>
    </style:style>
    <style:style style:name="T463" style:parent-style-name="DefaultParagraphFont" style:family="text">
      <style:text-properties style:font-name="Monospace" fo:color="#3F7F5F" fo:font-size="10pt" style:font-size-asian="10pt"/>
    </style:style>
    <style:style style:name="P464" style:parent-style-name="Standard" style:family="paragraph">
      <style:text-properties style:font-name="Monospace" fo:color="#000000" fo:font-size="10pt" style:font-size-asian="10pt"/>
    </style:style>
    <style:style style:name="P465" style:parent-style-name="Standard" style:family="paragraph">
      <style:text-properties style:font-name="Monospace" fo:color="#000000" fo:font-size="10pt" style:font-size-asian="10pt"/>
    </style:style>
    <style:style style:name="P466" style:parent-style-name="Standard" style:family="paragraph">
      <style:text-properties style:font-name="Monospace" fo:color="#000000" fo:font-size="10pt" style:font-size-asian="10pt"/>
    </style:style>
    <style:style style:name="P4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3" style:parent-style-name="DefaultParagraphFont" style:family="text">
      <style:text-properties style:font-name="Monospace" fo:color="#000000" fo:font-size="10pt" style:font-size-asian="10pt"/>
    </style:style>
    <style:style style:name="P474" style:parent-style-name="Standard" style:family="paragraph">
      <style:text-properties style:font-name="Monospace" fo:font-size="10pt" style:font-size-asian="10pt"/>
    </style:style>
    <style:style style:name="T47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6" style:parent-style-name="DefaultParagraphFont" style:family="text">
      <style:text-properties style:font-name="Monospace" fo:color="#000000" fo:font-size="10pt" style:font-size-asian="10pt"/>
    </style:style>
    <style:style style:name="T47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8" style:parent-style-name="DefaultParagraphFont" style:family="text">
      <style:text-properties style:font-name="Monospace" fo:color="#000000" fo:font-size="10pt" style:font-size-asian="10pt"/>
    </style:style>
    <style:style style:name="T479" style:parent-style-name="DefaultParagraphFont" style:family="text">
      <style:text-properties style:font-name="Monospace" fo:color="#000000" fo:font-size="10pt" style:font-size-asian="10pt"/>
    </style:style>
    <style:style style:name="T48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81" style:parent-style-name="DefaultParagraphFont" style:family="text">
      <style:text-properties style:font-name="Monospace" fo:color="#000000" fo:font-size="10pt" style:font-size-asian="10pt"/>
    </style:style>
    <style:style style:name="T4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83" style:parent-style-name="DefaultParagraphFont" style:family="text">
      <style:text-properties style:font-name="Monospace" fo:color="#000000" fo:font-size="10pt" style:font-size-asian="10pt"/>
    </style:style>
    <style:style style:name="T4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85" style:parent-style-name="DefaultParagraphFont" style:family="text">
      <style:text-properties style:font-name="Monospace" fo:color="#000000" fo:font-size="10pt" style:font-size-asian="10pt"/>
    </style:style>
    <style:style style:name="T486" style:parent-style-name="DefaultParagraphFont" style:family="text">
      <style:text-properties style:font-name="Monospace" fo:color="#6A3E3E" fo:font-size="10pt" style:font-size-asian="10pt"/>
    </style:style>
    <style:style style:name="T487" style:parent-style-name="DefaultParagraphFont" style:family="text">
      <style:text-properties style:font-name="Monospace" fo:color="#000000" fo:font-size="10pt" style:font-size-asian="10pt"/>
    </style:style>
    <style:style style:name="T488" style:parent-style-name="DefaultParagraphFont" style:family="text">
      <style:text-properties style:font-name="Monospace" fo:color="#000000" fo:font-size="10pt" style:font-size-asian="10pt"/>
    </style:style>
    <style:style style:name="T489" style:parent-style-name="DefaultParagraphFont" style:family="text">
      <style:text-properties style:font-name="Monospace" fo:color="#000000" fo:font-size="10pt" style:font-size-asian="10pt"/>
    </style:style>
    <style:style style:name="T49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91" style:parent-style-name="DefaultParagraphFont" style:family="text">
      <style:text-properties style:font-name="Monospace" fo:color="#000000" fo:font-size="10pt" style:font-size-asian="10pt"/>
    </style:style>
    <style:style style:name="T492" style:parent-style-name="DefaultParagraphFont" style:family="text">
      <style:text-properties style:font-name="Monospace" fo:color="#6A3E3E" fo:font-size="10pt" style:font-size-asian="10pt"/>
    </style:style>
    <style:style style:name="T493" style:parent-style-name="DefaultParagraphFont" style:family="text">
      <style:text-properties style:font-name="Monospace" fo:color="#000000" fo:font-size="10pt" style:font-size-asian="10pt"/>
    </style:style>
    <style:style style:name="T494" style:parent-style-name="DefaultParagraphFont" style:family="text">
      <style:text-properties style:font-name="Monospace" fo:color="#6A3E3E" fo:font-size="10pt" style:font-size-asian="10pt"/>
    </style:style>
    <style:style style:name="T495" style:parent-style-name="DefaultParagraphFont" style:family="text">
      <style:text-properties style:font-name="Monospace" fo:color="#000000" fo:font-size="10pt" style:font-size-asian="10pt"/>
    </style:style>
    <style:style style:name="P496" style:parent-style-name="Standard" style:family="paragraph">
      <style:text-properties style:font-name="Monospace" fo:color="#000000" fo:font-size="10pt" style:font-size-asian="10pt"/>
    </style:style>
    <style:style style:name="P497" style:parent-style-name="Standard" style:family="paragraph">
      <style:text-properties style:font-name="Monospace" fo:font-size="10pt" style:font-size-asian="10pt"/>
    </style:style>
    <style:style style:name="P498" style:parent-style-name="Standard" style:family="paragraph">
      <style:text-properties style:font-name="Monospace" fo:color="#000000" fo:font-size="10pt" style:font-size-asian="10pt"/>
    </style:style>
    <style:style style:name="T49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00" style:parent-style-name="DefaultParagraphFont" style:family="text">
      <style:text-properties style:font-name="Monospace" fo:color="#000000" fo:font-size="10pt" style:font-size-asian="10pt"/>
    </style:style>
    <style:style style:name="P501" style:parent-style-name="Standard" style:family="paragraph">
      <style:text-properties style:font-name="Monospace" fo:font-size="10pt" style:font-size-asian="10pt"/>
    </style:style>
    <style:style style:name="T5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03" style:parent-style-name="DefaultParagraphFont" style:family="text">
      <style:text-properties style:font-name="Monospace" fo:color="#000000" fo:font-size="10pt" style:font-size-asian="10pt"/>
    </style:style>
    <style:style style:name="T5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05" style:parent-style-name="DefaultParagraphFont" style:family="text">
      <style:text-properties style:font-name="Monospace" fo:color="#000000" fo:font-size="10pt" style:font-size-asian="10pt"/>
    </style:style>
    <style:style style:name="T506" style:parent-style-name="DefaultParagraphFont" style:family="text">
      <style:text-properties style:font-name="Monospace" fo:color="#000000" fo:font-size="10pt" style:font-size-asian="10pt"/>
    </style:style>
    <style:style style:name="T50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08" style:parent-style-name="DefaultParagraphFont" style:family="text">
      <style:text-properties style:font-name="Monospace" fo:color="#000000" fo:font-size="10pt" style:font-size-asian="10pt"/>
    </style:style>
    <style:style style:name="T50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10" style:parent-style-name="DefaultParagraphFont" style:family="text">
      <style:text-properties style:font-name="Monospace" fo:color="#000000" fo:font-size="10pt" style:font-size-asian="10pt"/>
    </style:style>
    <style:style style:name="T5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12" style:parent-style-name="DefaultParagraphFont" style:family="text">
      <style:text-properties style:font-name="Monospace" fo:color="#000000" fo:font-size="10pt" style:font-size-asian="10pt"/>
    </style:style>
    <style:style style:name="T513" style:parent-style-name="DefaultParagraphFont" style:family="text">
      <style:text-properties style:font-name="Monospace" fo:color="#6A3E3E" fo:font-size="10pt" style:font-size-asian="10pt"/>
    </style:style>
    <style:style style:name="T514" style:parent-style-name="DefaultParagraphFont" style:family="text">
      <style:text-properties style:font-name="Monospace" fo:color="#000000" fo:font-size="10pt" style:font-size-asian="10pt"/>
    </style:style>
    <style:style style:name="T5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16" style:parent-style-name="DefaultParagraphFont" style:family="text">
      <style:text-properties style:font-name="Monospace" fo:color="#000000" fo:font-size="10pt" style:font-size-asian="10pt"/>
    </style:style>
    <style:style style:name="T517" style:parent-style-name="DefaultParagraphFont" style:family="text">
      <style:text-properties style:font-name="Monospace" fo:color="#6A3E3E" fo:font-size="10pt" style:font-size-asian="10pt"/>
    </style:style>
    <style:style style:name="T518" style:parent-style-name="DefaultParagraphFont" style:family="text">
      <style:text-properties style:font-name="Monospace" fo:color="#000000" fo:font-size="10pt" style:font-size-asian="10pt"/>
    </style:style>
    <style:style style:name="T519" style:parent-style-name="DefaultParagraphFont" style:family="text">
      <style:text-properties style:font-name="Monospace" fo:color="#000000" fo:font-size="10pt" style:font-size-asian="10pt"/>
    </style:style>
    <style:style style:name="T520" style:parent-style-name="DefaultParagraphFont" style:family="text">
      <style:text-properties style:font-name="Monospace" fo:color="#000000" fo:font-size="10pt" style:font-size-asian="10pt"/>
    </style:style>
    <style:style style:name="T52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2" style:parent-style-name="DefaultParagraphFont" style:family="text">
      <style:text-properties style:font-name="Monospace" fo:color="#000000" fo:font-size="10pt" style:font-size-asian="10pt"/>
    </style:style>
    <style:style style:name="T523" style:parent-style-name="DefaultParagraphFont" style:family="text">
      <style:text-properties style:font-name="Monospace" fo:color="#6A3E3E" fo:font-size="10pt" style:font-size-asian="10pt"/>
    </style:style>
    <style:style style:name="T524" style:parent-style-name="DefaultParagraphFont" style:family="text">
      <style:text-properties style:font-name="Monospace" fo:color="#000000" fo:font-size="10pt" style:font-size-asian="10pt"/>
    </style:style>
    <style:style style:name="T525" style:parent-style-name="DefaultParagraphFont" style:family="text">
      <style:text-properties style:font-name="Monospace" fo:color="#6A3E3E" fo:font-size="10pt" style:font-size-asian="10pt"/>
    </style:style>
    <style:style style:name="T526" style:parent-style-name="DefaultParagraphFont" style:family="text">
      <style:text-properties style:font-name="Monospace" fo:color="#000000" fo:font-size="10pt" style:font-size-asian="10pt"/>
    </style:style>
    <style:style style:name="P527" style:parent-style-name="Standard" style:family="paragraph">
      <style:text-properties style:font-name="Monospace" fo:color="#000000" fo:font-size="10pt" style:font-size-asian="10pt"/>
    </style:style>
    <style:style style:name="P528" style:parent-style-name="Standard" style:family="paragraph">
      <style:text-properties style:font-name="Monospace" fo:font-size="10pt" style:font-size-asian="10pt"/>
    </style:style>
    <style:style style:name="P529" style:parent-style-name="Standard" style:family="paragraph">
      <style:text-properties style:font-name="Monospace" fo:color="#000000" fo:font-size="10pt" style:font-size-asian="10pt"/>
    </style:style>
    <style:style style:name="T5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1" style:parent-style-name="DefaultParagraphFont" style:family="text">
      <style:text-properties style:font-name="Monospace" fo:color="#000000" fo:font-size="10pt" style:font-size-asian="10pt"/>
    </style:style>
    <style:style style:name="P532" style:parent-style-name="Standard" style:family="paragraph">
      <style:text-properties style:font-name="Monospace" fo:font-size="10pt" style:font-size-asian="10pt"/>
    </style:style>
    <style:style style:name="T53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4" style:parent-style-name="DefaultParagraphFont" style:family="text">
      <style:text-properties style:font-name="Monospace" fo:color="#000000" fo:font-size="10pt" style:font-size-asian="10pt"/>
    </style:style>
    <style:style style:name="T5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6" style:parent-style-name="DefaultParagraphFont" style:family="text">
      <style:text-properties style:font-name="Monospace" fo:color="#000000" fo:font-size="10pt" style:font-size-asian="10pt"/>
    </style:style>
    <style:style style:name="T537" style:parent-style-name="DefaultParagraphFont" style:family="text">
      <style:text-properties style:font-name="Monospace" fo:color="#000000" fo:font-size="10pt" style:font-size-asian="10pt"/>
    </style:style>
    <style:style style:name="T53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9" style:parent-style-name="DefaultParagraphFont" style:family="text">
      <style:text-properties style:font-name="Monospace" fo:color="#000000" fo:font-size="10pt" style:font-size-asian="10pt"/>
    </style:style>
    <style:style style:name="T5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41" style:parent-style-name="DefaultParagraphFont" style:family="text">
      <style:text-properties style:font-name="Monospace" fo:color="#000000" fo:font-size="10pt" style:font-size-asian="10pt"/>
    </style:style>
    <style:style style:name="T5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43" style:parent-style-name="DefaultParagraphFont" style:family="text">
      <style:text-properties style:font-name="Monospace" fo:color="#000000" fo:font-size="10pt" style:font-size-asian="10pt"/>
    </style:style>
    <style:style style:name="T5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45" style:parent-style-name="DefaultParagraphFont" style:family="text">
      <style:text-properties style:font-name="Monospace" fo:color="#000000" fo:font-size="10pt" style:font-size-asian="10pt"/>
    </style:style>
    <style:style style:name="T546" style:parent-style-name="DefaultParagraphFont" style:family="text">
      <style:text-properties style:font-name="Monospace" fo:color="#6A3E3E" fo:font-size="10pt" style:font-size-asian="10pt"/>
    </style:style>
    <style:style style:name="T547" style:parent-style-name="DefaultParagraphFont" style:family="text">
      <style:text-properties style:font-name="Monospace" fo:color="#000000" fo:font-size="10pt" style:font-size-asian="10pt"/>
    </style:style>
    <style:style style:name="T548" style:parent-style-name="DefaultParagraphFont" style:family="text">
      <style:text-properties style:font-name="Monospace" fo:color="#000000" fo:font-size="10pt" style:font-size-asian="10pt"/>
    </style:style>
    <style:style style:name="T549" style:parent-style-name="DefaultParagraphFont" style:family="text">
      <style:text-properties style:font-name="Monospace" fo:color="#000000" fo:font-size="10pt" style:font-size-asian="10pt"/>
    </style:style>
    <style:style style:name="T5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51" style:parent-style-name="DefaultParagraphFont" style:family="text">
      <style:text-properties style:font-name="Monospace" fo:color="#000000" fo:font-size="10pt" style:font-size-asian="10pt"/>
    </style:style>
    <style:style style:name="T552" style:parent-style-name="DefaultParagraphFont" style:family="text">
      <style:text-properties style:font-name="Monospace" fo:color="#6A3E3E" fo:font-size="10pt" style:font-size-asian="10pt"/>
    </style:style>
    <style:style style:name="T553" style:parent-style-name="DefaultParagraphFont" style:family="text">
      <style:text-properties style:font-name="Monospace" fo:color="#000000" fo:font-size="10pt" style:font-size-asian="10pt"/>
    </style:style>
    <style:style style:name="T554" style:parent-style-name="DefaultParagraphFont" style:family="text">
      <style:text-properties style:font-name="Monospace" fo:color="#6A3E3E" fo:font-size="10pt" style:font-size-asian="10pt"/>
    </style:style>
    <style:style style:name="T555" style:parent-style-name="DefaultParagraphFont" style:family="text">
      <style:text-properties style:font-name="Monospace" fo:color="#000000" fo:font-size="10pt" style:font-size-asian="10pt"/>
    </style:style>
    <style:style style:name="P556" style:parent-style-name="Standard" style:family="paragraph">
      <style:text-properties style:font-name="Monospace" fo:color="#000000" fo:font-size="10pt" style:font-size-asian="10pt"/>
    </style:style>
    <style:style style:name="P557" style:parent-style-name="Standard" style:family="paragraph">
      <style:text-properties style:font-name="Monospace" fo:color="#000000" fo:font-size="10pt" style:font-size-asian="10pt"/>
    </style:style>
    <style:style style:name="P558" style:parent-style-name="Standard" style:family="paragraph">
      <style:text-properties style:font-name="Monospace" fo:color="#000000" fo:font-size="10pt" style:font-size-asian="10pt"/>
    </style:style>
    <style:style style:name="P559" style:parent-style-name="Standard" style:family="paragraph">
      <style:text-properties style:font-name="Monospace" fo:font-size="10pt" style:font-size-asian="10pt"/>
    </style:style>
    <style:style style:name="P56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2" style:parent-style-name="DefaultParagraphFont" style:family="text">
      <style:text-properties style:font-name="Monospace" fo:color="#000000" fo:font-size="10pt" style:font-size-asian="10pt"/>
    </style:style>
    <style:style style:name="T5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4" style:parent-style-name="DefaultParagraphFont" style:family="text">
      <style:text-properties style:font-name="Monospace" fo:color="#000000" fo:font-size="10pt" style:font-size-asian="10pt"/>
    </style:style>
    <style:style style:name="T56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6" style:parent-style-name="DefaultParagraphFont" style:family="text">
      <style:text-properties style:font-name="Monospace" fo:color="#000000" fo:font-size="10pt" style:font-size-asian="10pt"/>
    </style:style>
    <style:style style:name="T567" style:parent-style-name="DefaultParagraphFont" style:family="text">
      <style:text-properties style:font-name="Monospace" fo:color="#000000" fo:font-size="10pt" style:font-size-asian="10pt"/>
    </style:style>
    <style:style style:name="T56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9" style:parent-style-name="DefaultParagraphFont" style:family="text">
      <style:text-properties style:font-name="Monospace" fo:color="#000000" fo:font-size="10pt" style:font-size-asian="10pt"/>
    </style:style>
    <style:style style:name="T570" style:parent-style-name="DefaultParagraphFont" style:family="text">
      <style:text-properties style:font-name="Monospace" fo:color="#0000C0" fo:font-size="10pt" style:font-size-asian="10pt"/>
    </style:style>
    <style:style style:name="T571" style:parent-style-name="DefaultParagraphFont" style:family="text">
      <style:text-properties style:font-name="Monospace" fo:color="#000000" fo:font-size="10pt" style:font-size-asian="10pt"/>
    </style:style>
    <style:style style:name="T572" style:parent-style-name="DefaultParagraphFont" style:family="text">
      <style:text-properties style:font-name="Monospace" fo:color="#000000" fo:font-size="10pt" style:font-size-asian="10pt"/>
    </style:style>
    <style:style style:name="T57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74" style:parent-style-name="DefaultParagraphFont" style:family="text">
      <style:text-properties style:font-name="Monospace" fo:color="#000000" fo:font-size="10pt" style:font-size-asian="10pt"/>
    </style:style>
    <style:style style:name="T57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76" style:parent-style-name="DefaultParagraphFont" style:family="text">
      <style:text-properties style:font-name="Monospace" fo:color="#000000" fo:font-size="10pt" style:font-size-asian="10pt"/>
    </style:style>
    <style:style style:name="T577" style:parent-style-name="DefaultParagraphFont" style:family="text">
      <style:text-properties style:font-name="Monospace" fo:color="#0000C0" fo:font-size="10pt" style:font-size-asian="10pt"/>
    </style:style>
    <style:style style:name="T578" style:parent-style-name="DefaultParagraphFont" style:family="text">
      <style:text-properties style:font-name="Monospace" fo:color="#000000" fo:font-size="10pt" style:font-size-asian="10pt"/>
    </style:style>
    <style:style style:name="P579" style:parent-style-name="Standard" style:family="paragraph">
      <style:text-properties style:font-name="Monospace" fo:color="#000000" fo:font-size="10pt" style:font-size-asian="10pt"/>
    </style:style>
    <style:style style:name="P580" style:parent-style-name="Standard" style:family="paragraph">
      <style:text-properties style:font-name="Monospace" fo:color="#000000" fo:font-size="10pt" style:font-size-asian="10pt"/>
    </style:style>
    <style:style style:name="P581" style:parent-style-name="Standard" style:family="paragraph">
      <style:text-properties style:font-name="Monospace" fo:color="#000000" fo:font-size="10pt" style:font-size-asian="10pt"/>
    </style:style>
    <style:style style:name="T5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3" style:parent-style-name="DefaultParagraphFont" style:family="text">
      <style:text-properties style:font-name="Monospace" fo:color="#000000" fo:font-size="10pt" style:font-size-asian="10pt"/>
    </style:style>
    <style:style style:name="T5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5" style:parent-style-name="DefaultParagraphFont" style:family="text">
      <style:text-properties style:font-name="Monospace" fo:color="#000000" fo:font-size="10pt" style:font-size-asian="10pt"/>
    </style:style>
    <style:style style:name="T586" style:parent-style-name="DefaultParagraphFont" style:family="text">
      <style:text-properties style:font-name="Monospace" fo:color="#000000" fo:font-size="10pt" style:font-size-asian="10pt"/>
    </style:style>
    <style:style style:name="T58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8" style:parent-style-name="DefaultParagraphFont" style:family="text">
      <style:text-properties style:font-name="Monospace" fo:color="#000000" fo:font-size="10pt" style:font-size-asian="10pt"/>
    </style:style>
    <style:style style:name="T58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0" style:parent-style-name="DefaultParagraphFont" style:family="text">
      <style:text-properties style:font-name="Monospace" fo:color="#000000" fo:font-size="10pt" style:font-size-asian="10pt"/>
    </style:style>
    <style:style style:name="P591" style:parent-style-name="Standard" style:family="paragraph">
      <style:text-properties style:font-name="Monospace" fo:color="#000000" fo:font-size="10pt" style:font-size-asian="10pt"/>
    </style:style>
    <style:style style:name="P592" style:parent-style-name="Standard" style:family="paragraph">
      <style:text-properties style:font-name="Monospace" fo:color="#000000" fo:font-size="10pt" style:font-size-asian="10pt"/>
    </style:style>
    <style:style style:name="T5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4" style:parent-style-name="DefaultParagraphFont" style:family="text">
      <style:text-properties style:font-name="Monospace" fo:color="#000000" fo:font-size="10pt" style:font-size-asian="10pt"/>
    </style:style>
    <style:style style:name="T59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6" style:parent-style-name="DefaultParagraphFont" style:family="text">
      <style:text-properties style:font-name="Monospace" fo:color="#000000" fo:font-size="10pt" style:font-size-asian="10pt"/>
    </style:style>
    <style:style style:name="T597" style:parent-style-name="DefaultParagraphFont" style:family="text">
      <style:text-properties style:font-name="Monospace" fo:color="#000000" fo:font-size="10pt" style:font-size-asian="10pt"/>
    </style:style>
    <style:style style:name="T59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9" style:parent-style-name="DefaultParagraphFont" style:family="text">
      <style:text-properties style:font-name="Monospace" fo:color="#000000" fo:font-size="10pt" style:font-size-asian="10pt"/>
    </style:style>
    <style:style style:name="T60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1" style:parent-style-name="DefaultParagraphFont" style:family="text">
      <style:text-properties style:font-name="Monospace" fo:color="#000000" fo:font-size="10pt" style:font-size-asian="10pt"/>
    </style:style>
    <style:style style:name="P602" style:parent-style-name="Standard" style:family="paragraph">
      <style:text-properties style:font-name="Monospace" fo:color="#000000" fo:font-size="10pt" style:font-size-asian="10pt"/>
    </style:style>
    <style:style style:name="P603" style:parent-style-name="Standard" style:family="paragraph">
      <style:text-properties style:font-name="Monospace" fo:color="#000000" fo:font-size="10pt" style:font-size-asian="10pt"/>
    </style:style>
    <style:style style:name="P604" style:parent-style-name="Standard" style:family="paragraph">
      <style:text-properties style:font-name="Monospace" fo:font-size="10pt" style:font-size-asian="10pt"/>
    </style:style>
    <style:style style:name="T60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6" style:parent-style-name="DefaultParagraphFont" style:family="text">
      <style:text-properties style:font-name="Monospace" fo:color="#000000" fo:font-size="10pt" style:font-size-asian="10pt"/>
    </style:style>
    <style:style style:name="T60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8" style:parent-style-name="DefaultParagraphFont" style:family="text">
      <style:text-properties style:font-name="Monospace" fo:color="#000000" fo:font-size="10pt" style:font-size-asian="10pt"/>
    </style:style>
    <style:style style:name="T609" style:parent-style-name="DefaultParagraphFont" style:family="text">
      <style:text-properties style:font-name="Monospace" fo:color="#000000" fo:font-size="10pt" style:font-size-asian="10pt"/>
    </style:style>
    <style:style style:name="T61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1" style:parent-style-name="DefaultParagraphFont" style:family="text">
      <style:text-properties style:font-name="Monospace" fo:color="#000000" fo:font-size="10pt" style:font-size-asian="10pt"/>
    </style:style>
    <style:style style:name="T612" style:parent-style-name="DefaultParagraphFont" style:family="text">
      <style:text-properties style:font-name="Monospace" fo:color="#0000C0" fo:font-size="10pt" style:font-size-asian="10pt"/>
    </style:style>
    <style:style style:name="T613" style:parent-style-name="DefaultParagraphFont" style:family="text">
      <style:text-properties style:font-name="Monospace" fo:color="#000000" fo:font-size="10pt" style:font-size-asian="10pt"/>
    </style:style>
    <style:style style:name="T614" style:parent-style-name="DefaultParagraphFont" style:family="text">
      <style:text-properties style:font-name="Monospace" fo:color="#0000C0" fo:font-size="10pt" style:font-size-asian="10pt"/>
    </style:style>
    <style:style style:name="T615" style:parent-style-name="DefaultParagraphFont" style:family="text">
      <style:text-properties style:font-name="Monospace" fo:color="#000000" fo:font-size="10pt" style:font-size-asian="10pt"/>
    </style:style>
    <style:style style:name="T616" style:parent-style-name="DefaultParagraphFont" style:family="text">
      <style:text-properties style:font-name="Monospace" fo:color="#000000" fo:font-size="10pt" style:font-size-asian="10pt"/>
    </style:style>
    <style:style style:name="T6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8" style:parent-style-name="DefaultParagraphFont" style:family="text">
      <style:text-properties style:font-name="Monospace" fo:color="#000000" fo:font-size="10pt" style:font-size-asian="10pt"/>
    </style:style>
    <style:style style:name="T619" style:parent-style-name="DefaultParagraphFont" style:family="text">
      <style:text-properties style:font-name="Monospace" fo:color="#0000C0" fo:font-size="10pt" style:font-size-asian="10pt"/>
    </style:style>
    <style:style style:name="T620" style:parent-style-name="DefaultParagraphFont" style:family="text">
      <style:text-properties style:font-name="Monospace" fo:color="#000000" fo:font-size="10pt" style:font-size-asian="10pt"/>
    </style:style>
    <style:style style:name="T621" style:parent-style-name="DefaultParagraphFont" style:family="text">
      <style:text-properties style:font-name="Monospace" fo:color="#000000" fo:font-size="10pt" style:font-size-asian="10pt"/>
    </style:style>
    <style:style style:name="T62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3" style:parent-style-name="DefaultParagraphFont" style:family="text">
      <style:text-properties style:font-name="Monospace" fo:color="#000000" fo:font-size="10pt" style:font-size-asian="10pt"/>
    </style:style>
    <style:style style:name="T6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5" style:parent-style-name="DefaultParagraphFont" style:family="text">
      <style:text-properties style:font-name="Monospace" fo:color="#000000" fo:font-size="10pt" style:font-size-asian="10pt"/>
    </style:style>
    <style:style style:name="T626" style:parent-style-name="DefaultParagraphFont" style:family="text">
      <style:text-properties style:font-name="Monospace" fo:color="#0000C0" fo:font-size="10pt" style:font-size-asian="10pt"/>
    </style:style>
    <style:style style:name="T627" style:parent-style-name="DefaultParagraphFont" style:family="text">
      <style:text-properties style:font-name="Monospace" fo:color="#000000" fo:font-size="10pt" style:font-size-asian="10pt"/>
    </style:style>
    <style:style style:name="T628" style:parent-style-name="DefaultParagraphFont" style:family="text">
      <style:text-properties style:font-name="Monospace" fo:color="#000000" fo:font-size="10pt" style:font-size-asian="10pt"/>
    </style:style>
    <style:style style:name="T629" style:parent-style-name="DefaultParagraphFont" style:family="text">
      <style:text-properties style:font-name="Monospace" fo:color="#0000C0" fo:font-size="10pt" style:font-size-asian="10pt"/>
    </style:style>
    <style:style style:name="T630" style:parent-style-name="DefaultParagraphFont" style:family="text">
      <style:text-properties style:font-name="Monospace" fo:color="#000000" fo:font-size="10pt" style:font-size-asian="10pt"/>
    </style:style>
    <style:style style:name="T631" style:parent-style-name="DefaultParagraphFont" style:family="text">
      <style:text-properties style:font-name="Monospace" fo:color="#000000" fo:font-size="10pt" style:font-size-asian="10pt"/>
    </style:style>
    <style:style style:name="T6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33" style:parent-style-name="DefaultParagraphFont" style:family="text">
      <style:text-properties style:font-name="Monospace" fo:color="#000000" fo:font-size="10pt" style:font-size-asian="10pt"/>
    </style:style>
    <style:style style:name="T634" style:parent-style-name="DefaultParagraphFont" style:family="text">
      <style:text-properties style:font-name="Monospace" fo:color="#6A3E3E" fo:font-size="10pt" style:font-size-asian="10pt"/>
    </style:style>
    <style:style style:name="T635" style:parent-style-name="DefaultParagraphFont" style:family="text">
      <style:text-properties style:font-name="Monospace" fo:color="#000000" fo:font-size="10pt" style:font-size-asian="10pt"/>
    </style:style>
    <style:style style:name="T63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37" style:parent-style-name="DefaultParagraphFont" style:family="text">
      <style:text-properties style:font-name="Monospace" fo:color="#000000" fo:font-size="10pt" style:font-size-asian="10pt"/>
    </style:style>
    <style:style style:name="T638" style:parent-style-name="DefaultParagraphFont" style:family="text">
      <style:text-properties style:font-name="Monospace" fo:color="#6A3E3E" fo:font-size="10pt" style:font-size-asian="10pt"/>
    </style:style>
    <style:style style:name="T639" style:parent-style-name="DefaultParagraphFont" style:family="text">
      <style:text-properties style:font-name="Monospace" fo:color="#000000" fo:font-size="10pt" style:font-size-asian="10pt"/>
    </style:style>
    <style:style style:name="T640" style:parent-style-name="DefaultParagraphFont" style:family="text">
      <style:text-properties style:font-name="Monospace" fo:color="#6A3E3E" fo:font-size="10pt" style:font-size-asian="10pt"/>
    </style:style>
    <style:style style:name="T641" style:parent-style-name="DefaultParagraphFont" style:family="text">
      <style:text-properties style:font-name="Monospace" fo:color="#000000" fo:font-size="10pt" style:font-size-asian="10pt"/>
    </style:style>
    <style:style style:name="T6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43" style:parent-style-name="DefaultParagraphFont" style:family="text">
      <style:text-properties style:font-name="Monospace" fo:color="#000000" fo:font-size="10pt" style:font-size-asian="10pt"/>
    </style:style>
    <style:style style:name="T644" style:parent-style-name="DefaultParagraphFont" style:family="text">
      <style:text-properties style:font-name="Monospace" fo:color="#6A3E3E" fo:font-size="10pt" style:font-size-asian="10pt"/>
    </style:style>
    <style:style style:name="T645" style:parent-style-name="DefaultParagraphFont" style:family="text">
      <style:text-properties style:font-name="Monospace" fo:color="#000000" fo:font-size="10pt" style:font-size-asian="10pt"/>
    </style:style>
    <style:style style:name="T646" style:parent-style-name="DefaultParagraphFont" style:family="text">
      <style:text-properties style:font-name="Monospace" fo:color="#6A3E3E" fo:font-size="10pt" style:font-size-asian="10pt"/>
    </style:style>
    <style:style style:name="T647" style:parent-style-name="DefaultParagraphFont" style:family="text">
      <style:text-properties style:font-name="Monospace" fo:color="#000000" fo:font-size="10pt" style:font-size-asian="10pt"/>
    </style:style>
    <style:style style:name="T648" style:parent-style-name="DefaultParagraphFont" style:family="text">
      <style:text-properties style:font-name="Monospace" fo:color="#000000" fo:font-size="10pt" style:font-size-asian="10pt"/>
    </style:style>
    <style:style style:name="T649" style:parent-style-name="DefaultParagraphFont" style:family="text">
      <style:text-properties style:font-name="Monospace" fo:color="#000000" fo:font-size="10pt" style:font-size-asian="10pt"/>
    </style:style>
    <style:style style:name="T6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51" style:parent-style-name="DefaultParagraphFont" style:family="text">
      <style:text-properties style:font-name="Monospace" fo:color="#000000" fo:font-size="10pt" style:font-size-asian="10pt"/>
    </style:style>
    <style:style style:name="T652" style:parent-style-name="DefaultParagraphFont" style:family="text">
      <style:text-properties style:font-name="Monospace" fo:color="#0000C0" fo:font-size="10pt" style:font-size-asian="10pt"/>
    </style:style>
    <style:style style:name="T653" style:parent-style-name="DefaultParagraphFont" style:family="text">
      <style:text-properties style:font-name="Monospace" fo:color="#000000" fo:font-size="10pt" style:font-size-asian="10pt"/>
    </style:style>
    <style:style style:name="T654" style:parent-style-name="DefaultParagraphFont" style:family="text">
      <style:text-properties style:font-name="Monospace" fo:color="#6A3E3E" fo:font-size="10pt" style:font-size-asian="10pt"/>
    </style:style>
    <style:style style:name="T655" style:parent-style-name="DefaultParagraphFont" style:family="text">
      <style:text-properties style:font-name="Monospace" fo:color="#000000" fo:font-size="10pt" style:font-size-asian="10pt"/>
    </style:style>
    <style:style style:name="T656" style:parent-style-name="DefaultParagraphFont" style:family="text">
      <style:text-properties style:font-name="Monospace" fo:color="#000000" fo:font-size="10pt" style:font-size-asian="10pt"/>
    </style:style>
    <style:style style:name="T657" style:parent-style-name="DefaultParagraphFont" style:family="text">
      <style:text-properties style:font-name="Monospace" fo:color="#000000" fo:font-size="10pt" style:font-size-asian="10pt"/>
    </style:style>
    <style:style style:name="T6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59" style:parent-style-name="DefaultParagraphFont" style:family="text">
      <style:text-properties style:font-name="Monospace" fo:color="#000000" fo:font-size="10pt" style:font-size-asian="10pt"/>
    </style:style>
    <style:style style:name="T660" style:parent-style-name="DefaultParagraphFont" style:family="text">
      <style:text-properties style:font-name="Monospace" fo:color="#0000C0" fo:font-size="10pt" style:font-size-asian="10pt"/>
    </style:style>
    <style:style style:name="T661" style:parent-style-name="DefaultParagraphFont" style:family="text">
      <style:text-properties style:font-name="Monospace" fo:color="#000000" fo:font-size="10pt" style:font-size-asian="10pt"/>
    </style:style>
    <style:style style:name="T662" style:parent-style-name="DefaultParagraphFont" style:family="text">
      <style:text-properties style:font-name="Monospace" fo:color="#6A3E3E" fo:font-size="10pt" style:font-size-asian="10pt"/>
    </style:style>
    <style:style style:name="T663" style:parent-style-name="DefaultParagraphFont" style:family="text">
      <style:text-properties style:font-name="Monospace" fo:color="#000000" fo:font-size="10pt" style:font-size-asian="10pt"/>
    </style:style>
    <style:style style:name="T664" style:parent-style-name="DefaultParagraphFont" style:family="text">
      <style:text-properties style:font-name="Monospace" fo:color="#000000" fo:font-size="10pt" style:font-size-asian="10pt"/>
    </style:style>
    <style:style style:name="T665" style:parent-style-name="DefaultParagraphFont" style:family="text">
      <style:text-properties style:font-name="Monospace" fo:color="#000000" fo:font-size="10pt" style:font-size-asian="10pt"/>
    </style:style>
    <style:style style:name="T66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67" style:parent-style-name="DefaultParagraphFont" style:family="text">
      <style:text-properties style:font-name="Monospace" fo:color="#000000" fo:font-size="10pt" style:font-size-asian="10pt"/>
    </style:style>
    <style:style style:name="T668" style:parent-style-name="DefaultParagraphFont" style:family="text">
      <style:text-properties style:font-name="Monospace" fo:color="#0000C0" fo:font-size="10pt" style:font-size-asian="10pt"/>
    </style:style>
    <style:style style:name="T669" style:parent-style-name="DefaultParagraphFont" style:family="text">
      <style:text-properties style:font-name="Monospace" fo:color="#000000" fo:font-size="10pt" style:font-size-asian="10pt"/>
    </style:style>
    <style:style style:name="T670" style:parent-style-name="DefaultParagraphFont" style:family="text">
      <style:text-properties style:font-name="Monospace" fo:color="#6A3E3E" fo:font-size="10pt" style:font-size-asian="10pt"/>
    </style:style>
    <style:style style:name="T671" style:parent-style-name="DefaultParagraphFont" style:family="text">
      <style:text-properties style:font-name="Monospace" fo:color="#000000" fo:font-size="10pt" style:font-size-asian="10pt"/>
    </style:style>
    <style:style style:name="T672" style:parent-style-name="DefaultParagraphFont" style:family="text">
      <style:text-properties style:font-name="Monospace" fo:color="#000000" fo:font-size="10pt" style:font-size-asian="10pt"/>
    </style:style>
    <style:style style:name="T673" style:parent-style-name="DefaultParagraphFont" style:family="text">
      <style:text-properties style:font-name="Monospace" fo:color="#000000" fo:font-size="10pt" style:font-size-asian="10pt"/>
    </style:style>
    <style:style style:name="T67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75" style:parent-style-name="DefaultParagraphFont" style:family="text">
      <style:text-properties style:font-name="Monospace" fo:color="#000000" fo:font-size="10pt" style:font-size-asian="10pt"/>
    </style:style>
    <style:style style:name="T676" style:parent-style-name="DefaultParagraphFont" style:family="text">
      <style:text-properties style:font-name="Monospace" fo:color="#0000C0" fo:font-size="10pt" style:font-size-asian="10pt"/>
    </style:style>
    <style:style style:name="T677" style:parent-style-name="DefaultParagraphFont" style:family="text">
      <style:text-properties style:font-name="Monospace" fo:color="#000000" fo:font-size="10pt" style:font-size-asian="10pt"/>
    </style:style>
    <style:style style:name="T678" style:parent-style-name="DefaultParagraphFont" style:family="text">
      <style:text-properties style:font-name="Monospace" fo:color="#6A3E3E" fo:font-size="10pt" style:font-size-asian="10pt"/>
    </style:style>
    <style:style style:name="T679" style:parent-style-name="DefaultParagraphFont" style:family="text">
      <style:text-properties style:font-name="Monospace" fo:color="#000000" fo:font-size="10pt" style:font-size-asian="10pt"/>
    </style:style>
    <style:style style:name="T680" style:parent-style-name="DefaultParagraphFont" style:family="text">
      <style:text-properties style:font-name="Monospace" fo:color="#000000" fo:font-size="10pt" style:font-size-asian="10pt"/>
    </style:style>
    <style:style style:name="T681" style:parent-style-name="DefaultParagraphFont" style:family="text">
      <style:text-properties style:font-name="Monospace" fo:color="#000000" fo:font-size="10pt" style:font-size-asian="10pt"/>
    </style:style>
    <style:style style:name="T6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83" style:parent-style-name="DefaultParagraphFont" style:family="text">
      <style:text-properties style:font-name="Monospace" fo:color="#000000" fo:font-size="10pt" style:font-size-asian="10pt"/>
    </style:style>
    <style:style style:name="T684" style:parent-style-name="DefaultParagraphFont" style:family="text">
      <style:text-properties style:font-name="Monospace" fo:color="#0000C0" fo:font-size="10pt" style:font-size-asian="10pt"/>
    </style:style>
    <style:style style:name="T685" style:parent-style-name="DefaultParagraphFont" style:family="text">
      <style:text-properties style:font-name="Monospace" fo:color="#000000" fo:font-size="10pt" style:font-size-asian="10pt"/>
    </style:style>
    <style:style style:name="T686" style:parent-style-name="DefaultParagraphFont" style:family="text">
      <style:text-properties style:font-name="Monospace" fo:color="#6A3E3E" fo:font-size="10pt" style:font-size-asian="10pt"/>
    </style:style>
    <style:style style:name="T687" style:parent-style-name="DefaultParagraphFont" style:family="text">
      <style:text-properties style:font-name="Monospace" fo:color="#000000" fo:font-size="10pt" style:font-size-asian="10pt"/>
    </style:style>
    <style:style style:name="P688" style:parent-style-name="Standard" style:family="paragraph">
      <style:text-properties style:font-name="Monospace" fo:color="#000000" fo:font-size="10pt" style:font-size-asian="10pt"/>
    </style:style>
    <style:style style:name="T689" style:parent-style-name="DefaultParagraphFont" style:family="text">
      <style:text-properties style:font-name="Monospace" fo:color="#000000" fo:font-size="10pt" style:font-size-asian="10pt"/>
    </style:style>
    <style:style style:name="T69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91" style:parent-style-name="DefaultParagraphFont" style:family="text">
      <style:text-properties style:font-name="Monospace" fo:color="#000000" fo:font-size="10pt" style:font-size-asian="10pt"/>
    </style:style>
    <style:style style:name="T69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93" style:parent-style-name="DefaultParagraphFont" style:family="text">
      <style:text-properties style:font-name="Monospace" fo:color="#000000" fo:font-size="10pt" style:font-size-asian="10pt"/>
    </style:style>
    <style:style style:name="T694" style:parent-style-name="DefaultParagraphFont" style:family="text">
      <style:text-properties style:font-name="Monospace" fo:color="#000000" fo:font-size="10pt" style:font-size-asian="10pt"/>
    </style:style>
    <style:style style:name="T695" style:parent-style-name="DefaultParagraphFont" style:family="text">
      <style:text-properties style:font-name="Monospace" fo:color="#000000" fo:font-size="10pt" style:font-size-asian="10pt"/>
    </style:style>
    <style:style style:name="T696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697" style:parent-style-name="DefaultParagraphFont" style:family="text">
      <style:text-properties style:font-name="Monospace" fo:color="#000000" fo:font-size="10pt" style:font-size-asian="10pt"/>
    </style:style>
    <style:style style:name="T698" style:parent-style-name="DefaultParagraphFont" style:family="text">
      <style:text-properties style:font-name="Monospace" fo:color="#2A00FF" fo:font-size="10pt" style:font-size-asian="10pt"/>
    </style:style>
    <style:style style:name="T699" style:parent-style-name="DefaultParagraphFont" style:family="text">
      <style:text-properties style:font-name="Monospace" fo:color="#000000" fo:font-size="10pt" style:font-size-asian="10pt"/>
    </style:style>
    <style:style style:name="T700" style:parent-style-name="DefaultParagraphFont" style:family="text">
      <style:text-properties style:font-name="Monospace" fo:color="#0000C0" fo:font-size="10pt" style:font-size-asian="10pt"/>
    </style:style>
    <style:style style:name="T701" style:parent-style-name="DefaultParagraphFont" style:family="text">
      <style:text-properties style:font-name="Monospace" fo:color="#000000" fo:font-size="10pt" style:font-size-asian="10pt"/>
    </style:style>
    <style:style style:name="T702" style:parent-style-name="DefaultParagraphFont" style:family="text">
      <style:text-properties style:font-name="Monospace" fo:color="#000000" fo:font-size="10pt" style:font-size-asian="10pt"/>
    </style:style>
    <style:style style:name="T703" style:parent-style-name="DefaultParagraphFont" style:family="text">
      <style:text-properties style:font-name="Monospace" fo:color="#000000" fo:font-size="10pt" style:font-size-asian="10pt"/>
    </style:style>
    <style:style style:name="T704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705" style:parent-style-name="DefaultParagraphFont" style:family="text">
      <style:text-properties style:font-name="Monospace" fo:color="#000000" fo:font-size="10pt" style:font-size-asian="10pt"/>
    </style:style>
    <style:style style:name="T706" style:parent-style-name="DefaultParagraphFont" style:family="text">
      <style:text-properties style:font-name="Monospace" fo:color="#2A00FF" fo:font-size="10pt" style:font-size-asian="10pt"/>
    </style:style>
    <style:style style:name="T707" style:parent-style-name="DefaultParagraphFont" style:family="text">
      <style:text-properties style:font-name="Monospace" fo:color="#000000" fo:font-size="10pt" style:font-size-asian="10pt"/>
    </style:style>
    <style:style style:name="T708" style:parent-style-name="DefaultParagraphFont" style:family="text">
      <style:text-properties style:font-name="Monospace" fo:color="#0000C0" fo:font-size="10pt" style:font-size-asian="10pt"/>
    </style:style>
    <style:style style:name="T709" style:parent-style-name="DefaultParagraphFont" style:family="text">
      <style:text-properties style:font-name="Monospace" fo:color="#000000" fo:font-size="10pt" style:font-size-asian="10pt"/>
    </style:style>
    <style:style style:name="T710" style:parent-style-name="DefaultParagraphFont" style:family="text">
      <style:text-properties style:font-name="Monospace" fo:color="#000000" fo:font-size="10pt" style:font-size-asian="10pt"/>
    </style:style>
    <style:style style:name="T711" style:parent-style-name="DefaultParagraphFont" style:family="text">
      <style:text-properties style:font-name="Monospace" fo:color="#000000" fo:font-size="10pt" style:font-size-asian="10pt"/>
    </style:style>
    <style:style style:name="T712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713" style:parent-style-name="DefaultParagraphFont" style:family="text">
      <style:text-properties style:font-name="Monospace" fo:color="#000000" fo:font-size="10pt" style:font-size-asian="10pt"/>
    </style:style>
    <style:style style:name="T714" style:parent-style-name="DefaultParagraphFont" style:family="text">
      <style:text-properties style:font-name="Monospace" fo:color="#2A00FF" fo:font-size="10pt" style:font-size-asian="10pt"/>
    </style:style>
    <style:style style:name="T715" style:parent-style-name="DefaultParagraphFont" style:family="text">
      <style:text-properties style:font-name="Monospace" fo:color="#000000" fo:font-size="10pt" style:font-size-asian="10pt"/>
    </style:style>
    <style:style style:name="T716" style:parent-style-name="DefaultParagraphFont" style:family="text">
      <style:text-properties style:font-name="Monospace" fo:color="#0000C0" fo:font-size="10pt" style:font-size-asian="10pt"/>
    </style:style>
    <style:style style:name="T717" style:parent-style-name="DefaultParagraphFont" style:family="text">
      <style:text-properties style:font-name="Monospace" fo:color="#000000" fo:font-size="10pt" style:font-size-asian="10pt"/>
    </style:style>
    <style:style style:name="T718" style:parent-style-name="DefaultParagraphFont" style:family="text">
      <style:text-properties style:font-name="Monospace" fo:color="#000000" fo:font-size="10pt" style:font-size-asian="10pt"/>
    </style:style>
    <style:style style:name="T719" style:parent-style-name="DefaultParagraphFont" style:family="text">
      <style:text-properties style:font-name="Monospace" fo:color="#000000" fo:font-size="10pt" style:font-size-asian="10pt"/>
    </style:style>
    <style:style style:name="T720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721" style:parent-style-name="DefaultParagraphFont" style:family="text">
      <style:text-properties style:font-name="Monospace" fo:color="#000000" fo:font-size="10pt" style:font-size-asian="10pt"/>
    </style:style>
    <style:style style:name="T722" style:parent-style-name="DefaultParagraphFont" style:family="text">
      <style:text-properties style:font-name="Monospace" fo:color="#2A00FF" fo:font-size="10pt" style:font-size-asian="10pt"/>
    </style:style>
    <style:style style:name="T723" style:parent-style-name="DefaultParagraphFont" style:family="text">
      <style:text-properties style:font-name="Monospace" fo:color="#000000" fo:font-size="10pt" style:font-size-asian="10pt"/>
    </style:style>
    <style:style style:name="T724" style:parent-style-name="DefaultParagraphFont" style:family="text">
      <style:text-properties style:font-name="Monospace" fo:color="#0000C0" fo:font-size="10pt" style:font-size-asian="10pt"/>
    </style:style>
    <style:style style:name="T725" style:parent-style-name="DefaultParagraphFont" style:family="text">
      <style:text-properties style:font-name="Monospace" fo:color="#000000" fo:font-size="10pt" style:font-size-asian="10pt"/>
    </style:style>
    <style:style style:name="T726" style:parent-style-name="DefaultParagraphFont" style:family="text">
      <style:text-properties style:font-name="Monospace" fo:color="#000000" fo:font-size="10pt" style:font-size-asian="10pt"/>
    </style:style>
    <style:style style:name="T727" style:parent-style-name="DefaultParagraphFont" style:family="text">
      <style:text-properties style:font-name="Monospace" fo:color="#000000" fo:font-size="10pt" style:font-size-asian="10pt"/>
    </style:style>
    <style:style style:name="T72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729" style:parent-style-name="DefaultParagraphFont" style:family="text">
      <style:text-properties style:font-name="Monospace" fo:color="#000000" fo:font-size="10pt" style:font-size-asian="10pt"/>
    </style:style>
    <style:style style:name="T730" style:parent-style-name="DefaultParagraphFont" style:family="text">
      <style:text-properties style:font-name="Monospace" fo:color="#0000C0" fo:font-size="10pt" style:font-size-asian="10pt"/>
    </style:style>
    <style:style style:name="T731" style:parent-style-name="DefaultParagraphFont" style:family="text">
      <style:text-properties style:font-name="Monospace" fo:color="#000000" fo:font-size="10pt" style:font-size-asian="10pt"/>
    </style:style>
    <style:style style:name="T732" style:parent-style-name="DefaultParagraphFont" style:family="text">
      <style:text-properties style:font-name="Monospace" fo:color="#2A00FF" fo:font-size="10pt" style:font-size-asian="10pt"/>
    </style:style>
    <style:style style:name="T733" style:parent-style-name="DefaultParagraphFont" style:family="text">
      <style:text-properties style:font-name="Monospace" fo:color="#000000" fo:font-size="10pt" style:font-size-asian="10pt"/>
    </style:style>
    <style:style style:name="T734" style:parent-style-name="DefaultParagraphFont" style:family="text">
      <style:text-properties style:font-name="Monospace" fo:color="#0000C0" fo:font-size="10pt" style:font-size-asian="10pt"/>
    </style:style>
    <style:style style:name="T735" style:parent-style-name="DefaultParagraphFont" style:family="text">
      <style:text-properties style:font-name="Monospace" fo:color="#000000" fo:font-size="10pt" style:font-size-asian="10pt"/>
    </style:style>
    <style:style style:name="T736" style:parent-style-name="DefaultParagraphFont" style:family="text">
      <style:text-properties style:font-name="Monospace" fo:color="#000000" fo:font-size="10pt" style:font-size-asian="10pt"/>
    </style:style>
    <style:style style:name="P737" style:parent-style-name="Standard" style:family="paragraph">
      <style:text-properties style:font-name="Monospace" fo:color="#000000" fo:font-size="10pt" style:font-size-asian="10pt"/>
    </style:style>
    <style:style style:name="P738" style:parent-style-name="Standard" style:family="paragraph">
      <style:text-properties style:font-name="Monospace" fo:color="#000000" fo:font-size="10pt" style:font-size-asian="10pt"/>
    </style:style>
    <style:style style:name="P739" style:parent-style-name="Standard" style:family="paragraph">
      <style:text-properties style:font-name="Monospace" fo:font-size="10pt" style:font-size-asian="10pt"/>
    </style:style>
    <style:style style:name="T7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41" style:parent-style-name="DefaultParagraphFont" style:family="text">
      <style:text-properties style:font-name="Monospace" fo:color="#000000" fo:font-size="10pt" style:font-size-asian="10pt"/>
    </style:style>
    <style:style style:name="P742" style:parent-style-name="Standard" style:family="paragraph">
      <style:text-properties style:font-name="Monospace" fo:font-size="10pt" style:font-size-asian="10pt"/>
    </style:style>
    <style:style style:name="T74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44" style:parent-style-name="DefaultParagraphFont" style:family="text">
      <style:text-properties style:font-name="Monospace" fo:color="#000000" fo:font-size="10pt" style:font-size-asian="10pt"/>
    </style:style>
    <style:style style:name="T74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46" style:parent-style-name="DefaultParagraphFont" style:family="text">
      <style:text-properties style:font-name="Monospace" fo:color="#000000" fo:font-size="10pt" style:font-size-asian="10pt"/>
    </style:style>
    <style:style style:name="T7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48" style:parent-style-name="DefaultParagraphFont" style:family="text">
      <style:text-properties style:font-name="Monospace" fo:color="#000000" fo:font-size="10pt" style:font-size-asian="10pt"/>
    </style:style>
    <style:style style:name="T749" style:parent-style-name="DefaultParagraphFont" style:family="text">
      <style:text-properties style:font-name="Monospace" fo:color="#000000" fo:font-size="10pt" style:font-size-asian="10pt"/>
    </style:style>
    <style:style style:name="T750" style:parent-style-name="DefaultParagraphFont" style:family="text">
      <style:text-properties style:font-name="Monospace" fo:color="#0000C0" fo:font-size="10pt" style:font-size-asian="10pt"/>
    </style:style>
    <style:style style:name="T751" style:parent-style-name="DefaultParagraphFont" style:family="text">
      <style:text-properties style:font-name="Monospace" fo:color="#000000" fo:font-size="10pt" style:font-size-asian="10pt"/>
    </style:style>
    <style:style style:name="T752" style:parent-style-name="DefaultParagraphFont" style:family="text">
      <style:text-properties style:font-name="Monospace" fo:color="#0000C0" fo:font-size="10pt" style:font-size-asian="10pt"/>
    </style:style>
    <style:style style:name="T753" style:parent-style-name="DefaultParagraphFont" style:family="text">
      <style:text-properties style:font-name="Monospace" fo:color="#000000" fo:font-size="10pt" style:font-size-asian="10pt"/>
    </style:style>
    <style:style style:name="T754" style:parent-style-name="DefaultParagraphFont" style:family="text">
      <style:text-properties style:font-name="Monospace" fo:color="#000000" fo:font-size="10pt" style:font-size-asian="10pt"/>
    </style:style>
    <style:style style:name="T7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56" style:parent-style-name="DefaultParagraphFont" style:family="text">
      <style:text-properties style:font-name="Monospace" fo:color="#000000" fo:font-size="10pt" style:font-size-asian="10pt"/>
    </style:style>
    <style:style style:name="T757" style:parent-style-name="DefaultParagraphFont" style:family="text">
      <style:text-properties style:font-name="Monospace" fo:color="#0000C0" fo:font-size="10pt" style:font-size-asian="10pt"/>
    </style:style>
    <style:style style:name="T758" style:parent-style-name="DefaultParagraphFont" style:family="text">
      <style:text-properties style:font-name="Monospace" fo:color="#000000" fo:font-size="10pt" style:font-size-asian="10pt"/>
    </style:style>
    <style:style style:name="T759" style:parent-style-name="DefaultParagraphFont" style:family="text">
      <style:text-properties style:font-name="Monospace" fo:color="#000000" fo:font-size="10pt" style:font-size-asian="10pt"/>
    </style:style>
    <style:style style:name="T76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61" style:parent-style-name="DefaultParagraphFont" style:family="text">
      <style:text-properties style:font-name="Monospace" fo:color="#000000" fo:font-size="10pt" style:font-size-asian="10pt"/>
    </style:style>
    <style:style style:name="T762" style:parent-style-name="DefaultParagraphFont" style:family="text">
      <style:text-properties style:font-name="Monospace" fo:color="#0000C0" fo:font-size="10pt" style:font-size-asian="10pt"/>
    </style:style>
    <style:style style:name="T763" style:parent-style-name="DefaultParagraphFont" style:family="text">
      <style:text-properties style:font-name="Monospace" fo:color="#000000" fo:font-size="10pt" style:font-size-asian="10pt"/>
    </style:style>
    <style:style style:name="T764" style:parent-style-name="DefaultParagraphFont" style:family="text">
      <style:text-properties style:font-name="Monospace" fo:color="#000000" fo:font-size="10pt" style:font-size-asian="10pt"/>
    </style:style>
    <style:style style:name="T765" style:parent-style-name="DefaultParagraphFont" style:family="text">
      <style:text-properties style:font-name="Monospace" fo:color="#0000C0" fo:font-size="10pt" style:font-size-asian="10pt"/>
    </style:style>
    <style:style style:name="T766" style:parent-style-name="DefaultParagraphFont" style:family="text">
      <style:text-properties style:font-name="Monospace" fo:color="#000000" fo:font-size="10pt" style:font-size-asian="10pt"/>
    </style:style>
    <style:style style:name="T767" style:parent-style-name="DefaultParagraphFont" style:family="text">
      <style:text-properties style:font-name="Monospace" fo:color="#000000" fo:font-size="10pt" style:font-size-asian="10pt"/>
    </style:style>
    <style:style style:name="T76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69" style:parent-style-name="DefaultParagraphFont" style:family="text">
      <style:text-properties style:font-name="Monospace" fo:color="#000000" fo:font-size="10pt" style:font-size-asian="10pt"/>
    </style:style>
    <style:style style:name="T770" style:parent-style-name="DefaultParagraphFont" style:family="text">
      <style:text-properties style:font-name="Monospace" fo:color="#6A3E3E" fo:font-size="10pt" style:font-size-asian="10pt"/>
    </style:style>
    <style:style style:name="T771" style:parent-style-name="DefaultParagraphFont" style:family="text">
      <style:text-properties style:font-name="Monospace" fo:color="#000000" fo:font-size="10pt" style:font-size-asian="10pt"/>
    </style:style>
    <style:style style:name="T7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73" style:parent-style-name="DefaultParagraphFont" style:family="text">
      <style:text-properties style:font-name="Monospace" fo:color="#000000" fo:font-size="10pt" style:font-size-asian="10pt"/>
    </style:style>
    <style:style style:name="T774" style:parent-style-name="DefaultParagraphFont" style:family="text">
      <style:text-properties style:font-name="Monospace" fo:color="#6A3E3E" fo:font-size="10pt" style:font-size-asian="10pt"/>
    </style:style>
    <style:style style:name="T775" style:parent-style-name="DefaultParagraphFont" style:family="text">
      <style:text-properties style:font-name="Monospace" fo:color="#000000" fo:font-size="10pt" style:font-size-asian="10pt"/>
    </style:style>
    <style:style style:name="T776" style:parent-style-name="DefaultParagraphFont" style:family="text">
      <style:text-properties style:font-name="Monospace" fo:color="#6A3E3E" fo:font-size="10pt" style:font-size-asian="10pt"/>
    </style:style>
    <style:style style:name="T777" style:parent-style-name="DefaultParagraphFont" style:family="text">
      <style:text-properties style:font-name="Monospace" fo:color="#000000" fo:font-size="10pt" style:font-size-asian="10pt"/>
    </style:style>
    <style:style style:name="T7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79" style:parent-style-name="DefaultParagraphFont" style:family="text">
      <style:text-properties style:font-name="Monospace" fo:color="#000000" fo:font-size="10pt" style:font-size-asian="10pt"/>
    </style:style>
    <style:style style:name="T780" style:parent-style-name="DefaultParagraphFont" style:family="text">
      <style:text-properties style:font-name="Monospace" fo:color="#6A3E3E" fo:font-size="10pt" style:font-size-asian="10pt"/>
    </style:style>
    <style:style style:name="T781" style:parent-style-name="DefaultParagraphFont" style:family="text">
      <style:text-properties style:font-name="Monospace" fo:color="#000000" fo:font-size="10pt" style:font-size-asian="10pt"/>
    </style:style>
    <style:style style:name="T782" style:parent-style-name="DefaultParagraphFont" style:family="text">
      <style:text-properties style:font-name="Monospace" fo:color="#6A3E3E" fo:font-size="10pt" style:font-size-asian="10pt"/>
    </style:style>
    <style:style style:name="T783" style:parent-style-name="DefaultParagraphFont" style:family="text">
      <style:text-properties style:font-name="Monospace" fo:color="#000000" fo:font-size="10pt" style:font-size-asian="10pt"/>
    </style:style>
    <style:style style:name="T784" style:parent-style-name="DefaultParagraphFont" style:family="text">
      <style:text-properties style:font-name="Monospace" fo:color="#000000" fo:font-size="10pt" style:font-size-asian="10pt"/>
    </style:style>
    <style:style style:name="T785" style:parent-style-name="DefaultParagraphFont" style:family="text">
      <style:text-properties style:font-name="Monospace" fo:color="#000000" fo:font-size="10pt" style:font-size-asian="10pt"/>
    </style:style>
    <style:style style:name="T7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87" style:parent-style-name="DefaultParagraphFont" style:family="text">
      <style:text-properties style:font-name="Monospace" fo:color="#000000" fo:font-size="10pt" style:font-size-asian="10pt"/>
    </style:style>
    <style:style style:name="T788" style:parent-style-name="DefaultParagraphFont" style:family="text">
      <style:text-properties style:font-name="Monospace" fo:color="#0000C0" fo:font-size="10pt" style:font-size-asian="10pt"/>
    </style:style>
    <style:style style:name="T789" style:parent-style-name="DefaultParagraphFont" style:family="text">
      <style:text-properties style:font-name="Monospace" fo:color="#000000" fo:font-size="10pt" style:font-size-asian="10pt"/>
    </style:style>
    <style:style style:name="T790" style:parent-style-name="DefaultParagraphFont" style:family="text">
      <style:text-properties style:font-name="Monospace" fo:color="#6A3E3E" fo:font-size="10pt" style:font-size-asian="10pt"/>
    </style:style>
    <style:style style:name="T791" style:parent-style-name="DefaultParagraphFont" style:family="text">
      <style:text-properties style:font-name="Monospace" fo:color="#000000" fo:font-size="10pt" style:font-size-asian="10pt"/>
    </style:style>
    <style:style style:name="T792" style:parent-style-name="DefaultParagraphFont" style:family="text">
      <style:text-properties style:font-name="Monospace" fo:color="#000000" fo:font-size="10pt" style:font-size-asian="10pt"/>
    </style:style>
    <style:style style:name="T793" style:parent-style-name="DefaultParagraphFont" style:family="text">
      <style:text-properties style:font-name="Monospace" fo:color="#000000" fo:font-size="10pt" style:font-size-asian="10pt"/>
    </style:style>
    <style:style style:name="T79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95" style:parent-style-name="DefaultParagraphFont" style:family="text">
      <style:text-properties style:font-name="Monospace" fo:color="#000000" fo:font-size="10pt" style:font-size-asian="10pt"/>
    </style:style>
    <style:style style:name="T796" style:parent-style-name="DefaultParagraphFont" style:family="text">
      <style:text-properties style:font-name="Monospace" fo:color="#0000C0" fo:font-size="10pt" style:font-size-asian="10pt"/>
    </style:style>
    <style:style style:name="T797" style:parent-style-name="DefaultParagraphFont" style:family="text">
      <style:text-properties style:font-name="Monospace" fo:color="#000000" fo:font-size="10pt" style:font-size-asian="10pt"/>
    </style:style>
    <style:style style:name="T798" style:parent-style-name="DefaultParagraphFont" style:family="text">
      <style:text-properties style:font-name="Monospace" fo:color="#6A3E3E" fo:font-size="10pt" style:font-size-asian="10pt"/>
    </style:style>
    <style:style style:name="T799" style:parent-style-name="DefaultParagraphFont" style:family="text">
      <style:text-properties style:font-name="Monospace" fo:color="#000000" fo:font-size="10pt" style:font-size-asian="10pt"/>
    </style:style>
    <style:style style:name="T800" style:parent-style-name="DefaultParagraphFont" style:family="text">
      <style:text-properties style:font-name="Monospace" fo:color="#000000" fo:font-size="10pt" style:font-size-asian="10pt"/>
    </style:style>
    <style:style style:name="T801" style:parent-style-name="DefaultParagraphFont" style:family="text">
      <style:text-properties style:font-name="Monospace" fo:color="#000000" fo:font-size="10pt" style:font-size-asian="10pt"/>
    </style:style>
    <style:style style:name="T8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03" style:parent-style-name="DefaultParagraphFont" style:family="text">
      <style:text-properties style:font-name="Monospace" fo:color="#000000" fo:font-size="10pt" style:font-size-asian="10pt"/>
    </style:style>
    <style:style style:name="T804" style:parent-style-name="DefaultParagraphFont" style:family="text">
      <style:text-properties style:font-name="Monospace" fo:color="#0000C0" fo:font-size="10pt" style:font-size-asian="10pt"/>
    </style:style>
    <style:style style:name="T805" style:parent-style-name="DefaultParagraphFont" style:family="text">
      <style:text-properties style:font-name="Monospace" fo:color="#000000" fo:font-size="10pt" style:font-size-asian="10pt"/>
    </style:style>
    <style:style style:name="T806" style:parent-style-name="DefaultParagraphFont" style:family="text">
      <style:text-properties style:font-name="Monospace" fo:color="#6A3E3E" fo:font-size="10pt" style:font-size-asian="10pt"/>
    </style:style>
    <style:style style:name="T807" style:parent-style-name="DefaultParagraphFont" style:family="text">
      <style:text-properties style:font-name="Monospace" fo:color="#000000" fo:font-size="10pt" style:font-size-asian="10pt"/>
    </style:style>
    <style:style style:name="T808" style:parent-style-name="DefaultParagraphFont" style:family="text">
      <style:text-properties style:font-name="Monospace" fo:color="#000000" fo:font-size="10pt" style:font-size-asian="10pt"/>
    </style:style>
    <style:style style:name="T809" style:parent-style-name="DefaultParagraphFont" style:family="text">
      <style:text-properties style:font-name="Monospace" fo:color="#000000" fo:font-size="10pt" style:font-size-asian="10pt"/>
    </style:style>
    <style:style style:name="T81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11" style:parent-style-name="DefaultParagraphFont" style:family="text">
      <style:text-properties style:font-name="Monospace" fo:color="#000000" fo:font-size="10pt" style:font-size-asian="10pt"/>
    </style:style>
    <style:style style:name="T812" style:parent-style-name="DefaultParagraphFont" style:family="text">
      <style:text-properties style:font-name="Monospace" fo:color="#0000C0" fo:font-size="10pt" style:font-size-asian="10pt"/>
    </style:style>
    <style:style style:name="T813" style:parent-style-name="DefaultParagraphFont" style:family="text">
      <style:text-properties style:font-name="Monospace" fo:color="#000000" fo:font-size="10pt" style:font-size-asian="10pt"/>
    </style:style>
    <style:style style:name="T814" style:parent-style-name="DefaultParagraphFont" style:family="text">
      <style:text-properties style:font-name="Monospace" fo:color="#6A3E3E" fo:font-size="10pt" style:font-size-asian="10pt"/>
    </style:style>
    <style:style style:name="T815" style:parent-style-name="DefaultParagraphFont" style:family="text">
      <style:text-properties style:font-name="Monospace" fo:color="#000000" fo:font-size="10pt" style:font-size-asian="10pt"/>
    </style:style>
    <style:style style:name="T816" style:parent-style-name="DefaultParagraphFont" style:family="text">
      <style:text-properties style:font-name="Monospace" fo:color="#000000" fo:font-size="10pt" style:font-size-asian="10pt"/>
    </style:style>
    <style:style style:name="T817" style:parent-style-name="DefaultParagraphFont" style:family="text">
      <style:text-properties style:font-name="Monospace" fo:color="#000000" fo:font-size="10pt" style:font-size-asian="10pt"/>
    </style:style>
    <style:style style:name="T81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19" style:parent-style-name="DefaultParagraphFont" style:family="text">
      <style:text-properties style:font-name="Monospace" fo:color="#000000" fo:font-size="10pt" style:font-size-asian="10pt"/>
    </style:style>
    <style:style style:name="T820" style:parent-style-name="DefaultParagraphFont" style:family="text">
      <style:text-properties style:font-name="Monospace" fo:color="#0000C0" fo:font-size="10pt" style:font-size-asian="10pt"/>
    </style:style>
    <style:style style:name="T821" style:parent-style-name="DefaultParagraphFont" style:family="text">
      <style:text-properties style:font-name="Monospace" fo:color="#000000" fo:font-size="10pt" style:font-size-asian="10pt"/>
    </style:style>
    <style:style style:name="T822" style:parent-style-name="DefaultParagraphFont" style:family="text">
      <style:text-properties style:font-name="Monospace" fo:color="#6A3E3E" fo:font-size="10pt" style:font-size-asian="10pt"/>
    </style:style>
    <style:style style:name="T823" style:parent-style-name="DefaultParagraphFont" style:family="text">
      <style:text-properties style:font-name="Monospace" fo:color="#000000" fo:font-size="10pt" style:font-size-asian="10pt"/>
    </style:style>
    <style:style style:name="P824" style:parent-style-name="Standard" style:family="paragraph">
      <style:text-properties style:font-name="Monospace" fo:color="#000000" fo:font-size="10pt" style:font-size-asian="10pt"/>
    </style:style>
    <style:style style:name="T825" style:parent-style-name="DefaultParagraphFont" style:family="text">
      <style:text-properties style:font-name="Monospace" fo:color="#000000" fo:font-size="10pt" style:font-size-asian="10pt"/>
    </style:style>
    <style:style style:name="T8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27" style:parent-style-name="DefaultParagraphFont" style:family="text">
      <style:text-properties style:font-name="Monospace" fo:color="#000000" fo:font-size="10pt" style:font-size-asian="10pt"/>
    </style:style>
    <style:style style:name="T8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29" style:parent-style-name="DefaultParagraphFont" style:family="text">
      <style:text-properties style:font-name="Monospace" fo:color="#000000" fo:font-size="10pt" style:font-size-asian="10pt"/>
    </style:style>
    <style:style style:name="T830" style:parent-style-name="DefaultParagraphFont" style:family="text">
      <style:text-properties style:font-name="Monospace" fo:color="#000000" fo:font-size="10pt" style:font-size-asian="10pt"/>
    </style:style>
    <style:style style:name="T831" style:parent-style-name="DefaultParagraphFont" style:family="text">
      <style:text-properties style:font-name="Monospace" fo:color="#000000" fo:font-size="10pt" style:font-size-asian="10pt"/>
    </style:style>
    <style:style style:name="T832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833" style:parent-style-name="DefaultParagraphFont" style:family="text">
      <style:text-properties style:font-name="Monospace" fo:color="#000000" fo:font-size="10pt" style:font-size-asian="10pt"/>
    </style:style>
    <style:style style:name="T834" style:parent-style-name="DefaultParagraphFont" style:family="text">
      <style:text-properties style:font-name="Monospace" fo:color="#2A00FF" fo:font-size="10pt" style:font-size-asian="10pt"/>
    </style:style>
    <style:style style:name="T835" style:parent-style-name="DefaultParagraphFont" style:family="text">
      <style:text-properties style:font-name="Monospace" fo:color="#000000" fo:font-size="10pt" style:font-size-asian="10pt"/>
    </style:style>
    <style:style style:name="T836" style:parent-style-name="DefaultParagraphFont" style:family="text">
      <style:text-properties style:font-name="Monospace" fo:color="#0000C0" fo:font-size="10pt" style:font-size-asian="10pt"/>
    </style:style>
    <style:style style:name="T837" style:parent-style-name="DefaultParagraphFont" style:family="text">
      <style:text-properties style:font-name="Monospace" fo:color="#000000" fo:font-size="10pt" style:font-size-asian="10pt"/>
    </style:style>
    <style:style style:name="T838" style:parent-style-name="DefaultParagraphFont" style:family="text">
      <style:text-properties style:font-name="Monospace" fo:color="#000000" fo:font-size="10pt" style:font-size-asian="10pt"/>
    </style:style>
    <style:style style:name="T839" style:parent-style-name="DefaultParagraphFont" style:family="text">
      <style:text-properties style:font-name="Monospace" fo:color="#000000" fo:font-size="10pt" style:font-size-asian="10pt"/>
    </style:style>
    <style:style style:name="T840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841" style:parent-style-name="DefaultParagraphFont" style:family="text">
      <style:text-properties style:font-name="Monospace" fo:color="#000000" fo:font-size="10pt" style:font-size-asian="10pt"/>
    </style:style>
    <style:style style:name="T842" style:parent-style-name="DefaultParagraphFont" style:family="text">
      <style:text-properties style:font-name="Monospace" fo:color="#2A00FF" fo:font-size="10pt" style:font-size-asian="10pt"/>
    </style:style>
    <style:style style:name="T843" style:parent-style-name="DefaultParagraphFont" style:family="text">
      <style:text-properties style:font-name="Monospace" fo:color="#000000" fo:font-size="10pt" style:font-size-asian="10pt"/>
    </style:style>
    <style:style style:name="T844" style:parent-style-name="DefaultParagraphFont" style:family="text">
      <style:text-properties style:font-name="Monospace" fo:color="#0000C0" fo:font-size="10pt" style:font-size-asian="10pt"/>
    </style:style>
    <style:style style:name="T845" style:parent-style-name="DefaultParagraphFont" style:family="text">
      <style:text-properties style:font-name="Monospace" fo:color="#000000" fo:font-size="10pt" style:font-size-asian="10pt"/>
    </style:style>
    <style:style style:name="T846" style:parent-style-name="DefaultParagraphFont" style:family="text">
      <style:text-properties style:font-name="Monospace" fo:color="#000000" fo:font-size="10pt" style:font-size-asian="10pt"/>
    </style:style>
    <style:style style:name="T847" style:parent-style-name="DefaultParagraphFont" style:family="text">
      <style:text-properties style:font-name="Monospace" fo:color="#000000" fo:font-size="10pt" style:font-size-asian="10pt"/>
    </style:style>
    <style:style style:name="T848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849" style:parent-style-name="DefaultParagraphFont" style:family="text">
      <style:text-properties style:font-name="Monospace" fo:color="#000000" fo:font-size="10pt" style:font-size-asian="10pt"/>
    </style:style>
    <style:style style:name="T850" style:parent-style-name="DefaultParagraphFont" style:family="text">
      <style:text-properties style:font-name="Monospace" fo:color="#2A00FF" fo:font-size="10pt" style:font-size-asian="10pt"/>
    </style:style>
    <style:style style:name="T851" style:parent-style-name="DefaultParagraphFont" style:family="text">
      <style:text-properties style:font-name="Monospace" fo:color="#000000" fo:font-size="10pt" style:font-size-asian="10pt"/>
    </style:style>
    <style:style style:name="T852" style:parent-style-name="DefaultParagraphFont" style:family="text">
      <style:text-properties style:font-name="Monospace" fo:color="#0000C0" fo:font-size="10pt" style:font-size-asian="10pt"/>
    </style:style>
    <style:style style:name="T853" style:parent-style-name="DefaultParagraphFont" style:family="text">
      <style:text-properties style:font-name="Monospace" fo:color="#000000" fo:font-size="10pt" style:font-size-asian="10pt"/>
    </style:style>
    <style:style style:name="T854" style:parent-style-name="DefaultParagraphFont" style:family="text">
      <style:text-properties style:font-name="Monospace" fo:color="#000000" fo:font-size="10pt" style:font-size-asian="10pt"/>
    </style:style>
    <style:style style:name="T855" style:parent-style-name="DefaultParagraphFont" style:family="text">
      <style:text-properties style:font-name="Monospace" fo:color="#000000" fo:font-size="10pt" style:font-size-asian="10pt"/>
    </style:style>
    <style:style style:name="T856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857" style:parent-style-name="DefaultParagraphFont" style:family="text">
      <style:text-properties style:font-name="Monospace" fo:color="#000000" fo:font-size="10pt" style:font-size-asian="10pt"/>
    </style:style>
    <style:style style:name="T858" style:parent-style-name="DefaultParagraphFont" style:family="text">
      <style:text-properties style:font-name="Monospace" fo:color="#2A00FF" fo:font-size="10pt" style:font-size-asian="10pt"/>
    </style:style>
    <style:style style:name="T859" style:parent-style-name="DefaultParagraphFont" style:family="text">
      <style:text-properties style:font-name="Monospace" fo:color="#000000" fo:font-size="10pt" style:font-size-asian="10pt"/>
    </style:style>
    <style:style style:name="T860" style:parent-style-name="DefaultParagraphFont" style:family="text">
      <style:text-properties style:font-name="Monospace" fo:color="#0000C0" fo:font-size="10pt" style:font-size-asian="10pt"/>
    </style:style>
    <style:style style:name="T861" style:parent-style-name="DefaultParagraphFont" style:family="text">
      <style:text-properties style:font-name="Monospace" fo:color="#000000" fo:font-size="10pt" style:font-size-asian="10pt"/>
    </style:style>
    <style:style style:name="T862" style:parent-style-name="DefaultParagraphFont" style:family="text">
      <style:text-properties style:font-name="Monospace" fo:color="#000000" fo:font-size="10pt" style:font-size-asian="10pt"/>
    </style:style>
    <style:style style:name="T863" style:parent-style-name="DefaultParagraphFont" style:family="text">
      <style:text-properties style:font-name="Monospace" fo:color="#000000" fo:font-size="10pt" style:font-size-asian="10pt"/>
    </style:style>
    <style:style style:name="T864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865" style:parent-style-name="DefaultParagraphFont" style:family="text">
      <style:text-properties style:font-name="Monospace" fo:color="#000000" fo:font-size="10pt" style:font-size-asian="10pt"/>
    </style:style>
    <style:style style:name="T866" style:parent-style-name="DefaultParagraphFont" style:family="text">
      <style:text-properties style:font-name="Monospace" fo:color="#0000C0" fo:font-size="10pt" style:font-size-asian="10pt"/>
    </style:style>
    <style:style style:name="T867" style:parent-style-name="DefaultParagraphFont" style:family="text">
      <style:text-properties style:font-name="Monospace" fo:color="#000000" fo:font-size="10pt" style:font-size-asian="10pt"/>
    </style:style>
    <style:style style:name="T868" style:parent-style-name="DefaultParagraphFont" style:family="text">
      <style:text-properties style:font-name="Monospace" fo:color="#2A00FF" fo:font-size="10pt" style:font-size-asian="10pt"/>
    </style:style>
    <style:style style:name="T869" style:parent-style-name="DefaultParagraphFont" style:family="text">
      <style:text-properties style:font-name="Monospace" fo:color="#000000" fo:font-size="10pt" style:font-size-asian="10pt"/>
    </style:style>
    <style:style style:name="T870" style:parent-style-name="DefaultParagraphFont" style:family="text">
      <style:text-properties style:font-name="Monospace" fo:color="#0000C0" fo:font-size="10pt" style:font-size-asian="10pt"/>
    </style:style>
    <style:style style:name="T871" style:parent-style-name="DefaultParagraphFont" style:family="text">
      <style:text-properties style:font-name="Monospace" fo:color="#000000" fo:font-size="10pt" style:font-size-asian="10pt"/>
    </style:style>
    <style:style style:name="T872" style:parent-style-name="DefaultParagraphFont" style:family="text">
      <style:text-properties style:font-name="Monospace" fo:color="#000000" fo:font-size="10pt" style:font-size-asian="10pt"/>
    </style:style>
    <style:style style:name="P873" style:parent-style-name="Standard" style:family="paragraph">
      <style:text-properties style:font-name="Monospace" fo:color="#000000" fo:font-size="10pt" style:font-size-asian="10pt"/>
    </style:style>
    <style:style style:name="P874" style:parent-style-name="Standard" style:family="paragraph">
      <style:text-properties style:font-name="Monospace" fo:color="#000000" fo:font-size="10pt" style:font-size-asian="10pt"/>
    </style:style>
    <style:style style:name="P875" style:parent-style-name="Standard" style:family="paragraph">
      <style:text-properties style:font-name="Monospace" fo:font-size="10pt" style:font-size-asian="10pt"/>
    </style:style>
    <style:style style:name="P876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77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7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9" style:parent-style-name="Standard" style:family="paragraph">
      <style:text-properties fo:font-weight="bold" style:font-weight-asian="bold" style:font-weight-complex="bold"/>
    </style:style>
    <style:style style:name="P880" style:parent-style-name="Standard" style:family="paragraph">
      <style:text-properties fo:font-weight="bold" style:font-weight-asian="bold" style:font-weight-complex="bold"/>
    </style:style>
    <style:style style:name="T881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882" style:parent-style-name="DefaultParagraphFont" style:family="text">
      <style:text-properties style:font-name="Monospace" fo:font-weight="bold" style:font-weight-asian="bold" style:font-weight-complex="bold" fo:color="#3F7F7F" fo:font-size="10pt" style:font-size-asian="10pt"/>
    </style:style>
    <style:style style:name="T883" style:parent-style-name="DefaultParagraphFont" style:family="text">
      <style:text-properties style:font-name="Monospace" fo:font-weight="bold" style:font-weight-asian="bold" style:font-weight-complex="bold" fo:font-size="10pt" style:font-size-asian="10pt"/>
    </style:style>
    <style:style style:name="T884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885" style:parent-style-name="DefaultParagraphFont" style:family="text">
      <style:text-properties style:font-name="Monospace" fo:color="#008080" fo:font-size="10pt" style:font-size-asian="10pt"/>
    </style:style>
    <style:style style:name="T886" style:parent-style-name="DefaultParagraphFont" style:family="text">
      <style:text-properties style:font-name="Monospace" fo:color="#3F7F7F" fo:font-size="10pt" style:font-size-asian="10pt"/>
    </style:style>
    <style:style style:name="T887" style:parent-style-name="DefaultParagraphFont" style:family="text">
      <style:text-properties style:font-name="Monospace" fo:color="#008080" fo:font-size="10pt" style:font-size-asian="10pt"/>
    </style:style>
    <style:style style:name="T888" style:parent-style-name="DefaultParagraphFont" style:family="text">
      <style:text-properties style:font-name="Monospace" fo:color="#008080" fo:font-size="10pt" style:font-size-asian="10pt"/>
    </style:style>
    <style:style style:name="T889" style:parent-style-name="DefaultParagraphFont" style:family="text">
      <style:text-properties style:font-name="Monospace" fo:color="#3F7F7F" fo:font-size="10pt" style:font-size-asian="10pt"/>
    </style:style>
    <style:style style:name="T890" style:parent-style-name="DefaultParagraphFont" style:family="text">
      <style:text-properties style:font-name="Monospace" fo:color="#008080" fo:font-size="10pt" style:font-size-asian="10pt"/>
    </style:style>
    <style:style style:name="T891" style:parent-style-name="DefaultParagraphFont" style:family="text">
      <style:text-properties style:font-name="Monospace" fo:color="#008080" fo:font-size="10pt" style:font-size-asian="10pt"/>
    </style:style>
    <style:style style:name="T892" style:parent-style-name="DefaultParagraphFont" style:family="text">
      <style:text-properties style:font-name="Monospace" fo:color="#3F7F7F" fo:font-size="10pt" style:font-size-asian="10pt"/>
    </style:style>
    <style:style style:name="T893" style:parent-style-name="DefaultParagraphFont" style:family="text">
      <style:text-properties style:font-name="Monospace" fo:font-size="10pt" style:font-size-asian="10pt"/>
    </style:style>
    <style:style style:name="T894" style:parent-style-name="DefaultParagraphFont" style:family="text">
      <style:text-properties style:font-name="Monospace" fo:color="#7F007F" fo:font-size="10pt" style:font-size-asian="10pt"/>
    </style:style>
    <style:style style:name="T895" style:parent-style-name="DefaultParagraphFont" style:family="text">
      <style:text-properties style:font-name="Monospace" fo:color="#000000" fo:font-size="10pt" style:font-size-asian="10pt"/>
    </style:style>
    <style:style style:name="T89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897" style:parent-style-name="DefaultParagraphFont" style:family="text">
      <style:text-properties style:font-name="Monospace" fo:color="#008080" fo:font-size="10pt" style:font-size-asian="10pt"/>
    </style:style>
    <style:style style:name="T898" style:parent-style-name="DefaultParagraphFont" style:family="text">
      <style:text-properties style:font-name="Monospace" fo:color="#008080" fo:font-size="10pt" style:font-size-asian="10pt"/>
    </style:style>
    <style:style style:name="T899" style:parent-style-name="DefaultParagraphFont" style:family="text">
      <style:text-properties style:font-name="Monospace" fo:color="#3F7F7F" fo:font-size="10pt" style:font-size-asian="10pt"/>
    </style:style>
    <style:style style:name="T900" style:parent-style-name="DefaultParagraphFont" style:family="text">
      <style:text-properties style:font-name="Monospace" fo:color="#008080" fo:font-size="10pt" style:font-size-asian="10pt"/>
    </style:style>
    <style:style style:name="T901" style:parent-style-name="DefaultParagraphFont" style:family="text">
      <style:text-properties style:font-name="Monospace" fo:color="#000000" fo:font-size="10pt" style:font-size-asian="10pt"/>
    </style:style>
    <style:style style:name="T902" style:parent-style-name="DefaultParagraphFont" style:family="text">
      <style:text-properties style:font-name="Monospace" fo:color="#008080" fo:font-size="10pt" style:font-size-asian="10pt"/>
    </style:style>
    <style:style style:name="T903" style:parent-style-name="DefaultParagraphFont" style:family="text">
      <style:text-properties style:font-name="Monospace" fo:color="#3F7F7F" fo:font-size="10pt" style:font-size-asian="10pt"/>
    </style:style>
    <style:style style:name="T904" style:parent-style-name="DefaultParagraphFont" style:family="text">
      <style:text-properties style:font-name="Monospace" fo:color="#008080" fo:font-size="10pt" style:font-size-asian="10pt"/>
    </style:style>
    <style:style style:name="T905" style:parent-style-name="DefaultParagraphFont" style:family="text">
      <style:text-properties style:font-name="Monospace" fo:color="#008080" fo:font-size="10pt" style:font-size-asian="10pt"/>
    </style:style>
    <style:style style:name="T906" style:parent-style-name="DefaultParagraphFont" style:family="text">
      <style:text-properties style:font-name="Monospace" fo:color="#3F7F7F" fo:font-size="10pt" style:font-size-asian="10pt"/>
    </style:style>
    <style:style style:name="T907" style:parent-style-name="DefaultParagraphFont" style:family="text">
      <style:text-properties style:font-name="Monospace" fo:color="#008080" fo:font-size="10pt" style:font-size-asian="10pt"/>
    </style:style>
    <style:style style:name="T908" style:parent-style-name="DefaultParagraphFont" style:family="text">
      <style:text-properties style:font-name="Monospace" fo:color="#008080" fo:font-size="10pt" style:font-size-asian="10pt"/>
    </style:style>
    <style:style style:name="T909" style:parent-style-name="DefaultParagraphFont" style:family="text">
      <style:text-properties style:font-name="Monospace" fo:color="#3F7F7F" fo:font-size="10pt" style:font-size-asian="10pt"/>
    </style:style>
    <style:style style:name="T910" style:parent-style-name="DefaultParagraphFont" style:family="text">
      <style:text-properties style:font-name="Monospace" fo:color="#008080" fo:font-size="10pt" style:font-size-asian="10pt"/>
    </style:style>
    <style:style style:name="T911" style:parent-style-name="DefaultParagraphFont" style:family="text">
      <style:text-properties style:font-name="Monospace" fo:color="#008080" fo:font-size="10pt" style:font-size-asian="10pt"/>
    </style:style>
    <style:style style:name="T912" style:parent-style-name="DefaultParagraphFont" style:family="text">
      <style:text-properties style:font-name="Monospace" fo:color="#3F7F7F" fo:font-size="10pt" style:font-size-asian="10pt"/>
    </style:style>
    <style:style style:name="T913" style:parent-style-name="DefaultParagraphFont" style:family="text">
      <style:text-properties style:font-name="Monospace" fo:font-size="10pt" style:font-size-asian="10pt"/>
    </style:style>
    <style:style style:name="T914" style:parent-style-name="DefaultParagraphFont" style:family="text">
      <style:text-properties style:font-name="Monospace" fo:color="#7F007F" fo:font-size="10pt" style:font-size-asian="10pt"/>
    </style:style>
    <style:style style:name="T915" style:parent-style-name="DefaultParagraphFont" style:family="text">
      <style:text-properties style:font-name="Monospace" fo:color="#000000" fo:font-size="10pt" style:font-size-asian="10pt"/>
    </style:style>
    <style:style style:name="T91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17" style:parent-style-name="DefaultParagraphFont" style:family="text">
      <style:text-properties style:font-name="Monospace" fo:color="#008080" fo:font-size="10pt" style:font-size-asian="10pt"/>
    </style:style>
    <style:style style:name="T918" style:parent-style-name="DefaultParagraphFont" style:family="text">
      <style:text-properties style:font-name="Monospace" fo:color="#008080" fo:font-size="10pt" style:font-size-asian="10pt"/>
    </style:style>
    <style:style style:name="T919" style:parent-style-name="DefaultParagraphFont" style:family="text">
      <style:text-properties style:font-name="Monospace" fo:color="#3F7F7F" fo:font-size="10pt" style:font-size-asian="10pt"/>
    </style:style>
    <style:style style:name="T920" style:parent-style-name="DefaultParagraphFont" style:family="text">
      <style:text-properties style:font-name="Monospace" fo:font-size="10pt" style:font-size-asian="10pt"/>
    </style:style>
    <style:style style:name="T921" style:parent-style-name="DefaultParagraphFont" style:family="text">
      <style:text-properties style:font-name="Monospace" fo:color="#7F007F" fo:font-size="10pt" style:font-size-asian="10pt"/>
    </style:style>
    <style:style style:name="T922" style:parent-style-name="DefaultParagraphFont" style:family="text">
      <style:text-properties style:font-name="Monospace" fo:color="#000000" fo:font-size="10pt" style:font-size-asian="10pt"/>
    </style:style>
    <style:style style:name="T92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24" style:parent-style-name="DefaultParagraphFont" style:family="text">
      <style:text-properties style:font-name="Monospace" fo:font-size="10pt" style:font-size-asian="10pt"/>
    </style:style>
    <style:style style:name="T925" style:parent-style-name="DefaultParagraphFont" style:family="text">
      <style:text-properties style:font-name="Monospace" fo:color="#7F007F" fo:font-size="10pt" style:font-size-asian="10pt"/>
    </style:style>
    <style:style style:name="T926" style:parent-style-name="DefaultParagraphFont" style:family="text">
      <style:text-properties style:font-name="Monospace" fo:color="#000000" fo:font-size="10pt" style:font-size-asian="10pt"/>
    </style:style>
    <style:style style:name="T92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928" style:parent-style-name="DefaultParagraphFont" style:family="text">
      <style:text-properties style:font-name="Monospace" fo:color="#008080" fo:font-size="10pt" style:font-size-asian="10pt"/>
    </style:style>
    <style:style style:name="T929" style:parent-style-name="DefaultParagraphFont" style:family="text">
      <style:text-properties style:font-name="Monospace" fo:color="#008080" fo:font-size="10pt" style:font-size-asian="10pt"/>
    </style:style>
    <style:style style:name="T930" style:parent-style-name="DefaultParagraphFont" style:family="text">
      <style:text-properties style:font-name="Monospace" fo:color="#3F7F7F" fo:font-size="10pt" style:font-size-asian="10pt"/>
    </style:style>
    <style:style style:name="T931" style:parent-style-name="DefaultParagraphFont" style:family="text">
      <style:text-properties style:font-name="Monospace" fo:color="#008080" fo:font-size="10pt" style:font-size-asian="10pt"/>
    </style:style>
    <style:style style:name="T932" style:parent-style-name="DefaultParagraphFont" style:family="text">
      <style:text-properties style:font-name="Monospace" fo:color="#008080" fo:font-size="10pt" style:font-size-asian="10pt"/>
    </style:style>
    <style:style style:name="T933" style:parent-style-name="DefaultParagraphFont" style:family="text">
      <style:text-properties style:font-name="Monospace" fo:color="#3F7F7F" fo:font-size="10pt" style:font-size-asian="10pt"/>
    </style:style>
    <style:style style:name="T934" style:parent-style-name="DefaultParagraphFont" style:family="text">
      <style:text-properties style:font-name="Monospace" fo:color="#008080" fo:font-size="10pt" style:font-size-asian="10pt"/>
    </style:style>
    <style:style style:name="T935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936" style:parent-style-name="DefaultParagraphFont" style:family="text">
      <style:text-properties style:font-name="Monospace" fo:font-weight="bold" style:font-weight-asian="bold" style:font-weight-complex="bold" fo:color="#3F7F7F" fo:font-size="10pt" style:font-size-asian="10pt"/>
    </style:style>
    <style:style style:name="T937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P938" style:parent-style-name="Standard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39" style:parent-style-name="Standard" style:family="paragraph">
      <style:text-properties style:font-name="Monospace" fo:font-size="10pt" style:font-size-asian="10pt"/>
    </style:style>
    <style:style style:name="T94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41" style:parent-style-name="DefaultParagraphFont" style:family="text">
      <style:text-properties style:font-name="Monospace" fo:color="#000000" fo:font-size="10pt" style:font-size-asian="10pt"/>
    </style:style>
    <style:style style:name="T9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43" style:parent-style-name="DefaultParagraphFont" style:family="text">
      <style:text-properties style:font-name="Monospace" fo:color="#000000" fo:font-size="10pt" style:font-size-asian="10pt"/>
    </style:style>
    <style:style style:name="P944" style:parent-style-name="Standard" style:family="paragraph">
      <style:text-properties style:font-name="Monospace" fo:font-size="10pt" style:font-size-asian="10pt"/>
    </style:style>
    <style:style style:name="T94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46" style:parent-style-name="DefaultParagraphFont" style:family="text">
      <style:text-properties style:font-name="Monospace" fo:color="#000000" fo:font-size="10pt" style:font-size-asian="10pt"/>
    </style:style>
    <style:style style:name="T9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48" style:parent-style-name="DefaultParagraphFont" style:family="text">
      <style:text-properties style:font-name="Monospace" fo:color="#000000" fo:font-size="10pt" style:font-size-asian="10pt"/>
    </style:style>
    <style:style style:name="T9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0" style:parent-style-name="DefaultParagraphFont" style:family="text">
      <style:text-properties style:font-name="Monospace" fo:color="#000000" fo:font-size="10pt" style:font-size-asian="10pt"/>
    </style:style>
    <style:style style:name="T95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2" style:parent-style-name="DefaultParagraphFont" style:family="text">
      <style:text-properties style:font-name="Monospace" fo:color="#000000" fo:font-size="10pt" style:font-size-asian="10pt"/>
    </style:style>
    <style:style style:name="T9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4" style:parent-style-name="DefaultParagraphFont" style:family="text">
      <style:text-properties style:font-name="Monospace" fo:color="#000000" fo:font-size="10pt" style:font-size-asian="10pt"/>
    </style:style>
    <style:style style:name="T9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6" style:parent-style-name="DefaultParagraphFont" style:family="text">
      <style:text-properties style:font-name="Monospace" fo:color="#000000" fo:font-size="10pt" style:font-size-asian="10pt"/>
    </style:style>
    <style:style style:name="T95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8" style:parent-style-name="DefaultParagraphFont" style:family="text">
      <style:text-properties style:font-name="Monospace" fo:color="#000000" fo:font-size="10pt" style:font-size-asian="10pt"/>
    </style:style>
    <style:style style:name="P959" style:parent-style-name="Standard" style:family="paragraph">
      <style:text-properties style:font-name="Monospace" fo:font-size="10pt" style:font-size-asian="10pt"/>
    </style:style>
    <style:style style:name="T960" style:parent-style-name="DefaultParagraphFont" style:family="text">
      <style:text-properties style:font-name="Monospace" fo:color="#646464" fo:font-size="10pt" style:font-size-asian="10pt"/>
    </style:style>
    <style:style style:name="T961" style:parent-style-name="DefaultParagraphFont" style:family="text">
      <style:text-properties style:font-name="Monospace" fo:color="#000000" fo:font-size="10pt" style:font-size-asian="10pt"/>
    </style:style>
    <style:style style:name="T962" style:parent-style-name="DefaultParagraphFont" style:family="text">
      <style:text-properties style:font-name="Monospace" fo:color="#2A00FF" fo:font-size="10pt" style:font-size-asian="10pt"/>
    </style:style>
    <style:style style:name="T963" style:parent-style-name="DefaultParagraphFont" style:family="text">
      <style:text-properties style:font-name="Monospace" fo:color="#000000" fo:font-size="10pt" style:font-size-asian="10pt"/>
    </style:style>
    <style:style style:name="T964" style:parent-style-name="DefaultParagraphFont" style:family="text">
      <style:text-properties style:font-name="Monospace" fo:color="#000000" fo:font-size="10pt" style:font-size-asian="10pt"/>
    </style:style>
    <style:style style:name="T965" style:parent-style-name="DefaultParagraphFont" style:family="text">
      <style:text-properties style:font-name="Monospace" fo:color="#000000" fo:font-size="10pt" style:font-size-asian="10pt"/>
    </style:style>
    <style:style style:name="T966" style:parent-style-name="DefaultParagraphFont" style:family="text">
      <style:text-properties style:font-name="Monospace" fo:color="#646464" fo:font-size="10pt" style:font-size-asian="10pt"/>
    </style:style>
    <style:style style:name="T967" style:parent-style-name="DefaultParagraphFont" style:family="text">
      <style:text-properties style:font-name="Monospace" fo:color="#000000" fo:font-size="10pt" style:font-size-asian="10pt"/>
    </style:style>
    <style:style style:name="T968" style:parent-style-name="DefaultParagraphFont" style:family="text">
      <style:text-properties style:font-name="Monospace" fo:color="#2A00FF" fo:font-size="10pt" style:font-size-asian="10pt"/>
    </style:style>
    <style:style style:name="T969" style:parent-style-name="DefaultParagraphFont" style:family="text">
      <style:text-properties style:font-name="Monospace" fo:color="#000000" fo:font-size="10pt" style:font-size-asian="10pt"/>
    </style:style>
    <style:style style:name="T970" style:parent-style-name="DefaultParagraphFont" style:family="text">
      <style:text-properties style:font-name="Monospace" fo:color="#2A00FF" fo:font-size="10pt" style:font-size-asian="10pt"/>
    </style:style>
    <style:style style:name="T971" style:parent-style-name="DefaultParagraphFont" style:family="text">
      <style:text-properties style:font-name="Monospace" fo:color="#000000" fo:font-size="10pt" style:font-size-asian="10pt"/>
    </style:style>
    <style:style style:name="T972" style:parent-style-name="DefaultParagraphFont" style:family="text">
      <style:text-properties style:font-name="Monospace" fo:color="#000000" fo:font-size="10pt" style:font-size-asian="10pt"/>
    </style:style>
    <style:style style:name="T973" style:parent-style-name="DefaultParagraphFont" style:family="text">
      <style:text-properties style:font-name="Monospace" fo:color="#000000" fo:font-size="10pt" style:font-size-asian="10pt"/>
    </style:style>
    <style:style style:name="T974" style:parent-style-name="DefaultParagraphFont" style:family="text">
      <style:text-properties style:font-name="Monospace" fo:color="#646464" fo:font-size="10pt" style:font-size-asian="10pt"/>
    </style:style>
    <style:style style:name="T975" style:parent-style-name="DefaultParagraphFont" style:family="text">
      <style:text-properties style:font-name="Monospace" fo:color="#000000" fo:font-size="10pt" style:font-size-asian="10pt"/>
    </style:style>
    <style:style style:name="T976" style:parent-style-name="DefaultParagraphFont" style:family="text">
      <style:text-properties style:font-name="Monospace" fo:color="#2A00FF" fo:font-size="10pt" style:font-size-asian="10pt"/>
    </style:style>
    <style:style style:name="T977" style:parent-style-name="DefaultParagraphFont" style:family="text">
      <style:text-properties style:font-name="Monospace" fo:color="#000000" fo:font-size="10pt" style:font-size-asian="10pt"/>
    </style:style>
    <style:style style:name="T978" style:parent-style-name="DefaultParagraphFont" style:family="text">
      <style:text-properties style:font-name="Monospace" fo:color="#2A00FF" fo:font-size="10pt" style:font-size-asian="10pt"/>
    </style:style>
    <style:style style:name="T979" style:parent-style-name="DefaultParagraphFont" style:family="text">
      <style:text-properties style:font-name="Monospace" fo:color="#000000" fo:font-size="10pt" style:font-size-asian="10pt"/>
    </style:style>
    <style:style style:name="P980" style:parent-style-name="Standard" style:family="paragraph">
      <style:text-properties style:font-name="Monospace" fo:color="#000000" fo:font-size="10pt" style:font-size-asian="10pt"/>
    </style:style>
    <style:style style:name="P981" style:parent-style-name="Standard" style:family="paragraph">
      <style:text-properties style:font-name="Monospace" fo:color="#000000" fo:font-size="10pt" style:font-size-asian="10pt"/>
    </style:style>
    <style:style style:name="T98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83" style:parent-style-name="DefaultParagraphFont" style:family="text">
      <style:text-properties style:font-name="Monospace" fo:color="#000000" fo:font-size="10pt" style:font-size-asian="10pt"/>
    </style:style>
    <style:style style:name="T9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85" style:parent-style-name="DefaultParagraphFont" style:family="text">
      <style:text-properties style:font-name="Monospace" fo:color="#000000" fo:font-size="10pt" style:font-size-asian="10pt"/>
    </style:style>
    <style:style style:name="T9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87" style:parent-style-name="DefaultParagraphFont" style:family="text">
      <style:text-properties style:font-name="Monospace" fo:color="#000000" fo:font-size="10pt" style:font-size-asian="10pt"/>
    </style:style>
    <style:style style:name="T988" style:parent-style-name="DefaultParagraphFont" style:family="text">
      <style:text-properties style:font-name="Monospace" fo:color="#000000" fo:font-size="10pt" style:font-size-asian="10pt"/>
    </style:style>
    <style:style style:name="T98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90" style:parent-style-name="DefaultParagraphFont" style:family="text">
      <style:text-properties style:font-name="Monospace" fo:color="#000000" fo:font-size="10pt" style:font-size-asian="10pt"/>
    </style:style>
    <style:style style:name="T9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92" style:parent-style-name="DefaultParagraphFont" style:family="text">
      <style:text-properties style:font-name="Monospace" fo:color="#000000" fo:font-size="10pt" style:font-size-asian="10pt"/>
    </style:style>
    <style:style style:name="T9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94" style:parent-style-name="DefaultParagraphFont" style:family="text">
      <style:text-properties style:font-name="Monospace" fo:color="#000000" fo:font-size="10pt" style:font-size-asian="10pt"/>
    </style:style>
    <style:style style:name="T99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96" style:parent-style-name="DefaultParagraphFont" style:family="text">
      <style:text-properties style:font-name="Monospace" fo:color="#000000" fo:font-size="10pt" style:font-size-asian="10pt"/>
    </style:style>
    <style:style style:name="T997" style:parent-style-name="DefaultParagraphFont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998" style:parent-style-name="DefaultParagraphFont" style:family="text">
      <style:text-properties style:font-name="Monospace" fo:color="#000000" fo:font-size="10pt" style:font-size-asian="10pt"/>
    </style:style>
    <style:style style:name="P999" style:parent-style-name="Standard" style:family="paragraph">
      <style:text-properties style:font-name="Monospace" fo:color="#000000" fo:font-size="10pt" style:font-size-asian="10pt"/>
    </style:style>
    <style:style style:name="T1000" style:parent-style-name="DefaultParagraphFont" style:family="text">
      <style:text-properties style:font-name="Monospace" fo:color="#000000" fo:font-size="10pt" style:font-size-asian="10pt"/>
    </style:style>
    <style:style style:name="T100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02" style:parent-style-name="DefaultParagraphFont" style:family="text">
      <style:text-properties style:font-name="Monospace" fo:color="#000000" fo:font-size="10pt" style:font-size-asian="10pt"/>
    </style:style>
    <style:style style:name="T100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04" style:parent-style-name="DefaultParagraphFont" style:family="text">
      <style:text-properties style:font-name="Monospace" fo:color="#000000" fo:font-size="10pt" style:font-size-asian="10pt"/>
    </style:style>
    <style:style style:name="T1005" style:parent-style-name="DefaultParagraphFont" style:family="text">
      <style:text-properties style:font-name="Monospace" fo:color="#6A3E3E" fo:font-size="10pt" style:font-size-asian="10pt"/>
    </style:style>
    <style:style style:name="T1006" style:parent-style-name="DefaultParagraphFont" style:family="text">
      <style:text-properties style:font-name="Monospace" fo:color="#000000" fo:font-size="10pt" style:font-size-asian="10pt"/>
    </style:style>
    <style:style style:name="T1007" style:parent-style-name="DefaultParagraphFont" style:family="text">
      <style:text-properties style:font-name="Monospace" fo:color="#6A3E3E" fo:font-size="10pt" style:font-size-asian="10pt"/>
    </style:style>
    <style:style style:name="T1008" style:parent-style-name="DefaultParagraphFont" style:family="text">
      <style:text-properties style:font-name="Monospace" fo:color="#000000" fo:font-size="10pt" style:font-size-asian="10pt"/>
    </style:style>
    <style:style style:name="T100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10" style:parent-style-name="DefaultParagraphFont" style:family="text">
      <style:text-properties style:font-name="Monospace" fo:color="#000000" fo:font-size="10pt" style:font-size-asian="10pt"/>
    </style:style>
    <style:style style:name="P1011" style:parent-style-name="Standard" style:family="paragraph">
      <style:text-properties style:font-name="Monospace" fo:color="#000000" fo:font-size="10pt" style:font-size-asian="10pt"/>
    </style:style>
    <style:style style:name="T1012" style:parent-style-name="DefaultParagraphFont" style:family="text">
      <style:text-properties style:font-name="Monospace" fo:color="#000000" fo:font-size="10pt" style:font-size-asian="10pt"/>
    </style:style>
    <style:style style:name="T1013" style:parent-style-name="DefaultParagraphFont" style:family="text">
      <style:text-properties style:font-name="Monospace" fo:color="#000000" fo:font-size="10pt" style:font-size-asian="10pt"/>
    </style:style>
    <style:style style:name="T1014" style:parent-style-name="DefaultParagraphFont" style:family="text">
      <style:text-properties style:font-name="Monospace" fo:color="#000000" fo:font-size="10pt" style:font-size-asian="10pt"/>
    </style:style>
    <style:style style:name="T1015" style:parent-style-name="DefaultParagraphFont" style:family="text">
      <style:text-properties style:font-name="Monospace" fo:color="#6A3E3E" fo:font-size="10pt" style:font-size-asian="10pt"/>
    </style:style>
    <style:style style:name="T1016" style:parent-style-name="DefaultParagraphFont" style:family="text">
      <style:text-properties style:font-name="Monospace" fo:color="#000000" fo:font-size="10pt" style:font-size-asian="10pt"/>
    </style:style>
    <style:style style:name="T1017" style:parent-style-name="DefaultParagraphFont" style:family="text">
      <style:text-properties style:font-name="Monospace" fo:color="#6A3E3E" fo:font-size="10pt" style:font-size-asian="10pt"/>
    </style:style>
    <style:style style:name="T1018" style:parent-style-name="DefaultParagraphFont" style:family="text">
      <style:text-properties style:font-name="Monospace" fo:color="#000000" fo:font-size="10pt" style:font-size-asian="10pt"/>
    </style:style>
    <style:style style:name="T1019" style:parent-style-name="DefaultParagraphFont" style:family="text">
      <style:text-properties style:font-name="Monospace" fo:color="#000000" fo:font-size="10pt" style:font-size-asian="10pt"/>
    </style:style>
    <style:style style:name="T1020" style:parent-style-name="DefaultParagraphFont" style:family="text">
      <style:text-properties style:font-name="Monospace" fo:color="#000000" fo:font-size="10pt" style:font-size-asian="10pt"/>
    </style:style>
    <style:style style:name="T1021" style:parent-style-name="DefaultParagraphFont" style:family="text">
      <style:text-properties style:font-name="Monospace" fo:color="#000000" fo:font-size="10pt" style:font-size-asian="10pt"/>
    </style:style>
    <style:style style:name="T1022" style:parent-style-name="DefaultParagraphFont" style:family="text">
      <style:text-properties style:font-name="Monospace" fo:color="#6A3E3E" fo:font-size="10pt" style:font-size-asian="10pt"/>
    </style:style>
    <style:style style:name="T1023" style:parent-style-name="DefaultParagraphFont" style:family="text">
      <style:text-properties style:font-name="Monospace" fo:color="#000000" fo:font-size="10pt" style:font-size-asian="10pt"/>
    </style:style>
    <style:style style:name="T1024" style:parent-style-name="DefaultParagraphFont" style:family="text">
      <style:text-properties style:font-name="Monospace" fo:color="#2A00FF" fo:font-size="10pt" style:font-size-asian="10pt"/>
    </style:style>
    <style:style style:name="T1025" style:parent-style-name="DefaultParagraphFont" style:family="text">
      <style:text-properties style:font-name="Monospace" fo:color="#000000" fo:font-size="10pt" style:font-size-asian="10pt"/>
    </style:style>
    <style:style style:name="T1026" style:parent-style-name="DefaultParagraphFont" style:family="text">
      <style:text-properties style:font-name="Monospace" fo:color="#000000" fo:font-size="10pt" style:font-size-asian="10pt"/>
    </style:style>
    <style:style style:name="T1027" style:parent-style-name="DefaultParagraphFont" style:family="text">
      <style:text-properties style:font-name="Monospace" fo:color="#000000" fo:font-size="10pt" style:font-size-asian="10pt"/>
    </style:style>
    <style:style style:name="T1028" style:parent-style-name="DefaultParagraphFont" style:family="text">
      <style:text-properties style:font-name="Monospace" fo:color="#000000" fo:font-size="10pt" style:font-size-asian="10pt"/>
    </style:style>
    <style:style style:name="T1029" style:parent-style-name="DefaultParagraphFont" style:family="text">
      <style:text-properties style:font-name="Monospace" fo:color="#6A3E3E" fo:font-size="10pt" style:font-size-asian="10pt"/>
    </style:style>
    <style:style style:name="T1030" style:parent-style-name="DefaultParagraphFont" style:family="text">
      <style:text-properties style:font-name="Monospace" fo:color="#000000" fo:font-size="10pt" style:font-size-asian="10pt"/>
    </style:style>
    <style:style style:name="T1031" style:parent-style-name="DefaultParagraphFont" style:family="text">
      <style:text-properties style:font-name="Monospace" fo:color="#6A3E3E" fo:font-size="10pt" style:font-size-asian="10pt"/>
    </style:style>
    <style:style style:name="T1032" style:parent-style-name="DefaultParagraphFont" style:family="text">
      <style:text-properties style:font-name="Monospace" fo:color="#000000" fo:font-size="10pt" style:font-size-asian="10pt"/>
    </style:style>
    <style:style style:name="T1033" style:parent-style-name="DefaultParagraphFont" style:family="text">
      <style:text-properties style:font-name="Monospace" fo:color="#2A00FF" fo:font-size="10pt" style:font-size-asian="10pt"/>
    </style:style>
    <style:style style:name="T1034" style:parent-style-name="DefaultParagraphFont" style:family="text">
      <style:text-properties style:font-name="Monospace" fo:color="#000000" fo:font-size="10pt" style:font-size-asian="10pt"/>
    </style:style>
    <style:style style:name="T1035" style:parent-style-name="DefaultParagraphFont" style:family="text">
      <style:text-properties style:font-name="Monospace" fo:color="#000000" fo:font-size="10pt" style:font-size-asian="10pt"/>
    </style:style>
    <style:style style:name="T1036" style:parent-style-name="DefaultParagraphFont" style:family="text">
      <style:text-properties style:font-name="Monospace" fo:color="#000000" fo:font-size="10pt" style:font-size-asian="10pt"/>
    </style:style>
    <style:style style:name="T1037" style:parent-style-name="DefaultParagraphFont" style:family="text">
      <style:text-properties style:font-name="Monospace" fo:color="#000000" fo:font-size="10pt" style:font-size-asian="10pt"/>
    </style:style>
    <style:style style:name="T1038" style:parent-style-name="DefaultParagraphFont" style:family="text">
      <style:text-properties style:font-name="Monospace" fo:color="#6A3E3E" fo:font-size="10pt" style:font-size-asian="10pt"/>
    </style:style>
    <style:style style:name="T1039" style:parent-style-name="DefaultParagraphFont" style:family="text">
      <style:text-properties style:font-name="Monospace" fo:color="#000000" fo:font-size="10pt" style:font-size-asian="10pt"/>
    </style:style>
    <style:style style:name="T1040" style:parent-style-name="DefaultParagraphFont" style:family="text">
      <style:text-properties style:font-name="Monospace" fo:color="#6A3E3E" fo:font-size="10pt" style:font-size-asian="10pt"/>
    </style:style>
    <style:style style:name="T1041" style:parent-style-name="DefaultParagraphFont" style:family="text">
      <style:text-properties style:font-name="Monospace" fo:color="#000000" fo:font-size="10pt" style:font-size-asian="10pt"/>
    </style:style>
    <style:style style:name="T1042" style:parent-style-name="DefaultParagraphFont" style:family="text">
      <style:text-properties style:font-name="Monospace" fo:color="#2A00FF" fo:font-size="10pt" style:font-size-asian="10pt"/>
    </style:style>
    <style:style style:name="T1043" style:parent-style-name="DefaultParagraphFont" style:family="text">
      <style:text-properties style:font-name="Monospace" fo:color="#000000" fo:font-size="10pt" style:font-size-asian="10pt"/>
    </style:style>
    <style:style style:name="T1044" style:parent-style-name="DefaultParagraphFont" style:family="text">
      <style:text-properties style:font-name="Monospace" fo:color="#000000" fo:font-size="10pt" style:font-size-asian="10pt"/>
    </style:style>
    <style:style style:name="T1045" style:parent-style-name="DefaultParagraphFont" style:family="text">
      <style:text-properties style:font-name="Monospace" fo:color="#000000" fo:font-size="10pt" style:font-size-asian="10pt"/>
    </style:style>
    <style:style style:name="T1046" style:parent-style-name="DefaultParagraphFont" style:family="text">
      <style:text-properties style:font-name="Monospace" fo:color="#000000" fo:font-size="10pt" style:font-size-asian="10pt"/>
    </style:style>
    <style:style style:name="T1047" style:parent-style-name="DefaultParagraphFont" style:family="text">
      <style:text-properties style:font-name="Monospace" fo:color="#6A3E3E" fo:font-size="10pt" style:font-size-asian="10pt"/>
    </style:style>
    <style:style style:name="T1048" style:parent-style-name="DefaultParagraphFont" style:family="text">
      <style:text-properties style:font-name="Monospace" fo:color="#000000" fo:font-size="10pt" style:font-size-asian="10pt"/>
    </style:style>
    <style:style style:name="T1049" style:parent-style-name="DefaultParagraphFont" style:family="text">
      <style:text-properties style:font-name="Monospace" fo:color="#000000" fo:font-size="10pt" style:font-size-asian="10pt"/>
    </style:style>
    <style:style style:name="T1050" style:parent-style-name="DefaultParagraphFont" style:family="text">
      <style:text-properties style:font-name="Monospace" fo:color="#000000" fo:font-size="10pt" style:font-size-asian="10pt"/>
    </style:style>
    <style:style style:name="T1051" style:parent-style-name="DefaultParagraphFont" style:family="text">
      <style:text-properties style:font-name="Monospace" fo:color="#000000" fo:font-size="10pt" style:font-size-asian="10pt"/>
    </style:style>
    <style:style style:name="T1052" style:parent-style-name="DefaultParagraphFont" style:family="text">
      <style:text-properties style:font-name="Monospace" fo:color="#6A3E3E" fo:font-size="10pt" style:font-size-asian="10pt"/>
    </style:style>
    <style:style style:name="T1053" style:parent-style-name="DefaultParagraphFont" style:family="text">
      <style:text-properties style:font-name="Monospace" fo:color="#000000" fo:font-size="10pt" style:font-size-asian="10pt"/>
    </style:style>
    <style:style style:name="T1054" style:parent-style-name="DefaultParagraphFont" style:family="text">
      <style:text-properties style:font-name="Monospace" fo:color="#6A3E3E" fo:font-size="10pt" style:font-size-asian="10pt"/>
    </style:style>
    <style:style style:name="T1055" style:parent-style-name="DefaultParagraphFont" style:family="text">
      <style:text-properties style:font-name="Monospace" fo:color="#000000" fo:font-size="10pt" style:font-size-asian="10pt"/>
    </style:style>
    <style:style style:name="T1056" style:parent-style-name="DefaultParagraphFont" style:family="text">
      <style:text-properties style:font-name="Monospace" fo:color="#2A00FF" fo:font-size="10pt" style:font-size-asian="10pt"/>
    </style:style>
    <style:style style:name="T1057" style:parent-style-name="DefaultParagraphFont" style:family="text">
      <style:text-properties style:font-name="Monospace" fo:color="#000000" fo:font-size="10pt" style:font-size-asian="10pt"/>
    </style:style>
    <style:style style:name="T1058" style:parent-style-name="DefaultParagraphFont" style:family="text">
      <style:text-properties style:font-name="Monospace" fo:color="#000000" fo:font-size="10pt" style:font-size-asian="10pt"/>
    </style:style>
    <style:style style:name="T1059" style:parent-style-name="DefaultParagraphFont" style:family="text">
      <style:text-properties style:font-name="Monospace" fo:color="#000000" fo:font-size="10pt" style:font-size-asian="10pt"/>
    </style:style>
    <style:style style:name="T1060" style:parent-style-name="DefaultParagraphFont" style:family="text">
      <style:text-properties style:font-name="Monospace" fo:color="#000000" fo:font-size="10pt" style:font-size-asian="10pt"/>
    </style:style>
    <style:style style:name="T1061" style:parent-style-name="DefaultParagraphFont" style:family="text">
      <style:text-properties style:font-name="Monospace" fo:color="#6A3E3E" fo:font-size="10pt" style:font-size-asian="10pt"/>
    </style:style>
    <style:style style:name="T1062" style:parent-style-name="DefaultParagraphFont" style:family="text">
      <style:text-properties style:font-name="Monospace" fo:color="#000000" fo:font-size="10pt" style:font-size-asian="10pt"/>
    </style:style>
    <style:style style:name="T1063" style:parent-style-name="DefaultParagraphFont" style:family="text">
      <style:text-properties style:font-name="Monospace" fo:color="#6A3E3E" fo:font-size="10pt" style:font-size-asian="10pt"/>
    </style:style>
    <style:style style:name="T1064" style:parent-style-name="DefaultParagraphFont" style:family="text">
      <style:text-properties style:font-name="Monospace" fo:color="#000000" fo:font-size="10pt" style:font-size-asian="10pt"/>
    </style:style>
    <style:style style:name="T1065" style:parent-style-name="DefaultParagraphFont" style:family="text">
      <style:text-properties style:font-name="Monospace" fo:color="#2A00FF" fo:font-size="10pt" style:font-size-asian="10pt"/>
    </style:style>
    <style:style style:name="T1066" style:parent-style-name="DefaultParagraphFont" style:family="text">
      <style:text-properties style:font-name="Monospace" fo:color="#000000" fo:font-size="10pt" style:font-size-asian="10pt"/>
    </style:style>
    <style:style style:name="T1067" style:parent-style-name="DefaultParagraphFont" style:family="text">
      <style:text-properties style:font-name="Monospace" fo:color="#000000" fo:font-size="10pt" style:font-size-asian="10pt"/>
    </style:style>
    <style:style style:name="T1068" style:parent-style-name="DefaultParagraphFont" style:family="text">
      <style:text-properties style:font-name="Monospace" fo:color="#000000" fo:font-size="10pt" style:font-size-asian="10pt"/>
    </style:style>
    <style:style style:name="T1069" style:parent-style-name="DefaultParagraphFont" style:family="text">
      <style:text-properties style:font-name="Monospace" fo:color="#000000" fo:font-size="10pt" style:font-size-asian="10pt"/>
    </style:style>
    <style:style style:name="T107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71" style:parent-style-name="DefaultParagraphFont" style:family="text">
      <style:text-properties style:font-name="Monospace" fo:color="#000000" fo:font-size="10pt" style:font-size-asian="10pt"/>
    </style:style>
    <style:style style:name="T1072" style:parent-style-name="DefaultParagraphFont" style:family="text">
      <style:text-properties style:font-name="Monospace" fo:color="#6A3E3E" fo:font-size="10pt" style:font-size-asian="10pt"/>
    </style:style>
    <style:style style:name="T1073" style:parent-style-name="DefaultParagraphFont" style:family="text">
      <style:text-properties style:font-name="Monospace" fo:color="#000000" fo:font-size="10pt" style:font-size-asian="10pt"/>
    </style:style>
    <style:style style:name="T1074" style:parent-style-name="DefaultParagraphFont" style:family="text">
      <style:text-properties style:font-name="Monospace" fo:color="#6A3E3E" fo:font-size="10pt" style:font-size-asian="10pt"/>
    </style:style>
    <style:style style:name="T1075" style:parent-style-name="DefaultParagraphFont" style:family="text">
      <style:text-properties style:font-name="Monospace" fo:color="#000000" fo:font-size="10pt" style:font-size-asian="10pt"/>
    </style:style>
    <style:style style:name="T1076" style:parent-style-name="DefaultParagraphFont" style:family="text">
      <style:text-properties style:font-name="Monospace" fo:color="#6A3E3E" fo:font-size="10pt" style:font-size-asian="10pt"/>
    </style:style>
    <style:style style:name="T1077" style:parent-style-name="DefaultParagraphFont" style:family="text">
      <style:text-properties style:font-name="Monospace" fo:color="#000000" fo:font-size="10pt" style:font-size-asian="10pt"/>
    </style:style>
    <style:style style:name="T1078" style:parent-style-name="DefaultParagraphFont" style:family="text">
      <style:text-properties style:font-name="Monospace" fo:color="#6A3E3E" fo:font-size="10pt" style:font-size-asian="10pt"/>
    </style:style>
    <style:style style:name="T1079" style:parent-style-name="DefaultParagraphFont" style:family="text">
      <style:text-properties style:font-name="Monospace" fo:color="#000000" fo:font-size="10pt" style:font-size-asian="10pt"/>
    </style:style>
    <style:style style:name="T1080" style:parent-style-name="DefaultParagraphFont" style:family="text">
      <style:text-properties style:font-name="Monospace" fo:color="#000000" fo:font-size="10pt" style:font-size-asian="10pt"/>
    </style:style>
    <style:style style:name="T1081" style:parent-style-name="DefaultParagraphFont" style:family="text">
      <style:text-properties style:font-name="Monospace" fo:color="#000000" fo:font-size="10pt" style:font-size-asian="10pt"/>
    </style:style>
    <style:style style:name="T1082" style:parent-style-name="DefaultParagraphFont" style:family="text">
      <style:text-properties style:font-name="Monospace" fo:color="#000000" fo:font-size="10pt" style:font-size-asian="10pt"/>
    </style:style>
    <style:style style:name="T1083" style:parent-style-name="DefaultParagraphFont" style:family="text">
      <style:text-properties style:font-name="Monospace" fo:color="#000000" fo:font-size="10pt" style:font-size-asian="10pt"/>
    </style:style>
    <style:style style:name="T1084" style:parent-style-name="DefaultParagraphFont" style:family="text">
      <style:text-properties style:font-name="Monospace" fo:color="#6A3E3E" fo:font-size="10pt" style:font-size-asian="10pt"/>
    </style:style>
    <style:style style:name="T1085" style:parent-style-name="DefaultParagraphFont" style:family="text">
      <style:text-properties style:font-name="Monospace" fo:color="#000000" fo:font-size="10pt" style:font-size-asian="10pt"/>
    </style:style>
    <style:style style:name="T1086" style:parent-style-name="DefaultParagraphFont" style:family="text">
      <style:text-properties style:font-name="Monospace" fo:color="#2A00FF" fo:font-size="10pt" style:font-size-asian="10pt"/>
    </style:style>
    <style:style style:name="T1087" style:parent-style-name="DefaultParagraphFont" style:family="text">
      <style:text-properties style:font-name="Monospace" fo:color="#000000" fo:font-size="10pt" style:font-size-asian="10pt"/>
    </style:style>
    <style:style style:name="P1088" style:parent-style-name="Standard" style:family="paragraph">
      <style:text-properties style:font-name="Monospace" fo:color="#000000" fo:font-size="10pt" style:font-size-asian="10pt"/>
    </style:style>
    <style:style style:name="T1089" style:parent-style-name="DefaultParagraphFont" style:family="text">
      <style:text-properties style:font-name="Monospace" fo:color="#000000" fo:font-size="10pt" style:font-size-asian="10pt"/>
    </style:style>
    <style:style style:name="T1090" style:parent-style-name="DefaultParagraphFont" style:family="text">
      <style:text-properties style:font-name="Monospace" fo:color="#000000" fo:font-size="10pt" style:font-size-asian="10pt"/>
    </style:style>
    <style:style style:name="T1091" style:parent-style-name="DefaultParagraphFont" style:family="text">
      <style:text-properties style:font-name="Monospace" fo:color="#000000" fo:font-size="10pt" style:font-size-asian="10pt"/>
    </style:style>
    <style:style style:name="T109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93" style:parent-style-name="DefaultParagraphFont" style:family="text">
      <style:text-properties style:font-name="Monospace" fo:color="#000000" fo:font-size="10pt" style:font-size-asian="10pt"/>
    </style:style>
    <style:style style:name="T1094" style:parent-style-name="DefaultParagraphFont" style:family="text">
      <style:text-properties style:font-name="Monospace" fo:color="#000000" fo:font-size="10pt" style:font-size-asian="10pt"/>
    </style:style>
    <style:style style:name="T1095" style:parent-style-name="DefaultParagraphFont" style:family="text">
      <style:text-properties style:font-name="Monospace" fo:color="#000000" fo:font-size="10pt" style:font-size-asian="10pt"/>
    </style:style>
    <style:style style:name="T1096" style:parent-style-name="DefaultParagraphFont" style:family="text">
      <style:text-properties style:font-name="Monospace" fo:color="#000000" fo:font-size="10pt" style:font-size-asian="10pt"/>
    </style:style>
    <style:style style:name="T1097" style:parent-style-name="DefaultParagraphFont" style:family="text">
      <style:text-properties style:font-name="Monospace" fo:color="#000000" fo:font-size="10pt" style:font-size-asian="10pt"/>
    </style:style>
    <style:style style:name="T1098" style:parent-style-name="DefaultParagraphFont" style:family="text">
      <style:text-properties style:font-name="Monospace" fo:color="#6A3E3E" fo:font-size="10pt" style:font-size-asian="10pt"/>
    </style:style>
    <style:style style:name="T1099" style:parent-style-name="DefaultParagraphFont" style:family="text">
      <style:text-properties style:font-name="Monospace" fo:color="#000000" fo:font-size="10pt" style:font-size-asian="10pt"/>
    </style:style>
    <style:style style:name="T1100" style:parent-style-name="DefaultParagraphFont" style:family="text">
      <style:text-properties style:font-name="Monospace" fo:color="#2A00FF" fo:font-size="10pt" style:font-size-asian="10pt"/>
    </style:style>
    <style:style style:name="T1101" style:parent-style-name="DefaultParagraphFont" style:family="text">
      <style:text-properties style:font-name="Monospace" fo:color="#000000" fo:font-size="10pt" style:font-size-asian="10pt"/>
    </style:style>
    <style:style style:name="P1102" style:parent-style-name="Standard" style:family="paragraph">
      <style:text-properties style:font-name="Monospace" fo:color="#000000" fo:font-size="10pt" style:font-size-asian="10pt"/>
    </style:style>
    <style:style style:name="P1103" style:parent-style-name="Standard" style:family="paragraph">
      <style:text-properties style:font-name="Monospace" fo:color="#000000" fo:font-size="10pt" style:font-size-asian="10pt"/>
    </style:style>
    <style:style style:name="P1104" style:parent-style-name="Standard" style:family="paragraph">
      <style:text-properties style:font-name="Monospace" fo:color="#000000" fo:font-size="10pt" style:font-size-asian="10pt"/>
    </style:style>
    <style:style style:name="P1105" style:parent-style-name="Standard" style:family="paragraph">
      <style:text-properties style:font-name="Monospace" fo:font-size="10pt" style:font-size-asian="10pt"/>
    </style:style>
    <style:style style:name="P1106" style:parent-style-name="Standard" style:family="paragraph">
      <style:text-properties style:font-name="Monospace" fo:color="#000000" fo:font-size="10pt" style:font-size-asian="10pt"/>
    </style:style>
    <style:style style:name="P1107" style:parent-style-name="Standard" style:family="paragraph">
      <style:text-properties style:font-name="Monospace" fo:font-size="10pt" style:font-size-asian="10pt"/>
    </style:style>
    <style:style style:name="P1108" style:parent-style-name="Standard" style:family="paragraph">
      <style:text-properties style:font-name="Monospace" fo:font-weight="bold" style:font-weight-asian="bold" style:font-weight-complex="bold" fo:font-size="10pt" style:font-size-asian="10pt"/>
    </style:style>
    <style:style style:name="P1109" style:parent-style-name="Standard" style:family="paragraph">
      <style:text-properties style:font-name="Monospace" fo:font-size="10pt" style:font-size-asian="10pt"/>
    </style:style>
    <style:style style:name="T1110" style:parent-style-name="DefaultParagraphFont" style:family="text">
      <style:text-properties style:font-name="Monospace" fo:color="#008080" fo:font-size="10pt" style:font-size-asian="10pt"/>
    </style:style>
    <style:style style:name="T1111" style:parent-style-name="DefaultParagraphFont" style:family="text">
      <style:text-properties style:font-name="Monospace" fo:color="#3F7F7F" fo:font-size="10pt" style:font-size-asian="10pt"/>
    </style:style>
    <style:style style:name="T1112" style:parent-style-name="DefaultParagraphFont" style:family="text">
      <style:text-properties style:font-name="Monospace" fo:font-size="10pt" style:font-size-asian="10pt"/>
    </style:style>
    <style:style style:name="T1113" style:parent-style-name="DefaultParagraphFont" style:family="text">
      <style:text-properties style:font-name="Monospace" fo:color="#008080" fo:font-size="10pt" style:font-size-asian="10pt"/>
    </style:style>
    <style:style style:name="T1114" style:parent-style-name="DefaultParagraphFont" style:family="text">
      <style:text-properties style:font-name="Monospace" fo:color="#008080" fo:font-size="10pt" style:font-size-asian="10pt"/>
    </style:style>
    <style:style style:name="T1115" style:parent-style-name="DefaultParagraphFont" style:family="text">
      <style:text-properties style:font-name="Monospace" fo:color="#3F7F7F" fo:font-size="10pt" style:font-size-asian="10pt"/>
    </style:style>
    <style:style style:name="T1116" style:parent-style-name="DefaultParagraphFont" style:family="text">
      <style:text-properties style:font-name="Monospace" fo:color="#008080" fo:font-size="10pt" style:font-size-asian="10pt"/>
    </style:style>
    <style:style style:name="T1117" style:parent-style-name="DefaultParagraphFont" style:family="text">
      <style:text-properties style:font-name="Monospace" fo:color="#008080" fo:font-size="10pt" style:font-size-asian="10pt"/>
    </style:style>
    <style:style style:name="T1118" style:parent-style-name="DefaultParagraphFont" style:family="text">
      <style:text-properties style:font-name="Monospace" fo:color="#3F7F7F" fo:font-size="10pt" style:font-size-asian="10pt"/>
    </style:style>
    <style:style style:name="T1119" style:parent-style-name="DefaultParagraphFont" style:family="text">
      <style:text-properties style:font-name="Monospace" fo:color="#008080" fo:font-size="10pt" style:font-size-asian="10pt"/>
    </style:style>
    <style:style style:name="T1120" style:parent-style-name="DefaultParagraphFont" style:family="text">
      <style:text-properties style:font-name="Monospace" fo:color="#008080" fo:font-size="10pt" style:font-size-asian="10pt"/>
    </style:style>
    <style:style style:name="T1121" style:parent-style-name="DefaultParagraphFont" style:family="text">
      <style:text-properties style:font-name="Monospace" fo:color="#3F7F7F" fo:font-size="10pt" style:font-size-asian="10pt"/>
    </style:style>
    <style:style style:name="T1122" style:parent-style-name="DefaultParagraphFont" style:family="text">
      <style:text-properties style:font-name="Monospace" fo:font-size="10pt" style:font-size-asian="10pt"/>
    </style:style>
    <style:style style:name="T1123" style:parent-style-name="DefaultParagraphFont" style:family="text">
      <style:text-properties style:font-name="Monospace" fo:color="#7F007F" fo:font-size="10pt" style:font-size-asian="10pt"/>
    </style:style>
    <style:style style:name="T1124" style:parent-style-name="DefaultParagraphFont" style:family="text">
      <style:text-properties style:font-name="Monospace" fo:color="#000000" fo:font-size="10pt" style:font-size-asian="10pt"/>
    </style:style>
    <style:style style:name="T112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26" style:parent-style-name="DefaultParagraphFont" style:family="text">
      <style:text-properties style:font-name="Monospace" fo:color="#008080" fo:font-size="10pt" style:font-size-asian="10pt"/>
    </style:style>
    <style:style style:name="T1127" style:parent-style-name="DefaultParagraphFont" style:family="text">
      <style:text-properties style:font-name="Monospace" fo:color="#008080" fo:font-size="10pt" style:font-size-asian="10pt"/>
    </style:style>
    <style:style style:name="T1128" style:parent-style-name="DefaultParagraphFont" style:family="text">
      <style:text-properties style:font-name="Monospace" fo:color="#3F7F7F" fo:font-size="10pt" style:font-size-asian="10pt"/>
    </style:style>
    <style:style style:name="T1129" style:parent-style-name="DefaultParagraphFont" style:family="text">
      <style:text-properties style:font-name="Monospace" fo:color="#008080" fo:font-size="10pt" style:font-size-asian="10pt"/>
    </style:style>
    <style:style style:name="T1130" style:parent-style-name="DefaultParagraphFont" style:family="text">
      <style:text-properties style:font-name="Monospace" fo:color="#000000" fo:font-size="10pt" style:font-size-asian="10pt"/>
    </style:style>
    <style:style style:name="T1131" style:parent-style-name="DefaultParagraphFont" style:family="text">
      <style:text-properties style:font-name="Monospace" fo:color="#008080" fo:font-size="10pt" style:font-size-asian="10pt"/>
    </style:style>
    <style:style style:name="T1132" style:parent-style-name="DefaultParagraphFont" style:family="text">
      <style:text-properties style:font-name="Monospace" fo:color="#3F7F7F" fo:font-size="10pt" style:font-size-asian="10pt"/>
    </style:style>
    <style:style style:name="T1133" style:parent-style-name="DefaultParagraphFont" style:family="text">
      <style:text-properties style:font-name="Monospace" fo:color="#008080" fo:font-size="10pt" style:font-size-asian="10pt"/>
    </style:style>
    <style:style style:name="T1134" style:parent-style-name="DefaultParagraphFont" style:family="text">
      <style:text-properties style:font-name="Monospace" fo:color="#008080" fo:font-size="10pt" style:font-size-asian="10pt"/>
    </style:style>
    <style:style style:name="T1135" style:parent-style-name="DefaultParagraphFont" style:family="text">
      <style:text-properties style:font-name="Monospace" fo:color="#3F7F7F" fo:font-size="10pt" style:font-size-asian="10pt"/>
    </style:style>
    <style:style style:name="T1136" style:parent-style-name="DefaultParagraphFont" style:family="text">
      <style:text-properties style:font-name="Monospace" fo:color="#008080" fo:font-size="10pt" style:font-size-asian="10pt"/>
    </style:style>
    <style:style style:name="T1137" style:parent-style-name="DefaultParagraphFont" style:family="text">
      <style:text-properties style:font-name="Monospace" fo:color="#008080" fo:font-size="10pt" style:font-size-asian="10pt"/>
    </style:style>
    <style:style style:name="T1138" style:parent-style-name="DefaultParagraphFont" style:family="text">
      <style:text-properties style:font-name="Monospace" fo:color="#3F7F7F" fo:font-size="10pt" style:font-size-asian="10pt"/>
    </style:style>
    <style:style style:name="T1139" style:parent-style-name="DefaultParagraphFont" style:family="text">
      <style:text-properties style:font-name="Monospace" fo:color="#008080" fo:font-size="10pt" style:font-size-asian="10pt"/>
    </style:style>
    <style:style style:name="T1140" style:parent-style-name="DefaultParagraphFont" style:family="text">
      <style:text-properties style:font-name="Monospace" fo:color="#008080" fo:font-size="10pt" style:font-size-asian="10pt"/>
    </style:style>
    <style:style style:name="T1141" style:parent-style-name="DefaultParagraphFont" style:family="text">
      <style:text-properties style:font-name="Monospace" fo:color="#3F7F7F" fo:font-size="10pt" style:font-size-asian="10pt"/>
    </style:style>
    <style:style style:name="T1142" style:parent-style-name="DefaultParagraphFont" style:family="text">
      <style:text-properties style:font-name="Monospace" fo:font-size="10pt" style:font-size-asian="10pt"/>
    </style:style>
    <style:style style:name="T1143" style:parent-style-name="DefaultParagraphFont" style:family="text">
      <style:text-properties style:font-name="Monospace" fo:color="#7F007F" fo:font-size="10pt" style:font-size-asian="10pt"/>
    </style:style>
    <style:style style:name="T1144" style:parent-style-name="DefaultParagraphFont" style:family="text">
      <style:text-properties style:font-name="Monospace" fo:color="#000000" fo:font-size="10pt" style:font-size-asian="10pt"/>
    </style:style>
    <style:style style:name="T114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46" style:parent-style-name="DefaultParagraphFont" style:family="text">
      <style:text-properties style:font-name="Monospace" fo:color="#008080" fo:font-size="10pt" style:font-size-asian="10pt"/>
    </style:style>
    <style:style style:name="P1147" style:parent-style-name="Standard" style:family="paragraph">
      <style:text-properties style:font-name="Monospace" fo:font-size="10pt" style:font-size-asian="10pt"/>
    </style:style>
    <style:style style:name="T1148" style:parent-style-name="DefaultParagraphFont" style:family="text">
      <style:text-properties style:font-name="Monospace" fo:color="#008080" fo:font-size="10pt" style:font-size-asian="10pt"/>
    </style:style>
    <style:style style:name="T1149" style:parent-style-name="DefaultParagraphFont" style:family="text">
      <style:text-properties style:font-name="Monospace" fo:color="#3F7F7F" fo:font-size="10pt" style:font-size-asian="10pt"/>
    </style:style>
    <style:style style:name="T1150" style:parent-style-name="DefaultParagraphFont" style:family="text">
      <style:text-properties style:font-name="Monospace" fo:color="#008080" fo:font-size="10pt" style:font-size-asian="10pt"/>
    </style:style>
    <style:style style:name="T1151" style:parent-style-name="DefaultParagraphFont" style:family="text">
      <style:text-properties style:font-name="Monospace" fo:color="#000000" fo:font-size="10pt" style:font-size-asian="10pt"/>
    </style:style>
    <style:style style:name="T1152" style:parent-style-name="DefaultParagraphFont" style:family="text">
      <style:text-properties style:font-name="Monospace" fo:color="#008080" fo:font-size="10pt" style:font-size-asian="10pt"/>
    </style:style>
    <style:style style:name="T1153" style:parent-style-name="DefaultParagraphFont" style:family="text">
      <style:text-properties style:font-name="Monospace" fo:color="#3F7F7F" fo:font-size="10pt" style:font-size-asian="10pt"/>
    </style:style>
    <style:style style:name="T1154" style:parent-style-name="DefaultParagraphFont" style:family="text">
      <style:text-properties style:font-name="Monospace" fo:color="#008080" fo:font-size="10pt" style:font-size-asian="10pt"/>
    </style:style>
    <style:style style:name="T1155" style:parent-style-name="DefaultParagraphFont" style:family="text">
      <style:text-properties style:font-name="Monospace" fo:color="#008080" fo:font-size="10pt" style:font-size-asian="10pt"/>
    </style:style>
    <style:style style:name="T1156" style:parent-style-name="DefaultParagraphFont" style:family="text">
      <style:text-properties style:font-name="Monospace" fo:color="#3F7F7F" fo:font-size="10pt" style:font-size-asian="10pt"/>
    </style:style>
    <style:style style:name="T1157" style:parent-style-name="DefaultParagraphFont" style:family="text">
      <style:text-properties style:font-name="Monospace" fo:font-size="10pt" style:font-size-asian="10pt"/>
    </style:style>
    <style:style style:name="T1158" style:parent-style-name="DefaultParagraphFont" style:family="text">
      <style:text-properties style:font-name="Monospace" fo:color="#7F007F" fo:font-size="10pt" style:font-size-asian="10pt"/>
    </style:style>
    <style:style style:name="T1159" style:parent-style-name="DefaultParagraphFont" style:family="text">
      <style:text-properties style:font-name="Monospace" fo:color="#000000" fo:font-size="10pt" style:font-size-asian="10pt"/>
    </style:style>
    <style:style style:name="T116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61" style:parent-style-name="DefaultParagraphFont" style:family="text">
      <style:text-properties style:font-name="Monospace" fo:font-size="10pt" style:font-size-asian="10pt"/>
    </style:style>
    <style:style style:name="T1162" style:parent-style-name="DefaultParagraphFont" style:family="text">
      <style:text-properties style:font-name="Monospace" fo:color="#7F007F" fo:font-size="10pt" style:font-size-asian="10pt"/>
    </style:style>
    <style:style style:name="T1163" style:parent-style-name="DefaultParagraphFont" style:family="text">
      <style:text-properties style:font-name="Monospace" fo:color="#000000" fo:font-size="10pt" style:font-size-asian="10pt"/>
    </style:style>
    <style:style style:name="T116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65" style:parent-style-name="DefaultParagraphFont" style:family="text">
      <style:text-properties style:font-name="Monospace" fo:color="#008080" fo:font-size="10pt" style:font-size-asian="10pt"/>
    </style:style>
    <style:style style:name="T1166" style:parent-style-name="DefaultParagraphFont" style:family="text">
      <style:text-properties style:font-name="Monospace" fo:color="#008080" fo:font-size="10pt" style:font-size-asian="10pt"/>
    </style:style>
    <style:style style:name="T1167" style:parent-style-name="DefaultParagraphFont" style:family="text">
      <style:text-properties style:font-name="Monospace" fo:color="#3F7F7F" fo:font-size="10pt" style:font-size-asian="10pt"/>
    </style:style>
    <style:style style:name="T1168" style:parent-style-name="DefaultParagraphFont" style:family="text">
      <style:text-properties style:font-name="Monospace" fo:color="#008080" fo:font-size="10pt" style:font-size-asian="10pt"/>
    </style:style>
    <style:style style:name="T1169" style:parent-style-name="DefaultParagraphFont" style:family="text">
      <style:text-properties style:font-name="Monospace" fo:color="#3F7F7F" fo:font-size="10pt" style:font-size-asian="10pt"/>
    </style:style>
    <style:style style:name="T1170" style:parent-style-name="DefaultParagraphFont" style:family="text">
      <style:text-properties style:font-name="Monospace" fo:color="#008080" fo:font-size="10pt" style:font-size-asian="10pt"/>
    </style:style>
    <style:style style:name="T1171" style:parent-style-name="DefaultParagraphFont" style:family="text">
      <style:text-properties style:font-name="Monospace" fo:color="#008080" fo:font-size="10pt" style:font-size-asian="10pt"/>
    </style:style>
    <style:style style:name="T1172" style:parent-style-name="DefaultParagraphFont" style:family="text">
      <style:text-properties style:font-name="Monospace" fo:color="#3F7F7F" fo:font-size="10pt" style:font-size-asian="10pt"/>
    </style:style>
    <style:style style:name="T1173" style:parent-style-name="DefaultParagraphFont" style:family="text">
      <style:text-properties style:font-name="Monospace" fo:color="#008080" fo:font-size="10pt" style:font-size-asian="10pt"/>
    </style:style>
    <style:style style:name="T1174" style:parent-style-name="DefaultParagraphFont" style:family="text">
      <style:text-properties style:font-name="Monospace" fo:color="#000000" fo:font-size="10pt" style:font-size-asian="10pt"/>
    </style:style>
    <style:style style:name="T1175" style:parent-style-name="DefaultParagraphFont" style:family="text">
      <style:text-properties style:font-name="Monospace" fo:color="#008080" fo:font-size="10pt" style:font-size-asian="10pt"/>
    </style:style>
    <style:style style:name="T1176" style:parent-style-name="DefaultParagraphFont" style:family="text">
      <style:text-properties style:font-name="Monospace" fo:color="#3F7F7F" fo:font-size="10pt" style:font-size-asian="10pt"/>
    </style:style>
    <style:style style:name="T1177" style:parent-style-name="DefaultParagraphFont" style:family="text">
      <style:text-properties style:font-name="Monospace" fo:color="#008080" fo:font-size="10pt" style:font-size-asian="10pt"/>
    </style:style>
    <style:style style:name="T1178" style:parent-style-name="DefaultParagraphFont" style:family="text">
      <style:text-properties style:font-name="Monospace" fo:color="#008080" fo:font-size="10pt" style:font-size-asian="10pt"/>
    </style:style>
    <style:style style:name="T1179" style:parent-style-name="DefaultParagraphFont" style:family="text">
      <style:text-properties style:font-name="Monospace" fo:color="#3F7F7F" fo:font-size="10pt" style:font-size-asian="10pt"/>
    </style:style>
    <style:style style:name="T1180" style:parent-style-name="DefaultParagraphFont" style:family="text">
      <style:text-properties style:font-name="Monospace" fo:font-size="10pt" style:font-size-asian="10pt"/>
    </style:style>
    <style:style style:name="T1181" style:parent-style-name="DefaultParagraphFont" style:family="text">
      <style:text-properties style:font-name="Monospace" fo:color="#7F007F" fo:font-size="10pt" style:font-size-asian="10pt"/>
    </style:style>
    <style:style style:name="T1182" style:parent-style-name="DefaultParagraphFont" style:family="text">
      <style:text-properties style:font-name="Monospace" fo:color="#000000" fo:font-size="10pt" style:font-size-asian="10pt"/>
    </style:style>
    <style:style style:name="T118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84" style:parent-style-name="DefaultParagraphFont" style:family="text">
      <style:text-properties style:font-name="Monospace" fo:font-size="10pt" style:font-size-asian="10pt"/>
    </style:style>
    <style:style style:name="T1185" style:parent-style-name="DefaultParagraphFont" style:family="text">
      <style:text-properties style:font-name="Monospace" fo:color="#7F007F" fo:font-size="10pt" style:font-size-asian="10pt"/>
    </style:style>
    <style:style style:name="T1186" style:parent-style-name="DefaultParagraphFont" style:family="text">
      <style:text-properties style:font-name="Monospace" fo:color="#000000" fo:font-size="10pt" style:font-size-asian="10pt"/>
    </style:style>
    <style:style style:name="T118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188" style:parent-style-name="DefaultParagraphFont" style:family="text">
      <style:text-properties style:font-name="Monospace" fo:color="#008080" fo:font-size="10pt" style:font-size-asian="10pt"/>
    </style:style>
    <style:style style:name="T1189" style:parent-style-name="DefaultParagraphFont" style:family="text">
      <style:text-properties style:font-name="Monospace" fo:color="#3F7F7F" fo:font-size="10pt" style:font-size-asian="10pt"/>
    </style:style>
    <style:style style:name="T1190" style:parent-style-name="DefaultParagraphFont" style:family="text">
      <style:text-properties style:font-name="Monospace" fo:color="#008080" fo:font-size="10pt" style:font-size-asian="10pt"/>
    </style:style>
    <style:style style:name="T1191" style:parent-style-name="DefaultParagraphFont" style:family="text">
      <style:text-properties style:font-name="Monospace" fo:color="#008080" fo:font-size="10pt" style:font-size-asian="10pt"/>
    </style:style>
    <style:style style:name="T1192" style:parent-style-name="DefaultParagraphFont" style:family="text">
      <style:text-properties style:font-name="Monospace" fo:color="#3F7F7F" fo:font-size="10pt" style:font-size-asian="10pt"/>
    </style:style>
    <style:style style:name="T1193" style:parent-style-name="DefaultParagraphFont" style:family="text">
      <style:text-properties style:font-name="Monospace" fo:color="#008080" fo:font-size="10pt" style:font-size-asian="10pt"/>
    </style:style>
    <style:style style:name="T1194" style:parent-style-name="DefaultParagraphFont" style:family="text">
      <style:text-properties style:font-name="Monospace" fo:color="#008080" fo:font-size="10pt" style:font-size-asian="10pt"/>
    </style:style>
    <style:style style:name="T1195" style:parent-style-name="DefaultParagraphFont" style:family="text">
      <style:text-properties style:font-name="Monospace" fo:color="#3F7F7F" fo:font-size="10pt" style:font-size-asian="10pt"/>
    </style:style>
    <style:style style:name="T1196" style:parent-style-name="DefaultParagraphFont" style:family="text">
      <style:text-properties style:font-name="Monospace" fo:font-size="10pt" style:font-size-asian="10pt"/>
    </style:style>
    <style:style style:name="T1197" style:parent-style-name="DefaultParagraphFont" style:family="text">
      <style:text-properties style:font-name="Monospace" fo:color="#7F007F" fo:font-size="10pt" style:font-size-asian="10pt"/>
    </style:style>
    <style:style style:name="T1198" style:parent-style-name="DefaultParagraphFont" style:family="text">
      <style:text-properties style:font-name="Monospace" fo:color="#000000" fo:font-size="10pt" style:font-size-asian="10pt"/>
    </style:style>
    <style:style style:name="T119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00" style:parent-style-name="DefaultParagraphFont" style:family="text">
      <style:text-properties style:font-name="Monospace" fo:font-size="10pt" style:font-size-asian="10pt"/>
    </style:style>
    <style:style style:name="T1201" style:parent-style-name="DefaultParagraphFont" style:family="text">
      <style:text-properties style:font-name="Monospace" fo:color="#7F007F" fo:font-size="10pt" style:font-size-asian="10pt"/>
    </style:style>
    <style:style style:name="T1202" style:parent-style-name="DefaultParagraphFont" style:family="text">
      <style:text-properties style:font-name="Monospace" fo:color="#000000" fo:font-size="10pt" style:font-size-asian="10pt"/>
    </style:style>
    <style:style style:name="T120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04" style:parent-style-name="DefaultParagraphFont" style:family="text">
      <style:text-properties style:font-name="Monospace" fo:color="#008080" fo:font-size="10pt" style:font-size-asian="10pt"/>
    </style:style>
    <style:style style:name="P1205" style:parent-style-name="Standard" style:family="paragraph">
      <style:text-properties style:font-name="Monospace" fo:font-size="10pt" style:font-size-asian="10pt"/>
    </style:style>
    <style:style style:name="P1206" style:parent-style-name="Standard" style:family="paragraph">
      <style:text-properties style:font-name="Monospace" fo:font-size="10pt" style:font-size-asian="10pt"/>
    </style:style>
    <style:style style:name="P1207" style:parent-style-name="Standard" style:family="paragraph">
      <style:text-properties style:font-name="Monospace" fo:font-size="10pt" style:font-size-asian="10pt"/>
    </style:style>
    <style:style style:name="T1208" style:parent-style-name="DefaultParagraphFont" style:family="text">
      <style:text-properties style:font-name="Monospace" fo:color="#008080" fo:font-size="10pt" style:font-size-asian="10pt"/>
    </style:style>
    <style:style style:name="T1209" style:parent-style-name="DefaultParagraphFont" style:family="text">
      <style:text-properties style:font-name="Monospace" fo:color="#3F7F7F" fo:font-size="10pt" style:font-size-asian="10pt"/>
    </style:style>
    <style:style style:name="T1210" style:parent-style-name="DefaultParagraphFont" style:family="text">
      <style:text-properties style:font-name="Monospace" fo:color="#008080" fo:font-size="10pt" style:font-size-asian="10pt"/>
    </style:style>
    <style:style style:name="P1211" style:parent-style-name="Standard" style:family="paragraph">
      <style:text-properties style:font-name="Monospace" fo:font-size="10pt" style:font-size-asian="10pt"/>
    </style:style>
    <style:style style:name="T1212" style:parent-style-name="DefaultParagraphFont" style:family="text">
      <style:text-properties style:font-name="Monospace" fo:color="#008080" fo:font-size="10pt" style:font-size-asian="10pt"/>
    </style:style>
    <style:style style:name="T1213" style:parent-style-name="DefaultParagraphFont" style:family="text">
      <style:text-properties style:font-name="Monospace" fo:color="#3F7F7F" fo:font-size="10pt" style:font-size-asian="10pt"/>
    </style:style>
    <style:style style:name="T1214" style:parent-style-name="DefaultParagraphFont" style:family="text">
      <style:text-properties style:font-name="Monospace" fo:color="#008080" fo:font-size="10pt" style:font-size-asian="10pt"/>
    </style:style>
    <style:style style:name="T1215" style:parent-style-name="DefaultParagraphFont" style:family="text">
      <style:text-properties style:font-name="Monospace" fo:color="#008080" fo:font-size="10pt" style:font-size-asian="10pt"/>
    </style:style>
    <style:style style:name="T1216" style:parent-style-name="DefaultParagraphFont" style:family="text">
      <style:text-properties style:font-name="Monospace" fo:color="#3F7F7F" fo:font-size="10pt" style:font-size-asian="10pt"/>
    </style:style>
    <style:style style:name="T1217" style:parent-style-name="DefaultParagraphFont" style:family="text">
      <style:text-properties style:font-name="Monospace" fo:color="#008080" fo:font-size="10pt" style:font-size-asian="10pt"/>
    </style:style>
    <style:style style:name="P121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19" style:parent-style-name="Standard" style:family="paragraph">
      <style:text-properties fo:font-weight="bold" style:font-weight-asian="bold" style:font-weight-complex="bold"/>
    </style:style>
    <style:style style:name="T1220" style:parent-style-name="DefaultParagraphFont" style:family="text">
      <style:text-properties style:font-name="Monospace" fo:color="#008080" fo:font-size="10pt" style:font-size-asian="10pt"/>
    </style:style>
    <style:style style:name="T1221" style:parent-style-name="DefaultParagraphFont" style:family="text">
      <style:text-properties style:font-name="Monospace" fo:color="#3F7F7F" fo:font-size="10pt" style:font-size-asian="10pt"/>
    </style:style>
    <style:style style:name="T1222" style:parent-style-name="DefaultParagraphFont" style:family="text">
      <style:text-properties style:font-name="Monospace" fo:font-size="10pt" style:font-size-asian="10pt"/>
    </style:style>
    <style:style style:name="T1223" style:parent-style-name="DefaultParagraphFont" style:family="text">
      <style:text-properties style:font-name="Monospace" fo:color="#008080" fo:font-size="10pt" style:font-size-asian="10pt"/>
    </style:style>
    <style:style style:name="T1224" style:parent-style-name="DefaultParagraphFont" style:family="text">
      <style:text-properties style:font-name="Monospace" fo:color="#008080" fo:font-size="10pt" style:font-size-asian="10pt"/>
    </style:style>
    <style:style style:name="T1225" style:parent-style-name="DefaultParagraphFont" style:family="text">
      <style:text-properties style:font-name="Monospace" fo:color="#3F7F7F" fo:font-size="10pt" style:font-size-asian="10pt"/>
    </style:style>
    <style:style style:name="T1226" style:parent-style-name="DefaultParagraphFont" style:family="text">
      <style:text-properties style:font-name="Monospace" fo:color="#008080" fo:font-size="10pt" style:font-size-asian="10pt"/>
    </style:style>
    <style:style style:name="T1227" style:parent-style-name="DefaultParagraphFont" style:family="text">
      <style:text-properties style:font-name="Monospace" fo:color="#008080" fo:font-size="10pt" style:font-size-asian="10pt"/>
    </style:style>
    <style:style style:name="T1228" style:parent-style-name="DefaultParagraphFont" style:family="text">
      <style:text-properties style:font-name="Monospace" fo:color="#3F7F7F" fo:font-size="10pt" style:font-size-asian="10pt"/>
    </style:style>
    <style:style style:name="T1229" style:parent-style-name="DefaultParagraphFont" style:family="text">
      <style:text-properties style:font-name="Monospace" fo:color="#008080" fo:font-size="10pt" style:font-size-asian="10pt"/>
    </style:style>
    <style:style style:name="T1230" style:parent-style-name="DefaultParagraphFont" style:family="text">
      <style:text-properties style:font-name="Monospace" fo:color="#008080" fo:font-size="10pt" style:font-size-asian="10pt"/>
    </style:style>
    <style:style style:name="T1231" style:parent-style-name="DefaultParagraphFont" style:family="text">
      <style:text-properties style:font-name="Monospace" fo:color="#3F7F7F" fo:font-size="10pt" style:font-size-asian="10pt"/>
    </style:style>
    <style:style style:name="T1232" style:parent-style-name="DefaultParagraphFont" style:family="text">
      <style:text-properties style:font-name="Monospace" fo:font-size="10pt" style:font-size-asian="10pt"/>
    </style:style>
    <style:style style:name="T1233" style:parent-style-name="DefaultParagraphFont" style:family="text">
      <style:text-properties style:font-name="Monospace" fo:color="#7F007F" fo:font-size="10pt" style:font-size-asian="10pt"/>
    </style:style>
    <style:style style:name="T1234" style:parent-style-name="DefaultParagraphFont" style:family="text">
      <style:text-properties style:font-name="Monospace" fo:color="#000000" fo:font-size="10pt" style:font-size-asian="10pt"/>
    </style:style>
    <style:style style:name="T123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36" style:parent-style-name="DefaultParagraphFont" style:family="text">
      <style:text-properties style:font-name="Monospace" fo:color="#008080" fo:font-size="10pt" style:font-size-asian="10pt"/>
    </style:style>
    <style:style style:name="P1237" style:parent-style-name="Standard" style:family="paragraph">
      <style:text-properties style:font-name="Monospace" fo:font-size="10pt" style:font-size-asian="10pt"/>
    </style:style>
    <style:style style:name="T1238" style:parent-style-name="DefaultParagraphFont" style:family="text">
      <style:text-properties style:font-name="Monospace" fo:color="#008080" fo:font-size="10pt" style:font-size-asian="10pt"/>
    </style:style>
    <style:style style:name="T1239" style:parent-style-name="DefaultParagraphFont" style:family="text">
      <style:text-properties style:font-name="Monospace" fo:color="#3F7F7F" fo:font-size="10pt" style:font-size-asian="10pt"/>
    </style:style>
    <style:style style:name="T1240" style:parent-style-name="DefaultParagraphFont" style:family="text">
      <style:text-properties style:font-name="Monospace" fo:color="#008080" fo:font-size="10pt" style:font-size-asian="10pt"/>
    </style:style>
    <style:style style:name="T1241" style:parent-style-name="DefaultParagraphFont" style:family="text">
      <style:text-properties style:font-name="Monospace" fo:color="#008080" fo:font-size="10pt" style:font-size-asian="10pt"/>
    </style:style>
    <style:style style:name="T1242" style:parent-style-name="DefaultParagraphFont" style:family="text">
      <style:text-properties style:font-name="Monospace" fo:color="#3F7F7F" fo:font-size="10pt" style:font-size-asian="10pt"/>
    </style:style>
    <style:style style:name="T1243" style:parent-style-name="DefaultParagraphFont" style:family="text">
      <style:text-properties style:font-name="Monospace" fo:color="#008080" fo:font-size="10pt" style:font-size-asian="10pt"/>
    </style:style>
    <style:style style:name="T1244" style:parent-style-name="DefaultParagraphFont" style:family="text">
      <style:text-properties style:font-name="Monospace" fo:color="#008080" fo:font-size="10pt" style:font-size-asian="10pt"/>
    </style:style>
    <style:style style:name="T1245" style:parent-style-name="DefaultParagraphFont" style:family="text">
      <style:text-properties style:font-name="Monospace" fo:color="#3F7F7F" fo:font-size="10pt" style:font-size-asian="10pt"/>
    </style:style>
    <style:style style:name="T1246" style:parent-style-name="DefaultParagraphFont" style:family="text">
      <style:text-properties style:font-name="Monospace" fo:font-size="10pt" style:font-size-asian="10pt"/>
    </style:style>
    <style:style style:name="T1247" style:parent-style-name="DefaultParagraphFont" style:family="text">
      <style:text-properties style:font-name="Monospace" fo:color="#7F007F" fo:font-size="10pt" style:font-size-asian="10pt"/>
    </style:style>
    <style:style style:name="T1248" style:parent-style-name="DefaultParagraphFont" style:family="text">
      <style:text-properties style:font-name="Monospace" fo:color="#000000" fo:font-size="10pt" style:font-size-asian="10pt"/>
    </style:style>
    <style:style style:name="T1249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50" style:parent-style-name="DefaultParagraphFont" style:family="text">
      <style:text-properties style:font-name="Monospace" fo:color="#008080" fo:font-size="10pt" style:font-size-asian="10pt"/>
    </style:style>
    <style:style style:name="P1251" style:parent-style-name="Standard" style:family="paragraph">
      <style:text-properties style:font-name="Monospace" fo:font-size="10pt" style:font-size-asian="10pt"/>
    </style:style>
    <style:style style:name="T1252" style:parent-style-name="DefaultParagraphFont" style:family="text">
      <style:text-properties style:font-name="Monospace" fo:color="#008080" fo:font-size="10pt" style:font-size-asian="10pt"/>
    </style:style>
    <style:style style:name="T1253" style:parent-style-name="DefaultParagraphFont" style:family="text">
      <style:text-properties style:font-name="Monospace" fo:color="#3F7F7F" fo:font-size="10pt" style:font-size-asian="10pt"/>
    </style:style>
    <style:style style:name="T1254" style:parent-style-name="DefaultParagraphFont" style:family="text">
      <style:text-properties style:font-name="Monospace" fo:color="#008080" fo:font-size="10pt" style:font-size-asian="10pt"/>
    </style:style>
    <style:style style:name="T1255" style:parent-style-name="DefaultParagraphFont" style:family="text">
      <style:text-properties style:font-name="Monospace" fo:color="#000000" fo:font-size="10pt" style:font-size-asian="10pt"/>
    </style:style>
    <style:style style:name="T1256" style:parent-style-name="DefaultParagraphFont" style:family="text">
      <style:text-properties style:font-name="Monospace" fo:color="#008080" fo:font-size="10pt" style:font-size-asian="10pt"/>
    </style:style>
    <style:style style:name="T1257" style:parent-style-name="DefaultParagraphFont" style:family="text">
      <style:text-properties style:font-name="Monospace" fo:color="#3F7F7F" fo:font-size="10pt" style:font-size-asian="10pt"/>
    </style:style>
    <style:style style:name="T1258" style:parent-style-name="DefaultParagraphFont" style:family="text">
      <style:text-properties style:font-name="Monospace" fo:color="#008080" fo:font-size="10pt" style:font-size-asian="10pt"/>
    </style:style>
    <style:style style:name="T1259" style:parent-style-name="DefaultParagraphFont" style:family="text">
      <style:text-properties style:font-name="Monospace" fo:color="#008080" fo:font-size="10pt" style:font-size-asian="10pt"/>
    </style:style>
    <style:style style:name="T1260" style:parent-style-name="DefaultParagraphFont" style:family="text">
      <style:text-properties style:font-name="Monospace" fo:color="#3F7F7F" fo:font-size="10pt" style:font-size-asian="10pt"/>
    </style:style>
    <style:style style:name="T1261" style:parent-style-name="DefaultParagraphFont" style:family="text">
      <style:text-properties style:font-name="Monospace" fo:font-size="10pt" style:font-size-asian="10pt"/>
    </style:style>
    <style:style style:name="T1262" style:parent-style-name="DefaultParagraphFont" style:family="text">
      <style:text-properties style:font-name="Monospace" fo:color="#7F007F" fo:font-size="10pt" style:font-size-asian="10pt"/>
    </style:style>
    <style:style style:name="T1263" style:parent-style-name="DefaultParagraphFont" style:family="text">
      <style:text-properties style:font-name="Monospace" fo:color="#000000" fo:font-size="10pt" style:font-size-asian="10pt"/>
    </style:style>
    <style:style style:name="T126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65" style:parent-style-name="DefaultParagraphFont" style:family="text">
      <style:text-properties style:font-name="Monospace" fo:font-size="10pt" style:font-size-asian="10pt"/>
    </style:style>
    <style:style style:name="T1266" style:parent-style-name="DefaultParagraphFont" style:family="text">
      <style:text-properties style:font-name="Monospace" fo:color="#7F007F" fo:font-size="10pt" style:font-size-asian="10pt"/>
    </style:style>
    <style:style style:name="T1267" style:parent-style-name="DefaultParagraphFont" style:family="text">
      <style:text-properties style:font-name="Monospace" fo:color="#000000" fo:font-size="10pt" style:font-size-asian="10pt"/>
    </style:style>
    <style:style style:name="T126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69" style:parent-style-name="DefaultParagraphFont" style:family="text">
      <style:text-properties style:font-name="Monospace" fo:color="#008080" fo:font-size="10pt" style:font-size-asian="10pt"/>
    </style:style>
    <style:style style:name="T1270" style:parent-style-name="DefaultParagraphFont" style:family="text">
      <style:text-properties style:font-name="Monospace" fo:color="#008080" fo:font-size="10pt" style:font-size-asian="10pt"/>
    </style:style>
    <style:style style:name="T1271" style:parent-style-name="DefaultParagraphFont" style:family="text">
      <style:text-properties style:font-name="Monospace" fo:color="#3F7F7F" fo:font-size="10pt" style:font-size-asian="10pt"/>
    </style:style>
    <style:style style:name="T1272" style:parent-style-name="DefaultParagraphFont" style:family="text">
      <style:text-properties style:font-name="Monospace" fo:color="#008080" fo:font-size="10pt" style:font-size-asian="10pt"/>
    </style:style>
    <style:style style:name="T1273" style:parent-style-name="DefaultParagraphFont" style:family="text">
      <style:text-properties style:font-name="Monospace" fo:color="#3F7F7F" fo:font-size="10pt" style:font-size-asian="10pt"/>
    </style:style>
    <style:style style:name="T1274" style:parent-style-name="DefaultParagraphFont" style:family="text">
      <style:text-properties style:font-name="Monospace" fo:color="#008080" fo:font-size="10pt" style:font-size-asian="10pt"/>
    </style:style>
    <style:style style:name="T1275" style:parent-style-name="DefaultParagraphFont" style:family="text">
      <style:text-properties style:font-name="Monospace" fo:color="#008080" fo:font-size="10pt" style:font-size-asian="10pt"/>
    </style:style>
    <style:style style:name="T1276" style:parent-style-name="DefaultParagraphFont" style:family="text">
      <style:text-properties style:font-name="Monospace" fo:color="#3F7F7F" fo:font-size="10pt" style:font-size-asian="10pt"/>
    </style:style>
    <style:style style:name="T1277" style:parent-style-name="DefaultParagraphFont" style:family="text">
      <style:text-properties style:font-name="Monospace" fo:color="#008080" fo:font-size="10pt" style:font-size-asian="10pt"/>
    </style:style>
    <style:style style:name="T1278" style:parent-style-name="DefaultParagraphFont" style:family="text">
      <style:text-properties style:font-name="Monospace" fo:color="#000000" fo:font-size="10pt" style:font-size-asian="10pt"/>
    </style:style>
    <style:style style:name="T1279" style:parent-style-name="DefaultParagraphFont" style:family="text">
      <style:text-properties style:font-name="Monospace" fo:color="#008080" fo:font-size="10pt" style:font-size-asian="10pt"/>
    </style:style>
    <style:style style:name="T1280" style:parent-style-name="DefaultParagraphFont" style:family="text">
      <style:text-properties style:font-name="Monospace" fo:color="#3F7F7F" fo:font-size="10pt" style:font-size-asian="10pt"/>
    </style:style>
    <style:style style:name="T1281" style:parent-style-name="DefaultParagraphFont" style:family="text">
      <style:text-properties style:font-name="Monospace" fo:color="#008080" fo:font-size="10pt" style:font-size-asian="10pt"/>
    </style:style>
    <style:style style:name="T1282" style:parent-style-name="DefaultParagraphFont" style:family="text">
      <style:text-properties style:font-name="Monospace" fo:color="#008080" fo:font-size="10pt" style:font-size-asian="10pt"/>
    </style:style>
    <style:style style:name="T1283" style:parent-style-name="DefaultParagraphFont" style:family="text">
      <style:text-properties style:font-name="Monospace" fo:color="#3F7F7F" fo:font-size="10pt" style:font-size-asian="10pt"/>
    </style:style>
    <style:style style:name="T1284" style:parent-style-name="DefaultParagraphFont" style:family="text">
      <style:text-properties style:font-name="Monospace" fo:font-size="10pt" style:font-size-asian="10pt"/>
    </style:style>
    <style:style style:name="T1285" style:parent-style-name="DefaultParagraphFont" style:family="text">
      <style:text-properties style:font-name="Monospace" fo:color="#7F007F" fo:font-size="10pt" style:font-size-asian="10pt"/>
    </style:style>
    <style:style style:name="T1286" style:parent-style-name="DefaultParagraphFont" style:family="text">
      <style:text-properties style:font-name="Monospace" fo:color="#000000" fo:font-size="10pt" style:font-size-asian="10pt"/>
    </style:style>
    <style:style style:name="T128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88" style:parent-style-name="DefaultParagraphFont" style:family="text">
      <style:text-properties style:font-name="Monospace" fo:font-size="10pt" style:font-size-asian="10pt"/>
    </style:style>
    <style:style style:name="T1289" style:parent-style-name="DefaultParagraphFont" style:family="text">
      <style:text-properties style:font-name="Monospace" fo:color="#7F007F" fo:font-size="10pt" style:font-size-asian="10pt"/>
    </style:style>
    <style:style style:name="T1290" style:parent-style-name="DefaultParagraphFont" style:family="text">
      <style:text-properties style:font-name="Monospace" fo:color="#000000" fo:font-size="10pt" style:font-size-asian="10pt"/>
    </style:style>
    <style:style style:name="T129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292" style:parent-style-name="DefaultParagraphFont" style:family="text">
      <style:text-properties style:font-name="Monospace" fo:color="#008080" fo:font-size="10pt" style:font-size-asian="10pt"/>
    </style:style>
    <style:style style:name="T1293" style:parent-style-name="DefaultParagraphFont" style:family="text">
      <style:text-properties style:font-name="Monospace" fo:color="#3F7F7F" fo:font-size="10pt" style:font-size-asian="10pt"/>
    </style:style>
    <style:style style:name="T1294" style:parent-style-name="DefaultParagraphFont" style:family="text">
      <style:text-properties style:font-name="Monospace" fo:color="#008080" fo:font-size="10pt" style:font-size-asian="10pt"/>
    </style:style>
    <style:style style:name="T1295" style:parent-style-name="DefaultParagraphFont" style:family="text">
      <style:text-properties style:font-name="Monospace" fo:color="#008080" fo:font-size="10pt" style:font-size-asian="10pt"/>
    </style:style>
    <style:style style:name="T1296" style:parent-style-name="DefaultParagraphFont" style:family="text">
      <style:text-properties style:font-name="Monospace" fo:color="#3F7F7F" fo:font-size="10pt" style:font-size-asian="10pt"/>
    </style:style>
    <style:style style:name="T1297" style:parent-style-name="DefaultParagraphFont" style:family="text">
      <style:text-properties style:font-name="Monospace" fo:color="#008080" fo:font-size="10pt" style:font-size-asian="10pt"/>
    </style:style>
    <style:style style:name="T1298" style:parent-style-name="DefaultParagraphFont" style:family="text">
      <style:text-properties style:font-name="Monospace" fo:color="#008080" fo:font-size="10pt" style:font-size-asian="10pt"/>
    </style:style>
    <style:style style:name="T1299" style:parent-style-name="DefaultParagraphFont" style:family="text">
      <style:text-properties style:font-name="Monospace" fo:color="#3F7F7F" fo:font-size="10pt" style:font-size-asian="10pt"/>
    </style:style>
    <style:style style:name="T1300" style:parent-style-name="DefaultParagraphFont" style:family="text">
      <style:text-properties style:font-name="Monospace" fo:font-size="10pt" style:font-size-asian="10pt"/>
    </style:style>
    <style:style style:name="T1301" style:parent-style-name="DefaultParagraphFont" style:family="text">
      <style:text-properties style:font-name="Monospace" fo:color="#7F007F" fo:font-size="10pt" style:font-size-asian="10pt"/>
    </style:style>
    <style:style style:name="T1302" style:parent-style-name="DefaultParagraphFont" style:family="text">
      <style:text-properties style:font-name="Monospace" fo:color="#000000" fo:font-size="10pt" style:font-size-asian="10pt"/>
    </style:style>
    <style:style style:name="T1303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04" style:parent-style-name="DefaultParagraphFont" style:family="text">
      <style:text-properties style:font-name="Monospace" fo:font-size="10pt" style:font-size-asian="10pt"/>
    </style:style>
    <style:style style:name="T1305" style:parent-style-name="DefaultParagraphFont" style:family="text">
      <style:text-properties style:font-name="Monospace" fo:color="#7F007F" fo:font-size="10pt" style:font-size-asian="10pt"/>
    </style:style>
    <style:style style:name="T1306" style:parent-style-name="DefaultParagraphFont" style:family="text">
      <style:text-properties style:font-name="Monospace" fo:color="#000000" fo:font-size="10pt" style:font-size-asian="10pt"/>
    </style:style>
    <style:style style:name="T130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08" style:parent-style-name="DefaultParagraphFont" style:family="text">
      <style:text-properties style:font-name="Monospace" fo:color="#008080" fo:font-size="10pt" style:font-size-asian="10pt"/>
    </style:style>
    <style:style style:name="P1309" style:parent-style-name="Standard" style:family="paragraph">
      <style:text-properties style:font-name="Monospace" fo:font-size="10pt" style:font-size-asian="10pt"/>
    </style:style>
    <style:style style:name="P1310" style:parent-style-name="Standard" style:family="paragraph">
      <style:text-properties style:font-name="Monospace" fo:font-size="10pt" style:font-size-asian="10pt"/>
    </style:style>
    <style:style style:name="P1311" style:parent-style-name="Standard" style:family="paragraph">
      <style:text-properties style:font-name="Monospace" fo:font-size="10pt" style:font-size-asian="10pt"/>
    </style:style>
    <style:style style:name="T1312" style:parent-style-name="DefaultParagraphFont" style:family="text">
      <style:text-properties style:font-name="Monospace" fo:color="#008080" fo:font-size="10pt" style:font-size-asian="10pt"/>
    </style:style>
    <style:style style:name="T1313" style:parent-style-name="DefaultParagraphFont" style:family="text">
      <style:text-properties style:font-name="Monospace" fo:color="#3F7F7F" fo:font-size="10pt" style:font-size-asian="10pt"/>
    </style:style>
    <style:style style:name="T1314" style:parent-style-name="DefaultParagraphFont" style:family="text">
      <style:text-properties style:font-name="Monospace" fo:color="#008080" fo:font-size="10pt" style:font-size-asian="10pt"/>
    </style:style>
    <style:style style:name="P1315" style:parent-style-name="Standard" style:family="paragraph">
      <style:text-properties style:font-name="Monospace" fo:font-size="10pt" style:font-size-asian="10pt"/>
    </style:style>
    <style:style style:name="T1316" style:parent-style-name="DefaultParagraphFont" style:family="text">
      <style:text-properties style:font-name="Monospace" fo:color="#008080" fo:font-size="10pt" style:font-size-asian="10pt"/>
    </style:style>
    <style:style style:name="T1317" style:parent-style-name="DefaultParagraphFont" style:family="text">
      <style:text-properties style:font-name="Monospace" fo:color="#3F7F7F" fo:font-size="10pt" style:font-size-asian="10pt"/>
    </style:style>
    <style:style style:name="T1318" style:parent-style-name="DefaultParagraphFont" style:family="text">
      <style:text-properties style:font-name="Monospace" fo:color="#008080" fo:font-size="10pt" style:font-size-asian="10pt"/>
    </style:style>
    <style:style style:name="T1319" style:parent-style-name="DefaultParagraphFont" style:family="text">
      <style:text-properties style:font-name="Monospace" fo:color="#008080" fo:font-size="10pt" style:font-size-asian="10pt"/>
    </style:style>
    <style:style style:name="T1320" style:parent-style-name="DefaultParagraphFont" style:family="text">
      <style:text-properties style:font-name="Monospace" fo:color="#3F7F7F" fo:font-size="10pt" style:font-size-asian="10pt"/>
    </style:style>
    <style:style style:name="T1321" style:parent-style-name="DefaultParagraphFont" style:family="text">
      <style:text-properties style:font-name="Monospace" fo:color="#008080" fo:font-size="10pt" style:font-size-asian="10pt"/>
    </style:style>
    <style:style style:name="P1322" style:parent-style-name="Standard" style:family="paragraph">
      <style:text-properties style:font-name="Monospace" fo:color="#008080" fo:font-size="10pt" style:font-size-asian="10pt"/>
    </style:style>
    <style:style style:name="P1323" style:parent-style-name="Standard" style:family="paragraph">
      <style:text-properties style:font-name="Monospace" fo:font-weight="bold" style:font-weight-asian="bold" style:font-weight-complex="bold" fo:color="#000000" fo:font-size="11pt" style:font-size-asian="11pt" style:font-size-complex="11pt"/>
    </style:style>
    <style:style style:name="P1324" style:parent-style-name="Standard" style:family="paragraph">
      <style:text-properties style:font-name="Monospace" fo:font-weight="bold" style:font-weight-asian="bold" style:font-weight-complex="bold" fo:color="#000000" fo:font-size="11pt" style:font-size-asian="11pt" style:font-size-complex="11pt"/>
    </style:style>
    <style:style style:name="P1325" style:parent-style-name="Standard" style:family="paragraph">
      <style:text-properties style:font-name="Monospace" fo:color="#008080" fo:font-size="10pt" style:font-size-asian="10pt"/>
    </style:style>
    <style:style style:name="T1326" style:parent-style-name="DefaultParagraphFont" style:family="text">
      <style:text-properties style:font-name="Monospace" fo:color="#BF5F3F" fo:font-size="10pt" style:font-size-asian="10pt"/>
    </style:style>
    <style:style style:name="T1327" style:parent-style-name="DefaultParagraphFont" style:family="text">
      <style:text-properties style:font-name="Monospace" fo:font-size="10pt" style:font-size-asian="10pt"/>
    </style:style>
    <style:style style:name="T1328" style:parent-style-name="DefaultParagraphFont" style:family="text">
      <style:text-properties style:font-name="Monospace" fo:color="#3F7F7F" fo:font-size="10pt" style:font-size-asian="10pt"/>
    </style:style>
    <style:style style:name="T1329" style:parent-style-name="DefaultParagraphFont" style:family="text">
      <style:text-properties style:font-name="Monospace" fo:font-size="10pt" style:font-size-asian="10pt"/>
    </style:style>
    <style:style style:name="T1330" style:parent-style-name="DefaultParagraphFont" style:family="text">
      <style:text-properties style:font-name="Monospace" fo:color="#7F007F" fo:font-size="10pt" style:font-size-asian="10pt"/>
    </style:style>
    <style:style style:name="T1331" style:parent-style-name="DefaultParagraphFont" style:family="text">
      <style:text-properties style:font-name="Monospace" fo:color="#000000" fo:font-size="10pt" style:font-size-asian="10pt"/>
    </style:style>
    <style:style style:name="T1332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33" style:parent-style-name="DefaultParagraphFont" style:family="text">
      <style:text-properties style:font-name="Monospace" fo:font-size="10pt" style:font-size-asian="10pt"/>
    </style:style>
    <style:style style:name="T1334" style:parent-style-name="DefaultParagraphFont" style:family="text">
      <style:text-properties style:font-name="Monospace" fo:color="#7F007F" fo:font-size="10pt" style:font-size-asian="10pt"/>
    </style:style>
    <style:style style:name="T1335" style:parent-style-name="DefaultParagraphFont" style:family="text">
      <style:text-properties style:font-name="Monospace" fo:color="#000000" fo:font-size="10pt" style:font-size-asian="10pt"/>
    </style:style>
    <style:style style:name="T133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37" style:parent-style-name="DefaultParagraphFont" style:family="text">
      <style:text-properties style:font-name="Monospace" fo:font-size="10pt" style:font-size-asian="10pt"/>
    </style:style>
    <style:style style:name="T1338" style:parent-style-name="DefaultParagraphFont" style:family="text">
      <style:text-properties style:font-name="Monospace" fo:color="#7F007F" fo:font-size="10pt" style:font-size-asian="10pt"/>
    </style:style>
    <style:style style:name="T1339" style:parent-style-name="DefaultParagraphFont" style:family="text">
      <style:text-properties style:font-name="Monospace" fo:color="#000000" fo:font-size="10pt" style:font-size-asian="10pt"/>
    </style:style>
    <style:style style:name="T134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41" style:parent-style-name="DefaultParagraphFont" style:family="text">
      <style:text-properties style:font-name="Monospace" fo:color="#BF5F3F" fo:font-size="10pt" style:font-size-asian="10pt"/>
    </style:style>
    <style:style style:name="T1342" style:parent-style-name="DefaultParagraphFont" style:family="text">
      <style:text-properties style:font-name="Monospace" fo:color="#008080" fo:font-size="10pt" style:font-size-asian="10pt"/>
    </style:style>
    <style:style style:name="T1343" style:parent-style-name="DefaultParagraphFont" style:family="text">
      <style:text-properties style:font-name="Monospace" fo:color="#3F7F7F" fo:font-size="10pt" style:font-size-asian="10pt"/>
    </style:style>
    <style:style style:name="T1344" style:parent-style-name="DefaultParagraphFont" style:family="text">
      <style:text-properties style:font-name="Monospace" fo:font-size="10pt" style:font-size-asian="10pt"/>
    </style:style>
    <style:style style:name="T1345" style:parent-style-name="DefaultParagraphFont" style:family="text">
      <style:text-properties style:font-name="Monospace" fo:color="#008080" fo:font-size="10pt" style:font-size-asian="10pt"/>
    </style:style>
    <style:style style:name="T1346" style:parent-style-name="DefaultParagraphFont" style:family="text">
      <style:text-properties style:font-name="Monospace" fo:color="#008080" fo:font-size="10pt" style:font-size-asian="10pt"/>
    </style:style>
    <style:style style:name="T1347" style:parent-style-name="DefaultParagraphFont" style:family="text">
      <style:text-properties style:font-name="Monospace" fo:color="#3F7F7F" fo:font-size="10pt" style:font-size-asian="10pt"/>
    </style:style>
    <style:style style:name="T1348" style:parent-style-name="DefaultParagraphFont" style:family="text">
      <style:text-properties style:font-name="Monospace" fo:color="#008080" fo:font-size="10pt" style:font-size-asian="10pt"/>
    </style:style>
    <style:style style:name="T1349" style:parent-style-name="DefaultParagraphFont" style:family="text">
      <style:text-properties style:font-name="Monospace" fo:color="#008080" fo:font-size="10pt" style:font-size-asian="10pt"/>
    </style:style>
    <style:style style:name="T1350" style:parent-style-name="DefaultParagraphFont" style:family="text">
      <style:text-properties style:font-name="Monospace" fo:color="#3F7F7F" fo:font-size="10pt" style:font-size-asian="10pt"/>
    </style:style>
    <style:style style:name="T1351" style:parent-style-name="DefaultParagraphFont" style:family="text">
      <style:text-properties style:font-name="Monospace" fo:color="#008080" fo:font-size="10pt" style:font-size-asian="10pt"/>
    </style:style>
    <style:style style:name="T1352" style:parent-style-name="DefaultParagraphFont" style:family="text">
      <style:text-properties style:font-name="Monospace" fo:color="#008080" fo:font-size="10pt" style:font-size-asian="10pt"/>
    </style:style>
    <style:style style:name="T1353" style:parent-style-name="DefaultParagraphFont" style:family="text">
      <style:text-properties style:font-name="Monospace" fo:color="#3F7F7F" fo:font-size="10pt" style:font-size-asian="10pt"/>
    </style:style>
    <style:style style:name="T1354" style:parent-style-name="DefaultParagraphFont" style:family="text">
      <style:text-properties style:font-name="Monospace" fo:font-size="10pt" style:font-size-asian="10pt"/>
    </style:style>
    <style:style style:name="T1355" style:parent-style-name="DefaultParagraphFont" style:family="text">
      <style:text-properties style:font-name="Monospace" fo:color="#7F007F" fo:font-size="10pt" style:font-size-asian="10pt"/>
    </style:style>
    <style:style style:name="T1356" style:parent-style-name="DefaultParagraphFont" style:family="text">
      <style:text-properties style:font-name="Monospace" fo:color="#000000" fo:font-size="10pt" style:font-size-asian="10pt"/>
    </style:style>
    <style:style style:name="T135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58" style:parent-style-name="DefaultParagraphFont" style:family="text">
      <style:text-properties style:font-name="Monospace" fo:color="#008080" fo:font-size="10pt" style:font-size-asian="10pt"/>
    </style:style>
    <style:style style:name="T1359" style:parent-style-name="DefaultParagraphFont" style:family="text">
      <style:text-properties style:font-name="Monospace" fo:color="#008080" fo:font-size="10pt" style:font-size-asian="10pt"/>
    </style:style>
    <style:style style:name="T1360" style:parent-style-name="DefaultParagraphFont" style:family="text">
      <style:text-properties style:font-name="Monospace" fo:color="#3F7F7F" fo:font-size="10pt" style:font-size-asian="10pt"/>
    </style:style>
    <style:style style:name="T1361" style:parent-style-name="DefaultParagraphFont" style:family="text">
      <style:text-properties style:font-name="Monospace" fo:color="#008080" fo:font-size="10pt" style:font-size-asian="10pt"/>
    </style:style>
    <style:style style:name="T1362" style:parent-style-name="DefaultParagraphFont" style:family="text">
      <style:text-properties style:font-name="Monospace" fo:color="#008080" fo:font-size="10pt" style:font-size-asian="10pt"/>
    </style:style>
    <style:style style:name="T1363" style:parent-style-name="DefaultParagraphFont" style:family="text">
      <style:text-properties style:font-name="Monospace" fo:color="#3F7F7F" fo:font-size="10pt" style:font-size-asian="10pt"/>
    </style:style>
    <style:style style:name="T1364" style:parent-style-name="DefaultParagraphFont" style:family="text">
      <style:text-properties style:font-name="Monospace" fo:color="#008080" fo:font-size="10pt" style:font-size-asian="10pt"/>
    </style:style>
    <style:style style:name="P1365" style:parent-style-name="Standard" style:family="paragraph">
      <style:text-properties style:font-name="Monospace" fo:color="#BF5F3F" fo:font-size="10pt" style:font-size-asian="10pt"/>
    </style:style>
    <style:style style:name="T1366" style:parent-style-name="DefaultParagraphFont" style:family="text">
      <style:text-properties style:font-name="Monospace" fo:color="#000000" fo:font-size="10pt" style:font-size-asian="10pt"/>
    </style:style>
    <style:style style:name="T1367" style:parent-style-name="DefaultParagraphFont" style:family="text">
      <style:text-properties style:font-name="Monospace" fo:color="#2A00FF" fo:font-size="10pt" style:font-size-asian="10pt"/>
    </style:style>
    <style:style style:name="T1368" style:parent-style-name="DefaultParagraphFont" style:family="text">
      <style:text-properties style:font-name="Monospace" fo:color="#000000" fo:font-size="10pt" style:font-size-asian="10pt"/>
    </style:style>
    <style:style style:name="T1369" style:parent-style-name="DefaultParagraphFont" style:family="text">
      <style:text-properties style:font-name="Monospace" fo:color="#000000" fo:font-size="10pt" style:font-size-asian="10pt"/>
    </style:style>
    <style:style style:name="T1370" style:parent-style-name="DefaultParagraphFont" style:family="text">
      <style:text-properties style:font-name="Monospace" fo:color="#2A00FF" fo:font-size="10pt" style:font-size-asian="10pt"/>
    </style:style>
    <style:style style:name="T1371" style:parent-style-name="DefaultParagraphFont" style:family="text">
      <style:text-properties style:font-name="Monospace" fo:color="#000000" fo:font-size="10pt" style:font-size-asian="10pt"/>
    </style:style>
    <style:style style:name="P1372" style:parent-style-name="Standard" style:family="paragraph">
      <style:text-properties style:font-name="Monospace" fo:color="#000000" fo:font-size="10pt" style:font-size-asian="10pt"/>
    </style:style>
    <style:style style:name="T1373" style:parent-style-name="DefaultParagraphFont" style:family="text">
      <style:text-properties style:font-name="Monospace" fo:color="#000000" fo:font-size="10pt" style:font-size-asian="10pt"/>
    </style:style>
    <style:style style:name="T137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75" style:parent-style-name="DefaultParagraphFont" style:family="text">
      <style:text-properties style:font-name="Monospace" fo:color="#000000" fo:font-size="10pt" style:font-size-asian="10pt"/>
    </style:style>
    <style:style style:name="T1376" style:parent-style-name="DefaultParagraphFont" style:family="text">
      <style:text-properties style:font-name="Monospace" fo:color="#2A00FF" fo:font-size="10pt" style:font-size-asian="10pt"/>
    </style:style>
    <style:style style:name="T1377" style:parent-style-name="DefaultParagraphFont" style:family="text">
      <style:text-properties style:font-name="Monospace" fo:color="#000000" fo:font-size="10pt" style:font-size-asian="10pt"/>
    </style:style>
    <style:style style:name="T1378" style:parent-style-name="DefaultParagraphFont" style:family="text">
      <style:text-properties style:font-name="Monospace" fo:color="#000000" fo:font-size="10pt" style:font-size-asian="10pt"/>
    </style:style>
    <style:style style:name="T137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80" style:parent-style-name="DefaultParagraphFont" style:family="text">
      <style:text-properties style:font-name="Monospace" fo:color="#000000" fo:font-size="10pt" style:font-size-asian="10pt"/>
    </style:style>
    <style:style style:name="T1381" style:parent-style-name="DefaultParagraphFont" style:family="text">
      <style:text-properties style:font-name="Monospace" fo:color="#2A00FF" fo:font-size="10pt" style:font-size-asian="10pt"/>
    </style:style>
    <style:style style:name="T1382" style:parent-style-name="DefaultParagraphFont" style:family="text">
      <style:text-properties style:font-name="Monospace" fo:color="#000000" fo:font-size="10pt" style:font-size-asian="10pt"/>
    </style:style>
    <style:style style:name="P1383" style:parent-style-name="Standard" style:family="paragraph">
      <style:text-properties style:font-name="Monospace" fo:color="#000000" fo:font-size="10pt" style:font-size-asian="10pt"/>
    </style:style>
    <style:style style:name="P1384" style:parent-style-name="Standard" style:family="paragraph">
      <style:text-properties style:font-name="Monospace" fo:color="#000000" fo:font-size="10pt" style:font-size-asian="10pt"/>
    </style:style>
    <style:style style:name="T1385" style:parent-style-name="DefaultParagraphFont" style:family="text">
      <style:text-properties style:font-name="Monospace" fo:color="#000000" fo:font-size="10pt" style:font-size-asian="10pt"/>
    </style:style>
    <style:style style:name="T1386" style:parent-style-name="DefaultParagraphFont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87" style:parent-style-name="DefaultParagraphFont" style:family="text">
      <style:text-properties style:font-name="Monospace" fo:color="#000000" fo:font-size="10pt" style:font-size-asian="10pt"/>
    </style:style>
    <style:style style:name="P1388" style:parent-style-name="Standard" style:family="paragraph">
      <style:text-properties style:font-name="Monospace" fo:color="#000000" fo:font-size="10pt" style:font-size-asian="10pt"/>
    </style:style>
    <style:style style:name="P1389" style:parent-style-name="Standard" style:family="paragraph">
      <style:text-properties style:font-name="Monospace" fo:color="#BF5F3F" fo:font-size="10pt" style:font-size-asian="10pt"/>
    </style:style>
    <style:style style:name="T1390" style:parent-style-name="DefaultParagraphFont" style:family="text">
      <style:text-properties style:font-name="Monospace" fo:color="#008080" fo:font-size="10pt" style:font-size-asian="10pt"/>
    </style:style>
    <style:style style:name="T1391" style:parent-style-name="DefaultParagraphFont" style:family="text">
      <style:text-properties style:font-name="Monospace" fo:color="#3F7F7F" fo:font-size="10pt" style:font-size-asian="10pt"/>
    </style:style>
    <style:style style:name="T1392" style:parent-style-name="DefaultParagraphFont" style:family="text">
      <style:text-properties style:font-name="Monospace" fo:font-size="10pt" style:font-size-asian="10pt"/>
    </style:style>
    <style:style style:name="T1393" style:parent-style-name="DefaultParagraphFont" style:family="text">
      <style:text-properties style:font-name="Monospace" fo:color="#7F007F" fo:font-size="10pt" style:font-size-asian="10pt"/>
    </style:style>
    <style:style style:name="T1394" style:parent-style-name="DefaultParagraphFont" style:family="text">
      <style:text-properties style:font-name="Monospace" fo:color="#000000" fo:font-size="10pt" style:font-size-asian="10pt"/>
    </style:style>
    <style:style style:name="T139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396" style:parent-style-name="DefaultParagraphFont" style:family="text">
      <style:text-properties style:font-name="Monospace" fo:color="#008080" fo:font-size="10pt" style:font-size-asian="10pt"/>
    </style:style>
    <style:style style:name="T1397" style:parent-style-name="DefaultParagraphFont" style:family="text">
      <style:text-properties style:font-name="Monospace" fo:color="#000000" fo:font-size="10pt" style:font-size-asian="10pt"/>
    </style:style>
    <style:style style:name="T1398" style:parent-style-name="DefaultParagraphFont" style:family="text">
      <style:text-properties style:font-name="Monospace" fo:color="#008080" fo:font-size="10pt" style:font-size-asian="10pt"/>
    </style:style>
    <style:style style:name="T1399" style:parent-style-name="DefaultParagraphFont" style:family="text">
      <style:text-properties style:font-name="Monospace" fo:color="#3F7F7F" fo:font-size="10pt" style:font-size-asian="10pt"/>
    </style:style>
    <style:style style:name="T1400" style:parent-style-name="DefaultParagraphFont" style:family="text">
      <style:text-properties style:font-name="Monospace" fo:color="#008080" fo:font-size="10pt" style:font-size-asian="10pt"/>
    </style:style>
    <style:style style:name="T1401" style:parent-style-name="DefaultParagraphFont" style:family="text">
      <style:text-properties style:font-name="Monospace" fo:color="#008080" fo:font-size="10pt" style:font-size-asian="10pt"/>
    </style:style>
    <style:style style:name="T1402" style:parent-style-name="DefaultParagraphFont" style:family="text">
      <style:text-properties style:font-name="Monospace" fo:color="#3F7F7F" fo:font-size="10pt" style:font-size-asian="10pt"/>
    </style:style>
    <style:style style:name="T1403" style:parent-style-name="DefaultParagraphFont" style:family="text">
      <style:text-properties style:font-name="Monospace" fo:color="#008080" fo:font-size="10pt" style:font-size-asian="10pt"/>
    </style:style>
    <style:style style:name="T1404" style:parent-style-name="DefaultParagraphFont" style:family="text">
      <style:text-properties style:font-name="Monospace" fo:color="#008080" fo:font-size="10pt" style:font-size-asian="10pt"/>
    </style:style>
    <style:style style:name="T1405" style:parent-style-name="DefaultParagraphFont" style:family="text">
      <style:text-properties style:font-name="Monospace" fo:color="#3F7F7F" fo:font-size="10pt" style:font-size-asian="10pt"/>
    </style:style>
    <style:style style:name="T1406" style:parent-style-name="DefaultParagraphFont" style:family="text">
      <style:text-properties style:font-name="Monospace" fo:color="#008080" fo:font-size="10pt" style:font-size-asian="10pt"/>
    </style:style>
    <style:style style:name="P1407" style:parent-style-name="Standard" style:family="paragraph">
      <style:text-properties style:font-name="Monospace" fo:color="#008080" fo:font-size="10pt" style:font-size-asian="10pt"/>
    </style:style>
    <style:style style:name="P1408" style:parent-style-name="Standard" style:family="paragraph">
      <style:text-properties style:font-name="Monospace" fo:font-weight="bold" style:font-weight-asian="bold" style:font-weight-complex="bold" fo:color="#000000" fo:font-size="11pt" style:font-size-asian="11pt" style:font-size-complex="11pt"/>
    </style:style>
    <style:style style:name="P1409" style:parent-style-name="Standard" style:family="paragraph">
      <style:text-properties style:font-name="Monospace" fo:color="#008080" fo:font-size="10pt" style:font-size-asian="10pt"/>
    </style:style>
    <style:style style:name="T1410" style:parent-style-name="DefaultParagraphFont" style:family="text">
      <style:text-properties style:font-name="Monospace" fo:color="#BF5F3F" fo:font-size="10pt" style:font-size-asian="10pt"/>
    </style:style>
    <style:style style:name="T1411" style:parent-style-name="DefaultParagraphFont" style:family="text">
      <style:text-properties style:font-name="Monospace" fo:font-size="10pt" style:font-size-asian="10pt"/>
    </style:style>
    <style:style style:name="T1412" style:parent-style-name="DefaultParagraphFont" style:family="text">
      <style:text-properties style:font-name="Monospace" fo:color="#3F7F7F" fo:font-size="10pt" style:font-size-asian="10pt"/>
    </style:style>
    <style:style style:name="T1413" style:parent-style-name="DefaultParagraphFont" style:family="text">
      <style:text-properties style:font-name="Monospace" fo:font-size="10pt" style:font-size-asian="10pt"/>
    </style:style>
    <style:style style:name="T1414" style:parent-style-name="DefaultParagraphFont" style:family="text">
      <style:text-properties style:font-name="Monospace" fo:color="#7F007F" fo:font-size="10pt" style:font-size-asian="10pt"/>
    </style:style>
    <style:style style:name="T1415" style:parent-style-name="DefaultParagraphFont" style:family="text">
      <style:text-properties style:font-name="Monospace" fo:color="#000000" fo:font-size="10pt" style:font-size-asian="10pt"/>
    </style:style>
    <style:style style:name="T141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417" style:parent-style-name="DefaultParagraphFont" style:family="text">
      <style:text-properties style:font-name="Monospace" fo:font-size="10pt" style:font-size-asian="10pt"/>
    </style:style>
    <style:style style:name="T1418" style:parent-style-name="DefaultParagraphFont" style:family="text">
      <style:text-properties style:font-name="Monospace" fo:color="#7F007F" fo:font-size="10pt" style:font-size-asian="10pt"/>
    </style:style>
    <style:style style:name="T1419" style:parent-style-name="DefaultParagraphFont" style:family="text">
      <style:text-properties style:font-name="Monospace" fo:color="#000000" fo:font-size="10pt" style:font-size-asian="10pt"/>
    </style:style>
    <style:style style:name="T142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421" style:parent-style-name="DefaultParagraphFont" style:family="text">
      <style:text-properties style:font-name="Monospace" fo:font-size="10pt" style:font-size-asian="10pt"/>
    </style:style>
    <style:style style:name="T1422" style:parent-style-name="DefaultParagraphFont" style:family="text">
      <style:text-properties style:font-name="Monospace" fo:color="#7F007F" fo:font-size="10pt" style:font-size-asian="10pt"/>
    </style:style>
    <style:style style:name="T1423" style:parent-style-name="DefaultParagraphFont" style:family="text">
      <style:text-properties style:font-name="Monospace" fo:color="#000000" fo:font-size="10pt" style:font-size-asian="10pt"/>
    </style:style>
    <style:style style:name="T142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425" style:parent-style-name="DefaultParagraphFont" style:family="text">
      <style:text-properties style:font-name="Monospace" fo:color="#BF5F3F" fo:font-size="10pt" style:font-size-asian="10pt"/>
    </style:style>
    <style:style style:name="T1426" style:parent-style-name="DefaultParagraphFont" style:family="text">
      <style:text-properties style:font-name="Monospace" fo:color="#008080" fo:font-size="10pt" style:font-size-asian="10pt"/>
    </style:style>
    <style:style style:name="T1427" style:parent-style-name="DefaultParagraphFont" style:family="text">
      <style:text-properties style:font-name="Monospace" fo:color="#3F7F7F" fo:font-size="10pt" style:font-size-asian="10pt"/>
    </style:style>
    <style:style style:name="T1428" style:parent-style-name="DefaultParagraphFont" style:family="text">
      <style:text-properties style:font-name="Monospace" fo:font-size="10pt" style:font-size-asian="10pt"/>
    </style:style>
    <style:style style:name="T1429" style:parent-style-name="DefaultParagraphFont" style:family="text">
      <style:text-properties style:font-name="Monospace" fo:color="#008080" fo:font-size="10pt" style:font-size-asian="10pt"/>
    </style:style>
    <style:style style:name="T1430" style:parent-style-name="DefaultParagraphFont" style:family="text">
      <style:text-properties style:font-name="Monospace" fo:color="#008080" fo:font-size="10pt" style:font-size-asian="10pt"/>
    </style:style>
    <style:style style:name="T1431" style:parent-style-name="DefaultParagraphFont" style:family="text">
      <style:text-properties style:font-name="Monospace" fo:color="#3F7F7F" fo:font-size="10pt" style:font-size-asian="10pt"/>
    </style:style>
    <style:style style:name="T1432" style:parent-style-name="DefaultParagraphFont" style:family="text">
      <style:text-properties style:font-name="Monospace" fo:color="#008080" fo:font-size="10pt" style:font-size-asian="10pt"/>
    </style:style>
    <style:style style:name="T1433" style:parent-style-name="DefaultParagraphFont" style:family="text">
      <style:text-properties style:font-name="Monospace" fo:color="#008080" fo:font-size="10pt" style:font-size-asian="10pt"/>
    </style:style>
    <style:style style:name="T1434" style:parent-style-name="DefaultParagraphFont" style:family="text">
      <style:text-properties style:font-name="Monospace" fo:color="#3F7F7F" fo:font-size="10pt" style:font-size-asian="10pt"/>
    </style:style>
    <style:style style:name="T1435" style:parent-style-name="DefaultParagraphFont" style:family="text">
      <style:text-properties style:font-name="Monospace" fo:color="#008080" fo:font-size="10pt" style:font-size-asian="10pt"/>
    </style:style>
    <style:style style:name="T1436" style:parent-style-name="DefaultParagraphFont" style:family="text">
      <style:text-properties style:font-name="Monospace" fo:color="#008080" fo:font-size="10pt" style:font-size-asian="10pt"/>
    </style:style>
    <style:style style:name="T1437" style:parent-style-name="DefaultParagraphFont" style:family="text">
      <style:text-properties style:font-name="Monospace" fo:color="#3F7F7F" fo:font-size="10pt" style:font-size-asian="10pt"/>
    </style:style>
    <style:style style:name="T1438" style:parent-style-name="DefaultParagraphFont" style:family="text">
      <style:text-properties style:font-name="Monospace" fo:font-size="10pt" style:font-size-asian="10pt"/>
    </style:style>
    <style:style style:name="T1439" style:parent-style-name="DefaultParagraphFont" style:family="text">
      <style:text-properties style:font-name="Monospace" fo:color="#7F007F" fo:font-size="10pt" style:font-size-asian="10pt"/>
    </style:style>
    <style:style style:name="T1440" style:parent-style-name="DefaultParagraphFont" style:family="text">
      <style:text-properties style:font-name="Monospace" fo:color="#000000" fo:font-size="10pt" style:font-size-asian="10pt"/>
    </style:style>
    <style:style style:name="T144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442" style:parent-style-name="DefaultParagraphFont" style:family="text">
      <style:text-properties style:font-name="Monospace" fo:color="#008080" fo:font-size="10pt" style:font-size-asian="10pt"/>
    </style:style>
    <style:style style:name="T1443" style:parent-style-name="DefaultParagraphFont" style:family="text">
      <style:text-properties style:font-name="Monospace" fo:color="#008080" fo:font-size="10pt" style:font-size-asian="10pt"/>
    </style:style>
    <style:style style:name="T1444" style:parent-style-name="DefaultParagraphFont" style:family="text">
      <style:text-properties style:font-name="Monospace" fo:color="#3F7F7F" fo:font-size="10pt" style:font-size-asian="10pt"/>
    </style:style>
    <style:style style:name="T1445" style:parent-style-name="DefaultParagraphFont" style:family="text">
      <style:text-properties style:font-name="Monospace" fo:color="#008080" fo:font-size="10pt" style:font-size-asian="10pt"/>
    </style:style>
    <style:style style:name="T1446" style:parent-style-name="DefaultParagraphFont" style:family="text">
      <style:text-properties style:font-name="Monospace" fo:color="#008080" fo:font-size="10pt" style:font-size-asian="10pt"/>
    </style:style>
    <style:style style:name="T1447" style:parent-style-name="DefaultParagraphFont" style:family="text">
      <style:text-properties style:font-name="Monospace" fo:color="#3F7F7F" fo:font-size="10pt" style:font-size-asian="10pt"/>
    </style:style>
    <style:style style:name="T1448" style:parent-style-name="DefaultParagraphFont" style:family="text">
      <style:text-properties style:font-name="Monospace" fo:color="#008080" fo:font-size="10pt" style:font-size-asian="10pt"/>
    </style:style>
    <style:style style:name="P1449" style:parent-style-name="Standard" style:family="paragraph">
      <style:text-properties style:font-name="Monospace" fo:color="#BF5F3F" fo:font-size="10pt" style:font-size-asian="10pt"/>
    </style:style>
    <style:style style:name="P1450" style:parent-style-name="Standard" style:family="paragraph">
      <style:text-properties style:font-name="Monospace" fo:color="#000000" fo:font-size="10pt" style:font-size-asian="10pt"/>
    </style:style>
    <style:style style:name="T1451" style:parent-style-name="DefaultParagraphFont" style:family="text">
      <style:text-properties style:font-name="Monospace" fo:color="#000000" fo:font-size="10pt" style:font-size-asian="10pt"/>
    </style:style>
    <style:style style:name="T14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53" style:parent-style-name="DefaultParagraphFont" style:family="text">
      <style:text-properties style:font-name="Monospace" fo:color="#000000" fo:font-size="10pt" style:font-size-asian="10pt"/>
    </style:style>
    <style:style style:name="T1454" style:parent-style-name="DefaultParagraphFont" style:family="text">
      <style:text-properties style:font-name="Monospace" fo:color="#000000" fo:font-size="10pt" style:font-size-asian="10pt"/>
    </style:style>
    <style:style style:name="T1455" style:parent-style-name="DefaultParagraphFont" style:family="text">
      <style:text-properties style:font-name="Monospace" fo:color="#BF5F3F" fo:font-size="10pt" style:font-size-asian="10pt"/>
    </style:style>
    <style:style style:name="T1456" style:parent-style-name="DefaultParagraphFont" style:family="text">
      <style:text-properties style:font-name="Monospace" fo:color="#000000" fo:font-size="10pt" style:font-size-asian="10pt"/>
    </style:style>
    <style:style style:name="T1457" style:parent-style-name="DefaultParagraphFont" style:family="text">
      <style:text-properties style:font-name="Monospace" fo:color="#BF5F3F" fo:font-size="10pt" style:font-size-asian="10pt"/>
    </style:style>
    <style:style style:name="T1458" style:parent-style-name="DefaultParagraphFont" style:family="text">
      <style:text-properties style:font-name="Monospace" fo:color="#000000" fo:font-size="10pt" style:font-size-asian="10pt"/>
    </style:style>
    <style:style style:name="T1459" style:parent-style-name="DefaultParagraphFont" style:family="text">
      <style:text-properties style:font-name="Monospace" fo:color="#BF5F3F" fo:font-size="10pt" style:font-size-asian="10pt"/>
    </style:style>
    <style:style style:name="T1460" style:parent-style-name="DefaultParagraphFont" style:family="text">
      <style:text-properties style:font-name="Monospace" fo:color="#000000" fo:font-size="10pt" style:font-size-asian="10pt"/>
    </style:style>
    <style:style style:name="T1461" style:parent-style-name="DefaultParagraphFont" style:family="text">
      <style:text-properties style:font-name="Monospace" fo:color="#BF5F3F" fo:font-size="10pt" style:font-size-asian="10pt"/>
    </style:style>
    <style:style style:name="T1462" style:parent-style-name="DefaultParagraphFont" style:family="text">
      <style:text-properties style:font-name="Monospace" fo:color="#000000" fo:font-size="10pt" style:font-size-asian="10pt"/>
    </style:style>
    <style:style style:name="T1463" style:parent-style-name="DefaultParagraphFont" style:family="text">
      <style:text-properties style:font-name="Monospace" fo:color="#BF5F3F" fo:font-size="10pt" style:font-size-asian="10pt"/>
    </style:style>
    <style:style style:name="P1464" style:parent-style-name="Standard" style:family="paragraph">
      <style:text-properties style:font-name="Monospace" fo:font-size="10pt" style:font-size-asian="10pt"/>
    </style:style>
    <style:style style:name="T1465" style:parent-style-name="DefaultParagraphFont" style:family="text">
      <style:text-properties style:font-name="Monospace" fo:color="#BF5F3F" fo:font-size="10pt" style:font-size-asian="10pt"/>
    </style:style>
    <style:style style:name="T1466" style:parent-style-name="DefaultParagraphFont" style:family="text">
      <style:text-properties style:font-name="Monospace" fo:color="#000000" fo:font-size="10pt" style:font-size-asian="10pt"/>
    </style:style>
    <style:style style:name="T1467" style:parent-style-name="DefaultParagraphFont" style:family="text">
      <style:text-properties style:font-name="Monospace" fo:color="#BF5F3F" fo:font-size="10pt" style:font-size-asian="10pt"/>
    </style:style>
    <style:style style:name="P1468" style:parent-style-name="Standard" style:family="paragraph">
      <style:text-properties style:font-name="Monospace" fo:font-size="10pt" style:font-size-asian="10pt"/>
    </style:style>
    <style:style style:name="T1469" style:parent-style-name="DefaultParagraphFont" style:family="text">
      <style:text-properties style:font-name="Monospace" fo:color="#008080" fo:font-size="10pt" style:font-size-asian="10pt"/>
    </style:style>
    <style:style style:name="T1470" style:parent-style-name="DefaultParagraphFont" style:family="text">
      <style:text-properties style:font-name="Monospace" fo:color="#3F7F7F" fo:font-size="10pt" style:font-size-asian="10pt"/>
    </style:style>
    <style:style style:name="T1471" style:parent-style-name="DefaultParagraphFont" style:family="text">
      <style:text-properties style:font-name="Monospace" fo:color="#008080" fo:font-size="10pt" style:font-size-asian="10pt"/>
    </style:style>
    <style:style style:name="T1472" style:parent-style-name="DefaultParagraphFont" style:family="text">
      <style:text-properties style:font-name="Monospace" fo:color="#008080" fo:font-size="10pt" style:font-size-asian="10pt"/>
    </style:style>
    <style:style style:name="T1473" style:parent-style-name="DefaultParagraphFont" style:family="text">
      <style:text-properties style:font-name="Monospace" fo:color="#3F7F7F" fo:font-size="10pt" style:font-size-asian="10pt"/>
    </style:style>
    <style:style style:name="T1474" style:parent-style-name="DefaultParagraphFont" style:family="text">
      <style:text-properties style:font-name="Monospace" fo:color="#008080" fo:font-size="10pt" style:font-size-asian="10pt"/>
    </style:style>
    <style:style style:name="P1475" style:parent-style-name="Standard" style:family="paragraph">
      <style:text-properties style:font-name="Monospace" fo:font-size="10pt" style:font-size-asian="10pt"/>
    </style:style>
    <style:style style:name="P1476" style:parent-style-name="Standard" style:family="paragraph">
      <style:text-properties style:font-name="Monospace" fo:color="#008080" fo:font-size="10pt" style:font-size-asian="10pt"/>
    </style:style>
    <style:style style:name="P1477" style:parent-style-name="Standard" style:family="paragraph">
      <style:text-properties style:font-name="Monospace" fo:font-weight="bold" style:font-weight-asian="bold" style:font-weight-complex="bold" fo:color="#008080" fo:font-size="14pt" style:font-size-asian="14pt" style:font-size-complex="14pt" style:text-underline-type="single" style:text-underline-style="solid" style:text-underline-width="auto" style:text-underline-mode="continuous"/>
    </style:style>
    <style:style style:name="P1478" style:parent-style-name="Standard" style:family="paragraph">
      <style:text-properties style:font-name="Monospace" fo:font-weight="bold" style:font-weight-asian="bold" style:font-weight-complex="bold" fo:color="#008080" fo:font-size="14pt" style:font-size-asian="14pt" style:font-size-complex="14pt" style:text-underline-type="single" style:text-underline-style="solid" style:text-underline-width="auto" style:text-underline-mode="continuous"/>
    </style:style>
    <style:style style:name="P1479" style:parent-style-name="Standard" style:family="paragraph">
      <style:text-properties style:font-name="Monospace" fo:font-weight="bold" style:font-weight-asian="bold" style:font-weight-complex="bold" fo:color="#008080"/>
    </style:style>
    <style:style style:name="P1480" style:parent-style-name="Standard" style:family="paragraph">
      <style:text-properties style:font-name="Monospace" fo:font-weight="bold" style:font-weight-asian="bold" style:font-weight-complex="bold" fo:color="#008080"/>
    </style:style>
    <style:style style:name="T1481" style:parent-style-name="DefaultParagraphFont" style:family="text">
      <style:text-properties style:font-name="Monospace" fo:font-weight="bold" style:font-weight-asian="bold" style:font-weight-complex="bold" fo:color="#BF5F3F" fo:font-size="10pt" style:font-size-asian="10pt"/>
    </style:style>
    <style:style style:name="T1482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483" style:parent-style-name="DefaultParagraphFont" style:family="text">
      <style:text-properties style:font-name="Monospace" fo:font-weight="bold" style:font-weight-asian="bold" style:font-weight-complex="bold" fo:color="#3F7F7F" fo:font-size="10pt" style:font-size-asian="10pt"/>
    </style:style>
    <style:style style:name="T1484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485" style:parent-style-name="DefaultParagraphFont" style:family="text">
      <style:text-properties style:font-name="Monospace" fo:font-weight="bold" style:font-weight-asian="bold" style:font-weight-complex="bold" fo:color="#7F007F" fo:font-size="10pt" style:font-size-asian="10pt"/>
    </style:style>
    <style:style style:name="T1486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/>
    </style:style>
    <style:style style:name="T1487" style:parent-style-name="DefaultParagraphFont" style:family="text">
      <style:text-properties style:font-name="Monospace" fo:font-weight="bold" style:font-weight-asian="bold" style:font-weight-complex="bold" fo:font-style="italic" style:font-style-asian="italic" fo:color="#2A00FF" fo:font-size="10pt" style:font-size-asian="10pt"/>
    </style:style>
    <style:style style:name="T1488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489" style:parent-style-name="DefaultParagraphFont" style:family="text">
      <style:text-properties style:font-name="Monospace" fo:font-weight="bold" style:font-weight-asian="bold" style:font-weight-complex="bold" fo:color="#7F007F" fo:font-size="10pt" style:font-size-asian="10pt"/>
    </style:style>
    <style:style style:name="T1490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/>
    </style:style>
    <style:style style:name="T1491" style:parent-style-name="DefaultParagraphFont" style:family="text">
      <style:text-properties style:font-name="Monospace" fo:font-weight="bold" style:font-weight-asian="bold" style:font-weight-complex="bold" fo:font-style="italic" style:font-style-asian="italic" fo:color="#2A00FF" fo:font-size="10pt" style:font-size-asian="10pt"/>
    </style:style>
    <style:style style:name="T1492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493" style:parent-style-name="DefaultParagraphFont" style:family="text">
      <style:text-properties style:font-name="Monospace" fo:font-weight="bold" style:font-weight-asian="bold" style:font-weight-complex="bold" fo:color="#7F007F" fo:font-size="10pt" style:font-size-asian="10pt"/>
    </style:style>
    <style:style style:name="T1494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/>
    </style:style>
    <style:style style:name="T1495" style:parent-style-name="DefaultParagraphFont" style:family="text">
      <style:text-properties style:font-name="Monospace" fo:font-weight="bold" style:font-weight-asian="bold" style:font-weight-complex="bold" fo:font-style="italic" style:font-style-asian="italic" fo:color="#2A00FF" fo:font-size="10pt" style:font-size-asian="10pt"/>
    </style:style>
    <style:style style:name="T1496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497" style:parent-style-name="DefaultParagraphFont" style:family="text">
      <style:text-properties style:font-name="Monospace" fo:font-size="10pt" style:font-size-asian="10pt"/>
    </style:style>
    <style:style style:name="T1498" style:parent-style-name="DefaultParagraphFont" style:family="text">
      <style:text-properties style:font-name="Monospace" fo:color="#7F007F" fo:font-size="10pt" style:font-size-asian="10pt"/>
    </style:style>
    <style:style style:name="T1499" style:parent-style-name="DefaultParagraphFont" style:family="text">
      <style:text-properties style:font-name="Monospace" fo:color="#000000" fo:font-size="10pt" style:font-size-asian="10pt"/>
    </style:style>
    <style:style style:name="T150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501" style:parent-style-name="DefaultParagraphFont" style:family="text">
      <style:text-properties style:font-name="Monospace" fo:color="#BF5F3F" fo:font-size="10pt" style:font-size-asian="10pt"/>
    </style:style>
    <style:style style:name="T1502" style:parent-style-name="DefaultParagraphFont" style:family="text">
      <style:text-properties style:font-name="Monospace" fo:color="#008080" fo:font-size="10pt" style:font-size-asian="10pt"/>
    </style:style>
    <style:style style:name="T1503" style:parent-style-name="DefaultParagraphFont" style:family="text">
      <style:text-properties style:font-name="Monospace" fo:color="#3F7F7F" fo:font-size="10pt" style:font-size-asian="10pt"/>
    </style:style>
    <style:style style:name="T1504" style:parent-style-name="DefaultParagraphFont" style:family="text">
      <style:text-properties style:font-name="Monospace" fo:font-size="10pt" style:font-size-asian="10pt"/>
    </style:style>
    <style:style style:name="T1505" style:parent-style-name="DefaultParagraphFont" style:family="text">
      <style:text-properties style:font-name="Monospace" fo:color="#008080" fo:font-size="10pt" style:font-size-asian="10pt"/>
    </style:style>
    <style:style style:name="T1506" style:parent-style-name="DefaultParagraphFont" style:family="text">
      <style:text-properties style:font-name="Monospace" fo:color="#008080" fo:font-size="10pt" style:font-size-asian="10pt"/>
    </style:style>
    <style:style style:name="T1507" style:parent-style-name="DefaultParagraphFont" style:family="text">
      <style:text-properties style:font-name="Monospace" fo:color="#3F7F7F" fo:font-size="10pt" style:font-size-asian="10pt"/>
    </style:style>
    <style:style style:name="T1508" style:parent-style-name="DefaultParagraphFont" style:family="text">
      <style:text-properties style:font-name="Monospace" fo:color="#008080" fo:font-size="10pt" style:font-size-asian="10pt"/>
    </style:style>
    <style:style style:name="T1509" style:parent-style-name="DefaultParagraphFont" style:family="text">
      <style:text-properties style:font-name="Monospace" fo:color="#008080" fo:font-size="10pt" style:font-size-asian="10pt"/>
    </style:style>
    <style:style style:name="T1510" style:parent-style-name="DefaultParagraphFont" style:family="text">
      <style:text-properties style:font-name="Monospace" fo:color="#3F7F7F" fo:font-size="10pt" style:font-size-asian="10pt"/>
    </style:style>
    <style:style style:name="T1511" style:parent-style-name="DefaultParagraphFont" style:family="text">
      <style:text-properties style:font-name="Monospace" fo:color="#008080" fo:font-size="10pt" style:font-size-asian="10pt"/>
    </style:style>
    <style:style style:name="T1512" style:parent-style-name="DefaultParagraphFont" style:family="text">
      <style:text-properties style:font-name="Monospace" fo:color="#008080" fo:font-size="10pt" style:font-size-asian="10pt"/>
    </style:style>
    <style:style style:name="T1513" style:parent-style-name="DefaultParagraphFont" style:family="text">
      <style:text-properties style:font-name="Monospace" fo:color="#3F7F7F" fo:font-size="10pt" style:font-size-asian="10pt"/>
    </style:style>
    <style:style style:name="T1514" style:parent-style-name="DefaultParagraphFont" style:family="text">
      <style:text-properties style:font-name="Monospace" fo:font-size="10pt" style:font-size-asian="10pt"/>
    </style:style>
    <style:style style:name="T1515" style:parent-style-name="DefaultParagraphFont" style:family="text">
      <style:text-properties style:font-name="Monospace" fo:color="#7F007F" fo:font-size="10pt" style:font-size-asian="10pt"/>
    </style:style>
    <style:style style:name="T1516" style:parent-style-name="DefaultParagraphFont" style:family="text">
      <style:text-properties style:font-name="Monospace" fo:color="#000000" fo:font-size="10pt" style:font-size-asian="10pt"/>
    </style:style>
    <style:style style:name="T151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518" style:parent-style-name="DefaultParagraphFont" style:family="text">
      <style:text-properties style:font-name="Monospace" fo:color="#008080" fo:font-size="10pt" style:font-size-asian="10pt"/>
    </style:style>
    <style:style style:name="T1519" style:parent-style-name="DefaultParagraphFont" style:family="text">
      <style:text-properties style:font-name="Monospace" fo:color="#008080" fo:font-size="10pt" style:font-size-asian="10pt"/>
    </style:style>
    <style:style style:name="T1520" style:parent-style-name="DefaultParagraphFont" style:family="text">
      <style:text-properties style:font-name="Monospace" fo:color="#3F7F7F" fo:font-size="10pt" style:font-size-asian="10pt"/>
    </style:style>
    <style:style style:name="T1521" style:parent-style-name="DefaultParagraphFont" style:family="text">
      <style:text-properties style:font-name="Monospace" fo:color="#008080" fo:font-size="10pt" style:font-size-asian="10pt"/>
    </style:style>
    <style:style style:name="T1522" style:parent-style-name="DefaultParagraphFont" style:family="text">
      <style:text-properties style:font-name="Monospace" fo:color="#000000" fo:font-size="10pt" style:font-size-asian="10pt"/>
    </style:style>
    <style:style style:name="T1523" style:parent-style-name="DefaultParagraphFont" style:family="text">
      <style:text-properties style:font-name="Monospace" fo:color="#008080" fo:font-size="10pt" style:font-size-asian="10pt"/>
    </style:style>
    <style:style style:name="T1524" style:parent-style-name="DefaultParagraphFont" style:family="text">
      <style:text-properties style:font-name="Monospace" fo:color="#3F7F7F" fo:font-size="10pt" style:font-size-asian="10pt"/>
    </style:style>
    <style:style style:name="T1525" style:parent-style-name="DefaultParagraphFont" style:family="text">
      <style:text-properties style:font-name="Monospace" fo:color="#008080" fo:font-size="10pt" style:font-size-asian="10pt"/>
    </style:style>
    <style:style style:name="T1526" style:parent-style-name="DefaultParagraphFont" style:family="text">
      <style:text-properties style:font-name="Monospace" fo:color="#008080" fo:font-size="10pt" style:font-size-asian="10pt"/>
    </style:style>
    <style:style style:name="T1527" style:parent-style-name="DefaultParagraphFont" style:family="text">
      <style:text-properties style:font-name="Monospace" fo:color="#3F7F7F" fo:font-size="10pt" style:font-size-asian="10pt"/>
    </style:style>
    <style:style style:name="T1528" style:parent-style-name="DefaultParagraphFont" style:family="text">
      <style:text-properties style:font-name="Monospace" fo:color="#008080" fo:font-size="10pt" style:font-size-asian="10pt"/>
    </style:style>
    <style:style style:name="T1529" style:parent-style-name="DefaultParagraphFont" style:family="text">
      <style:text-properties style:font-name="Monospace" fo:color="#008080" fo:font-size="10pt" style:font-size-asian="10pt"/>
    </style:style>
    <style:style style:name="T1530" style:parent-style-name="DefaultParagraphFont" style:family="text">
      <style:text-properties style:font-name="Monospace" fo:color="#3F7F7F" fo:font-size="10pt" style:font-size-asian="10pt"/>
    </style:style>
    <style:style style:name="T1531" style:parent-style-name="DefaultParagraphFont" style:family="text">
      <style:text-properties style:font-name="Monospace" fo:color="#008080" fo:font-size="10pt" style:font-size-asian="10pt"/>
    </style:style>
    <style:style style:name="T1532" style:parent-style-name="DefaultParagraphFont" style:family="text">
      <style:text-properties style:font-name="Monospace" fo:color="#BF5F3F" fo:font-size="10pt" style:font-size-asian="10pt"/>
    </style:style>
    <style:style style:name="T1533" style:parent-style-name="DefaultParagraphFont" style:family="text">
      <style:text-properties style:font-name="Monospace" fo:color="#000000" fo:font-size="10pt" style:font-size-asian="10pt"/>
    </style:style>
    <style:style style:name="T1534" style:parent-style-name="DefaultParagraphFont" style:family="text">
      <style:text-properties style:font-name="Monospace" fo:color="#2A00FF" fo:font-size="10pt" style:font-size-asian="10pt"/>
    </style:style>
    <style:style style:name="T1535" style:parent-style-name="DefaultParagraphFont" style:family="text">
      <style:text-properties style:font-name="Monospace" fo:color="#000000" fo:font-size="10pt" style:font-size-asian="10pt"/>
    </style:style>
    <style:style style:name="T1536" style:parent-style-name="DefaultParagraphFont" style:family="text">
      <style:text-properties style:font-name="Monospace" fo:color="#000000" fo:font-size="10pt" style:font-size-asian="10pt"/>
    </style:style>
    <style:style style:name="T1537" style:parent-style-name="DefaultParagraphFont" style:family="text">
      <style:text-properties style:font-name="Monospace" fo:color="#2A00FF" fo:font-size="10pt" style:font-size-asian="10pt"/>
    </style:style>
    <style:style style:name="T1538" style:parent-style-name="DefaultParagraphFont" style:family="text">
      <style:text-properties style:font-name="Monospace" fo:color="#000000" fo:font-size="10pt" style:font-size-asian="10pt"/>
    </style:style>
    <style:style style:name="T153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40" style:parent-style-name="DefaultParagraphFont" style:family="text">
      <style:text-properties style:font-name="Monospace" fo:color="#000000" fo:font-size="10pt" style:font-size-asian="10pt"/>
    </style:style>
    <style:style style:name="T1541" style:parent-style-name="DefaultParagraphFont" style:family="text">
      <style:text-properties style:font-name="Monospace" fo:color="#2A00FF" fo:font-size="10pt" style:font-size-asian="10pt"/>
    </style:style>
    <style:style style:name="T1542" style:parent-style-name="DefaultParagraphFont" style:family="text">
      <style:text-properties style:font-name="Monospace" fo:color="#000000" fo:font-size="10pt" style:font-size-asian="10pt"/>
    </style:style>
    <style:style style:name="P1543" style:parent-style-name="Standard" style:family="paragraph">
      <style:text-properties style:font-name="Monospace" fo:font-size="10pt" style:font-size-asian="10pt"/>
    </style:style>
    <style:style style:name="T15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45" style:parent-style-name="DefaultParagraphFont" style:family="text">
      <style:text-properties style:font-name="Monospace" fo:color="#000000" fo:font-size="10pt" style:font-size-asian="10pt"/>
    </style:style>
    <style:style style:name="T1546" style:parent-style-name="DefaultParagraphFont" style:family="text">
      <style:text-properties style:font-name="Monospace" fo:color="#000000" fo:font-size="10pt" style:font-size-asian="10pt"/>
    </style:style>
    <style:style style:name="T15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48" style:parent-style-name="DefaultParagraphFont" style:family="text">
      <style:text-properties style:font-name="Monospace" fo:color="#000000" fo:font-size="10pt" style:font-size-asian="10pt"/>
    </style:style>
    <style:style style:name="T1549" style:parent-style-name="DefaultParagraphFont" style:family="text">
      <style:text-properties style:font-name="Monospace" fo:color="#2A00FF" fo:font-size="10pt" style:font-size-asian="10pt"/>
    </style:style>
    <style:style style:name="T1550" style:parent-style-name="DefaultParagraphFont" style:family="text">
      <style:text-properties style:font-name="Monospace" fo:color="#000000" fo:font-size="10pt" style:font-size-asian="10pt"/>
    </style:style>
    <style:style style:name="T1551" style:parent-style-name="DefaultParagraphFont" style:family="text">
      <style:text-properties style:font-name="Monospace" fo:color="#2A00FF" fo:font-size="10pt" style:font-size-asian="10pt"/>
    </style:style>
    <style:style style:name="T1552" style:parent-style-name="DefaultParagraphFont" style:family="text">
      <style:text-properties style:font-name="Monospace" fo:color="#000000" fo:font-size="10pt" style:font-size-asian="10pt"/>
    </style:style>
    <style:style style:name="T1553" style:parent-style-name="DefaultParagraphFont" style:family="text">
      <style:text-properties style:font-name="Monospace" fo:color="#000000" fo:font-size="10pt" style:font-size-asian="10pt"/>
    </style:style>
    <style:style style:name="T1554" style:parent-style-name="DefaultParagraphFont" style:family="text">
      <style:text-properties style:font-name="Monospace" fo:color="#000000" fo:font-size="10pt" style:font-size-asian="10pt"/>
    </style:style>
    <style:style style:name="T1555" style:parent-style-name="DefaultParagraphFont" style:family="text">
      <style:text-properties style:font-name="Monospace" fo:color="#000000" fo:font-size="10pt" style:font-size-asian="10pt"/>
    </style:style>
    <style:style style:name="T155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57" style:parent-style-name="DefaultParagraphFont" style:family="text">
      <style:text-properties style:font-name="Monospace" fo:color="#000000" fo:font-size="10pt" style:font-size-asian="10pt"/>
    </style:style>
    <style:style style:name="T15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59" style:parent-style-name="DefaultParagraphFont" style:family="text">
      <style:text-properties style:font-name="Monospace" fo:color="#000000" fo:font-size="10pt" style:font-size-asian="10pt"/>
    </style:style>
    <style:style style:name="T1560" style:parent-style-name="DefaultParagraphFont" style:family="text">
      <style:text-properties style:font-name="Monospace" fo:color="#2A00FF" fo:font-size="10pt" style:font-size-asian="10pt"/>
    </style:style>
    <style:style style:name="T1561" style:parent-style-name="DefaultParagraphFont" style:family="text">
      <style:text-properties style:font-name="Monospace" fo:color="#000000" fo:font-size="10pt" style:font-size-asian="10pt"/>
    </style:style>
    <style:style style:name="T1562" style:parent-style-name="DefaultParagraphFont" style:family="text">
      <style:text-properties style:font-name="Monospace" fo:color="#000000" fo:font-size="10pt" style:font-size-asian="10pt"/>
    </style:style>
    <style:style style:name="T1563" style:parent-style-name="DefaultParagraphFont" style:family="text">
      <style:text-properties style:font-name="Monospace" fo:color="#000000" fo:font-size="10pt" style:font-size-asian="10pt"/>
    </style:style>
    <style:style style:name="T156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65" style:parent-style-name="DefaultParagraphFont" style:family="text">
      <style:text-properties style:font-name="Monospace" fo:color="#000000" fo:font-size="10pt" style:font-size-asian="10pt"/>
    </style:style>
    <style:style style:name="T1566" style:parent-style-name="DefaultParagraphFont" style:family="text">
      <style:text-properties style:font-name="Monospace" fo:color="#2A00FF" fo:font-size="10pt" style:font-size-asian="10pt"/>
    </style:style>
    <style:style style:name="T1567" style:parent-style-name="DefaultParagraphFont" style:family="text">
      <style:text-properties style:font-name="Monospace" fo:color="#000000" fo:font-size="10pt" style:font-size-asian="10pt"/>
    </style:style>
    <style:style style:name="T1568" style:parent-style-name="DefaultParagraphFont" style:family="text">
      <style:text-properties style:font-name="Monospace" fo:color="#2A00FF" fo:font-size="10pt" style:font-size-asian="10pt"/>
    </style:style>
    <style:style style:name="T1569" style:parent-style-name="DefaultParagraphFont" style:family="text">
      <style:text-properties style:font-name="Monospace" fo:color="#000000" fo:font-size="10pt" style:font-size-asian="10pt"/>
    </style:style>
    <style:style style:name="T1570" style:parent-style-name="DefaultParagraphFont" style:family="text">
      <style:text-properties style:font-name="Monospace" fo:color="#000000" fo:font-size="10pt" style:font-size-asian="10pt"/>
    </style:style>
    <style:style style:name="T1571" style:parent-style-name="DefaultParagraphFont" style:family="text">
      <style:text-properties style:font-name="Monospace" fo:color="#000000" fo:font-size="10pt" style:font-size-asian="10pt"/>
    </style:style>
    <style:style style:name="T1572" style:parent-style-name="DefaultParagraphFont" style:family="text">
      <style:text-properties style:font-name="Monospace" fo:color="#000000" fo:font-size="10pt" style:font-size-asian="10pt"/>
    </style:style>
    <style:style style:name="T1573" style:parent-style-name="DefaultParagraphFont" style:family="text">
      <style:text-properties style:font-name="Monospace" fo:color="#2A00FF" fo:font-size="10pt" style:font-size-asian="10pt"/>
    </style:style>
    <style:style style:name="T1574" style:parent-style-name="DefaultParagraphFont" style:family="text">
      <style:text-properties style:font-name="Monospace" fo:color="#000000" fo:font-size="10pt" style:font-size-asian="10pt"/>
    </style:style>
    <style:style style:name="T1575" style:parent-style-name="DefaultParagraphFont" style:family="text">
      <style:text-properties style:font-name="Monospace" fo:color="#000000" fo:font-size="10pt" style:font-size-asian="10pt"/>
    </style:style>
    <style:style style:name="T1576" style:parent-style-name="DefaultParagraphFont" style:family="text">
      <style:text-properties style:font-name="Monospace" fo:color="#000000" fo:font-size="10pt" style:font-size-asian="10pt"/>
    </style:style>
    <style:style style:name="T157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78" style:parent-style-name="DefaultParagraphFont" style:family="text">
      <style:text-properties style:font-name="Monospace" fo:color="#000000" fo:font-size="10pt" style:font-size-asian="10pt"/>
    </style:style>
    <style:style style:name="T1579" style:parent-style-name="DefaultParagraphFont" style:family="text">
      <style:text-properties style:font-name="Monospace" fo:color="#000000" fo:font-size="10pt" style:font-size-asian="10pt"/>
    </style:style>
    <style:style style:name="T1580" style:parent-style-name="DefaultParagraphFont" style:family="text">
      <style:text-properties style:font-name="Monospace" fo:color="#000000" fo:font-size="10pt" style:font-size-asian="10pt"/>
    </style:style>
    <style:style style:name="T1581" style:parent-style-name="DefaultParagraphFont" style:family="text">
      <style:text-properties style:font-name="Monospace" fo:color="#2A00FF" fo:font-size="10pt" style:font-size-asian="10pt"/>
    </style:style>
    <style:style style:name="T1582" style:parent-style-name="DefaultParagraphFont" style:family="text">
      <style:text-properties style:font-name="Monospace" fo:color="#000000" fo:font-size="10pt" style:font-size-asian="10pt"/>
    </style:style>
    <style:style style:name="T1583" style:parent-style-name="DefaultParagraphFont" style:family="text">
      <style:text-properties style:font-name="Monospace" fo:color="#000000" fo:font-size="10pt" style:font-size-asian="10pt"/>
    </style:style>
    <style:style style:name="T1584" style:parent-style-name="DefaultParagraphFont" style:family="text">
      <style:text-properties style:font-name="Monospace" fo:color="#000000" fo:font-size="10pt" style:font-size-asian="10pt"/>
    </style:style>
    <style:style style:name="T158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86" style:parent-style-name="DefaultParagraphFont" style:family="text">
      <style:text-properties style:font-name="Monospace" fo:color="#000000" fo:font-size="10pt" style:font-size-asian="10pt"/>
    </style:style>
    <style:style style:name="T1587" style:parent-style-name="DefaultParagraphFont" style:family="text">
      <style:text-properties style:font-name="Monospace" fo:color="#000000" fo:font-size="10pt" style:font-size-asian="10pt"/>
    </style:style>
    <style:style style:name="T1588" style:parent-style-name="DefaultParagraphFont" style:family="text">
      <style:text-properties style:font-name="Monospace" fo:color="#000000" fo:font-size="10pt" style:font-size-asian="10pt"/>
    </style:style>
    <style:style style:name="P1589" style:parent-style-name="Standard" style:family="paragraph">
      <style:text-properties style:font-name="Monospace" fo:font-size="10pt" style:font-size-asian="10pt"/>
    </style:style>
    <style:style style:name="P1590" style:parent-style-name="Standard" style:family="paragraph">
      <style:text-properties style:font-name="Monospace" fo:font-size="10pt" style:font-size-asian="10pt"/>
    </style:style>
    <style:style style:name="P1591" style:parent-style-name="Standard" style:family="paragraph">
      <style:text-properties style:font-name="Monospace" fo:font-size="10pt" style:font-size-asian="10pt"/>
    </style:style>
    <style:style style:name="T1592" style:parent-style-name="DefaultParagraphFont" style:family="text">
      <style:text-properties style:font-name="Monospace" fo:color="#BF5F3F" fo:font-size="10pt" style:font-size-asian="10pt"/>
    </style:style>
    <style:style style:name="T1593" style:parent-style-name="DefaultParagraphFont" style:family="text">
      <style:text-properties style:font-name="Monospace" fo:color="#008080" fo:font-size="10pt" style:font-size-asian="10pt"/>
    </style:style>
    <style:style style:name="T1594" style:parent-style-name="DefaultParagraphFont" style:family="text">
      <style:text-properties style:font-name="Monospace" fo:color="#3F7F7F" fo:font-size="10pt" style:font-size-asian="10pt"/>
    </style:style>
    <style:style style:name="T1595" style:parent-style-name="DefaultParagraphFont" style:family="text">
      <style:text-properties style:font-name="Monospace" fo:color="#008080" fo:font-size="10pt" style:font-size-asian="10pt"/>
    </style:style>
    <style:style style:name="T1596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597" style:parent-style-name="DefaultParagraphFont" style:family="text">
      <style:text-properties style:font-name="Monospace" fo:font-weight="bold" style:font-weight-asian="bold" style:font-weight-complex="bold" fo:color="#3F7F7F" fo:font-size="10pt" style:font-size-asian="10pt"/>
    </style:style>
    <style:style style:name="T1598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P1599" style:parent-style-name="Standard" style:family="paragraph">
      <style:text-properties style:font-name="Monospace" fo:font-weight="bold" style:font-weight-asian="bold" style:font-weight-complex="bold" fo:color="#008080"/>
    </style:style>
    <style:style style:name="P1600" style:parent-style-name="Standard" style:family="paragraph">
      <style:text-properties style:font-name="Monospace" fo:font-weight="bold" style:font-weight-asian="bold" style:font-weight-complex="bold" fo:color="#008080"/>
    </style:style>
    <style:style style:name="P1601" style:parent-style-name="Standard" style:family="paragraph">
      <style:text-properties style:font-name="Monospace" fo:font-weight="bold" style:font-weight-asian="bold" style:font-weight-complex="bold" fo:color="#008080"/>
    </style:style>
    <style:style style:name="T1602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P1603" style:parent-style-name="Standard" style:family="paragraph">
      <style:text-properties style:font-name="Monospace" fo:font-weight="bold" style:font-weight-asian="bold" style:font-weight-complex="bold" fo:color="#008080"/>
    </style:style>
    <style:style style:name="T1604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605" style:parent-style-name="DefaultParagraphFont" style:family="text">
      <style:text-properties style:font-name="Monospace" fo:font-weight="bold" style:font-weight-asian="bold" style:font-weight-complex="bold" fo:color="#3F7F7F" fo:font-size="10pt" style:font-size-asian="10pt"/>
    </style:style>
    <style:style style:name="T1606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607" style:parent-style-name="DefaultParagraphFont" style:family="text">
      <style:text-properties style:font-name="Monospace" fo:color="#008080" fo:font-size="10pt" style:font-size-asian="10pt"/>
    </style:style>
    <style:style style:name="T1608" style:parent-style-name="DefaultParagraphFont" style:family="text">
      <style:text-properties style:font-name="Monospace" fo:color="#3F7F7F" fo:font-size="10pt" style:font-size-asian="10pt"/>
    </style:style>
    <style:style style:name="T1609" style:parent-style-name="DefaultParagraphFont" style:family="text">
      <style:text-properties style:font-name="Monospace" fo:color="#008080" fo:font-size="10pt" style:font-size-asian="10pt"/>
    </style:style>
    <style:style style:name="T1610" style:parent-style-name="DefaultParagraphFont" style:family="text">
      <style:text-properties style:font-name="Monospace" fo:color="#008080" fo:font-size="10pt" style:font-size-asian="10pt"/>
    </style:style>
    <style:style style:name="T1611" style:parent-style-name="DefaultParagraphFont" style:family="text">
      <style:text-properties style:font-name="Monospace" fo:color="#3F7F7F" fo:font-size="10pt" style:font-size-asian="10pt"/>
    </style:style>
    <style:style style:name="T1612" style:parent-style-name="DefaultParagraphFont" style:family="text">
      <style:text-properties style:font-name="Monospace" fo:color="#008080" fo:font-size="10pt" style:font-size-asian="10pt"/>
    </style:style>
    <style:style style:name="T1613" style:parent-style-name="DefaultParagraphFont" style:family="text">
      <style:text-properties style:font-name="Monospace" fo:color="#008080" fo:font-size="10pt" style:font-size-asian="10pt"/>
    </style:style>
    <style:style style:name="T1614" style:parent-style-name="DefaultParagraphFont" style:family="text">
      <style:text-properties style:font-name="Monospace" fo:color="#3F7F7F" fo:font-size="10pt" style:font-size-asian="10pt"/>
    </style:style>
    <style:style style:name="T1615" style:parent-style-name="DefaultParagraphFont" style:family="text">
      <style:text-properties style:font-name="Monospace" fo:font-size="10pt" style:font-size-asian="10pt"/>
    </style:style>
    <style:style style:name="T1616" style:parent-style-name="DefaultParagraphFont" style:family="text">
      <style:text-properties style:font-name="Monospace" fo:color="#7F007F" fo:font-size="10pt" style:font-size-asian="10pt"/>
    </style:style>
    <style:style style:name="T1617" style:parent-style-name="DefaultParagraphFont" style:family="text">
      <style:text-properties style:font-name="Monospace" fo:color="#000000" fo:font-size="10pt" style:font-size-asian="10pt"/>
    </style:style>
    <style:style style:name="T161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619" style:parent-style-name="DefaultParagraphFont" style:family="text">
      <style:text-properties style:font-name="Monospace" fo:color="#008080" fo:font-size="10pt" style:font-size-asian="10pt"/>
    </style:style>
    <style:style style:name="T1620" style:parent-style-name="DefaultParagraphFont" style:family="text">
      <style:text-properties style:font-name="Monospace" fo:color="#008080" fo:font-size="10pt" style:font-size-asian="10pt"/>
    </style:style>
    <style:style style:name="T1621" style:parent-style-name="DefaultParagraphFont" style:family="text">
      <style:text-properties style:font-name="Monospace" fo:color="#3F7F7F" fo:font-size="10pt" style:font-size-asian="10pt"/>
    </style:style>
    <style:style style:name="T1622" style:parent-style-name="DefaultParagraphFont" style:family="text">
      <style:text-properties style:font-name="Monospace" fo:color="#008080" fo:font-size="10pt" style:font-size-asian="10pt"/>
    </style:style>
    <style:style style:name="T1623" style:parent-style-name="DefaultParagraphFont" style:family="text">
      <style:text-properties style:font-name="Monospace" fo:color="#000000" fo:font-size="10pt" style:font-size-asian="10pt"/>
    </style:style>
    <style:style style:name="T1624" style:parent-style-name="DefaultParagraphFont" style:family="text">
      <style:text-properties style:font-name="Monospace" fo:color="#008080" fo:font-size="10pt" style:font-size-asian="10pt"/>
    </style:style>
    <style:style style:name="T1625" style:parent-style-name="DefaultParagraphFont" style:family="text">
      <style:text-properties style:font-name="Monospace" fo:color="#3F7F7F" fo:font-size="10pt" style:font-size-asian="10pt"/>
    </style:style>
    <style:style style:name="T1626" style:parent-style-name="DefaultParagraphFont" style:family="text">
      <style:text-properties style:font-name="Monospace" fo:color="#008080" fo:font-size="10pt" style:font-size-asian="10pt"/>
    </style:style>
    <style:style style:name="T1627" style:parent-style-name="DefaultParagraphFont" style:family="text">
      <style:text-properties style:font-name="Monospace" fo:color="#008080" fo:font-size="10pt" style:font-size-asian="10pt"/>
    </style:style>
    <style:style style:name="T1628" style:parent-style-name="DefaultParagraphFont" style:family="text">
      <style:text-properties style:font-name="Monospace" fo:color="#3F7F7F" fo:font-size="10pt" style:font-size-asian="10pt"/>
    </style:style>
    <style:style style:name="T1629" style:parent-style-name="DefaultParagraphFont" style:family="text">
      <style:text-properties style:font-name="Monospace" fo:color="#008080" fo:font-size="10pt" style:font-size-asian="10pt"/>
    </style:style>
    <style:style style:name="T1630" style:parent-style-name="DefaultParagraphFont" style:family="text">
      <style:text-properties style:font-name="Monospace" fo:color="#008080" fo:font-size="10pt" style:font-size-asian="10pt"/>
    </style:style>
    <style:style style:name="T1631" style:parent-style-name="DefaultParagraphFont" style:family="text">
      <style:text-properties style:font-name="Monospace" fo:color="#3F7F7F" fo:font-size="10pt" style:font-size-asian="10pt"/>
    </style:style>
    <style:style style:name="T1632" style:parent-style-name="DefaultParagraphFont" style:family="text">
      <style:text-properties style:font-name="Monospace" fo:color="#008080" fo:font-size="10pt" style:font-size-asian="10pt"/>
    </style:style>
    <style:style style:name="T1633" style:parent-style-name="DefaultParagraphFont" style:family="text">
      <style:text-properties style:font-name="Monospace" fo:color="#008080" fo:font-size="10pt" style:font-size-asian="10pt"/>
    </style:style>
    <style:style style:name="T1634" style:parent-style-name="DefaultParagraphFont" style:family="text">
      <style:text-properties style:font-name="Monospace" fo:color="#3F7F7F" fo:font-size="10pt" style:font-size-asian="10pt"/>
    </style:style>
    <style:style style:name="T1635" style:parent-style-name="DefaultParagraphFont" style:family="text">
      <style:text-properties style:font-name="Monospace" fo:color="#008080" fo:font-size="10pt" style:font-size-asian="10pt"/>
    </style:style>
    <style:style style:name="T1636" style:parent-style-name="DefaultParagraphFont" style:family="text">
      <style:text-properties style:font-name="Monospace" fo:color="#000000" fo:font-size="10pt" style:font-size-asian="10pt"/>
    </style:style>
    <style:style style:name="T1637" style:parent-style-name="DefaultParagraphFont" style:family="text">
      <style:text-properties style:font-name="Monospace" fo:color="#008080" fo:font-size="10pt" style:font-size-asian="10pt"/>
    </style:style>
    <style:style style:name="T1638" style:parent-style-name="DefaultParagraphFont" style:family="text">
      <style:text-properties style:font-name="Monospace" fo:color="#3F7F7F" fo:font-size="10pt" style:font-size-asian="10pt"/>
    </style:style>
    <style:style style:name="T1639" style:parent-style-name="DefaultParagraphFont" style:family="text">
      <style:text-properties style:font-name="Monospace" fo:color="#008080" fo:font-size="10pt" style:font-size-asian="10pt"/>
    </style:style>
    <style:style style:name="T1640" style:parent-style-name="DefaultParagraphFont" style:family="text">
      <style:text-properties style:font-name="Monospace" fo:color="#008080" fo:font-size="10pt" style:font-size-asian="10pt"/>
    </style:style>
    <style:style style:name="T1641" style:parent-style-name="DefaultParagraphFont" style:family="text">
      <style:text-properties style:font-name="Monospace" fo:color="#3F7F7F" fo:font-size="10pt" style:font-size-asian="10pt"/>
    </style:style>
    <style:style style:name="T1642" style:parent-style-name="DefaultParagraphFont" style:family="text">
      <style:text-properties style:font-name="Monospace" fo:font-size="10pt" style:font-size-asian="10pt"/>
    </style:style>
    <style:style style:name="T1643" style:parent-style-name="DefaultParagraphFont" style:family="text">
      <style:text-properties style:font-name="Monospace" fo:color="#7F007F" fo:font-size="10pt" style:font-size-asian="10pt"/>
    </style:style>
    <style:style style:name="T1644" style:parent-style-name="DefaultParagraphFont" style:family="text">
      <style:text-properties style:font-name="Monospace" fo:color="#000000" fo:font-size="10pt" style:font-size-asian="10pt"/>
    </style:style>
    <style:style style:name="T1645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646" style:parent-style-name="DefaultParagraphFont" style:family="text">
      <style:text-properties style:font-name="Monospace" fo:color="#008080" fo:font-size="10pt" style:font-size-asian="10pt"/>
    </style:style>
    <style:style style:name="P1647" style:parent-style-name="Standard" style:family="paragraph">
      <style:text-properties style:font-name="Monospace" fo:font-size="10pt" style:font-size-asian="10pt"/>
    </style:style>
    <style:style style:name="T1648" style:parent-style-name="DefaultParagraphFont" style:family="text">
      <style:text-properties style:font-name="Monospace" fo:color="#008080" fo:font-size="10pt" style:font-size-asian="10pt"/>
    </style:style>
    <style:style style:name="T1649" style:parent-style-name="DefaultParagraphFont" style:family="text">
      <style:text-properties style:font-name="Monospace" fo:color="#3F7F7F" fo:font-size="10pt" style:font-size-asian="10pt"/>
    </style:style>
    <style:style style:name="T1650" style:parent-style-name="DefaultParagraphFont" style:family="text">
      <style:text-properties style:font-name="Monospace" fo:color="#008080" fo:font-size="10pt" style:font-size-asian="10pt"/>
    </style:style>
    <style:style style:name="T1651" style:parent-style-name="DefaultParagraphFont" style:family="text">
      <style:text-properties style:font-name="Monospace" fo:color="#000000" fo:font-size="10pt" style:font-size-asian="10pt"/>
    </style:style>
    <style:style style:name="T1652" style:parent-style-name="DefaultParagraphFont" style:family="text">
      <style:text-properties style:font-name="Monospace" fo:color="#008080" fo:font-size="10pt" style:font-size-asian="10pt"/>
    </style:style>
    <style:style style:name="T1653" style:parent-style-name="DefaultParagraphFont" style:family="text">
      <style:text-properties style:font-name="Monospace" fo:color="#3F7F7F" fo:font-size="10pt" style:font-size-asian="10pt"/>
    </style:style>
    <style:style style:name="T1654" style:parent-style-name="DefaultParagraphFont" style:family="text">
      <style:text-properties style:font-name="Monospace" fo:color="#008080" fo:font-size="10pt" style:font-size-asian="10pt"/>
    </style:style>
    <style:style style:name="T1655" style:parent-style-name="DefaultParagraphFont" style:family="text">
      <style:text-properties style:font-name="Monospace" fo:color="#008080" fo:font-size="10pt" style:font-size-asian="10pt"/>
    </style:style>
    <style:style style:name="T1656" style:parent-style-name="DefaultParagraphFont" style:family="text">
      <style:text-properties style:font-name="Monospace" fo:color="#3F7F7F" fo:font-size="10pt" style:font-size-asian="10pt"/>
    </style:style>
    <style:style style:name="T1657" style:parent-style-name="DefaultParagraphFont" style:family="text">
      <style:text-properties style:font-name="Monospace" fo:font-size="10pt" style:font-size-asian="10pt"/>
    </style:style>
    <style:style style:name="T1658" style:parent-style-name="DefaultParagraphFont" style:family="text">
      <style:text-properties style:font-name="Monospace" fo:color="#7F007F" fo:font-size="10pt" style:font-size-asian="10pt"/>
    </style:style>
    <style:style style:name="T1659" style:parent-style-name="DefaultParagraphFont" style:family="text">
      <style:text-properties style:font-name="Monospace" fo:color="#000000" fo:font-size="10pt" style:font-size-asian="10pt"/>
    </style:style>
    <style:style style:name="T1660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661" style:parent-style-name="DefaultParagraphFont" style:family="text">
      <style:text-properties style:font-name="Monospace" fo:font-size="10pt" style:font-size-asian="10pt"/>
    </style:style>
    <style:style style:name="T1662" style:parent-style-name="DefaultParagraphFont" style:family="text">
      <style:text-properties style:font-name="Monospace" fo:color="#7F007F" fo:font-size="10pt" style:font-size-asian="10pt"/>
    </style:style>
    <style:style style:name="T1663" style:parent-style-name="DefaultParagraphFont" style:family="text">
      <style:text-properties style:font-name="Monospace" fo:color="#000000" fo:font-size="10pt" style:font-size-asian="10pt"/>
    </style:style>
    <style:style style:name="T166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665" style:parent-style-name="DefaultParagraphFont" style:family="text">
      <style:text-properties style:font-name="Monospace" fo:color="#008080" fo:font-size="10pt" style:font-size-asian="10pt"/>
    </style:style>
    <style:style style:name="T1666" style:parent-style-name="DefaultParagraphFont" style:family="text">
      <style:text-properties style:font-name="Monospace" fo:color="#008080" fo:font-size="10pt" style:font-size-asian="10pt"/>
    </style:style>
    <style:style style:name="T1667" style:parent-style-name="DefaultParagraphFont" style:family="text">
      <style:text-properties style:font-name="Monospace" fo:color="#3F7F7F" fo:font-size="10pt" style:font-size-asian="10pt"/>
    </style:style>
    <style:style style:name="T1668" style:parent-style-name="DefaultParagraphFont" style:family="text">
      <style:text-properties style:font-name="Monospace" fo:color="#008080" fo:font-size="10pt" style:font-size-asian="10pt"/>
    </style:style>
    <style:style style:name="T1669" style:parent-style-name="DefaultParagraphFont" style:family="text">
      <style:text-properties style:font-name="Monospace" fo:color="#3F7F7F" fo:font-size="10pt" style:font-size-asian="10pt"/>
    </style:style>
    <style:style style:name="T1670" style:parent-style-name="DefaultParagraphFont" style:family="text">
      <style:text-properties style:font-name="Monospace" fo:color="#008080" fo:font-size="10pt" style:font-size-asian="10pt"/>
    </style:style>
    <style:style style:name="P1671" style:parent-style-name="Standard" style:family="paragraph">
      <style:text-properties style:font-name="Monospace" fo:font-size="10pt" style:font-size-asian="10pt"/>
    </style:style>
    <style:style style:name="T1672" style:parent-style-name="DefaultParagraphFont" style:family="text">
      <style:text-properties style:font-name="Monospace" fo:color="#008080" fo:font-size="10pt" style:font-size-asian="10pt"/>
    </style:style>
    <style:style style:name="T1673" style:parent-style-name="DefaultParagraphFont" style:family="text">
      <style:text-properties style:font-name="Monospace" fo:color="#3F7F7F" fo:font-size="10pt" style:font-size-asian="10pt"/>
    </style:style>
    <style:style style:name="T1674" style:parent-style-name="DefaultParagraphFont" style:family="text">
      <style:text-properties style:font-name="Monospace" fo:color="#008080" fo:font-size="10pt" style:font-size-asian="10pt"/>
    </style:style>
    <style:style style:name="T1675" style:parent-style-name="DefaultParagraphFont" style:family="text">
      <style:text-properties style:font-name="Monospace" fo:color="#000000" fo:font-size="10pt" style:font-size-asian="10pt"/>
    </style:style>
    <style:style style:name="T1676" style:parent-style-name="DefaultParagraphFont" style:family="text">
      <style:text-properties style:font-name="Monospace" fo:color="#008080" fo:font-size="10pt" style:font-size-asian="10pt"/>
    </style:style>
    <style:style style:name="T1677" style:parent-style-name="DefaultParagraphFont" style:family="text">
      <style:text-properties style:font-name="Monospace" fo:color="#3F7F7F" fo:font-size="10pt" style:font-size-asian="10pt"/>
    </style:style>
    <style:style style:name="T1678" style:parent-style-name="DefaultParagraphFont" style:family="text">
      <style:text-properties style:font-name="Monospace" fo:color="#008080" fo:font-size="10pt" style:font-size-asian="10pt"/>
    </style:style>
    <style:style style:name="T1679" style:parent-style-name="DefaultParagraphFont" style:family="text">
      <style:text-properties style:font-name="Monospace" fo:color="#008080" fo:font-size="10pt" style:font-size-asian="10pt"/>
    </style:style>
    <style:style style:name="T1680" style:parent-style-name="DefaultParagraphFont" style:family="text">
      <style:text-properties style:font-name="Monospace" fo:color="#3F7F7F" fo:font-size="10pt" style:font-size-asian="10pt"/>
    </style:style>
    <style:style style:name="T1681" style:parent-style-name="DefaultParagraphFont" style:family="text">
      <style:text-properties style:font-name="Monospace" fo:font-size="10pt" style:font-size-asian="10pt"/>
    </style:style>
    <style:style style:name="T1682" style:parent-style-name="DefaultParagraphFont" style:family="text">
      <style:text-properties style:font-name="Monospace" fo:color="#7F007F" fo:font-size="10pt" style:font-size-asian="10pt"/>
    </style:style>
    <style:style style:name="T1683" style:parent-style-name="DefaultParagraphFont" style:family="text">
      <style:text-properties style:font-name="Monospace" fo:color="#000000" fo:font-size="10pt" style:font-size-asian="10pt"/>
    </style:style>
    <style:style style:name="T168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685" style:parent-style-name="DefaultParagraphFont" style:family="text">
      <style:text-properties style:font-name="Monospace" fo:font-size="10pt" style:font-size-asian="10pt"/>
    </style:style>
    <style:style style:name="T1686" style:parent-style-name="DefaultParagraphFont" style:family="text">
      <style:text-properties style:font-name="Monospace" fo:color="#7F007F" fo:font-size="10pt" style:font-size-asian="10pt"/>
    </style:style>
    <style:style style:name="T1687" style:parent-style-name="DefaultParagraphFont" style:family="text">
      <style:text-properties style:font-name="Monospace" fo:color="#000000" fo:font-size="10pt" style:font-size-asian="10pt"/>
    </style:style>
    <style:style style:name="T168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689" style:parent-style-name="DefaultParagraphFont" style:family="text">
      <style:text-properties style:font-name="Monospace" fo:color="#008080" fo:font-size="10pt" style:font-size-asian="10pt"/>
    </style:style>
    <style:style style:name="T1690" style:parent-style-name="DefaultParagraphFont" style:family="text">
      <style:text-properties style:font-name="Monospace" fo:color="#3F7F7F" fo:font-size="10pt" style:font-size-asian="10pt"/>
    </style:style>
    <style:style style:name="T1691" style:parent-style-name="DefaultParagraphFont" style:family="text">
      <style:text-properties style:font-name="Monospace" fo:color="#008080" fo:font-size="10pt" style:font-size-asian="10pt"/>
    </style:style>
    <style:style style:name="T1692" style:parent-style-name="DefaultParagraphFont" style:family="text">
      <style:text-properties style:font-name="Monospace" fo:color="#3F7F7F" fo:font-size="10pt" style:font-size-asian="10pt"/>
    </style:style>
    <style:style style:name="T1693" style:parent-style-name="DefaultParagraphFont" style:family="text">
      <style:text-properties style:font-name="Monospace" fo:color="#008080" fo:font-size="10pt" style:font-size-asian="10pt"/>
    </style:style>
    <style:style style:name="P1694" style:parent-style-name="Standard" style:family="paragraph">
      <style:text-properties style:font-name="Monospace" fo:font-size="10pt" style:font-size-asian="10pt"/>
    </style:style>
    <style:style style:name="T1695" style:parent-style-name="DefaultParagraphFont" style:family="text">
      <style:text-properties style:font-name="Monospace" fo:color="#008080" fo:font-size="10pt" style:font-size-asian="10pt"/>
    </style:style>
    <style:style style:name="T1696" style:parent-style-name="DefaultParagraphFont" style:family="text">
      <style:text-properties style:font-name="Monospace" fo:color="#3F7F7F" fo:font-size="10pt" style:font-size-asian="10pt"/>
    </style:style>
    <style:style style:name="T1697" style:parent-style-name="DefaultParagraphFont" style:family="text">
      <style:text-properties style:font-name="Monospace" fo:color="#008080" fo:font-size="10pt" style:font-size-asian="10pt"/>
    </style:style>
    <style:style style:name="T1698" style:parent-style-name="DefaultParagraphFont" style:family="text">
      <style:text-properties style:font-name="Monospace" fo:color="#000000" fo:font-size="10pt" style:font-size-asian="10pt"/>
    </style:style>
    <style:style style:name="T1699" style:parent-style-name="DefaultParagraphFont" style:family="text">
      <style:text-properties style:font-name="Monospace" fo:color="#008080" fo:font-size="10pt" style:font-size-asian="10pt"/>
    </style:style>
    <style:style style:name="T1700" style:parent-style-name="DefaultParagraphFont" style:family="text">
      <style:text-properties style:font-name="Monospace" fo:color="#3F7F7F" fo:font-size="10pt" style:font-size-asian="10pt"/>
    </style:style>
    <style:style style:name="T1701" style:parent-style-name="DefaultParagraphFont" style:family="text">
      <style:text-properties style:font-name="Monospace" fo:color="#008080" fo:font-size="10pt" style:font-size-asian="10pt"/>
    </style:style>
    <style:style style:name="T1702" style:parent-style-name="DefaultParagraphFont" style:family="text">
      <style:text-properties style:font-name="Monospace" fo:color="#008080" fo:font-size="10pt" style:font-size-asian="10pt"/>
    </style:style>
    <style:style style:name="T1703" style:parent-style-name="DefaultParagraphFont" style:family="text">
      <style:text-properties style:font-name="Monospace" fo:color="#3F7F7F" fo:font-size="10pt" style:font-size-asian="10pt"/>
    </style:style>
    <style:style style:name="T1704" style:parent-style-name="DefaultParagraphFont" style:family="text">
      <style:text-properties style:font-name="Monospace" fo:font-size="10pt" style:font-size-asian="10pt"/>
    </style:style>
    <style:style style:name="T1705" style:parent-style-name="DefaultParagraphFont" style:family="text">
      <style:text-properties style:font-name="Monospace" fo:color="#7F007F" fo:font-size="10pt" style:font-size-asian="10pt"/>
    </style:style>
    <style:style style:name="T1706" style:parent-style-name="DefaultParagraphFont" style:family="text">
      <style:text-properties style:font-name="Monospace" fo:color="#000000" fo:font-size="10pt" style:font-size-asian="10pt"/>
    </style:style>
    <style:style style:name="T1707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708" style:parent-style-name="DefaultParagraphFont" style:family="text">
      <style:text-properties style:font-name="Monospace" fo:font-size="10pt" style:font-size-asian="10pt"/>
    </style:style>
    <style:style style:name="T1709" style:parent-style-name="DefaultParagraphFont" style:family="text">
      <style:text-properties style:font-name="Monospace" fo:color="#7F007F" fo:font-size="10pt" style:font-size-asian="10pt"/>
    </style:style>
    <style:style style:name="T1710" style:parent-style-name="DefaultParagraphFont" style:family="text">
      <style:text-properties style:font-name="Monospace" fo:color="#000000" fo:font-size="10pt" style:font-size-asian="10pt"/>
    </style:style>
    <style:style style:name="T171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712" style:parent-style-name="DefaultParagraphFont" style:family="text">
      <style:text-properties style:font-name="Monospace" fo:color="#008080" fo:font-size="10pt" style:font-size-asian="10pt"/>
    </style:style>
    <style:style style:name="T1713" style:parent-style-name="DefaultParagraphFont" style:family="text">
      <style:text-properties style:font-name="Monospace" fo:color="#008080" fo:font-size="10pt" style:font-size-asian="10pt"/>
    </style:style>
    <style:style style:name="T1714" style:parent-style-name="DefaultParagraphFont" style:family="text">
      <style:text-properties style:font-name="Monospace" fo:color="#3F7F7F" fo:font-size="10pt" style:font-size-asian="10pt"/>
    </style:style>
    <style:style style:name="T1715" style:parent-style-name="DefaultParagraphFont" style:family="text">
      <style:text-properties style:font-name="Monospace" fo:color="#008080" fo:font-size="10pt" style:font-size-asian="10pt"/>
    </style:style>
    <style:style style:name="T1716" style:parent-style-name="DefaultParagraphFont" style:family="text">
      <style:text-properties style:font-name="Monospace" fo:color="#3F7F7F" fo:font-size="10pt" style:font-size-asian="10pt"/>
    </style:style>
    <style:style style:name="T1717" style:parent-style-name="DefaultParagraphFont" style:family="text">
      <style:text-properties style:font-name="Monospace" fo:color="#008080" fo:font-size="10pt" style:font-size-asian="10pt"/>
    </style:style>
    <style:style style:name="P1718" style:parent-style-name="Standard" style:family="paragraph">
      <style:text-properties style:font-name="Monospace" fo:font-size="10pt" style:font-size-asian="10pt"/>
    </style:style>
    <style:style style:name="T1719" style:parent-style-name="DefaultParagraphFont" style:family="text">
      <style:text-properties style:font-name="Monospace" fo:color="#008080" fo:font-size="10pt" style:font-size-asian="10pt"/>
    </style:style>
    <style:style style:name="T1720" style:parent-style-name="DefaultParagraphFont" style:family="text">
      <style:text-properties style:font-name="Monospace" fo:color="#3F7F7F" fo:font-size="10pt" style:font-size-asian="10pt"/>
    </style:style>
    <style:style style:name="T1721" style:parent-style-name="DefaultParagraphFont" style:family="text">
      <style:text-properties style:font-name="Monospace" fo:font-size="10pt" style:font-size-asian="10pt"/>
    </style:style>
    <style:style style:name="T1722" style:parent-style-name="DefaultParagraphFont" style:family="text">
      <style:text-properties style:font-name="Monospace" fo:color="#7F007F" fo:font-size="10pt" style:font-size-asian="10pt"/>
    </style:style>
    <style:style style:name="T1723" style:parent-style-name="DefaultParagraphFont" style:family="text">
      <style:text-properties style:font-name="Monospace" fo:color="#000000" fo:font-size="10pt" style:font-size-asian="10pt"/>
    </style:style>
    <style:style style:name="T172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725" style:parent-style-name="DefaultParagraphFont" style:family="text">
      <style:text-properties style:font-name="Monospace" fo:font-size="10pt" style:font-size-asian="10pt"/>
    </style:style>
    <style:style style:name="T1726" style:parent-style-name="DefaultParagraphFont" style:family="text">
      <style:text-properties style:font-name="Monospace" fo:color="#7F007F" fo:font-size="10pt" style:font-size-asian="10pt"/>
    </style:style>
    <style:style style:name="T1727" style:parent-style-name="DefaultParagraphFont" style:family="text">
      <style:text-properties style:font-name="Monospace" fo:color="#000000" fo:font-size="10pt" style:font-size-asian="10pt"/>
    </style:style>
    <style:style style:name="T1728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729" style:parent-style-name="DefaultParagraphFont" style:family="text">
      <style:text-properties style:font-name="Monospace" fo:color="#008080" fo:font-size="10pt" style:font-size-asian="10pt"/>
    </style:style>
    <style:style style:name="P1730" style:parent-style-name="Standard" style:family="paragraph">
      <style:text-properties style:font-name="Monospace" fo:font-size="10pt" style:font-size-asian="10pt"/>
    </style:style>
    <style:style style:name="P1731" style:parent-style-name="Standard" style:family="paragraph">
      <style:text-properties style:font-name="Monospace" fo:font-size="10pt" style:font-size-asian="10pt"/>
    </style:style>
    <style:style style:name="P1732" style:parent-style-name="Standard" style:family="paragraph">
      <style:text-properties style:font-name="Monospace" fo:font-size="10pt" style:font-size-asian="10pt"/>
    </style:style>
    <style:style style:name="P1733" style:parent-style-name="Standard" style:family="paragraph">
      <style:text-properties style:font-name="Monospace" fo:font-size="10pt" style:font-size-asian="10pt"/>
    </style:style>
    <style:style style:name="T1734" style:parent-style-name="DefaultParagraphFont" style:family="text">
      <style:text-properties style:font-name="Monospace" fo:color="#008080" fo:font-size="10pt" style:font-size-asian="10pt"/>
    </style:style>
    <style:style style:name="T1735" style:parent-style-name="DefaultParagraphFont" style:family="text">
      <style:text-properties style:font-name="Monospace" fo:color="#3F7F7F" fo:font-size="10pt" style:font-size-asian="10pt"/>
    </style:style>
    <style:style style:name="T1736" style:parent-style-name="DefaultParagraphFont" style:family="text">
      <style:text-properties style:font-name="Monospace" fo:color="#008080" fo:font-size="10pt" style:font-size-asian="10pt"/>
    </style:style>
    <style:style style:name="T1737" style:parent-style-name="DefaultParagraphFont" style:family="text">
      <style:text-properties style:font-name="Monospace" fo:color="#008080" fo:font-size="10pt" style:font-size-asian="10pt"/>
    </style:style>
    <style:style style:name="T1738" style:parent-style-name="DefaultParagraphFont" style:family="text">
      <style:text-properties style:font-name="Monospace" fo:color="#3F7F7F" fo:font-size="10pt" style:font-size-asian="10pt"/>
    </style:style>
    <style:style style:name="T1739" style:parent-style-name="DefaultParagraphFont" style:family="text">
      <style:text-properties style:font-name="Monospace" fo:color="#008080" fo:font-size="10pt" style:font-size-asian="10pt"/>
    </style:style>
    <style:style style:name="T1740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741" style:parent-style-name="DefaultParagraphFont" style:family="text">
      <style:text-properties style:font-name="Monospace" fo:font-weight="bold" style:font-weight-asian="bold" style:font-weight-complex="bold" fo:color="#3F7F7F" fo:font-size="10pt" style:font-size-asian="10pt"/>
    </style:style>
    <style:style style:name="T1742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P1743" style:parent-style-name="Standard" style:family="paragraph">
      <style:text-properties style:font-name="Monospace" fo:font-weight="bold" style:font-weight-asian="bold" style:font-weight-complex="bold" fo:color="#008080"/>
    </style:style>
    <style:style style:name="T1744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P1745" style:parent-style-name="Standard" style:family="paragraph">
      <style:text-properties style:font-name="Monospace" fo:font-weight="bold" style:font-weight-asian="bold" style:font-weight-complex="bold" fo:color="#008080"/>
    </style:style>
    <style:style style:name="T1746" style:parent-style-name="DefaultParagraphFont" style:family="text">
      <style:text-properties style:font-name="Monospace" fo:font-weight="bold" style:font-weight-asian="bold" style:font-weight-complex="bold" fo:color="#BF5F3F" fo:font-size="10pt" style:font-size-asian="10pt"/>
    </style:style>
    <style:style style:name="T1747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748" style:parent-style-name="DefaultParagraphFont" style:family="text">
      <style:text-properties style:font-name="Monospace" fo:font-weight="bold" style:font-weight-asian="bold" style:font-weight-complex="bold" fo:color="#3F7F7F" fo:font-size="10pt" style:font-size-asian="10pt"/>
    </style:style>
    <style:style style:name="T1749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750" style:parent-style-name="DefaultParagraphFont" style:family="text">
      <style:text-properties style:font-name="Monospace" fo:font-weight="bold" style:font-weight-asian="bold" style:font-weight-complex="bold" fo:color="#7F007F" fo:font-size="10pt" style:font-size-asian="10pt"/>
    </style:style>
    <style:style style:name="T1751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/>
    </style:style>
    <style:style style:name="T1752" style:parent-style-name="DefaultParagraphFont" style:family="text">
      <style:text-properties style:font-name="Monospace" fo:font-weight="bold" style:font-weight-asian="bold" style:font-weight-complex="bold" fo:font-style="italic" style:font-style-asian="italic" fo:color="#2A00FF" fo:font-size="10pt" style:font-size-asian="10pt"/>
    </style:style>
    <style:style style:name="T1753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754" style:parent-style-name="DefaultParagraphFont" style:family="text">
      <style:text-properties style:font-name="Monospace" fo:font-weight="bold" style:font-weight-asian="bold" style:font-weight-complex="bold" fo:color="#7F007F" fo:font-size="10pt" style:font-size-asian="10pt"/>
    </style:style>
    <style:style style:name="T1755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/>
    </style:style>
    <style:style style:name="T1756" style:parent-style-name="DefaultParagraphFont" style:family="text">
      <style:text-properties style:font-name="Monospace" fo:font-weight="bold" style:font-weight-asian="bold" style:font-weight-complex="bold" fo:font-style="italic" style:font-style-asian="italic" fo:color="#2A00FF" fo:font-size="10pt" style:font-size-asian="10pt"/>
    </style:style>
    <style:style style:name="T1757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758" style:parent-style-name="DefaultParagraphFont" style:family="text">
      <style:text-properties style:font-name="Monospace" fo:font-weight="bold" style:font-weight-asian="bold" style:font-weight-complex="bold" fo:color="#7F007F" fo:font-size="10pt" style:font-size-asian="10pt"/>
    </style:style>
    <style:style style:name="T1759" style:parent-style-name="DefaultParagraphFont" style:family="text">
      <style:text-properties style:font-name="Monospace" fo:font-weight="bold" style:font-weight-asian="bold" style:font-weight-complex="bold" fo:color="#000000" fo:font-size="10pt" style:font-size-asian="10pt"/>
    </style:style>
    <style:style style:name="T1760" style:parent-style-name="DefaultParagraphFont" style:family="text">
      <style:text-properties style:font-name="Monospace" fo:font-weight="bold" style:font-weight-asian="bold" style:font-weight-complex="bold" fo:font-style="italic" style:font-style-asian="italic" fo:color="#2A00FF" fo:font-size="10pt" style:font-size-asian="10pt"/>
    </style:style>
    <style:style style:name="T1761" style:parent-style-name="DefaultParagraphFont" style:family="text">
      <style:text-properties style:font-name="Monospace" fo:font-size="10pt" style:font-size-asian="10pt"/>
    </style:style>
    <style:style style:name="T1762" style:parent-style-name="DefaultParagraphFont" style:family="text">
      <style:text-properties style:font-name="Monospace" fo:color="#7F007F" fo:font-size="10pt" style:font-size-asian="10pt"/>
    </style:style>
    <style:style style:name="T1763" style:parent-style-name="DefaultParagraphFont" style:family="text">
      <style:text-properties style:font-name="Monospace" fo:color="#000000" fo:font-size="10pt" style:font-size-asian="10pt"/>
    </style:style>
    <style:style style:name="T1764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765" style:parent-style-name="DefaultParagraphFont" style:family="text">
      <style:text-properties style:font-name="Monospace" fo:color="#BF5F3F" fo:font-size="10pt" style:font-size-asian="10pt"/>
    </style:style>
    <style:style style:name="T1766" style:parent-style-name="DefaultParagraphFont" style:family="text">
      <style:text-properties style:font-name="Monospace" fo:color="#008080" fo:font-size="10pt" style:font-size-asian="10pt"/>
    </style:style>
    <style:style style:name="T1767" style:parent-style-name="DefaultParagraphFont" style:family="text">
      <style:text-properties style:font-name="Monospace" fo:color="#3F7F7F" fo:font-size="10pt" style:font-size-asian="10pt"/>
    </style:style>
    <style:style style:name="T1768" style:parent-style-name="DefaultParagraphFont" style:family="text">
      <style:text-properties style:font-name="Monospace" fo:font-size="10pt" style:font-size-asian="10pt"/>
    </style:style>
    <style:style style:name="T1769" style:parent-style-name="DefaultParagraphFont" style:family="text">
      <style:text-properties style:font-name="Monospace" fo:color="#008080" fo:font-size="10pt" style:font-size-asian="10pt"/>
    </style:style>
    <style:style style:name="T1770" style:parent-style-name="DefaultParagraphFont" style:family="text">
      <style:text-properties style:font-name="Monospace" fo:color="#008080" fo:font-size="10pt" style:font-size-asian="10pt"/>
    </style:style>
    <style:style style:name="T1771" style:parent-style-name="DefaultParagraphFont" style:family="text">
      <style:text-properties style:font-name="Monospace" fo:color="#3F7F7F" fo:font-size="10pt" style:font-size-asian="10pt"/>
    </style:style>
    <style:style style:name="T1772" style:parent-style-name="DefaultParagraphFont" style:family="text">
      <style:text-properties style:font-name="Monospace" fo:color="#008080" fo:font-size="10pt" style:font-size-asian="10pt"/>
    </style:style>
    <style:style style:name="T1773" style:parent-style-name="DefaultParagraphFont" style:family="text">
      <style:text-properties style:font-name="Monospace" fo:color="#008080" fo:font-size="10pt" style:font-size-asian="10pt"/>
    </style:style>
    <style:style style:name="T1774" style:parent-style-name="DefaultParagraphFont" style:family="text">
      <style:text-properties style:font-name="Monospace" fo:color="#3F7F7F" fo:font-size="10pt" style:font-size-asian="10pt"/>
    </style:style>
    <style:style style:name="T1775" style:parent-style-name="DefaultParagraphFont" style:family="text">
      <style:text-properties style:font-name="Monospace" fo:color="#008080" fo:font-size="10pt" style:font-size-asian="10pt"/>
    </style:style>
    <style:style style:name="T1776" style:parent-style-name="DefaultParagraphFont" style:family="text">
      <style:text-properties style:font-name="Monospace" fo:color="#008080" fo:font-size="10pt" style:font-size-asian="10pt"/>
    </style:style>
    <style:style style:name="T1777" style:parent-style-name="DefaultParagraphFont" style:family="text">
      <style:text-properties style:font-name="Monospace" fo:color="#3F7F7F" fo:font-size="10pt" style:font-size-asian="10pt"/>
    </style:style>
    <style:style style:name="T1778" style:parent-style-name="DefaultParagraphFont" style:family="text">
      <style:text-properties style:font-name="Monospace" fo:font-size="10pt" style:font-size-asian="10pt"/>
    </style:style>
    <style:style style:name="T1779" style:parent-style-name="DefaultParagraphFont" style:family="text">
      <style:text-properties style:font-name="Monospace" fo:color="#7F007F" fo:font-size="10pt" style:font-size-asian="10pt"/>
    </style:style>
    <style:style style:name="T1780" style:parent-style-name="DefaultParagraphFont" style:family="text">
      <style:text-properties style:font-name="Monospace" fo:color="#000000" fo:font-size="10pt" style:font-size-asian="10pt"/>
    </style:style>
    <style:style style:name="T1781" style:parent-style-name="DefaultParagraphFont" style:family="text">
      <style:text-properties style:font-name="Monospace" fo:font-style="italic" style:font-style-asian="italic" fo:color="#2A00FF" fo:font-size="10pt" style:font-size-asian="10pt"/>
    </style:style>
    <style:style style:name="T1782" style:parent-style-name="DefaultParagraphFont" style:family="text">
      <style:text-properties style:font-name="Monospace" fo:color="#008080" fo:font-size="10pt" style:font-size-asian="10pt"/>
    </style:style>
    <style:style style:name="T1783" style:parent-style-name="DefaultParagraphFont" style:family="text">
      <style:text-properties style:font-name="Monospace" fo:color="#008080" fo:font-size="10pt" style:font-size-asian="10pt"/>
    </style:style>
    <style:style style:name="T1784" style:parent-style-name="DefaultParagraphFont" style:family="text">
      <style:text-properties style:font-name="Monospace" fo:color="#3F7F7F" fo:font-size="10pt" style:font-size-asian="10pt"/>
    </style:style>
    <style:style style:name="T1785" style:parent-style-name="DefaultParagraphFont" style:family="text">
      <style:text-properties style:font-name="Monospace" fo:color="#008080" fo:font-size="10pt" style:font-size-asian="10pt"/>
    </style:style>
    <style:style style:name="T1786" style:parent-style-name="DefaultParagraphFont" style:family="text">
      <style:text-properties style:font-name="Monospace" fo:color="#000000" fo:font-size="10pt" style:font-size-asian="10pt"/>
    </style:style>
    <style:style style:name="T1787" style:parent-style-name="DefaultParagraphFont" style:family="text">
      <style:text-properties style:font-name="Monospace" fo:color="#008080" fo:font-size="10pt" style:font-size-asian="10pt"/>
    </style:style>
    <style:style style:name="T1788" style:parent-style-name="DefaultParagraphFont" style:family="text">
      <style:text-properties style:font-name="Monospace" fo:color="#3F7F7F" fo:font-size="10pt" style:font-size-asian="10pt"/>
    </style:style>
    <style:style style:name="T1789" style:parent-style-name="DefaultParagraphFont" style:family="text">
      <style:text-properties style:font-name="Monospace" fo:color="#008080" fo:font-size="10pt" style:font-size-asian="10pt"/>
    </style:style>
    <style:style style:name="T1790" style:parent-style-name="DefaultParagraphFont" style:family="text">
      <style:text-properties style:font-name="Monospace" fo:color="#008080" fo:font-size="10pt" style:font-size-asian="10pt"/>
    </style:style>
    <style:style style:name="T1791" style:parent-style-name="DefaultParagraphFont" style:family="text">
      <style:text-properties style:font-name="Monospace" fo:color="#3F7F7F" fo:font-size="10pt" style:font-size-asian="10pt"/>
    </style:style>
    <style:style style:name="T1792" style:parent-style-name="DefaultParagraphFont" style:family="text">
      <style:text-properties style:font-name="Monospace" fo:color="#008080" fo:font-size="10pt" style:font-size-asian="10pt"/>
    </style:style>
    <style:style style:name="T1793" style:parent-style-name="DefaultParagraphFont" style:family="text">
      <style:text-properties style:font-name="Monospace" fo:color="#008080" fo:font-size="10pt" style:font-size-asian="10pt"/>
    </style:style>
    <style:style style:name="T1794" style:parent-style-name="DefaultParagraphFont" style:family="text">
      <style:text-properties style:font-name="Monospace" fo:color="#3F7F7F" fo:font-size="10pt" style:font-size-asian="10pt"/>
    </style:style>
    <style:style style:name="T1795" style:parent-style-name="DefaultParagraphFont" style:family="text">
      <style:text-properties style:font-name="Monospace" fo:color="#008080" fo:font-size="10pt" style:font-size-asian="10pt"/>
    </style:style>
    <style:style style:name="T1796" style:parent-style-name="DefaultParagraphFont" style:family="text">
      <style:text-properties style:font-name="Monospace" fo:color="#BF5F3F" fo:font-size="10pt" style:font-size-asian="10pt"/>
    </style:style>
    <style:style style:name="T1797" style:parent-style-name="DefaultParagraphFont" style:family="text">
      <style:text-properties style:font-name="Monospace" fo:color="#000000" fo:font-size="10pt" style:font-size-asian="10pt"/>
    </style:style>
    <style:style style:name="T1798" style:parent-style-name="DefaultParagraphFont" style:family="text">
      <style:text-properties style:font-name="Monospace" fo:color="#BF5F3F" fo:font-size="10pt" style:font-size-asian="10pt"/>
    </style:style>
    <style:style style:name="T1799" style:parent-style-name="DefaultParagraphFont" style:family="text">
      <style:text-properties style:font-name="Monospace" fo:color="#008080" fo:font-size="10pt" style:font-size-asian="10pt"/>
    </style:style>
    <style:style style:name="T1800" style:parent-style-name="DefaultParagraphFont" style:family="text">
      <style:text-properties style:font-name="Monospace" fo:color="#3F7F7F" fo:font-size="10pt" style:font-size-asian="10pt"/>
    </style:style>
    <style:style style:name="T1801" style:parent-style-name="DefaultParagraphFont" style:family="text">
      <style:text-properties style:font-name="Monospace" fo:color="#008080" fo:font-size="10pt" style:font-size-asian="10pt"/>
    </style:style>
    <style:style style:name="T1802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  <style:style style:name="T1803" style:parent-style-name="DefaultParagraphFont" style:family="text">
      <style:text-properties style:font-name="Monospace" fo:font-weight="bold" style:font-weight-asian="bold" style:font-weight-complex="bold" fo:color="#3F7F7F" fo:font-size="10pt" style:font-size-asian="10pt"/>
    </style:style>
    <style:style style:name="T1804" style:parent-style-name="DefaultParagraphFont" style:family="text">
      <style:text-properties style:font-name="Monospace" fo:font-weight="bold" style:font-weight-asian="bold" style:font-weight-complex="bold" fo:color="#008080" fo:font-size="10pt" style:font-size-asian="10pt"/>
    </style:style>
  </office:automatic-styles>
  <office:body>
    <office:text text:use-soft-page-breaks="true">
      <text:p text:style-name="P1"/>
      <text:p text:style-name="P2"/>
      <text:p text:style-name="P3"/>
      <text:p text:style-name="P4">Lab Program 1(a)</text:p>
      <text:p text:style-name="P5"/>
      <text:p text:style-name="P6"/>
      <text:p text:style-name="Standard"><text:span text:style-name="T7">import</text:span><text:span text:style-name="T8"><text:s/>java.util.*;</text:span></text:p>
      <text:p text:style-name="Standard"><text:span text:style-name="T9">public</text:span><text:span text:style-name="T10"><text:s/></text:span><text:span text:style-name="T11">class</text:span><text:span text:style-name="T12"><text:s/>Student {</text:span></text:p>
      <text:p text:style-name="Standard"><text:span text:style-name="T13"><text:tab/>String<text:s/></text:span><text:span text:style-name="T14">USN</text:span><text:span text:style-name="T15">,</text:span><text:span text:style-name="T16">name</text:span><text:span text:style-name="T17">,</text:span><text:span text:style-name="T18">dept</text:span><text:span text:style-name="T19">,</text:span><text:span text:style-name="T20">addr</text:span><text:span text:style-name="T21">,</text:span><text:span text:style-name="T22">phno</text:span><text:span text:style-name="T23">;</text:span></text:p>
      <text:p text:style-name="Standard"><text:span text:style-name="T24"><text:tab/></text:span><text:span text:style-name="T25">double</text:span><text:span text:style-name="T26"><text:s/></text:span><text:span text:style-name="T27">tutionfee</text:span><text:span text:style-name="T28">,</text:span><text:span text:style-name="T29">clgfee</text:span><text:span text:style-name="T30">,</text:span><text:span text:style-name="T31">examfee</text:span><text:span text:style-name="T32">,</text:span><text:span text:style-name="T33">unifee</text:span><text:span text:style-name="T34">,</text:span><text:span text:style-name="T35">total</text:span><text:span text:style-name="T36">;</text:span></text:p>
      <text:p text:style-name="P37"><text:tab/></text:p>
      <text:p text:style-name="P38"><text:tab/></text:p>
      <text:p text:style-name="Standard"><text:span text:style-name="T39"><text:tab/></text:span><text:span text:style-name="T40">public</text:span><text:span text:style-name="T41"><text:s/></text:span><text:span text:style-name="T42">void</text:span><text:span text:style-name="T43"><text:s/>addstudent(String<text:s/></text:span><text:span text:style-name="T44">name</text:span><text:span text:style-name="T45">, String<text:s/></text:span><text:span text:style-name="T46">USN</text:span><text:span text:style-name="T47">,String<text:s/></text:span><text:span text:style-name="T48">dept</text:span><text:span text:style-name="T49">,String<text:s/></text:span><text:span text:style-name="T50">addr</text:span><text:span text:style-name="T51">,String<text:s/></text:span><text:span text:style-name="T52">phno</text:span><text:span text:style-name="T53">)</text:span></text:p>
      <text:p text:style-name="P54"><text:tab/>{</text:p>
      <text:p text:style-name="P55"><text:tab/><text:tab/></text:p>
      <text:p text:style-name="Standard"><text:span text:style-name="T56"><text:tab/></text:span><text:span text:style-name="T57"><text:tab/></text:span><text:span text:style-name="T58">this</text:span><text:span text:style-name="T59">.</text:span><text:span text:style-name="T60">name</text:span><text:span text:style-name="T61">=</text:span><text:span text:style-name="T62">name</text:span><text:span text:style-name="T63">;</text:span></text:p>
      <text:p text:style-name="Standard"><text:span text:style-name="T64"><text:tab/></text:span><text:span text:style-name="T65"><text:tab/></text:span><text:span text:style-name="T66">this</text:span><text:span text:style-name="T67">.</text:span><text:span text:style-name="T68">USN</text:span><text:span text:style-name="T69">=</text:span><text:span text:style-name="T70">USN</text:span><text:span text:style-name="T71">;</text:span></text:p>
      <text:p text:style-name="Standard"><text:span text:style-name="T72"><text:tab/></text:span><text:span text:style-name="T73"><text:tab/></text:span><text:span text:style-name="T74">this</text:span><text:span text:style-name="T75">.</text:span><text:span text:style-name="T76">dept</text:span><text:span text:style-name="T77">=</text:span><text:span text:style-name="T78">dept</text:span><text:span text:style-name="T79">;</text:span></text:p>
      <text:p text:style-name="Standard"><text:span text:style-name="T80"><text:tab/></text:span><text:span text:style-name="T81"><text:tab/></text:span><text:span text:style-name="T82">this</text:span><text:span text:style-name="T83">.</text:span><text:span text:style-name="T84">addr</text:span><text:span text:style-name="T85">=</text:span><text:span text:style-name="T86">addr</text:span><text:span text:style-name="T87">;</text:span></text:p>
      <text:p text:style-name="Standard"><text:span text:style-name="T88"><text:tab/></text:span><text:span text:style-name="T89"><text:tab/></text:span><text:span text:style-name="T90">this</text:span><text:span text:style-name="T91">.</text:span><text:span text:style-name="T92">phno</text:span><text:span text:style-name="T93">=</text:span><text:span text:style-name="T94">phno</text:span><text:span text:style-name="T95">;</text:span></text:p>
      <text:p text:style-name="P96"><text:tab/><text:tab/></text:p>
      <text:p text:style-name="P97"><text:tab/><text:tab/></text:p>
      <text:p text:style-name="P98"><text:tab/><text:tab/></text:p>
      <text:p text:style-name="P99"><text:tab/>}</text:p>
      <text:p text:style-name="Standard"><text:span text:style-name="T100"><text:tab/></text:span><text:span text:style-name="T101">public</text:span><text:span text:style-name="T102"><text:s/></text:span><text:span text:style-name="T103">void</text:span><text:span text:style-name="T104"><text:s/>displaystudent(</text:span><text:span text:style-name="T105">double</text:span><text:span text:style-name="T106"><text:s/></text:span><text:span text:style-name="T107">totalfee</text:span><text:span text:style-name="T108">)</text:span></text:p>
      <text:p text:style-name="P109"><text:tab/>{</text:p>
      <text:p text:style-name="Standard"><text:span text:style-name="T110"><text:tab/></text:span><text:span text:style-name="T111"><text:tab/>System.</text:span><text:span text:style-name="T112">out</text:span><text:span text:style-name="T113">.println(</text:span><text:span text:style-name="T114">"Student details:"</text:span><text:span text:style-name="T115">);</text:span></text:p>
      <text:p text:style-name="Standard"><text:span text:style-name="T116"><text:tab/></text:span><text:span text:style-name="T117"><text:tab/>System.</text:span><text:span text:style-name="T118">out</text:span><text:span text:style-name="T119">.println(</text:span><text:span text:style-name="T120">"Name:"</text:span><text:span text:style-name="T121">+</text:span><text:span text:style-name="T122">this</text:span><text:span text:style-name="T123">.</text:span><text:span text:style-name="T124">name</text:span><text:span text:style-name="T125">);</text:span></text:p>
      <text:p text:style-name="Standard"><text:span text:style-name="T126"><text:tab/></text:span><text:span text:style-name="T127"><text:tab/>System.</text:span><text:span text:style-name="T128">out</text:span><text:span text:style-name="T129">.println(</text:span><text:span text:style-name="T130">"USN:"</text:span><text:span text:style-name="T131">+</text:span><text:span text:style-name="T132">this</text:span><text:span text:style-name="T133">.</text:span><text:span text:style-name="T134">USN</text:span><text:span text:style-name="T135">);</text:span></text:p>
      <text:p text:style-name="Standard"><text:span text:style-name="T136"><text:tab/></text:span><text:span text:style-name="T137"><text:tab/>System.</text:span><text:span text:style-name="T138">out</text:span><text:span text:style-name="T139">.println(</text:span><text:span text:style-name="T140">"dept:"</text:span><text:span text:style-name="T141">+</text:span><text:span text:style-name="T142">this</text:span><text:span text:style-name="T143">.</text:span><text:span text:style-name="T144">dept</text:span><text:span text:style-name="T145">);</text:span></text:p>
      <text:p text:style-name="Standard"><text:span text:style-name="T146"><text:tab/></text:span><text:span text:style-name="T147"><text:tab/>System.</text:span><text:span text:style-name="T148">out</text:span><text:span text:style-name="T149">.println(</text:span><text:span text:style-name="T150">"addr:"</text:span><text:span text:style-name="T151">+</text:span><text:span text:style-name="T152">this</text:span><text:span text:style-name="T153">.</text:span><text:span text:style-name="T154">addr</text:span><text:span text:style-name="T155">);</text:span></text:p>
      <text:p text:style-name="Standard"><text:span text:style-name="T156"><text:tab/></text:span><text:span text:style-name="T157"><text:tab/>System.</text:span><text:span text:style-name="T158">out</text:span><text:span text:style-name="T159">.println(</text:span><text:span text:style-name="T160">"phoneno:"</text:span><text:span text:style-name="T161">+</text:span><text:span text:style-name="T162">this</text:span><text:span text:style-name="T163">.</text:span><text:span text:style-name="T164">phno</text:span><text:span text:style-name="T165">);</text:span></text:p>
      <text:p text:style-name="Standard"><text:span text:style-name="T166"><text:tab/></text:span><text:span text:style-name="T167"><text:tab/>System.</text:span><text:span text:style-name="T168">out</text:span><text:span text:style-name="T169">.println(</text:span><text:span text:style-name="T170">"Total:"</text:span><text:span text:style-name="T171">+</text:span><text:span text:style-name="T172">totalfee</text:span><text:span text:style-name="T173">);</text:span></text:p>
      <text:p text:style-name="P174"><text:tab/>}</text:p>
      <text:p text:style-name="Standard"><text:span text:style-name="T175"><text:tab/></text:span><text:span text:style-name="T176">public</text:span><text:span text:style-name="T177"><text:s/></text:span><text:span text:style-name="T178">double</text:span><text:span text:style-name="T179"><text:s/>feestudent(</text:span><text:span text:style-name="T180">double</text:span><text:span text:style-name="T181"><text:s/></text:span><text:span text:style-name="T182">tutionfee</text:span><text:span text:style-name="T183">,<text:s/></text:span><text:span text:style-name="T184">double</text:span><text:span text:style-name="T185"><text:s/></text:span><text:span text:style-name="T186">clgfee</text:span><text:span text:style-name="T187">,<text:s/></text:span><text:span text:style-name="T188">double</text:span><text:span text:style-name="T189"><text:s/></text:span><text:span text:style-name="T190">examfee</text:span><text:span text:style-name="T191">,<text:s/></text:span><text:span text:style-name="T192">double</text:span><text:span text:style-name="T193"><text:s/></text:span><text:span text:style-name="T194">unifee</text:span><text:span text:style-name="T195">)</text:span></text:p>
      <text:p text:style-name="P196"><text:tab/>{</text:p>
      <text:p text:style-name="Standard"><text:span text:style-name="T197"><text:tab/></text:span><text:span text:style-name="T198"><text:tab/>System.</text:span><text:span text:style-name="T199">out</text:span><text:span text:style-name="T200">.println(</text:span><text:span text:style-name="T201">"tutionfee,clgfee,examfee,unifee"</text:span><text:span text:style-name="T202">);</text:span></text:p>
      <text:p text:style-name="Standard"><text:span text:style-name="T203"><text:tab/></text:span><text:span text:style-name="T204"><text:tab/></text:span><text:span text:style-name="T205">this</text:span><text:span text:style-name="T206">.</text:span><text:span text:style-name="T207">tutionfee</text:span><text:span text:style-name="T208">=</text:span><text:span text:style-name="T209">tutionfee</text:span><text:span text:style-name="T210">;</text:span></text:p>
      <text:p text:style-name="Standard"><text:span text:style-name="T211"><text:tab/></text:span><text:span text:style-name="T212"><text:tab/></text:span><text:span text:style-name="T213">this</text:span><text:span text:style-name="T214">.</text:span><text:span text:style-name="T215">clgfee</text:span><text:span text:style-name="T216">=</text:span><text:span text:style-name="T217">clgfee</text:span><text:span text:style-name="T218">;</text:span></text:p>
      <text:p text:style-name="Standard"><text:span text:style-name="T219"><text:tab/></text:span><text:span text:style-name="T220"><text:tab/></text:span><text:span text:style-name="T221">this</text:span><text:span text:style-name="T222">.</text:span><text:span text:style-name="T223">examfee</text:span><text:span text:style-name="T224">=</text:span><text:span text:style-name="T225">examfee</text:span><text:span text:style-name="T226">;</text:span></text:p>
      <text:p text:style-name="Standard"><text:span text:style-name="T227"><text:tab/></text:span><text:span text:style-name="T228"><text:tab/></text:span><text:span text:style-name="T229">this</text:span><text:span text:style-name="T230">.</text:span><text:span text:style-name="T231">unifee</text:span><text:span text:style-name="T232">=</text:span><text:span text:style-name="T233">unifee</text:span><text:span text:style-name="T234">;</text:span></text:p>
      <text:p text:style-name="P235"><text:tab/><text:tab/></text:p>
      <text:p text:style-name="Standard"><text:span text:style-name="T236"><text:tab/></text:span><text:span text:style-name="T237"><text:tab/></text:span><text:span text:style-name="T238">this</text:span><text:span text:style-name="T239">.</text:span><text:span text:style-name="T240">total</text:span><text:span text:style-name="T241">=</text:span><text:span text:style-name="T242">this</text:span><text:span text:style-name="T243">.</text:span><text:span text:style-name="T244">tutionfee</text:span><text:span text:style-name="T245">+</text:span><text:span text:style-name="T246">this</text:span><text:span text:style-name="T247">.</text:span><text:span text:style-name="T248">clgfee</text:span><text:span text:style-name="T249">+</text:span><text:span text:style-name="T250">this</text:span><text:span text:style-name="T251">.</text:span><text:span text:style-name="T252">examfee</text:span><text:span text:style-name="T253">+</text:span><text:span text:style-name="T254">this</text:span><text:span text:style-name="T255">.</text:span><text:span text:style-name="T256">unifee</text:span><text:span text:style-name="T257">;</text:span></text:p>
      <text:p text:style-name="Standard"><text:span text:style-name="T258"><text:tab/></text:span><text:span text:style-name="T259"><text:tab/></text:span><text:span text:style-name="T260">return</text:span><text:span text:style-name="T261"><text:s/></text:span><text:span text:style-name="T262">this</text:span><text:span text:style-name="T263">.</text:span><text:span text:style-name="T264">total</text:span><text:span text:style-name="T265">;</text:span></text:p>
      <text:p text:style-name="P266"><text:tab/>}</text:p>
      <text:p text:style-name="Standard"><text:span text:style-name="T267"><text:tab/></text:span><text:span text:style-name="T268">public</text:span><text:span text:style-name="T269"><text:s/></text:span><text:span text:style-name="T270">static</text:span><text:span text:style-name="T271"><text:s/></text:span><text:span text:style-name="T272">void</text:span><text:span text:style-name="T273"><text:s/>main(String[]<text:s/></text:span><text:span text:style-name="T274">args</text:span><text:span text:style-name="T275">) {</text:span></text:p>
      <text:p text:style-name="Standard"><text:span text:style-name="T276"><text:tab/></text:span><text:span text:style-name="T277"><text:tab/>Scanner<text:s/></text:span><text:span text:style-name="T278">sc</text:span><text:span text:style-name="T279">=</text:span><text:span text:style-name="T280">new</text:span><text:span text:style-name="T281"><text:s/>Scanner(System.</text:span><text:span text:style-name="T282">in</text:span><text:span text:style-name="T283">);</text:span></text:p>
      <text:p text:style-name="Standard"><text:span text:style-name="T284"><text:tab/></text:span><text:span text:style-name="T285"><text:tab/>Student<text:s/></text:span><text:span text:style-name="T286">obj</text:span><text:span text:style-name="T287">=</text:span><text:span text:style-name="T288">new</text:span><text:span text:style-name="T289"><text:s/>Student();</text:span></text:p>
      <text:p text:style-name="P290"><text:tab/><text:tab/></text:p>
      <text:p text:style-name="Standard"><text:span text:style-name="T291"><text:tab/></text:span><text:span text:style-name="T292"><text:tab/>System.</text:span><text:span text:style-name="T293">out</text:span><text:span text:style-name="T294">.println(</text:span><text:span text:style-name="T295">"Enter the student details:"</text:span><text:span text:style-name="T296">);</text:span></text:p>
      <text:p text:style-name="Standard"><text:span text:style-name="T297"><text:tab/></text:span><text:span text:style-name="T298"><text:tab/>System.</text:span><text:span text:style-name="T299">out</text:span><text:span text:style-name="T300">.println(</text:span><text:span text:style-name="T301">"Name:"</text:span><text:span text:style-name="T302">);</text:span></text:p>
      <text:p text:style-name="Standard"><text:span text:style-name="T303"><text:tab/></text:span><text:span text:style-name="T304"><text:tab/>String<text:s/></text:span><text:span text:style-name="T305">name</text:span><text:span text:style-name="T306">=</text:span><text:span text:style-name="T307">sc</text:span><text:span text:style-name="T308">.next();</text:span></text:p>
      <text:p text:style-name="Standard"><text:span text:style-name="T309"><text:tab/></text:span><text:span text:style-name="T310"><text:tab/>System.</text:span><text:span text:style-name="T311">out</text:span><text:span text:style-name="T312">.println(</text:span><text:span text:style-name="T313">"USN:"</text:span><text:span text:style-name="T314">);</text:span></text:p>
      <text:p text:style-name="Standard"><text:span text:style-name="T315"><text:tab/></text:span><text:span text:style-name="T316"><text:tab/>String<text:s/></text:span><text:span text:style-name="T317">USN</text:span><text:span text:style-name="T318">=</text:span><text:span text:style-name="T319">sc</text:span><text:span text:style-name="T320">.next();</text:span></text:p>
      <text:p text:style-name="Standard"><text:span text:style-name="T321"><text:tab/></text:span><text:span text:style-name="T322"><text:tab/>System.</text:span><text:span text:style-name="T323">out</text:span><text:span text:style-name="T324">.println(</text:span><text:span text:style-name="T325">"Dept:"</text:span><text:span text:style-name="T326">);</text:span></text:p>
      <text:p text:style-name="Standard"><text:span text:style-name="T327"><text:tab/></text:span><text:span text:style-name="T328"><text:tab/>String<text:s/></text:span><text:span text:style-name="T329">dept</text:span><text:span text:style-name="T330">=</text:span><text:span text:style-name="T331">sc</text:span><text:span text:style-name="T332">.next();</text:span></text:p>
      <text:p text:style-name="Standard"><text:span text:style-name="T333"><text:tab/></text:span><text:span text:style-name="T334"><text:tab/>System.</text:span><text:span text:style-name="T335">out</text:span><text:span text:style-name="T336">.println(</text:span><text:span text:style-name="T337">"addr:"</text:span><text:span text:style-name="T338">);</text:span></text:p>
      <text:p text:style-name="Standard"><text:span text:style-name="T339"><text:tab/></text:span><text:span text:style-name="T340"><text:tab/>String<text:s/></text:span><text:span text:style-name="T341">addr</text:span><text:span text:style-name="T342">=</text:span><text:span text:style-name="T343">sc</text:span><text:span text:style-name="T344">.next();</text:span></text:p>
      <text:p text:style-name="Standard"><text:span text:style-name="T345"><text:tab/></text:span><text:span text:style-name="T346"><text:tab/>System.</text:span><text:span text:style-name="T347">out</text:span><text:span text:style-name="T348">.println(</text:span><text:span text:style-name="T349">"Phoneno:"</text:span><text:span text:style-name="T350">);</text:span></text:p>
      <text:p text:style-name="Standard"><text:span text:style-name="T351"><text:tab/></text:span><text:span text:style-name="T352"><text:tab/>String<text:s/></text:span><text:span text:style-name="T353">phno</text:span><text:span text:style-name="T354">=</text:span><text:span text:style-name="T355">sc</text:span><text:span text:style-name="T356">.next();</text:span></text:p>
      <text:p text:style-name="P357"><text:tab/><text:tab/></text:p>
      <text:p text:style-name="Standard"><text:span text:style-name="T358"><text:tab/></text:span><text:span text:style-name="T359"><text:tab/></text:span><text:span text:style-name="T360">obj</text:span><text:span text:style-name="T361">.addstudent(</text:span><text:span text:style-name="T362">name</text:span><text:span text:style-name="T363">,</text:span><text:span text:style-name="T364">USN</text:span><text:span text:style-name="T365">,</text:span><text:span text:style-name="T366">dept</text:span><text:span text:style-name="T367">,</text:span><text:span text:style-name="T368">addr</text:span><text:span text:style-name="T369">,</text:span><text:span text:style-name="T370">phno</text:span><text:span text:style-name="T371">);</text:span></text:p>
      <text:soft-page-break/>
      <text:p text:style-name="P372"><text:tab/><text:tab/></text:p>
      <text:p text:style-name="Standard"><text:span text:style-name="T373"><text:tab/></text:span><text:span text:style-name="T374"><text:tab/>System.</text:span><text:span text:style-name="T375">out</text:span><text:span text:style-name="T376">.println(</text:span><text:span text:style-name="T377">"tutionfee:"</text:span><text:span text:style-name="T378">);</text:span></text:p>
      <text:p text:style-name="Standard"><text:span text:style-name="T379"><text:tab/></text:span><text:span text:style-name="T380"><text:tab/></text:span><text:span text:style-name="T381">double</text:span><text:span text:style-name="T382"><text:s/></text:span><text:span text:style-name="T383">tutionfee</text:span><text:span text:style-name="T384">=</text:span><text:span text:style-name="T385">sc</text:span><text:span text:style-name="T386">.nextDouble();</text:span></text:p>
      <text:p text:style-name="Standard"><text:span text:style-name="T387"><text:tab/></text:span><text:span text:style-name="T388"><text:tab/>System.</text:span><text:span text:style-name="T389">out</text:span><text:span text:style-name="T390">.println(</text:span><text:span text:style-name="T391">"clgfee:"</text:span><text:span text:style-name="T392">);</text:span></text:p>
      <text:p text:style-name="Standard"><text:span text:style-name="T393"><text:tab/></text:span><text:span text:style-name="T394"><text:tab/></text:span><text:span text:style-name="T395">double</text:span><text:span text:style-name="T396"><text:s/></text:span><text:span text:style-name="T397">clgfee</text:span><text:span text:style-name="T398">=</text:span><text:span text:style-name="T399">sc</text:span><text:span text:style-name="T400">.nextDouble();</text:span></text:p>
      <text:p text:style-name="Standard"><text:span text:style-name="T401"><text:tab/></text:span><text:span text:style-name="T402"><text:tab/>System.</text:span><text:span text:style-name="T403">out</text:span><text:span text:style-name="T404">.println(</text:span><text:span text:style-name="T405">"examfee:"</text:span><text:span text:style-name="T406">);</text:span></text:p>
      <text:p text:style-name="Standard"><text:span text:style-name="T407"><text:tab/></text:span><text:span text:style-name="T408"><text:tab/></text:span><text:span text:style-name="T409">double</text:span><text:span text:style-name="T410"><text:s/></text:span><text:span text:style-name="T411">examfee</text:span><text:span text:style-name="T412">=</text:span><text:span text:style-name="T413">sc</text:span><text:span text:style-name="T414">.nextDouble();</text:span></text:p>
      <text:p text:style-name="Standard"><text:span text:style-name="T415"><text:tab/></text:span><text:span text:style-name="T416"><text:tab/>System.</text:span><text:span text:style-name="T417">out</text:span><text:span text:style-name="T418">.println(</text:span><text:span text:style-name="T419">"unifee:"</text:span><text:span text:style-name="T420">);</text:span></text:p>
      <text:p text:style-name="Standard"><text:span text:style-name="T421"><text:tab/></text:span><text:span text:style-name="T422"><text:tab/></text:span><text:span text:style-name="T423">double</text:span><text:span text:style-name="T424"><text:s/></text:span><text:span text:style-name="T425">unifee</text:span><text:span text:style-name="T426">=</text:span><text:span text:style-name="T427">sc</text:span><text:span text:style-name="T428">.nextDouble();</text:span></text:p>
      <text:p text:style-name="P429"><text:tab/><text:tab/></text:p>
      <text:p text:style-name="Standard"><text:span text:style-name="T430"><text:tab/></text:span><text:span text:style-name="T431"><text:tab/></text:span><text:span text:style-name="T432">double</text:span><text:span text:style-name="T433"><text:s/></text:span><text:span text:style-name="T434">totalfee</text:span><text:span text:style-name="T435">=</text:span><text:span text:style-name="T436">obj</text:span><text:span text:style-name="T437">.feestudent(</text:span><text:span text:style-name="T438">tutionfee</text:span><text:span text:style-name="T439">,</text:span><text:span text:style-name="T440">clgfee</text:span><text:span text:style-name="T441">,</text:span><text:span text:style-name="T442">examfee</text:span><text:span text:style-name="T443">,</text:span><text:span text:style-name="T444">unifee</text:span><text:span text:style-name="T445">);</text:span></text:p>
      <text:p text:style-name="Standard"><text:span text:style-name="T446"><text:tab/></text:span><text:span text:style-name="T447"><text:tab/></text:span><text:span text:style-name="T448">obj</text:span><text:span text:style-name="T449">.displaystudent(</text:span><text:span text:style-name="T450">totalfee</text:span><text:span text:style-name="T451">);</text:span></text:p>
      <text:p text:style-name="P452"/>
      <text:p text:style-name="P453"><text:tab/>}</text:p>
      <text:p text:style-name="Standard"><text:span text:style-name="T454"><text:tab/></text:span><text:span text:style-name="T455">public</text:span><text:span text:style-name="T456"><text:s/></text:span><text:span text:style-name="T457">void</text:span><text:span text:style-name="T458"><text:s/>Student_Details() {</text:span></text:p>
      <text:p text:style-name="Standard"><text:span text:style-name="T459"><text:tab/></text:span><text:span text:style-name="T460"><text:tab/></text:span><text:span text:style-name="T461">//<text:s/></text:span><text:span text:style-name="T462">TODO</text:span><text:span text:style-name="T463"><text:s/>Auto-generated method stub</text:span></text:p>
      <text:p text:style-name="P464"><text:tab/><text:tab/></text:p>
      <text:p text:style-name="P465"><text:tab/>}</text:p>
      <text:p text:style-name="P466">}</text:p>
      <text:p text:style-name="Standard"/>
      <text:p text:style-name="Standard"/>
      <text:p text:style-name="P467">lab program 3(b):</text:p>
      <text:p text:style-name="P468"/>
      <text:p text:style-name="Standard">package JDBC;</text:p>
      <text:p text:style-name="Standard">import java.util.*;</text:p>
      <text:p text:style-name="Standard">import java.sql.*;</text:p>
      <text:p text:style-name="Standard"/>
      <text:p text:style-name="Standard">class myException extends Exception{</text:p>
      <text:p text:style-name="Standard">myException(String msg){</text:p>
      <text:p text:style-name="Standard">System.out.println(msg);</text:p>
      <text:p text:style-name="Standard">}</text:p>
      <text:p text:style-name="Standard">}</text:p>
      <text:p text:style-name="Standard"/>
      <text:p text:style-name="Standard">public class Lab3bsql {</text:p>
      <text:p text:style-name="Standard"/>
      <text:p text:style-name="Standard">String url = "jdbc:mysql://172.16.34.105/1rv21mc036";</text:p>
      <text:p text:style-name="Standard">String user = "1rv21mc036";</text:p>
      <text:p text:style-name="Standard">String pass = "1rv21mc036";</text:p>
      <text:p text:style-name="Standard">String query="";</text:p>
      <text:p text:style-name="Standard">PreparedStatement st = null;</text:p>
      <text:p text:style-name="Standard"/>
      <text:p text:style-name="Standard"/>
      <text:p text:style-name="Standard">public Connection getConnection() throws SQLException, ClassNotFoundException {</text:p>
      <text:p text:style-name="Standard">Class.forName("com.mysql.jdbc.Driver");</text:p>
      <text:p text:style-name="Standard">Connection con = DriverManager.getConnection(url,user,pass);</text:p>
      <text:p text:style-name="Standard">return con;</text:p>
      <text:p text:style-name="Standard"><text:s/></text:p>
      <text:p text:style-name="Standard"/>
      <text:p text:style-name="Standard"/>
      <text:p text:style-name="Standard">}</text:p>
      <text:p text:style-name="Standard"/>
      <text:p text:style-name="Standard">public <text:s/>int insert(Connection con, String usn, String name, int age) throws SQLException {</text:p>
      <text:p text:style-name="Standard">query = "insert into STUDENTS values(?,?,?)";</text:p>
      <text:p text:style-name="Standard">st = con.prepareStatement(query);</text:p>
      <text:p text:style-name="Standard">st.setString(1, usn);</text:p>
      <text:soft-page-break/>
      <text:p text:style-name="Standard">st.setString(2,name);</text:p>
      <text:p text:style-name="Standard">st.setInt(3, age);</text:p>
      <text:p text:style-name="Standard">return st.executeUpdate();</text:p>
      <text:p text:style-name="Standard"/>
      <text:p text:style-name="Standard">}</text:p>
      <text:p text:style-name="Standard">public <text:s/>int update(Connection con, String usn, String name) throws SQLException {</text:p>
      <text:p text:style-name="Standard">query = "update STUDENTS set name = ? where usn=?";</text:p>
      <text:p text:style-name="Standard">st = con.prepareStatement(query);</text:p>
      <text:p text:style-name="Standard">st.setString(1, name);</text:p>
      <text:p text:style-name="Standard">st.setString(2, usn);</text:p>
      <text:p text:style-name="Standard">return st.executeUpdate();</text:p>
      <text:p text:style-name="Standard">}</text:p>
      <text:p text:style-name="Standard">public <text:s/>int update(Connection con, String usn, int age) throws SQLException {</text:p>
      <text:p text:style-name="Standard">query = "update STUDENTS set age = ? where usn=?";</text:p>
      <text:p text:style-name="Standard">st = con.prepareStatement(query);</text:p>
      <text:p text:style-name="Standard">st.setInt(1, age);</text:p>
      <text:p text:style-name="Standard">st.setString(2, usn);</text:p>
      <text:p text:style-name="Standard">return st.executeUpdate();</text:p>
      <text:p text:style-name="Standard">}</text:p>
      <text:p text:style-name="Standard"/>
      <text:p text:style-name="Standard">public ResultSet display(Connection con) throws SQLException {</text:p>
      <text:p text:style-name="Standard">query = "Select * from STUDENTS";</text:p>
      <text:p text:style-name="Standard">st = con.prepareStatement(query);</text:p>
      <text:p text:style-name="Standard">return st.executeQuery();</text:p>
      <text:p text:style-name="Standard">}</text:p>
      <text:p text:style-name="Standard"/>
      <text:p text:style-name="Standard">public int delete(Connection con, String usn) throws SQLException {</text:p>
      <text:p text:style-name="Standard">query = "delete from STUDENTS where usn=?";</text:p>
      <text:p text:style-name="Standard">st = con.prepareStatement(query);</text:p>
      <text:p text:style-name="Standard">st.setString(1, usn);</text:p>
      <text:p text:style-name="Standard">return st.executeUpdate();</text:p>
      <text:p text:style-name="Standard">}</text:p>
      <text:p text:style-name="Standard">public static void main(String[] args) throws Exception {</text:p>
      <text:p text:style-name="Standard">// TODO Auto-generated method stub</text:p>
      <text:p text:style-name="Standard">Scanner sc = new Scanner(System.in);</text:p>
      <text:p text:style-name="Standard">ResultSet rs;</text:p>
      <text:p text:style-name="Standard">int row=0;</text:p>
      <text:p text:style-name="Standard">String usn="",name;</text:p>
      <text:p text:style-name="Standard">int age;</text:p>
      <text:p text:style-name="Standard">Connection con=null;</text:p>
      <text:p text:style-name="Standard">Lab3bsql obj = new Lab3bsql();</text:p>
      <text:p text:style-name="Standard"/>
      <text:p text:style-name="Standard">try {</text:p>
      <text:p text:style-name="Standard">con = obj.getConnection();</text:p>
      <text:p text:style-name="Standard">}catch(SQLException e) {</text:p>
      <text:p text:style-name="Standard">e.printStackTrace();</text:p>
      <text:p text:style-name="Standard">}catch(ClassNotFoundException e) {</text:p>
      <text:p text:style-name="Standard">e.printStackTrace();</text:p>
      <text:p text:style-name="Standard">}catch(Exception e) {</text:p>
      <text:p text:style-name="Standard">e.printStackTrace();</text:p>
      <text:p text:style-name="Standard">}</text:p>
      <text:p text:style-name="Standard"/>
      <text:p text:style-name="Standard"/>
      <text:p text:style-name="Standard">try {</text:p>
      <text:p text:style-name="Standard"/>
      <text:p text:style-name="Standard">while(true) {</text:p>
      <text:p text:style-name="Standard"/>
      <text:p text:style-name="Standard">System.out.println("1:Insert <text:s/>2:Update <text:s/>3:Display\t4 : Delete <text:s/>5 : Exit\nYour choice : ");</text:p>
      <text:p text:style-name="Standard">int choice = sc.nextInt();</text:p>
      <text:p text:style-name="Standard">try {</text:p>
      <text:p text:style-name="Standard">if(choice&gt;5 || choice&lt;1)</text:p>
      <text:p text:style-name="Standard">throw new myException("Choose the valid option");</text:p>
      <text:p text:style-name="Standard">}</text:p>
      <text:p text:style-name="Standard">catch(myException e) {</text:p>
      <text:p text:style-name="Standard">e.printStackTrace();</text:p>
      <text:p text:style-name="Standard">}</text:p>
      <text:p text:style-name="Standard">catch(Exception e) {</text:p>
      <text:p text:style-name="Standard">e.printStackTrace();</text:p>
      <text:p text:style-name="Standard">}</text:p>
      <text:p text:style-name="Standard">switch(choice) {</text:p>
      <text:p text:style-name="Standard">case 1 :</text:p>
      <text:p text:style-name="Standard"/>
      <text:p text:style-name="Standard">System.out.println("Enter Student Details : \nUSN : ");</text:p>
      <text:p text:style-name="Standard">usn = sc.next();</text:p>
      <text:p text:style-name="Standard">try {</text:p>
      <text:p text:style-name="Standard">if(usn.length()&gt;10)</text:p>
      <text:p text:style-name="Standard">throw new myException("USN length should be less than 10 characters");</text:p>
      <text:p text:style-name="Standard">}</text:p>
      <text:p text:style-name="Standard">catch(myException e) {</text:p>
      <text:p text:style-name="Standard">e.printStackTrace();</text:p>
      <text:p text:style-name="Standard">}</text:p>
      <text:p text:style-name="Standard">catch(Exception e) {</text:p>
      <text:p text:style-name="Standard">e.printStackTrace();</text:p>
      <text:p text:style-name="Standard">}</text:p>
      <text:p text:style-name="Standard">System.out.println("Name : ");</text:p>
      <text:p text:style-name="Standard">name = sc.next();</text:p>
      <text:p text:style-name="Standard">System.out.println("Age : ");</text:p>
      <text:p text:style-name="Standard">age = sc.nextInt();</text:p>
      <text:p text:style-name="Standard">row = obj.insert(con, usn, name, age);</text:p>
      <text:p text:style-name="Standard">System.out.println(row + " row/s affected.");</text:p>
      <text:p text:style-name="Standard">break;</text:p>
      <text:p text:style-name="Standard"/>
      <text:p text:style-name="Standard">case 2 :</text:p>
      <text:p text:style-name="Standard">System.out.println("Enter Student USN : ");</text:p>
      <text:p text:style-name="Standard">usn = sc.next();</text:p>
      <text:p text:style-name="Standard">System.out.println("Select Field : \n1 : Name \t2 : Age");</text:p>
      <text:p text:style-name="Standard">int opt = sc.nextInt();</text:p>
      <text:p text:style-name="Standard">if(opt==1) {</text:p>
      <text:p text:style-name="Standard">System.out.println("Enter Name : ");</text:p>
      <text:p text:style-name="Standard">name = sc.next();</text:p>
      <text:p text:style-name="Standard">row = obj.update(con, usn,name);</text:p>
      <text:p text:style-name="Standard">}</text:p>
      <text:p text:style-name="Standard">else if(opt==2) {</text:p>
      <text:p text:style-name="Standard">System.out.println("Enter Age : ");</text:p>
      <text:soft-page-break/>
      <text:p text:style-name="Standard">age = sc.nextInt();</text:p>
      <text:p text:style-name="Standard">row = obj.update(con, usn,age);</text:p>
      <text:p text:style-name="Standard">}</text:p>
      <text:p text:style-name="Standard">System.out.println(row + " row updated.");</text:p>
      <text:p text:style-name="Standard">break;</text:p>
      <text:p text:style-name="Standard"/>
      <text:p text:style-name="Standard">case 3 :</text:p>
      <text:p text:style-name="Standard">rs = obj.display(con);</text:p>
      <text:p text:style-name="Standard">// rs.next();</text:p>
      <text:p text:style-name="Standard">// if(!rs.next())</text:p>
      <text:p text:style-name="Standard">// System.out.println("No records found.\n");</text:p>
      <text:p text:style-name="Standard">while(rs.next()) {</text:p>
      <text:p text:style-name="Standard">System.out.println("USN : " + rs.getString(1) + "\nName : "+ rs.getString(2)+"\nAge "+rs.getInt(3)+"\n");</text:p>
      <text:p text:style-name="Standard">}</text:p>
      <text:p text:style-name="Standard">break;</text:p>
      <text:p text:style-name="Standard">case 4 :</text:p>
      <text:p text:style-name="Standard">System.out.println("Enter Student USN : ");</text:p>
      <text:p text:style-name="Standard">usn = sc.next();</text:p>
      <text:p text:style-name="Standard">row = obj.delete(con,usn);</text:p>
      <text:p text:style-name="Standard">try {</text:p>
      <text:p text:style-name="Standard">if(row==0)</text:p>
      <text:p text:style-name="Standard">throw new myException("No record found.");</text:p>
      <text:p text:style-name="Standard">}</text:p>
      <text:p text:style-name="Standard">catch(myException e) {</text:p>
      <text:p text:style-name="Standard">e.printStackTrace();</text:p>
      <text:p text:style-name="Standard">}</text:p>
      <text:p text:style-name="Standard">catch(Exception e) {</text:p>
      <text:p text:style-name="Standard">e.printStackTrace();</text:p>
      <text:p text:style-name="Standard">}</text:p>
      <text:p text:style-name="Standard">System.out.println(row + " record deleted");</text:p>
      <text:p text:style-name="Standard">break;</text:p>
      <text:p text:style-name="Standard"/>
      <text:p text:style-name="Standard"/>
      <text:p text:style-name="Standard">case 5 :</text:p>
      <text:p text:style-name="Standard">System.out.println("Program terminated..!");</text:p>
      <text:p text:style-name="Standard">System.exit(0);</text:p>
      <text:p text:style-name="Standard"/>
      <text:p text:style-name="Standard">default :</text:p>
      <text:p text:style-name="Standard">System.out.println("Invalid entry please try again");</text:p>
      <text:p text:style-name="Standard"/>
      <text:p text:style-name="Standard">}</text:p>
      <text:p text:style-name="Standard">}</text:p>
      <text:p text:style-name="Standard"/>
      <text:p text:style-name="Standard">}</text:p>
      <text:p text:style-name="Standard">catch(Exception e) {</text:p>
      <text:p text:style-name="Standard">e.printStackTrace();</text:p>
      <text:p text:style-name="Standard">}</text:p>
      <text:p text:style-name="Standard">finally {</text:p>
      <text:p text:style-name="Standard">con.close();</text:p>
      <text:p text:style-name="Standard">}</text:p>
      <text:p text:style-name="Standard">}</text:p>
      <text:soft-page-break/>
      <text:p text:style-name="Standard">}</text:p>
      <text:p text:style-name="Standard"/>
      <text:p text:style-name="Standard"/>
      <text:p text:style-name="Standard"/>
      <text:p text:style-name="P469">lab program 1(b)</text:p>
      <text:p text:style-name="Standard"/>
      <text:p text:style-name="Standard">package JDBC;</text:p>
      <text:p text:style-name="Standard">import java.util.*;</text:p>
      <text:p text:style-name="Standard">import java.sql.*;</text:p>
      <text:p text:style-name="Standard"/>
      <text:p text:style-name="Standard">class myException extends Exception{</text:p>
      <text:p text:style-name="Standard">myException(String msg){</text:p>
      <text:p text:style-name="Standard">System.out.println(msg);</text:p>
      <text:p text:style-name="Standard">}</text:p>
      <text:p text:style-name="Standard">}</text:p>
      <text:p text:style-name="Standard"/>
      <text:p text:style-name="Standard">public class Lab3bsql {</text:p>
      <text:p text:style-name="Standard"/>
      <text:p text:style-name="Standard">String url = "jdbc:mysql://172.16.34.105/1rv21mc036";</text:p>
      <text:p text:style-name="Standard">String user = "1rv21mc036";</text:p>
      <text:p text:style-name="Standard">String pass = "1rv21mc036";</text:p>
      <text:p text:style-name="Standard">String query="";</text:p>
      <text:p text:style-name="Standard">PreparedStatement st = null;</text:p>
      <text:p text:style-name="Standard"/>
      <text:p text:style-name="Standard"/>
      <text:p text:style-name="Standard">public Connection getConnection() throws SQLException, ClassNotFoundException {</text:p>
      <text:p text:style-name="Standard">Class.forName("com.mysql.jdbc.Driver");</text:p>
      <text:p text:style-name="Standard">Connection con = DriverManager.getConnection(url,user,pass);</text:p>
      <text:p text:style-name="Standard">return con;</text:p>
      <text:p text:style-name="Standard"><text:s/></text:p>
      <text:p text:style-name="Standard"/>
      <text:p text:style-name="Standard"/>
      <text:p text:style-name="Standard">}</text:p>
      <text:p text:style-name="Standard"/>
      <text:p text:style-name="Standard">public <text:s/>int insert(Connection con, String usn, String name, int age) throws SQLException {</text:p>
      <text:p text:style-name="Standard">query = "insert into STUDENTS values(?,?,?)";</text:p>
      <text:p text:style-name="Standard">st = con.prepareStatement(query);</text:p>
      <text:p text:style-name="Standard">st.setString(1, usn);</text:p>
      <text:p text:style-name="Standard">st.setString(2,name);</text:p>
      <text:p text:style-name="Standard">st.setInt(3, age);</text:p>
      <text:p text:style-name="Standard">return st.executeUpdate();</text:p>
      <text:p text:style-name="Standard"/>
      <text:p text:style-name="Standard">}</text:p>
      <text:p text:style-name="Standard">public <text:s/>int update(Connection con, String usn, String name) throws SQLException {</text:p>
      <text:p text:style-name="Standard">query = "update STUDENTS set name = ? where usn=?";</text:p>
      <text:p text:style-name="Standard">st = con.prepareStatement(query);</text:p>
      <text:p text:style-name="Standard">st.setString(1, name);</text:p>
      <text:p text:style-name="Standard">st.setString(2, usn);</text:p>
      <text:p text:style-name="Standard">return st.executeUpdate();</text:p>
      <text:p text:style-name="Standard">}</text:p>
      <text:p text:style-name="Standard">public <text:s/>int update(Connection con, String usn, int age) throws SQLException {</text:p>
      <text:p text:style-name="Standard">query = "update STUDENTS set age = ? where usn=?";</text:p>
      <text:soft-page-break/>
      <text:p text:style-name="Standard">st = con.prepareStatement(query);</text:p>
      <text:p text:style-name="Standard">st.setInt(1, age);</text:p>
      <text:p text:style-name="Standard">st.setString(2, usn);</text:p>
      <text:p text:style-name="Standard">return st.executeUpdate();</text:p>
      <text:p text:style-name="Standard">}</text:p>
      <text:p text:style-name="Standard"/>
      <text:p text:style-name="Standard">public ResultSet display(Connection con) throws SQLException {</text:p>
      <text:p text:style-name="Standard">query = "Select * from STUDENTS";</text:p>
      <text:p text:style-name="Standard">st = con.prepareStatement(query);</text:p>
      <text:p text:style-name="Standard">return st.executeQuery();</text:p>
      <text:p text:style-name="Standard">}</text:p>
      <text:p text:style-name="Standard"/>
      <text:p text:style-name="Standard">public int delete(Connection con, String usn) throws SQLException {</text:p>
      <text:p text:style-name="Standard">query = "delete from STUDENTS where usn=?";</text:p>
      <text:p text:style-name="Standard">st = con.prepareStatement(query);</text:p>
      <text:p text:style-name="Standard">st.setString(1, usn);</text:p>
      <text:p text:style-name="Standard">return st.executeUpdate();</text:p>
      <text:p text:style-name="Standard">}</text:p>
      <text:p text:style-name="Standard">public static void main(String[] args) throws Exception {</text:p>
      <text:p text:style-name="Standard">// TODO Auto-generated method stub</text:p>
      <text:p text:style-name="Standard">Scanner sc = new Scanner(System.in);</text:p>
      <text:p text:style-name="Standard">ResultSet rs;</text:p>
      <text:p text:style-name="Standard">int row=0;</text:p>
      <text:p text:style-name="Standard">String usn="",name;</text:p>
      <text:p text:style-name="Standard">int age;</text:p>
      <text:p text:style-name="Standard">Connection con=null;</text:p>
      <text:p text:style-name="Standard">Lab3bsql obj = new Lab3bsql();</text:p>
      <text:p text:style-name="Standard"/>
      <text:p text:style-name="Standard">try {</text:p>
      <text:p text:style-name="Standard">con = obj.getConnection();</text:p>
      <text:p text:style-name="Standard">}catch(SQLException e) {</text:p>
      <text:p text:style-name="Standard">e.printStackTrace();</text:p>
      <text:p text:style-name="Standard">}catch(ClassNotFoundException e) {</text:p>
      <text:p text:style-name="Standard">e.printStackTrace();</text:p>
      <text:p text:style-name="Standard">}catch(Exception e) {</text:p>
      <text:p text:style-name="Standard">e.printStackTrace();</text:p>
      <text:p text:style-name="Standard">}</text:p>
      <text:p text:style-name="Standard"/>
      <text:p text:style-name="Standard"/>
      <text:p text:style-name="Standard">try {</text:p>
      <text:p text:style-name="Standard"/>
      <text:p text:style-name="Standard">while(true) {</text:p>
      <text:p text:style-name="Standard"/>
      <text:p text:style-name="Standard">System.out.println("1:Insert <text:s/>2:Update <text:s/>3:Display\t4 : Delete <text:s/>5 : Exit\nYour choice : ");</text:p>
      <text:p text:style-name="Standard">int choice = sc.nextInt();</text:p>
      <text:p text:style-name="Standard">try {</text:p>
      <text:p text:style-name="Standard">if(choice&gt;5 || choice&lt;1)</text:p>
      <text:p text:style-name="Standard">throw new myException("Choose the valid option");</text:p>
      <text:p text:style-name="Standard">}</text:p>
      <text:p text:style-name="Standard">catch(myException e) {</text:p>
      <text:p text:style-name="Standard">e.printStackTrace();</text:p>
      <text:p text:style-name="Standard">}</text:p>
      <text:soft-page-break/>
      <text:p text:style-name="Standard">catch(Exception e) {</text:p>
      <text:p text:style-name="Standard">e.printStackTrace();</text:p>
      <text:p text:style-name="Standard">}</text:p>
      <text:p text:style-name="Standard">switch(choice) {</text:p>
      <text:p text:style-name="Standard">case 1 :</text:p>
      <text:p text:style-name="Standard"/>
      <text:p text:style-name="Standard">System.out.println("Enter Student Details : \nUSN : ");</text:p>
      <text:p text:style-name="Standard">usn = sc.next();</text:p>
      <text:p text:style-name="Standard">try {</text:p>
      <text:p text:style-name="Standard">if(usn.length()&gt;10)</text:p>
      <text:p text:style-name="Standard">throw new myException("USN length should be less than 10 characters");</text:p>
      <text:p text:style-name="Standard">}</text:p>
      <text:p text:style-name="Standard">catch(myException e) {</text:p>
      <text:p text:style-name="Standard">e.printStackTrace();</text:p>
      <text:p text:style-name="Standard">}</text:p>
      <text:p text:style-name="Standard">catch(Exception e) {</text:p>
      <text:p text:style-name="Standard">e.printStackTrace();</text:p>
      <text:p text:style-name="Standard">}</text:p>
      <text:p text:style-name="Standard">System.out.println("Name : ");</text:p>
      <text:p text:style-name="Standard">name = sc.next();</text:p>
      <text:p text:style-name="Standard">System.out.println("Age : ");</text:p>
      <text:p text:style-name="Standard">age = sc.nextInt();</text:p>
      <text:p text:style-name="Standard">row = obj.insert(con, usn, name, age);</text:p>
      <text:p text:style-name="Standard">System.out.println(row + " row/s affected.");</text:p>
      <text:p text:style-name="Standard">break;</text:p>
      <text:p text:style-name="Standard"/>
      <text:p text:style-name="Standard">case 2 :</text:p>
      <text:p text:style-name="Standard">System.out.println("Enter Student USN : ");</text:p>
      <text:p text:style-name="Standard">usn = sc.next();</text:p>
      <text:p text:style-name="Standard">System.out.println("Select Field : \n1 : Name \t2 : Age");</text:p>
      <text:p text:style-name="Standard">int opt = sc.nextInt();</text:p>
      <text:p text:style-name="Standard">if(opt==1) {</text:p>
      <text:p text:style-name="Standard">System.out.println("Enter Name : ");</text:p>
      <text:p text:style-name="Standard">name = sc.next();</text:p>
      <text:p text:style-name="Standard">row = obj.update(con, usn,name);</text:p>
      <text:p text:style-name="Standard">}</text:p>
      <text:p text:style-name="Standard">else if(opt==2) {</text:p>
      <text:p text:style-name="Standard">System.out.println("Enter Age : ");</text:p>
      <text:p text:style-name="Standard">age = sc.nextInt();</text:p>
      <text:p text:style-name="Standard">row = obj.update(con, usn,age);</text:p>
      <text:p text:style-name="Standard">}</text:p>
      <text:p text:style-name="Standard">System.out.println(row + " row updated.");</text:p>
      <text:p text:style-name="Standard">break;</text:p>
      <text:p text:style-name="Standard"/>
      <text:p text:style-name="Standard">case 3 :</text:p>
      <text:p text:style-name="Standard">rs = obj.display(con);</text:p>
      <text:p text:style-name="Standard">// rs.next();</text:p>
      <text:p text:style-name="Standard">// if(!rs.next())</text:p>
      <text:p text:style-name="Standard">// System.out.println("No records found.\n");</text:p>
      <text:p text:style-name="Standard">while(rs.next()) {</text:p>
      <text:p text:style-name="Standard">System.out.println("USN : " + rs.getString(1) + "\nName : "+ rs.getString(2)+"\nAge "+rs.getInt(3)+"\n");</text:p>
      <text:soft-page-break/>
      <text:p text:style-name="Standard">}</text:p>
      <text:p text:style-name="Standard">break;</text:p>
      <text:p text:style-name="Standard">case 4 :</text:p>
      <text:p text:style-name="Standard">System.out.println("Enter Student USN : ");</text:p>
      <text:p text:style-name="Standard">usn = sc.next();</text:p>
      <text:p text:style-name="Standard">row = obj.delete(con,usn);</text:p>
      <text:p text:style-name="Standard">try {</text:p>
      <text:p text:style-name="Standard">if(row==0)</text:p>
      <text:p text:style-name="Standard">throw new myException("No record found.");</text:p>
      <text:p text:style-name="Standard">}</text:p>
      <text:p text:style-name="Standard">catch(myException e) {</text:p>
      <text:p text:style-name="Standard">e.printStackTrace();</text:p>
      <text:p text:style-name="Standard">}</text:p>
      <text:p text:style-name="Standard">catch(Exception e) {</text:p>
      <text:p text:style-name="Standard">e.printStackTrace();</text:p>
      <text:p text:style-name="Standard">}</text:p>
      <text:p text:style-name="Standard">System.out.println(row + " record deleted");</text:p>
      <text:p text:style-name="Standard">break;</text:p>
      <text:p text:style-name="Standard"/>
      <text:p text:style-name="Standard"/>
      <text:p text:style-name="Standard">case 5 :</text:p>
      <text:p text:style-name="Standard">System.out.println("Program terminated..!");</text:p>
      <text:p text:style-name="Standard">System.exit(0);</text:p>
      <text:p text:style-name="Standard"/>
      <text:p text:style-name="Standard">default :</text:p>
      <text:p text:style-name="Standard">System.out.println("Invalid entry please try again");</text:p>
      <text:p text:style-name="Standard"/>
      <text:p text:style-name="Standard">}</text:p>
      <text:p text:style-name="Standard">}</text:p>
      <text:p text:style-name="Standard"/>
      <text:p text:style-name="Standard">}</text:p>
      <text:p text:style-name="Standard">catch(Exception e) {</text:p>
      <text:p text:style-name="Standard">e.printStackTrace();</text:p>
      <text:p text:style-name="Standard">}</text:p>
      <text:p text:style-name="Standard">finally {</text:p>
      <text:p text:style-name="Standard">con.close();</text:p>
      <text:p text:style-name="Standard">}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0">lab program 2(b)</text:p>
      <text:p text:style-name="P471"/>
      <text:p text:style-name="Standard">class name : circle</text:p>
      <text:p text:style-name="Standard"/>
      <text:p text:style-name="Standard"><text:span text:style-name="T472">package</text:span><text:span text:style-name="T473"><text:s/>shape;</text:span></text:p>
      <text:p text:style-name="P474"/>
      <text:p text:style-name="Standard"><text:span text:style-name="T475">public</text:span><text:span text:style-name="T476"><text:s/></text:span><text:span text:style-name="T477">class</text:span><text:span text:style-name="T478"><text:s/>Circle {</text:span></text:p>
      <text:p text:style-name="Standard"><text:span text:style-name="T479"><text:tab/></text:span><text:span text:style-name="T480">public</text:span><text:span text:style-name="T481"><text:s/></text:span><text:span text:style-name="T482">double</text:span><text:span text:style-name="T483"><text:s/>cArea(</text:span><text:span text:style-name="T484">double</text:span><text:span text:style-name="T485"><text:s/></text:span><text:span text:style-name="T486">radius</text:span><text:span text:style-name="T487">) {</text:span></text:p>
      <text:p text:style-name="Standard"><text:span text:style-name="T488"><text:tab/></text:span><text:span text:style-name="T489"><text:tab/></text:span><text:span text:style-name="T490">return</text:span><text:span text:style-name="T491">(3.142*</text:span><text:span text:style-name="T492">radius</text:span><text:span text:style-name="T493">*</text:span><text:span text:style-name="T494">radius</text:span><text:span text:style-name="T495">);</text:span></text:p>
      <text:p text:style-name="P496"><text:tab/>}</text:p>
      <text:p text:style-name="P497"/>
      <text:p text:style-name="P498">}</text:p>
      <text:p text:style-name="Standard"/>
      <text:p text:style-name="Standard">class name: triangle</text:p>
      <text:p text:style-name="Standard"/>
      <text:p text:style-name="Standard"><text:span text:style-name="T499">package</text:span><text:span text:style-name="T500"><text:s/>shape;</text:span></text:p>
      <text:p text:style-name="P501"/>
      <text:p text:style-name="Standard"><text:span text:style-name="T502">public</text:span><text:span text:style-name="T503"><text:s/></text:span><text:span text:style-name="T504">class</text:span><text:span text:style-name="T505"><text:s/>Triangle {</text:span></text:p>
      <text:p text:style-name="Standard"><text:span text:style-name="T506"><text:tab/></text:span><text:span text:style-name="T507">public</text:span><text:span text:style-name="T508"><text:s/></text:span><text:span text:style-name="T509">double</text:span><text:span text:style-name="T510"><text:s/>triArea(</text:span><text:span text:style-name="T511">double</text:span><text:span text:style-name="T512"><text:s/></text:span><text:span text:style-name="T513">base</text:span><text:span text:style-name="T514">,</text:span><text:span text:style-name="T515">double</text:span><text:span text:style-name="T516"><text:s/></text:span><text:span text:style-name="T517">height</text:span><text:span text:style-name="T518">) {</text:span></text:p>
      <text:p text:style-name="Standard"><text:span text:style-name="T519"><text:tab/></text:span><text:span text:style-name="T520"><text:tab/></text:span><text:span text:style-name="T521">return</text:span><text:span text:style-name="T522">(0.5*</text:span><text:span text:style-name="T523">base</text:span><text:span text:style-name="T524">*</text:span><text:span text:style-name="T525">height</text:span><text:span text:style-name="T526">);</text:span></text:p>
      <text:p text:style-name="P527"><text:tab/>}</text:p>
      <text:p text:style-name="P528"/>
      <text:p text:style-name="P529">}</text:p>
      <text:p text:style-name="Standard"/>
      <text:p text:style-name="Standard">class name : square</text:p>
      <text:p text:style-name="Standard"/>
      <text:p text:style-name="Standard"><text:span text:style-name="T530">package</text:span><text:span text:style-name="T531"><text:s/>shape;</text:span></text:p>
      <text:p text:style-name="P532"/>
      <text:p text:style-name="Standard"><text:span text:style-name="T533">public</text:span><text:span text:style-name="T534"><text:s/></text:span><text:span text:style-name="T535">class</text:span><text:span text:style-name="T536"><text:s/>Square {</text:span></text:p>
      <text:p text:style-name="Standard"><text:span text:style-name="T537"><text:tab/></text:span><text:span text:style-name="T538">protected</text:span><text:span text:style-name="T539"><text:s/></text:span><text:span text:style-name="T540">static</text:span><text:span text:style-name="T541"><text:s/></text:span><text:span text:style-name="T542">double</text:span><text:span text:style-name="T543"><text:s/>sqArea(</text:span><text:span text:style-name="T544">double</text:span><text:span text:style-name="T545"><text:s/></text:span><text:span text:style-name="T546">side</text:span><text:span text:style-name="T547">) {</text:span></text:p>
      <text:p text:style-name="Standard"><text:span text:style-name="T548"><text:tab/></text:span><text:span text:style-name="T549"><text:tab/></text:span><text:span text:style-name="T550">return</text:span><text:span text:style-name="T551">(</text:span><text:span text:style-name="T552">side</text:span><text:span text:style-name="T553">*</text:span><text:span text:style-name="T554">side</text:span><text:span text:style-name="T555">);</text:span></text:p>
      <text:p text:style-name="P556"><text:tab/>}</text:p>
      <text:p text:style-name="P557">}</text:p>
      <text:p text:style-name="Standard"/>
      <text:p text:style-name="Standard">class name :test</text:p>
      <text:p text:style-name="Standard"/>
      <text:p text:style-name="Standard">import java.util.Scanner;</text:p>
      <text:p text:style-name="Standard">import shape.*;</text:p>
      <text:p text:style-name="Standard"/>
      <text:p text:style-name="Standard">public class Test extends Square{</text:p>
      <text:p text:style-name="Standard"/>
      <text:p text:style-name="Standard"><text:tab/>public static void main(String[] args) {</text:p>
      <text:p text:style-name="Standard"><text:tab/><text:tab/>double base, height, side, radius;</text:p>
      <text:p text:style-name="Standard"><text:tab/><text:tab/>Scanner sc=new Scanner(System.in);</text:p>
      <text:p text:style-name="Standard"><text:tab/><text:tab/>while(true) {</text:p>
      <text:p text:style-name="Standard"><text:tab/><text:tab/><text:tab/>System.out.println("\n 0.exit \n 1.Area of triangle \n 2.Area of square\n 3.Area of circle \n\n Enter your choice \n");</text:p>
      <text:p text:style-name="Standard"><text:tab/><text:tab/><text:tab/>int ch=sc.nextInt();</text:p>
      <text:p text:style-name="Standard"><text:tab/><text:tab/><text:tab/>if(ch==0) {</text:p>
      <text:p text:style-name="Standard"><text:tab/><text:tab/><text:tab/><text:tab/>System.exit(0);</text:p>
      <text:p text:style-name="Standard"><text:tab/><text:tab/><text:tab/>}</text:p>
      <text:p text:style-name="Standard"><text:tab/><text:tab/><text:tab/>else if(ch==1) {</text:p>
      <text:p text:style-name="Standard"><text:tab/><text:tab/><text:tab/><text:tab/>System.out.println("enter the base:");</text:p>
      <text:p text:style-name="Standard"><text:tab/><text:tab/><text:tab/><text:tab/>base=sc.nextDouble();</text:p>
      <text:p text:style-name="Standard"><text:tab/><text:tab/><text:tab/><text:tab/>System.out.println("Enter the height:");</text:p>
      <text:p text:style-name="Standard"><text:tab/><text:tab/><text:tab/><text:tab/>height=sc.nextDouble();</text:p>
      <text:p text:style-name="Standard"><text:tab/><text:tab/><text:tab/><text:tab/>Triangle t=new Triangle();</text:p>
      <text:soft-page-break/>
      <text:p text:style-name="Standard"><text:tab/><text:tab/><text:tab/><text:tab/>double tri=t.triArea(base,height);</text:p>
      <text:p text:style-name="Standard"><text:tab/><text:tab/><text:tab/><text:tab/>System.out.println("Area of triangle="+tri);</text:p>
      <text:p text:style-name="Standard"><text:tab/><text:tab/><text:tab/><text:tab/>}</text:p>
      <text:p text:style-name="Standard"><text:tab/><text:tab/><text:tab/>else if(ch==2) {</text:p>
      <text:p text:style-name="Standard"><text:tab/><text:tab/><text:tab/><text:tab/>System.out.println("Enter the side:");</text:p>
      <text:p text:style-name="Standard"><text:tab/><text:tab/><text:tab/><text:tab/>side=sc.nextDouble();</text:p>
      <text:p text:style-name="Standard"><text:tab/><text:tab/><text:tab/><text:tab/>Square sq=new Square();</text:p>
      <text:p text:style-name="Standard"><text:tab/><text:tab/><text:tab/><text:tab/>double sqarea=sq.sqArea(side);</text:p>
      <text:p text:style-name="Standard"><text:tab/><text:tab/><text:tab/><text:tab/>System.out.println("Area of square="+sqarea);</text:p>
      <text:p text:style-name="Standard"><text:tab/><text:tab/><text:tab/>}</text:p>
      <text:p text:style-name="Standard"><text:tab/><text:tab/><text:tab/>else if(ch==3) {</text:p>
      <text:p text:style-name="Standard"><text:tab/><text:tab/><text:tab/><text:tab/>System.out.println("Enter the radius:");</text:p>
      <text:p text:style-name="Standard"><text:tab/><text:tab/><text:tab/><text:tab/>radius=sc.nextDouble();</text:p>
      <text:p text:style-name="Standard"><text:tab/><text:tab/><text:tab/><text:tab/>Circle c=new Circle();</text:p>
      <text:p text:style-name="Standard"><text:tab/><text:tab/><text:tab/><text:tab/>double carea=c.cArea(radius);</text:p>
      <text:p text:style-name="Standard"><text:tab/><text:tab/><text:tab/><text:tab/>System.out.println("Area of circle="+carea);</text:p>
      <text:p text:style-name="Standard"><text:tab/><text:tab/>}</text:p>
      <text:p text:style-name="Standard"><text:tab/><text:tab/><text:tab/>else {</text:p>
      <text:p text:style-name="Standard"><text:tab/><text:tab/><text:tab/><text:tab/>System.out.println("invalid choose");</text:p>
      <text:p text:style-name="Standard"><text:tab/><text:tab/><text:tab/>}</text:p>
      <text:p text:style-name="Standard"/>
      <text:p text:style-name="Standard"><text:tab/>}</text:p>
      <text:p text:style-name="Standard"><text:tab/>}</text:p>
      <text:p text:style-name="Standard">}</text:p>
      <text:p text:style-name="Standard"/>
      <text:p text:style-name="P558"/>
      <text:p text:style-name="P559"/>
      <text:p text:style-name="Standard"/>
      <text:p text:style-name="P560">lab program 2(a)</text:p>
      <text:p text:style-name="Standard"/>
      <text:p text:style-name="Standard">class name: person</text:p>
      <text:p text:style-name="Standard"/>
      <text:p text:style-name="Standard"><text:span text:style-name="T561">package</text:span><text:span text:style-name="T562"><text:s/>Labprograms;</text:span></text:p>
      <text:p text:style-name="Standard"><text:span text:style-name="T563">public</text:span><text:span text:style-name="T564"><text:s/></text:span><text:span text:style-name="T565">class</text:span><text:span text:style-name="T566"><text:s/>Person {</text:span></text:p>
      <text:p text:style-name="Standard"><text:span text:style-name="T567"><text:tab/></text:span><text:span text:style-name="T568">public</text:span><text:span text:style-name="T569"><text:s/>String<text:s/></text:span><text:span text:style-name="T570">name</text:span><text:span text:style-name="T571">;</text:span></text:p>
      <text:p text:style-name="Standard"><text:span text:style-name="T572"><text:tab/></text:span><text:span text:style-name="T573">public</text:span><text:span text:style-name="T574"><text:s/></text:span><text:span text:style-name="T575">int</text:span><text:span text:style-name="T576"><text:s/></text:span><text:span text:style-name="T577">age</text:span><text:span text:style-name="T578">;</text:span></text:p>
      <text:p text:style-name="P579">}</text:p>
      <text:p text:style-name="P580"/>
      <text:p text:style-name="Standard">class name: staff_op</text:p>
      <text:p text:style-name="P581"/>
      <text:p text:style-name="Standard"><text:span text:style-name="T582">public</text:span><text:span text:style-name="T583"><text:s/></text:span><text:span text:style-name="T584">interface</text:span><text:span text:style-name="T585"><text:s/>Staff_op{</text:span></text:p>
      <text:p text:style-name="Standard"><text:span text:style-name="T586"><text:tab/></text:span><text:span text:style-name="T587">public</text:span><text:span text:style-name="T588"><text:s/></text:span><text:span text:style-name="T589">void</text:span><text:span text:style-name="T590"><text:s/>Staff_Details();</text:span></text:p>
      <text:p text:style-name="P591">}</text:p>
      <text:p text:style-name="P592"/>
      <text:p text:style-name="Standard">class name : student_op</text:p>
      <text:p text:style-name="Standard"/>
      <text:p text:style-name="Standard"/>
      <text:p text:style-name="Standard"><text:span text:style-name="T593">public</text:span><text:span text:style-name="T594"><text:s/></text:span><text:span text:style-name="T595">interface</text:span><text:span text:style-name="T596"><text:s/>Student_op {</text:span></text:p>
      <text:p text:style-name="Standard"><text:span text:style-name="T597"><text:tab/></text:span><text:span text:style-name="T598">public</text:span><text:span text:style-name="T599"><text:s/></text:span><text:span text:style-name="T600">void</text:span><text:span text:style-name="T601"><text:s/>Student_Details();</text:span></text:p>
      <text:p text:style-name="P602">}</text:p>
      <text:p text:style-name="P603"/>
      <text:p text:style-name="P604"/>
      <text:p text:style-name="Standard"/>
      <text:p text:style-name="Standard"/>
      <text:p text:style-name="Standard"/>
      <text:soft-page-break/>
      <text:p text:style-name="Standard">class name: staff</text:p>
      <text:p text:style-name="Standard"/>
      <text:p text:style-name="Standard"/>
      <text:p text:style-name="Standard"><text:span text:style-name="T605">class</text:span><text:span text:style-name="T606"><text:s/>Staff<text:s/></text:span><text:span text:style-name="T607">implements</text:span><text:span text:style-name="T608"><text:s/>Staff_op{</text:span></text:p>
      <text:p text:style-name="Standard"><text:span text:style-name="T609"><text:tab/></text:span><text:span text:style-name="T610">public</text:span><text:span text:style-name="T611"><text:s/>String<text:s/></text:span><text:span text:style-name="T612">empid</text:span><text:span text:style-name="T613">,</text:span><text:span text:style-name="T614">name</text:span><text:span text:style-name="T615">;</text:span></text:p>
      <text:p text:style-name="Standard"><text:span text:style-name="T616"><text:tab/></text:span><text:span text:style-name="T617">int</text:span><text:span text:style-name="T618"><text:s/></text:span><text:span text:style-name="T619">age</text:span><text:span text:style-name="T620">;</text:span></text:p>
      <text:p text:style-name="Standard"><text:span text:style-name="T621"><text:tab/></text:span><text:span text:style-name="T622">public</text:span><text:span text:style-name="T623"><text:s/></text:span><text:span text:style-name="T624">double</text:span><text:span text:style-name="T625"><text:s/></text:span><text:span text:style-name="T626">salary</text:span><text:span text:style-name="T627">;</text:span></text:p>
      <text:p text:style-name="Standard"><text:span text:style-name="T628"><text:tab/>String<text:s/></text:span><text:span text:style-name="T629">subject</text:span><text:span text:style-name="T630">;</text:span></text:p>
      <text:p text:style-name="Standard"><text:span text:style-name="T631"><text:tab/></text:span><text:span text:style-name="T632">public</text:span><text:span text:style-name="T633"><text:s/>Staff(String<text:s/></text:span><text:span text:style-name="T634">name</text:span><text:span text:style-name="T635">,</text:span><text:span text:style-name="T636">int</text:span><text:span text:style-name="T637"><text:s/></text:span><text:span text:style-name="T638">age</text:span><text:span text:style-name="T639">,String<text:s/></text:span><text:span text:style-name="T640">empid</text:span><text:span text:style-name="T641">,</text:span><text:span text:style-name="T642">double</text:span><text:span text:style-name="T643"><text:s/></text:span><text:span text:style-name="T644">salary</text:span><text:span text:style-name="T645">,String<text:s/></text:span><text:span text:style-name="T646">subject</text:span><text:span text:style-name="T647">) {</text:span></text:p>
      <text:p text:style-name="Standard"><text:span text:style-name="T648"><text:tab/></text:span><text:span text:style-name="T649"><text:tab/></text:span><text:span text:style-name="T650">this</text:span><text:span text:style-name="T651">.</text:span><text:span text:style-name="T652">name</text:span><text:span text:style-name="T653">=</text:span><text:span text:style-name="T654">name</text:span><text:span text:style-name="T655">;</text:span></text:p>
      <text:p text:style-name="Standard"><text:span text:style-name="T656"><text:tab/></text:span><text:span text:style-name="T657"><text:tab/></text:span><text:span text:style-name="T658">this</text:span><text:span text:style-name="T659">.</text:span><text:span text:style-name="T660">age</text:span><text:span text:style-name="T661">=</text:span><text:span text:style-name="T662">age</text:span><text:span text:style-name="T663">;</text:span></text:p>
      <text:p text:style-name="Standard"><text:span text:style-name="T664"><text:tab/></text:span><text:span text:style-name="T665"><text:tab/></text:span><text:span text:style-name="T666">this</text:span><text:span text:style-name="T667">.</text:span><text:span text:style-name="T668">empid</text:span><text:span text:style-name="T669">=</text:span><text:span text:style-name="T670">empid</text:span><text:span text:style-name="T671">;</text:span></text:p>
      <text:p text:style-name="Standard"><text:span text:style-name="T672"><text:tab/></text:span><text:span text:style-name="T673"><text:tab/></text:span><text:span text:style-name="T674">this</text:span><text:span text:style-name="T675">.</text:span><text:span text:style-name="T676">salary</text:span><text:span text:style-name="T677">=</text:span><text:span text:style-name="T678">salary</text:span><text:span text:style-name="T679">;</text:span></text:p>
      <text:p text:style-name="Standard"><text:span text:style-name="T680"><text:tab/></text:span><text:span text:style-name="T681"><text:tab/></text:span><text:span text:style-name="T682">this</text:span><text:span text:style-name="T683">.</text:span><text:span text:style-name="T684">subject</text:span><text:span text:style-name="T685">=</text:span><text:span text:style-name="T686">subject</text:span><text:span text:style-name="T687">;</text:span></text:p>
      <text:p text:style-name="P688"><text:tab/>}</text:p>
      <text:p text:style-name="Standard"><text:span text:style-name="T689"><text:tab/></text:span><text:span text:style-name="T690">public</text:span><text:span text:style-name="T691"><text:s/></text:span><text:span text:style-name="T692">void</text:span><text:span text:style-name="T693"><text:s/>Staff_Details() {</text:span></text:p>
      <text:p text:style-name="Standard"><text:span text:style-name="T694"><text:tab/></text:span><text:span text:style-name="T695"><text:tab/>System.</text:span><text:span text:style-name="T696">out</text:span><text:span text:style-name="T697">.println(</text:span><text:span text:style-name="T698">"name:"</text:span><text:span text:style-name="T699"><text:s/>+</text:span><text:span text:style-name="T700">name</text:span><text:span text:style-name="T701">);</text:span></text:p>
      <text:p text:style-name="Standard"><text:span text:style-name="T702"><text:tab/></text:span><text:span text:style-name="T703"><text:tab/>System.</text:span><text:span text:style-name="T704">out</text:span><text:span text:style-name="T705">.println(</text:span><text:span text:style-name="T706">"Age:"</text:span><text:span text:style-name="T707"><text:s/>+</text:span><text:span text:style-name="T708">age</text:span><text:span text:style-name="T709">);</text:span></text:p>
      <text:p text:style-name="Standard"><text:span text:style-name="T710"><text:tab/></text:span><text:span text:style-name="T711"><text:tab/>System.</text:span><text:span text:style-name="T712">out</text:span><text:span text:style-name="T713">.println(</text:span><text:span text:style-name="T714">"Empid:"</text:span><text:span text:style-name="T715"><text:s/>+</text:span><text:span text:style-name="T716">empid</text:span><text:span text:style-name="T717">);</text:span></text:p>
      <text:p text:style-name="Standard"><text:span text:style-name="T718"><text:tab/></text:span><text:span text:style-name="T719"><text:tab/>System.</text:span><text:span text:style-name="T720">out</text:span><text:span text:style-name="T721">.println(</text:span><text:span text:style-name="T722">"Salary:"</text:span><text:span text:style-name="T723"><text:s/>+</text:span><text:span text:style-name="T724">salary</text:span><text:span text:style-name="T725">);</text:span></text:p>
      <text:p text:style-name="Standard"><text:span text:style-name="T726"><text:tab/></text:span><text:span text:style-name="T727"><text:tab/>System.</text:span><text:span text:style-name="T728">out</text:span><text:span text:style-name="T729">.println(</text:span><text:span text:style-name="T730">name</text:span><text:span text:style-name="T731">+</text:span><text:span text:style-name="T732">"Teaches"</text:span><text:span text:style-name="T733">+</text:span><text:span text:style-name="T734">subject</text:span><text:span text:style-name="T735">);</text:span><text:span text:style-name="T736"><text:tab/></text:span></text:p>
      <text:p text:style-name="P737"><text:tab/>}</text:p>
      <text:p text:style-name="P738"><text:tab/>}</text:p>
      <text:p text:style-name="Standard"/>
      <text:p text:style-name="Standard"/>
      <text:p text:style-name="P739"/>
      <text:p text:style-name="Standard"/>
      <text:p text:style-name="Standard">class name: student1</text:p>
      <text:p text:style-name="Standard"/>
      <text:p text:style-name="Standard"><text:span text:style-name="T740">import</text:span><text:span text:style-name="T741"><text:s/>Labprograms.Person;</text:span></text:p>
      <text:p text:style-name="P742"/>
      <text:p text:style-name="Standard"><text:span text:style-name="T743">class</text:span><text:span text:style-name="T744"><text:s/>Student1<text:s/></text:span><text:span text:style-name="T745">extends</text:span><text:span text:style-name="T746"><text:s/>Person<text:s/></text:span><text:span text:style-name="T747">implements</text:span><text:span text:style-name="T748"><text:s/>Student_op{</text:span></text:p>
      <text:p text:style-name="Standard"><text:span text:style-name="T749"><text:tab/>String<text:s/></text:span><text:span text:style-name="T750">stdid</text:span><text:span text:style-name="T751">,</text:span><text:span text:style-name="T752">name</text:span><text:span text:style-name="T753">;</text:span></text:p>
      <text:p text:style-name="Standard"><text:span text:style-name="T754"><text:tab/></text:span><text:span text:style-name="T755">int</text:span><text:span text:style-name="T756"><text:s/></text:span><text:span text:style-name="T757">age</text:span><text:span text:style-name="T758">;</text:span></text:p>
      <text:p text:style-name="Standard"><text:span text:style-name="T759"><text:tab/></text:span><text:span text:style-name="T760">double</text:span><text:span text:style-name="T761"><text:s/></text:span><text:span text:style-name="T762">fee</text:span><text:span text:style-name="T763">;</text:span></text:p>
      <text:p text:style-name="Standard"><text:span text:style-name="T764"><text:tab/>String<text:s/></text:span><text:span text:style-name="T765">subject</text:span><text:span text:style-name="T766">;</text:span></text:p>
      <text:p text:style-name="Standard"><text:span text:style-name="T767"><text:tab/></text:span><text:span text:style-name="T768">public</text:span><text:span text:style-name="T769"><text:s/>Student1(String<text:s/></text:span><text:span text:style-name="T770">name</text:span><text:span text:style-name="T771">,</text:span><text:span text:style-name="T772">int</text:span><text:span text:style-name="T773"><text:s/></text:span><text:span text:style-name="T774">age</text:span><text:span text:style-name="T775">,String<text:s/></text:span><text:span text:style-name="T776">stdid</text:span><text:span text:style-name="T777">,</text:span><text:span text:style-name="T778">double</text:span><text:span text:style-name="T779"><text:s/></text:span><text:span text:style-name="T780">fee</text:span><text:span text:style-name="T781">,String<text:s/></text:span><text:span text:style-name="T782">subject</text:span><text:span text:style-name="T783">) {</text:span></text:p>
      <text:p text:style-name="Standard"><text:span text:style-name="T784"><text:tab/></text:span><text:span text:style-name="T785"><text:tab/></text:span><text:span text:style-name="T786">this</text:span><text:span text:style-name="T787">.</text:span><text:span text:style-name="T788">name</text:span><text:span text:style-name="T789">=</text:span><text:span text:style-name="T790">name</text:span><text:span text:style-name="T791">;</text:span></text:p>
      <text:p text:style-name="Standard"><text:span text:style-name="T792"><text:tab/></text:span><text:span text:style-name="T793"><text:tab/></text:span><text:span text:style-name="T794">this</text:span><text:span text:style-name="T795">.</text:span><text:span text:style-name="T796">age</text:span><text:span text:style-name="T797">=</text:span><text:span text:style-name="T798">age</text:span><text:span text:style-name="T799">;</text:span></text:p>
      <text:p text:style-name="Standard"><text:span text:style-name="T800"><text:tab/></text:span><text:span text:style-name="T801"><text:tab/></text:span><text:span text:style-name="T802">this</text:span><text:span text:style-name="T803">.</text:span><text:span text:style-name="T804">stdid</text:span><text:span text:style-name="T805">=</text:span><text:span text:style-name="T806">stdid</text:span><text:span text:style-name="T807">;</text:span></text:p>
      <text:p text:style-name="Standard"><text:span text:style-name="T808"><text:tab/></text:span><text:span text:style-name="T809"><text:tab/></text:span><text:span text:style-name="T810">this</text:span><text:span text:style-name="T811">.</text:span><text:span text:style-name="T812">fee</text:span><text:span text:style-name="T813">=</text:span><text:span text:style-name="T814">fee</text:span><text:span text:style-name="T815">;</text:span></text:p>
      <text:p text:style-name="Standard"><text:span text:style-name="T816"><text:tab/></text:span><text:span text:style-name="T817"><text:tab/></text:span><text:span text:style-name="T818">this</text:span><text:span text:style-name="T819">.</text:span><text:span text:style-name="T820">subject</text:span><text:span text:style-name="T821">=</text:span><text:span text:style-name="T822">subject</text:span><text:span text:style-name="T823">;</text:span></text:p>
      <text:p text:style-name="P824"><text:tab/>}</text:p>
      <text:p text:style-name="Standard"><text:span text:style-name="T825"><text:tab/></text:span><text:span text:style-name="T826">public</text:span><text:span text:style-name="T827"><text:s/></text:span><text:span text:style-name="T828">void</text:span><text:span text:style-name="T829"><text:s/>Student_Details() {</text:span></text:p>
      <text:p text:style-name="Standard"><text:span text:style-name="T830"><text:tab/></text:span><text:span text:style-name="T831"><text:tab/>System.</text:span><text:span text:style-name="T832">out</text:span><text:span text:style-name="T833">.println(</text:span><text:span text:style-name="T834">"name:"</text:span><text:span text:style-name="T835">+</text:span><text:span text:style-name="T836">name</text:span><text:span text:style-name="T837">);</text:span></text:p>
      <text:p text:style-name="Standard"><text:span text:style-name="T838"><text:tab/></text:span><text:span text:style-name="T839"><text:tab/>System.</text:span><text:span text:style-name="T840">out</text:span><text:span text:style-name="T841">.println(</text:span><text:span text:style-name="T842">"Age:"</text:span><text:span text:style-name="T843"><text:s/>+</text:span><text:span text:style-name="T844">age</text:span><text:span text:style-name="T845">);</text:span></text:p>
      <text:p text:style-name="Standard"><text:span text:style-name="T846"><text:tab/></text:span><text:span text:style-name="T847"><text:tab/>System.</text:span><text:span text:style-name="T848">out</text:span><text:span text:style-name="T849">.println(</text:span><text:span text:style-name="T850">"Stdid:"</text:span><text:span text:style-name="T851"><text:s/>+</text:span><text:span text:style-name="T852">stdid</text:span><text:span text:style-name="T853">);</text:span></text:p>
      <text:p text:style-name="Standard"><text:span text:style-name="T854"><text:tab/></text:span><text:span text:style-name="T855"><text:tab/>System.</text:span><text:span text:style-name="T856">out</text:span><text:span text:style-name="T857">.println(</text:span><text:span text:style-name="T858">"Fee:"</text:span><text:span text:style-name="T859"><text:s/>+</text:span><text:span text:style-name="T860">fee</text:span><text:span text:style-name="T861">);</text:span></text:p>
      <text:p text:style-name="Standard"><text:span text:style-name="T862"><text:tab/></text:span><text:span text:style-name="T863"><text:tab/>System.</text:span><text:span text:style-name="T864">out</text:span><text:span text:style-name="T865">.println(</text:span><text:span text:style-name="T866">name</text:span><text:span text:style-name="T867">+</text:span><text:span text:style-name="T868">"Read"</text:span><text:span text:style-name="T869">+</text:span><text:span text:style-name="T870">subject</text:span><text:span text:style-name="T871">);</text:span><text:span text:style-name="T872"><text:tab/></text:span></text:p>
      <text:p text:style-name="P873"><text:tab/>}</text:p>
      <text:p text:style-name="P874">}</text:p>
      <text:p text:style-name="P875"/>
      <text:p text:style-name="Standard"/>
      <text:p text:style-name="P876">lab program 3(a)</text:p>
      <text:p text:style-name="P877"/>
      <text:p text:style-name="Standard">import java.sql.*;</text:p>
      <text:p text:style-name="Standard">import java.util.Scanner;</text:p>
      <text:p text:style-name="Standard">public class database {</text:p>
      <text:soft-page-break/>
      <text:p text:style-name="Standard"><text:s text:c="4"/>Connection con = null;</text:p>
      <text:p text:style-name="Standard"><text:s text:c="3"/>Scanner sc = new Scanner(System.in);</text:p>
      <text:p text:style-name="Standard"><text:s text:c="4"/>public Connection getConnect(){</text:p>
      <text:p text:style-name="Standard"><text:s text:c="8"/>try{</text:p>
      <text:p text:style-name="Standard"><text:s text:c="12"/>Class.forName("com.mysql.cj.jdbc.Driver");</text:p>
      <text:p text:style-name="Standard"><text:s text:c="12"/>con = DriverManager.getConnection("jdbc:mysql://172.16.34.105:3306/1rv21mc036","1rv21mc036","1rv21mc036");</text:p>
      <text:p text:style-name="Standard"><text:s text:c="8"/>}</text:p>
      <text:p text:style-name="Standard"><text:s text:c="8"/>catch(Exception e){</text:p>
      <text:p text:style-name="Standard"><text:s text:c="12"/>System.out.println(e);</text:p>
      <text:p text:style-name="Standard"><text:s text:c="8"/>}</text:p>
      <text:p text:style-name="Standard"><text:s text:c="8"/>return con;</text:p>
      <text:p text:style-name="Standard"><text:s text:c="4"/>}</text:p>
      <text:p text:style-name="Standard"><text:s text:c="4"/>public int insert(){</text:p>
      <text:p text:style-name="Standard"><text:s text:c="4"/><text:tab/>Scanner sc = new Scanner(System.in);</text:p>
      <text:p text:style-name="Standard"><text:s text:c="8"/>int i = 0;</text:p>
      <text:p text:style-name="Standard"><text:s text:c="8"/>try{</text:p>
      <text:p text:style-name="Standard"><text:s text:c="12"/>con = getConnect();</text:p>
      <text:p text:style-name="Standard"><text:s text:c="12"/>Statement st = con.createStatement();</text:p>
      <text:p text:style-name="Standard"><text:s text:c="12"/>String usn, name, address;</text:p>
      <text:p text:style-name="Standard"><text:s text:c="12"/>System.out.println("enter usn:");</text:p>
      <text:p text:style-name="Standard"><text:s text:c="12"/>usn = sc.nextLine();</text:p>
      <text:p text:style-name="Standard"><text:s text:c="12"/>System.out.println("enter name:");</text:p>
      <text:p text:style-name="Standard"><text:s text:c="12"/>name = sc.nextLine();</text:p>
      <text:p text:style-name="Standard"><text:s text:c="12"/>System.out.println("enter address");</text:p>
      <text:p text:style-name="Standard"><text:s text:c="12"/>address= sc.nextLine();</text:p>
      <text:p text:style-name="Standard"><text:s text:c="12"/>String query = "insert into student values('"+usn+"','"+name+"','"+address+"')";</text:p>
      <text:p text:style-name="Standard"><text:s text:c="12"/>i = st.executeUpdate(query);</text:p>
      <text:p text:style-name="Standard"><text:s text:c="12"/>con.close();</text:p>
      <text:p text:style-name="Standard"/>
      <text:p text:style-name="Standard"/>
      <text:p text:style-name="Standard"><text:s text:c="8"/>}</text:p>
      <text:p text:style-name="Standard"><text:s text:c="8"/>catch(Exception e){</text:p>
      <text:p text:style-name="Standard"><text:s text:c="12"/>System.out.println(e);</text:p>
      <text:p text:style-name="Standard"><text:s text:c="8"/>}</text:p>
      <text:p text:style-name="Standard"><text:s text:c="8"/>return i;</text:p>
      <text:p text:style-name="Standard"><text:s text:c="4"/>}</text:p>
      <text:p text:style-name="Standard"><text:s text:c="4"/>public void display(){</text:p>
      <text:p text:style-name="Standard"><text:s text:c="4"/><text:tab/>Scanner sc = new Scanner(System.in);</text:p>
      <text:p text:style-name="Standard"><text:s text:c="8"/>try {</text:p>
      <text:p text:style-name="Standard"><text:s text:c="12"/>con = getConnect();</text:p>
      <text:p text:style-name="Standard"><text:s text:c="12"/>Statement st = con.createStatement();</text:p>
      <text:p text:style-name="Standard"><text:s text:c="12"/>ResultSet rs = st.executeQuery("select * from student");</text:p>
      <text:p text:style-name="Standard"><text:s text:c="12"/>while(rs.next()){</text:p>
      <text:p text:style-name="Standard"><text:s text:c="16"/>System.out.println(rs.getString(1)+" "+rs.getString(2)+" "+rs.getString(3));</text:p>
      <text:p text:style-name="Standard"><text:s text:c="12"/>}</text:p>
      <text:p text:style-name="Standard"><text:s text:c="12"/>con.close();</text:p>
      <text:p text:style-name="Standard"><text:s text:c="8"/>}</text:p>
      <text:p text:style-name="Standard"><text:s text:c="8"/>catch(Exception e){</text:p>
      <text:p text:style-name="Standard"><text:s text:c="12"/>System.out.println(e);</text:p>
      <text:p text:style-name="Standard"><text:s text:c="8"/>}</text:p>
      <text:soft-page-break/>
      <text:p text:style-name="Standard"><text:s text:c="4"/>}</text:p>
      <text:p text:style-name="Standard"><text:s text:c="4"/>public int delete(){</text:p>
      <text:p text:style-name="Standard"><text:s text:c="4"/><text:tab/>Scanner sc = new Scanner(System.in);</text:p>
      <text:p text:style-name="Standard"><text:s text:c="8"/>int i = 0;</text:p>
      <text:p text:style-name="Standard"><text:s text:c="8"/>try{</text:p>
      <text:p text:style-name="Standard"><text:s text:c="12"/>con = getConnect();</text:p>
      <text:p text:style-name="Standard"><text:s text:c="12"/>Statement st = con.createStatement();</text:p>
      <text:p text:style-name="Standard"><text:s text:c="12"/>System.out.println("enter usn:");</text:p>
      <text:p text:style-name="Standard"><text:s text:c="12"/>String usn = sc.next();</text:p>
      <text:p text:style-name="Standard"><text:s text:c="12"/>String query = "delete from student where usn = '"+usn+"'";</text:p>
      <text:p text:style-name="Standard"><text:s text:c="12"/>i = st.executeUpdate(query);</text:p>
      <text:p text:style-name="Standard"><text:s text:c="12"/>con.close();</text:p>
      <text:p text:style-name="Standard"/>
      <text:p text:style-name="Standard"><text:s text:c="8"/>}</text:p>
      <text:p text:style-name="Standard"><text:s text:c="8"/>catch(Exception e){</text:p>
      <text:p text:style-name="Standard"><text:s text:c="12"/>System.out.println(e);</text:p>
      <text:p text:style-name="Standard"><text:s text:c="8"/>}</text:p>
      <text:p text:style-name="Standard"><text:s text:c="8"/>return i;</text:p>
      <text:p text:style-name="Standard"><text:s text:c="4"/>}</text:p>
      <text:p text:style-name="Standard"><text:s text:c="4"/>public int update(){</text:p>
      <text:p text:style-name="Standard"><text:s text:c="4"/><text:tab/>Scanner sc = new Scanner(System.in);</text:p>
      <text:p text:style-name="Standard"><text:s text:c="8"/>int i = 0;</text:p>
      <text:p text:style-name="Standard"><text:s text:c="8"/>try{</text:p>
      <text:p text:style-name="Standard"><text:s text:c="12"/>con = getConnect();</text:p>
      <text:p text:style-name="Standard"><text:s text:c="12"/>Statement st = con.createStatement();</text:p>
      <text:p text:style-name="Standard"><text:s text:c="12"/>System.out.println("1:name 2:address");</text:p>
      <text:p text:style-name="Standard"><text:s text:c="12"/>int n = sc.nextInt();</text:p>
      <text:p text:style-name="Standard"><text:s text:c="12"/>if(n==1){</text:p>
      <text:p text:style-name="Standard"><text:s text:c="16"/>String usn, name;</text:p>
      <text:p text:style-name="Standard"><text:s text:c="16"/>System.out.println("enter usn:");</text:p>
      <text:p text:style-name="Standard"><text:s text:c="16"/>usn = sc.next();</text:p>
      <text:p text:style-name="Standard"><text:s text:c="16"/>System.out.println("enter name:");</text:p>
      <text:p text:style-name="Standard"><text:s text:c="16"/>name = sc.next();</text:p>
      <text:p text:style-name="Standard"><text:s text:c="16"/>String query = "update student set name = '"+name+"'where usn = '"+usn+"'";</text:p>
      <text:p text:style-name="Standard"><text:s text:c="16"/>i = st.executeUpdate(query);</text:p>
      <text:p text:style-name="Standard"/>
      <text:p text:style-name="Standard"><text:s text:c="12"/>}</text:p>
      <text:p text:style-name="Standard"><text:s text:c="12"/>else if(n == 2){</text:p>
      <text:p text:style-name="Standard"><text:s text:c="16"/>System.out.println("enter usn:");</text:p>
      <text:p text:style-name="Standard"><text:s text:c="16"/>String usn = sc.next();</text:p>
      <text:p text:style-name="Standard"><text:s text:c="16"/>System.out.println("enter address");</text:p>
      <text:p text:style-name="Standard"><text:s text:c="16"/>String address = sc.next();</text:p>
      <text:p text:style-name="Standard"><text:s text:c="16"/>String query = "update student set name = '"+address+"'where usn = '"+usn+"'";</text:p>
      <text:p text:style-name="Standard"><text:s text:c="16"/>i = st.executeUpdate(query);</text:p>
      <text:p text:style-name="Standard"><text:s text:c="12"/>}</text:p>
      <text:p text:style-name="Standard"/>
      <text:p text:style-name="Standard"><text:s text:c="12"/>con.close();</text:p>
      <text:p text:style-name="Standard"><text:s text:c="8"/>}</text:p>
      <text:p text:style-name="Standard"><text:s text:c="8"/>catch(Exception e){</text:p>
      <text:p text:style-name="Standard"><text:s text:c="12"/>System.out.println(e);</text:p>
      <text:p text:style-name="Standard"><text:s text:c="8"/>}</text:p>
      <text:p text:style-name="Standard"><text:s text:c="8"/>return i;</text:p>
      <text:p text:style-name="Standard"/>
      <text:p text:style-name="Standard"><text:s text:c="4"/>}</text:p>
      <text:p text:style-name="Standard"><text:s text:c="4"/>public static void main(String[] args){</text:p>
      <text:p text:style-name="Standard"><text:s text:c="4"/><text:tab/>Scanner sc = new Scanner(System.in);</text:p>
      <text:p text:style-name="Standard"><text:s text:c="8"/>while(true){</text:p>
      <text:p text:style-name="Standard"><text:s text:c="12"/>database obj = new database();</text:p>
      <text:p text:style-name="Standard"><text:s text:c="12"/>int i = 0;</text:p>
      <text:p text:style-name="Standard"><text:s text:c="12"/>System.out.println("1:insert 2:update 3:delete 4:display");</text:p>
      <text:p text:style-name="Standard"><text:s text:c="12"/>int n = sc.nextInt();</text:p>
      <text:p text:style-name="Standard"><text:s text:c="12"/>if(n == 1)</text:p>
      <text:p text:style-name="Standard"><text:s text:c="16"/>i = obj.insert();</text:p>
      <text:p text:style-name="Standard"><text:s text:c="12"/>else if(n == 2)</text:p>
      <text:p text:style-name="Standard"><text:s text:c="16"/>i = obj.update();</text:p>
      <text:p text:style-name="Standard"><text:s text:c="12"/>else if(n == 3)</text:p>
      <text:p text:style-name="Standard"><text:s text:c="16"/>i = obj.delete();</text:p>
      <text:p text:style-name="Standard"><text:s text:c="12"/>else if(n == 4)</text:p>
      <text:p text:style-name="Standard"><text:s text:c="16"/>obj.display();</text:p>
      <text:p text:style-name="Standard"><text:s text:c="12"/>if(i == 1)</text:p>
      <text:p text:style-name="Standard"><text:s text:c="16"/>System.out.println("success");</text:p>
      <text:p text:style-name="Standard"><text:s text:c="12"/>else if(n==4){</text:p>
      <text:p text:style-name="Standard"><text:s text:c="16"/>System.out.println("Student Table contents");</text:p>
      <text:p text:style-name="Standard"><text:s text:c="12"/>}</text:p>
      <text:p text:style-name="Standard"><text:s text:c="12"/>else</text:p>
      <text:p text:style-name="Standard"><text:s text:c="16"/>System.out.println("failed");</text:p>
      <text:p text:style-name="Standard"><text:s text:c="12"/>System.out.println("do you want to continue? 1 for yes");</text:p>
      <text:p text:style-name="Standard"><text:s text:c="12"/>n = sc.nextInt();</text:p>
      <text:p text:style-name="Standard"><text:s text:c="12"/>if(n==1)</text:p>
      <text:p text:style-name="Standard"><text:s text:c="16"/>continue;</text:p>
      <text:p text:style-name="Standard"><text:s text:c="12"/>else</text:p>
      <text:p text:style-name="Standard"><text:s text:c="16"/>break;</text:p>
      <text:p text:style-name="Standard"><text:s text:c="8"/>}</text:p>
      <text:p text:style-name="Standard"><text:s text:c="4"/>}</text:p>
      <text:p text:style-name="Standard"/>
      <text:p text:style-name="Standard">}</text:p>
      <text:p text:style-name="Standard"/>
      <text:p text:style-name="P878">lab program 4(a)</text:p>
      <text:p text:style-name="Standard"/>
      <text:p text:style-name="Standard">class name : web page</text:p>
      <text:p text:style-name="Standard"/>
      <text:p text:style-name="Standard"/>
      <text:p text:style-name="Standard">import java.io.IOException;</text:p>
      <text:p text:style-name="Standard">import java.io.PrintWriter;</text:p>
      <text:p text:style-name="Standard">import java.util.Calendar;</text:p>
      <text:p text:style-name="Standard"/>
      <text:p text:style-name="Standard">import javax.servlet.ServletException;</text:p>
      <text:p text:style-name="Standard">import javax.servlet.annotation.WebServlet;</text:p>
      <text:p text:style-name="Standard">import javax.servlet.http.HttpServlet;</text:p>
      <text:p text:style-name="Standard">import javax.servlet.http.HttpServletRequest;</text:p>
      <text:p text:style-name="Standard">import javax.servlet.http.HttpServletResponse;</text:p>
      <text:p text:style-name="Standard"/>
      <text:p text:style-name="Standard"/>
      <text:p text:style-name="Standard">@WebServlet("/WebPage")</text:p>
      <text:soft-page-break/>
      <text:p text:style-name="Standard">public class WebPage extends HttpServlet {</text:p>
      <text:p text:style-name="Standard"><text:tab/>private static final long serialVersionUID = 1L;</text:p>
      <text:p text:style-name="Standard"><text:tab/>protected void doGet(HttpServletRequest request, HttpServletResponse response) throws ServletException, IOException {</text:p>
      <text:p text:style-name="Standard"><text:tab/><text:tab/>PrintWriter out = response.getWriter();</text:p>
      <text:p text:style-name="Standard"><text:tab/><text:tab/>try {</text:p>
      <text:p text:style-name="Standard"><text:tab/><text:tab/><text:tab/>response.setContentType("text/HTML");</text:p>
      <text:p text:style-name="Standard"><text:tab/><text:tab/><text:tab/>response.setIntHeader("refresh", 2);</text:p>
      <text:p text:style-name="Standard"><text:tab/><text:tab/><text:tab/>Calendar cal=Calendar.getInstance();</text:p>
      <text:p text:style-name="Standard"><text:tab/><text:tab/><text:tab/>out.println("&lt;html&gt;&lt;body bgcolor=white&gt;");</text:p>
      <text:p text:style-name="Standard"><text:tab/><text:tab/><text:tab/>out.println("The date and time is: "+cal.getTime());</text:p>
      <text:p text:style-name="Standard"><text:tab/><text:tab/><text:tab/>out.println("&lt;/html&gt;&lt;/body&gt;");</text:p>
      <text:p text:style-name="Standard"><text:tab/><text:tab/>}</text:p>
      <text:p text:style-name="Standard"><text:tab/></text:p>
      <text:p text:style-name="Standard"><text:tab/>catch(Exception e)</text:p>
      <text:p text:style-name="Standard"><text:tab/><text:tab/>{</text:p>
      <text:p text:style-name="Standard"><text:tab/><text:tab/>out.println("Exception:"+e.getMessage()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/>
      <text:p text:style-name="P879">html file</text:p>
      <text:p text:style-name="P880"/>
      <text:p text:style-name="Standard"><text:span text:style-name="T881">&lt;!</text:span><text:span text:style-name="T882">DOCTYPE</text:span><text:span text:style-name="T883"><text:s/></text:span><text:span text:style-name="T884">html&gt;</text:span></text:p>
      <text:p text:style-name="Standard"><text:span text:style-name="T885">&lt;</text:span><text:span text:style-name="T886">html</text:span><text:span text:style-name="T887">&gt;</text:span></text:p>
      <text:p text:style-name="Standard"><text:span text:style-name="T888">&lt;</text:span><text:span text:style-name="T889">head</text:span><text:span text:style-name="T890">&gt;</text:span></text:p>
      <text:p text:style-name="Standard"><text:span text:style-name="T891">&lt;</text:span><text:span text:style-name="T892">meta</text:span><text:span text:style-name="T893"><text:s/></text:span><text:span text:style-name="T894">charset</text:span><text:span text:style-name="T895">=</text:span><text:span text:style-name="T896">"UTF-8"</text:span><text:span text:style-name="T897">&gt;</text:span></text:p>
      <text:p text:style-name="Standard"><text:span text:style-name="T898">&lt;</text:span><text:span text:style-name="T899">title</text:span><text:span text:style-name="T900">&gt;</text:span><text:span text:style-name="T901">Insert title here</text:span><text:span text:style-name="T902">&lt;/</text:span><text:span text:style-name="T903">title</text:span><text:span text:style-name="T904">&gt;</text:span></text:p>
      <text:p text:style-name="Standard"><text:span text:style-name="T905">&lt;/</text:span><text:span text:style-name="T906">head</text:span><text:span text:style-name="T907">&gt;</text:span></text:p>
      <text:p text:style-name="Standard"><text:span text:style-name="T908">&lt;</text:span><text:span text:style-name="T909">body</text:span><text:span text:style-name="T910">&gt;</text:span></text:p>
      <text:p text:style-name="Standard"><text:span text:style-name="T911">&lt;</text:span><text:span text:style-name="T912">form</text:span><text:span text:style-name="T913"><text:s/></text:span><text:span text:style-name="T914">action</text:span><text:span text:style-name="T915">=</text:span><text:span text:style-name="T916">"WebPage"</text:span><text:span text:style-name="T917">&gt;</text:span></text:p>
      <text:p text:style-name="Standard"><text:span text:style-name="T918">&lt;</text:span><text:span text:style-name="T919">input</text:span><text:span text:style-name="T920"><text:s/></text:span><text:span text:style-name="T921">type</text:span><text:span text:style-name="T922">=</text:span><text:span text:style-name="T923">"button"</text:span><text:span text:style-name="T924"><text:s/></text:span><text:span text:style-name="T925">value</text:span><text:span text:style-name="T926">=</text:span><text:span text:style-name="T927">"CLICK-ME"</text:span><text:span text:style-name="T928">&gt;</text:span></text:p>
      <text:p text:style-name="Standard"><text:span text:style-name="T929">&lt;/</text:span><text:span text:style-name="T930">form</text:span><text:span text:style-name="T931">&gt;</text:span></text:p>
      <text:p text:style-name="Standard"><text:span text:style-name="T932">&lt;/</text:span><text:span text:style-name="T933">body</text:span><text:span text:style-name="T934">&gt;</text:span></text:p>
      <text:p text:style-name="Standard"><text:span text:style-name="T935">&lt;/</text:span><text:span text:style-name="T936">html</text:span><text:span text:style-name="T937">&gt;</text:span></text:p>
      <text:p text:style-name="Standard"><text:tab/></text:p>
      <text:p text:style-name="Standard"/>
      <text:p text:style-name="P938">lab program 4(b)</text:p>
      <text:p text:style-name="Standard"/>
      <text:p text:style-name="Standard"/>
      <text:p text:style-name="P939"/>
      <text:p text:style-name="Standard"><text:span text:style-name="T940">import</text:span><text:span text:style-name="T941"><text:s/>java.io.IOException;</text:span></text:p>
      <text:p text:style-name="Standard"><text:span text:style-name="T942">import</text:span><text:span text:style-name="T943"><text:s/>java.io.PrintWriter;</text:span></text:p>
      <text:p text:style-name="P944"/>
      <text:p text:style-name="Standard"><text:span text:style-name="T945">import</text:span><text:span text:style-name="T946"><text:s/>javax.servlet.*;</text:span></text:p>
      <text:p text:style-name="Standard"><text:span text:style-name="T947">import</text:span><text:span text:style-name="T948"><text:s/>javax.servlet.ServletException;</text:span></text:p>
      <text:p text:style-name="Standard"><text:span text:style-name="T949">import</text:span><text:span text:style-name="T950"><text:s/>javax.servlet.annotation.WebInitParam;</text:span></text:p>
      <text:p text:style-name="Standard"><text:span text:style-name="T951">import</text:span><text:span text:style-name="T952"><text:s/>javax.servlet.annotation.WebServlet;</text:span></text:p>
      <text:p text:style-name="Standard"><text:span text:style-name="T953">import</text:span><text:span text:style-name="T954"><text:s/>javax.servlet.http.HttpServlet;</text:span></text:p>
      <text:p text:style-name="Standard"><text:span text:style-name="T955">import</text:span><text:span text:style-name="T956"><text:s/>javax.servlet.http.HttpServletRequest;</text:span></text:p>
      <text:p text:style-name="Standard"><text:span text:style-name="T957">import</text:span><text:span text:style-name="T958"><text:s/>javax.servlet.http.HttpServletResponse;</text:span></text:p>
      <text:p text:style-name="P959"/>
      <text:p text:style-name="Standard"><text:span text:style-name="T960">@WebServlet</text:span><text:span text:style-name="T961">(urlPatterns=</text:span><text:span text:style-name="T962">"/Validation"</text:span><text:span text:style-name="T963">,initParams= {</text:span></text:p>
      <text:p text:style-name="Standard"><text:span text:style-name="T964"><text:tab/></text:span><text:span text:style-name="T965"><text:tab/></text:span><text:span text:style-name="T966">@WebInitParam</text:span><text:span text:style-name="T967">(name=</text:span><text:span text:style-name="T968">"username"</text:span><text:span text:style-name="T969">,value=</text:span><text:span text:style-name="T970">"rvce"</text:span><text:span text:style-name="T971">),</text:span></text:p>
      <text:p text:style-name="Standard"><text:span text:style-name="T972"><text:tab/></text:span><text:span text:style-name="T973"><text:tab/></text:span><text:span text:style-name="T974">@WebInitParam</text:span><text:span text:style-name="T975">(name=</text:span><text:span text:style-name="T976">"password"</text:span><text:span text:style-name="T977">,value=</text:span><text:span text:style-name="T978">"rvce"</text:span><text:span text:style-name="T979">)</text:span></text:p>
      <text:soft-page-break/>
      <text:p text:style-name="P980"><text:tab/></text:p>
      <text:p text:style-name="P981"><text:tab/><text:tab/>})</text:p>
      <text:p text:style-name="Standard"><text:span text:style-name="T982">public</text:span><text:span text:style-name="T983"><text:s/></text:span><text:span text:style-name="T984">class</text:span><text:span text:style-name="T985"><text:s/>Validation<text:s/></text:span><text:span text:style-name="T986">extends</text:span><text:span text:style-name="T987"><text:s/>HttpServlet {</text:span></text:p>
      <text:p text:style-name="Standard"><text:span text:style-name="T988"><text:tab/></text:span><text:span text:style-name="T989">private</text:span><text:span text:style-name="T990"><text:s/></text:span><text:span text:style-name="T991">static</text:span><text:span text:style-name="T992"><text:s/></text:span><text:span text:style-name="T993">final</text:span><text:span text:style-name="T994"><text:s/></text:span><text:span text:style-name="T995">long</text:span><text:span text:style-name="T996"><text:s/></text:span><text:span text:style-name="T997">serialVersionUID</text:span><text:span text:style-name="T998"><text:s/>= 1L;</text:span></text:p>
      <text:p text:style-name="P999"><text:s text:c="7"/></text:p>
      <text:p text:style-name="Standard"><text:span text:style-name="T1000"><text:tab/></text:span><text:span text:style-name="T1001">protected</text:span><text:span text:style-name="T1002"><text:s/></text:span><text:span text:style-name="T1003">void</text:span><text:span text:style-name="T1004"><text:s/>doGet(HttpServletRequest<text:s/></text:span><text:span text:style-name="T1005">request</text:span><text:span text:style-name="T1006">, HttpServletResponse<text:s/></text:span><text:span text:style-name="T1007">response</text:span><text:span text:style-name="T1008">)<text:s/></text:span><text:span text:style-name="T1009">throws</text:span><text:span text:style-name="T1010"><text:s/>ServletException, IOException {</text:span></text:p>
      <text:p text:style-name="P1011"><text:tab/><text:tab/></text:p>
      <text:p text:style-name="Standard"><text:span text:style-name="T1012"><text:tab/></text:span><text:span text:style-name="T1013"><text:tab/></text:span><text:span text:style-name="T1014"><text:tab/>PrintWriter<text:s/></text:span><text:span text:style-name="T1015">out</text:span><text:span text:style-name="T1016"><text:s/>=<text:s/></text:span><text:span text:style-name="T1017">response</text:span><text:span text:style-name="T1018">.getWriter();</text:span></text:p>
      <text:p text:style-name="Standard"><text:span text:style-name="T1019"><text:tab/></text:span><text:span text:style-name="T1020"><text:tab/></text:span><text:span text:style-name="T1021"><text:tab/></text:span><text:span text:style-name="T1022">response</text:span><text:span text:style-name="T1023">.setContentType(</text:span><text:span text:style-name="T1024">"text/HTML"</text:span><text:span text:style-name="T1025">);</text:span></text:p>
      <text:p text:style-name="Standard"><text:span text:style-name="T1026"><text:tab/></text:span><text:span text:style-name="T1027"><text:tab/></text:span><text:span text:style-name="T1028"><text:tab/>String<text:s/></text:span><text:span text:style-name="T1029">usr</text:span><text:span text:style-name="T1030"><text:s/>=<text:s/></text:span><text:span text:style-name="T1031">request</text:span><text:span text:style-name="T1032">.getParameter(</text:span><text:span text:style-name="T1033">"username"</text:span><text:span text:style-name="T1034">);</text:span></text:p>
      <text:p text:style-name="Standard"><text:span text:style-name="T1035"><text:tab/></text:span><text:span text:style-name="T1036"><text:tab/></text:span><text:span text:style-name="T1037"><text:tab/>String<text:s/></text:span><text:span text:style-name="T1038">psw</text:span><text:span text:style-name="T1039"><text:s/>=<text:s/></text:span><text:span text:style-name="T1040">request</text:span><text:span text:style-name="T1041">.getParameter(</text:span><text:span text:style-name="T1042">"password"</text:span><text:span text:style-name="T1043">);</text:span></text:p>
      <text:p text:style-name="Standard"><text:span text:style-name="T1044"><text:tab/></text:span><text:span text:style-name="T1045"><text:tab/></text:span><text:span text:style-name="T1046"><text:tab/>ServletConfig<text:s/></text:span><text:span text:style-name="T1047">cn</text:span><text:span text:style-name="T1048"><text:s/>= getServletConfig();</text:span></text:p>
      <text:p text:style-name="Standard"><text:span text:style-name="T1049"><text:tab/></text:span><text:span text:style-name="T1050"><text:tab/></text:span><text:span text:style-name="T1051"><text:tab/>String<text:s/></text:span><text:span text:style-name="T1052">user</text:span><text:span text:style-name="T1053"><text:s/>=<text:s/></text:span><text:span text:style-name="T1054">cn</text:span><text:span text:style-name="T1055">.getInitParameter(</text:span><text:span text:style-name="T1056">"username"</text:span><text:span text:style-name="T1057">);</text:span></text:p>
      <text:p text:style-name="Standard"><text:span text:style-name="T1058"><text:tab/></text:span><text:span text:style-name="T1059"><text:tab/></text:span><text:span text:style-name="T1060"><text:tab/>String<text:s/></text:span><text:span text:style-name="T1061">password</text:span><text:span text:style-name="T1062"><text:s/>=<text:s/></text:span><text:span text:style-name="T1063">cn</text:span><text:span text:style-name="T1064">.getInitParameter(</text:span><text:span text:style-name="T1065">"password"</text:span><text:span text:style-name="T1066">);</text:span></text:p>
      <text:p text:style-name="Standard"><text:span text:style-name="T1067"><text:tab/></text:span><text:span text:style-name="T1068"><text:tab/></text:span><text:span text:style-name="T1069"><text:tab/></text:span><text:span text:style-name="T1070">if</text:span><text:span text:style-name="T1071">(</text:span><text:span text:style-name="T1072">user</text:span><text:span text:style-name="T1073">.equalsIgnoreCase(</text:span><text:span text:style-name="T1074">usr</text:span><text:span text:style-name="T1075">) &amp;&amp;<text:s/></text:span><text:span text:style-name="T1076">password</text:span><text:span text:style-name="T1077">.equalsIgnoreCase(</text:span><text:span text:style-name="T1078">psw</text:span><text:span text:style-name="T1079">)) {</text:span></text:p>
      <text:p text:style-name="Standard"><text:span text:style-name="T1080"><text:tab/></text:span><text:span text:style-name="T1081"><text:tab/></text:span><text:span text:style-name="T1082"><text:tab/></text:span><text:span text:style-name="T1083"><text:tab/></text:span><text:span text:style-name="T1084">out</text:span><text:span text:style-name="T1085">.println(</text:span><text:span text:style-name="T1086">"&lt;h3&gt; the username and password is valid &lt;/h3&gt;"</text:span><text:span text:style-name="T1087">);</text:span></text:p>
      <text:p text:style-name="P1088"><text:tab/><text:tab/><text:tab/>}</text:p>
      <text:p text:style-name="Standard"><text:span text:style-name="T1089"><text:tab/></text:span><text:span text:style-name="T1090"><text:tab/></text:span><text:span text:style-name="T1091"><text:tab/></text:span><text:span text:style-name="T1092">else</text:span><text:span text:style-name="T1093"><text:s/>{</text:span></text:p>
      <text:p text:style-name="Standard"><text:span text:style-name="T1094"><text:tab/></text:span><text:span text:style-name="T1095"><text:tab/></text:span><text:span text:style-name="T1096"><text:tab/></text:span><text:span text:style-name="T1097"><text:tab/></text:span><text:span text:style-name="T1098">out</text:span><text:span text:style-name="T1099">.println(</text:span><text:span text:style-name="T1100">"&lt;h3&gt;the username and password is invalid....!&lt;/h3&gt;"</text:span><text:span text:style-name="T1101">);</text:span></text:p>
      <text:p text:style-name="P1102"><text:tab/><text:tab/><text:tab/>}</text:p>
      <text:p text:style-name="P1103"><text:tab/>}</text:p>
      <text:p text:style-name="P1104">}</text:p>
      <text:p text:style-name="P1105"/>
      <text:p text:style-name="P1106"><text:tab/><text:tab/></text:p>
      <text:p text:style-name="P1107"/>
      <text:p text:style-name="P1108">html file</text:p>
      <text:p text:style-name="P1109"/>
      <text:p text:style-name="Standard"><text:span text:style-name="T1110">&lt;!</text:span><text:span text:style-name="T1111">DOCTYPE</text:span><text:span text:style-name="T1112"><text:s/></text:span><text:span text:style-name="T1113">html&gt;</text:span></text:p>
      <text:p text:style-name="Standard"><text:span text:style-name="T1114">&lt;</text:span><text:span text:style-name="T1115">html</text:span><text:span text:style-name="T1116">&gt;</text:span></text:p>
      <text:p text:style-name="Standard"><text:span text:style-name="T1117">&lt;</text:span><text:span text:style-name="T1118">head</text:span><text:span text:style-name="T1119">&gt;</text:span></text:p>
      <text:p text:style-name="Standard"><text:span text:style-name="T1120">&lt;</text:span><text:span text:style-name="T1121">meta</text:span><text:span text:style-name="T1122"><text:s/></text:span><text:span text:style-name="T1123">charset</text:span><text:span text:style-name="T1124">=</text:span><text:span text:style-name="T1125">"UTF-8"</text:span><text:span text:style-name="T1126">&gt;</text:span></text:p>
      <text:p text:style-name="Standard"><text:span text:style-name="T1127">&lt;</text:span><text:span text:style-name="T1128">title</text:span><text:span text:style-name="T1129">&gt;</text:span><text:span text:style-name="T1130">Insert title here</text:span><text:span text:style-name="T1131">&lt;/</text:span><text:span text:style-name="T1132">title</text:span><text:span text:style-name="T1133">&gt;</text:span></text:p>
      <text:p text:style-name="Standard"><text:span text:style-name="T1134">&lt;/</text:span><text:span text:style-name="T1135">head</text:span><text:span text:style-name="T1136">&gt;</text:span></text:p>
      <text:p text:style-name="Standard"><text:span text:style-name="T1137">&lt;</text:span><text:span text:style-name="T1138">body</text:span><text:span text:style-name="T1139">&gt;</text:span></text:p>
      <text:p text:style-name="Standard"><text:span text:style-name="T1140">&lt;</text:span><text:span text:style-name="T1141">form</text:span><text:span text:style-name="T1142"><text:s/></text:span><text:span text:style-name="T1143">action</text:span><text:span text:style-name="T1144">=</text:span><text:span text:style-name="T1145">"Validation"</text:span><text:span text:style-name="T1146">&gt;</text:span></text:p>
      <text:p text:style-name="P1147"/>
      <text:p text:style-name="Standard"><text:span text:style-name="T1148">&lt;</text:span><text:span text:style-name="T1149">label</text:span><text:span text:style-name="T1150">&gt;</text:span><text:span text:style-name="T1151">UserName</text:span><text:span text:style-name="T1152">&lt;/</text:span><text:span text:style-name="T1153">label</text:span><text:span text:style-name="T1154">&gt;</text:span></text:p>
      <text:p text:style-name="Standard"><text:span text:style-name="T1155">&lt;</text:span><text:span text:style-name="T1156">input</text:span><text:span text:style-name="T1157"><text:s/></text:span><text:span text:style-name="T1158">type</text:span><text:span text:style-name="T1159">=</text:span><text:span text:style-name="T1160">"text"</text:span><text:span text:style-name="T1161"><text:s/></text:span><text:span text:style-name="T1162">name</text:span><text:span text:style-name="T1163">=</text:span><text:span text:style-name="T1164">"username"</text:span><text:span text:style-name="T1165">&gt;</text:span></text:p>
      <text:p text:style-name="Standard"><text:span text:style-name="T1166">&lt;</text:span><text:span text:style-name="T1167">br</text:span><text:span text:style-name="T1168">&gt;&lt;</text:span><text:span text:style-name="T1169">br</text:span><text:span text:style-name="T1170">&gt;</text:span></text:p>
      <text:p text:style-name="Standard"><text:span text:style-name="T1171">&lt;</text:span><text:span text:style-name="T1172">label</text:span><text:span text:style-name="T1173">&gt;</text:span><text:span text:style-name="T1174">Password</text:span><text:span text:style-name="T1175">&lt;/</text:span><text:span text:style-name="T1176">label</text:span><text:span text:style-name="T1177">&gt;</text:span></text:p>
      <text:p text:style-name="Standard"><text:span text:style-name="T1178">&lt;</text:span><text:span text:style-name="T1179">input</text:span><text:span text:style-name="T1180"><text:s/></text:span><text:span text:style-name="T1181">type</text:span><text:span text:style-name="T1182">=</text:span><text:span text:style-name="T1183">"password"</text:span><text:span text:style-name="T1184"><text:s/></text:span><text:span text:style-name="T1185">name</text:span><text:span text:style-name="T1186">=</text:span><text:span text:style-name="T1187">"password"</text:span><text:span text:style-name="T1188">&gt;&lt;</text:span><text:span text:style-name="T1189">br</text:span><text:span text:style-name="T1190">&gt;</text:span></text:p>
      <text:p text:style-name="Standard"><text:span text:style-name="T1191">&lt;</text:span><text:span text:style-name="T1192">br</text:span><text:span text:style-name="T1193">&gt;</text:span></text:p>
      <text:p text:style-name="Standard"><text:span text:style-name="T1194">&lt;</text:span><text:span text:style-name="T1195">input</text:span><text:span text:style-name="T1196"><text:s/></text:span><text:span text:style-name="T1197">type</text:span><text:span text:style-name="T1198">=</text:span><text:span text:style-name="T1199">"submit"</text:span><text:span text:style-name="T1200"><text:s/></text:span><text:span text:style-name="T1201">value</text:span><text:span text:style-name="T1202">=</text:span><text:span text:style-name="T1203">"submit"</text:span><text:span text:style-name="T1204">&gt;</text:span></text:p>
      <text:p text:style-name="P1205"/>
      <text:p text:style-name="P1206"/>
      <text:p text:style-name="P1207"/>
      <text:p text:style-name="Standard"><text:span text:style-name="T1208">&lt;/</text:span><text:span text:style-name="T1209">form</text:span><text:span text:style-name="T1210">&gt;</text:span></text:p>
      <text:p text:style-name="P1211"/>
      <text:p text:style-name="Standard"><text:span text:style-name="T1212">&lt;/</text:span><text:span text:style-name="T1213">body</text:span><text:span text:style-name="T1214">&gt;</text:span></text:p>
      <text:p text:style-name="Standard"><text:span text:style-name="T1215">&lt;/</text:span><text:span text:style-name="T1216">html</text:span><text:span text:style-name="T1217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18">lab program 5(a)</text:p>
      <text:p text:style-name="Standard"/>
      <text:p text:style-name="P1219">html file</text:p>
      <text:p text:style-name="Standard"/>
      <text:p text:style-name="Standard"><text:span text:style-name="T1220">&lt;!</text:span><text:span text:style-name="T1221">DOCTYPE</text:span><text:span text:style-name="T1222"><text:s/></text:span><text:span text:style-name="T1223">html&gt;</text:span></text:p>
      <text:p text:style-name="Standard"><text:span text:style-name="T1224">&lt;</text:span><text:span text:style-name="T1225">html</text:span><text:span text:style-name="T1226">&gt;</text:span></text:p>
      <text:p text:style-name="Standard"><text:span text:style-name="T1227">&lt;</text:span><text:span text:style-name="T1228">head</text:span><text:span text:style-name="T1229">&gt;</text:span></text:p>
      <text:p text:style-name="Standard"><text:span text:style-name="T1230">&lt;</text:span><text:span text:style-name="T1231">meta</text:span><text:span text:style-name="T1232"><text:s/></text:span><text:span text:style-name="T1233">charset</text:span><text:span text:style-name="T1234">=</text:span><text:span text:style-name="T1235">"UTF-8"</text:span><text:span text:style-name="T1236">&gt;</text:span></text:p>
      <text:p text:style-name="P1237"/>
      <text:p text:style-name="Standard"><text:span text:style-name="T1238">&lt;/</text:span><text:span text:style-name="T1239">head</text:span><text:span text:style-name="T1240">&gt;</text:span></text:p>
      <text:p text:style-name="Standard"><text:span text:style-name="T1241">&lt;</text:span><text:span text:style-name="T1242">body</text:span><text:span text:style-name="T1243">&gt;</text:span></text:p>
      <text:p text:style-name="Standard"><text:span text:style-name="T1244">&lt;</text:span><text:span text:style-name="T1245">form</text:span><text:span text:style-name="T1246"><text:s/></text:span><text:span text:style-name="T1247">action</text:span><text:span text:style-name="T1248">=</text:span><text:span text:style-name="T1249">"login.jsp"</text:span><text:span text:style-name="T1250">&gt;</text:span></text:p>
      <text:p text:style-name="P1251"/>
      <text:p text:style-name="Standard"><text:span text:style-name="T1252">&lt;</text:span><text:span text:style-name="T1253">label</text:span><text:span text:style-name="T1254">&gt;</text:span><text:span text:style-name="T1255">UserName</text:span><text:span text:style-name="T1256">&lt;/</text:span><text:span text:style-name="T1257">label</text:span><text:span text:style-name="T1258">&gt;</text:span></text:p>
      <text:p text:style-name="Standard"><text:span text:style-name="T1259">&lt;</text:span><text:span text:style-name="T1260">input</text:span><text:span text:style-name="T1261"><text:s/></text:span><text:span text:style-name="T1262">type</text:span><text:span text:style-name="T1263">=</text:span><text:span text:style-name="T1264">"text"</text:span><text:span text:style-name="T1265"><text:s/></text:span><text:span text:style-name="T1266">name</text:span><text:span text:style-name="T1267">=</text:span><text:span text:style-name="T1268">"usr"</text:span><text:span text:style-name="T1269">&gt;</text:span></text:p>
      <text:p text:style-name="Standard"><text:span text:style-name="T1270">&lt;</text:span><text:span text:style-name="T1271">br</text:span><text:span text:style-name="T1272">&gt;&lt;</text:span><text:span text:style-name="T1273">br</text:span><text:span text:style-name="T1274">&gt;</text:span></text:p>
      <text:p text:style-name="Standard"><text:span text:style-name="T1275">&lt;</text:span><text:span text:style-name="T1276">label</text:span><text:span text:style-name="T1277">&gt;</text:span><text:span text:style-name="T1278">Password</text:span><text:span text:style-name="T1279">&lt;/</text:span><text:span text:style-name="T1280">label</text:span><text:span text:style-name="T1281">&gt;</text:span></text:p>
      <text:p text:style-name="Standard"><text:span text:style-name="T1282">&lt;</text:span><text:span text:style-name="T1283">input</text:span><text:span text:style-name="T1284"><text:s/></text:span><text:span text:style-name="T1285">type</text:span><text:span text:style-name="T1286">=</text:span><text:span text:style-name="T1287">"password"</text:span><text:span text:style-name="T1288"><text:s/></text:span><text:span text:style-name="T1289">name</text:span><text:span text:style-name="T1290">=</text:span><text:span text:style-name="T1291">"pass"</text:span><text:span text:style-name="T1292">&gt;&lt;</text:span><text:span text:style-name="T1293">br</text:span><text:span text:style-name="T1294">&gt;</text:span></text:p>
      <text:p text:style-name="Standard"><text:span text:style-name="T1295">&lt;</text:span><text:span text:style-name="T1296">br</text:span><text:span text:style-name="T1297">&gt;</text:span></text:p>
      <text:p text:style-name="Standard"><text:span text:style-name="T1298">&lt;</text:span><text:span text:style-name="T1299">input</text:span><text:span text:style-name="T1300"><text:s/></text:span><text:span text:style-name="T1301">type</text:span><text:span text:style-name="T1302">=</text:span><text:span text:style-name="T1303">"submit"</text:span><text:span text:style-name="T1304"><text:s/></text:span><text:span text:style-name="T1305">value</text:span><text:span text:style-name="T1306">=</text:span><text:span text:style-name="T1307">"submit"</text:span><text:span text:style-name="T1308">&gt;</text:span></text:p>
      <text:p text:style-name="P1309"/>
      <text:p text:style-name="P1310"/>
      <text:p text:style-name="P1311"/>
      <text:p text:style-name="Standard"><text:span text:style-name="T1312">&lt;/</text:span><text:span text:style-name="T1313">form</text:span><text:span text:style-name="T1314">&gt;</text:span></text:p>
      <text:p text:style-name="P1315"/>
      <text:p text:style-name="Standard"><text:span text:style-name="T1316">&lt;/</text:span><text:span text:style-name="T1317">body</text:span><text:span text:style-name="T1318">&gt;</text:span></text:p>
      <text:p text:style-name="Standard"><text:span text:style-name="T1319">&lt;/</text:span><text:span text:style-name="T1320">html</text:span><text:span text:style-name="T1321">&gt;</text:span></text:p>
      <text:p text:style-name="P1322"/>
      <text:p text:style-name="P1323"/>
      <text:p text:style-name="P1324">login.jsp file</text:p>
      <text:p text:style-name="P1325"/>
      <text:p text:style-name="Standard"><text:span text:style-name="T1326">&lt;%@</text:span><text:span text:style-name="T1327"><text:s/></text:span><text:span text:style-name="T1328">page</text:span><text:span text:style-name="T1329"><text:s/></text:span><text:span text:style-name="T1330">language</text:span><text:span text:style-name="T1331">=</text:span><text:span text:style-name="T1332">"java"</text:span><text:span text:style-name="T1333"><text:s/></text:span><text:span text:style-name="T1334">contentType</text:span><text:span text:style-name="T1335">=</text:span><text:span text:style-name="T1336">"text/html; charset=UTF-8"</text:span></text:p>
      <text:p text:style-name="Standard"><text:span text:style-name="T1337"><text:s text:c="4"/></text:span><text:span text:style-name="T1338">pageEncoding</text:span><text:span text:style-name="T1339">=</text:span><text:span text:style-name="T1340">"UTF-8"</text:span><text:span text:style-name="T1341">%&gt;</text:span></text:p>
      <text:p text:style-name="Standard"><text:span text:style-name="T1342">&lt;!</text:span><text:span text:style-name="T1343">DOCTYPE</text:span><text:span text:style-name="T1344"><text:s/></text:span><text:span text:style-name="T1345">html&gt;</text:span></text:p>
      <text:p text:style-name="Standard"><text:span text:style-name="T1346">&lt;</text:span><text:span text:style-name="T1347">html</text:span><text:span text:style-name="T1348">&gt;</text:span></text:p>
      <text:p text:style-name="Standard"><text:span text:style-name="T1349">&lt;</text:span><text:span text:style-name="T1350">head</text:span><text:span text:style-name="T1351">&gt;</text:span></text:p>
      <text:p text:style-name="Standard"><text:span text:style-name="T1352">&lt;</text:span><text:span text:style-name="T1353">meta</text:span><text:span text:style-name="T1354"><text:s/></text:span><text:span text:style-name="T1355">charset</text:span><text:span text:style-name="T1356">=</text:span><text:span text:style-name="T1357">"UTF-8"</text:span><text:span text:style-name="T1358">&gt;</text:span></text:p>
      <text:p text:style-name="Standard"><text:span text:style-name="T1359">&lt;/</text:span><text:span text:style-name="T1360">head</text:span><text:span text:style-name="T1361">&gt;</text:span></text:p>
      <text:p text:style-name="Standard"><text:span text:style-name="T1362">&lt;</text:span><text:span text:style-name="T1363">body</text:span><text:span text:style-name="T1364">&gt;</text:span></text:p>
      <text:p text:style-name="P1365">&lt;%</text:p>
      <text:p text:style-name="Standard"><text:span text:style-name="T1366"><text:tab/>String usr = request.getParameter(</text:span><text:span text:style-name="T1367">"usr"</text:span><text:span text:style-name="T1368">);</text:span></text:p>
      <text:p text:style-name="Standard"><text:span text:style-name="T1369"><text:tab/>String pass = request.getParameter(</text:span><text:span text:style-name="T1370">"pass"</text:span><text:span text:style-name="T1371">);</text:span></text:p>
      <text:p text:style-name="P1372"><text:tab/></text:p>
      <text:p text:style-name="Standard"><text:span text:style-name="T1373"><text:tab/>Cookie c1 =<text:s/></text:span><text:span text:style-name="T1374">new</text:span><text:span text:style-name="T1375"><text:s/>Cookie(</text:span><text:span text:style-name="T1376">"user"</text:span><text:span text:style-name="T1377">, usr);</text:span></text:p>
      <text:p text:style-name="Standard"><text:span text:style-name="T1378"><text:tab/>Cookie c2 =<text:s/></text:span><text:span text:style-name="T1379">new</text:span><text:span text:style-name="T1380"><text:s/>Cookie(</text:span><text:span text:style-name="T1381">"password"</text:span><text:span text:style-name="T1382">, pass);</text:span></text:p>
      <text:p text:style-name="P1383"><text:tab/></text:p>
      <text:p text:style-name="P1384"><text:tab/>c1.setMaxAge</text:p>
      <text:p text:style-name="Standard"><text:span text:style-name="T1385"><text:tab/>response</text:span><text:span text:style-name="T1386">.</text:span><text:span text:style-name="T1387">addCookie(c1);</text:span></text:p>
      <text:p text:style-name="P1388"><text:tab/>response.addCookie(c2);</text:p>
      <text:p text:style-name="P1389">%&gt;</text:p>
      <text:p text:style-name="Standard"><text:span text:style-name="T1390">&lt;</text:span><text:span text:style-name="T1391">a</text:span><text:span text:style-name="T1392"><text:s/></text:span><text:span text:style-name="T1393">href</text:span><text:span text:style-name="T1394">=</text:span><text:span text:style-name="T1395">"display.jsp"</text:span><text:span text:style-name="T1396">&gt;</text:span><text:span text:style-name="T1397">Click Here</text:span><text:span text:style-name="T1398">&lt;/</text:span><text:span text:style-name="T1399">a</text:span><text:span text:style-name="T1400">&gt;</text:span></text:p>
      <text:p text:style-name="Standard"><text:span text:style-name="T1401">&lt;/</text:span><text:span text:style-name="T1402">body</text:span><text:span text:style-name="T1403">&gt;</text:span></text:p>
      <text:p text:style-name="Standard"><text:span text:style-name="T1404">&lt;/</text:span><text:span text:style-name="T1405">html</text:span><text:span text:style-name="T1406">&gt;</text:span></text:p>
      <text:p text:style-name="P1407"/>
      <text:p text:style-name="P1408">display.jsp file</text:p>
      <text:p text:style-name="P1409"/>
      <text:p text:style-name="Standard"><text:span text:style-name="T1410">&lt;%@</text:span><text:span text:style-name="T1411"><text:s/></text:span><text:span text:style-name="T1412">page</text:span><text:span text:style-name="T1413"><text:s/></text:span><text:span text:style-name="T1414">language</text:span><text:span text:style-name="T1415">=</text:span><text:span text:style-name="T1416">"java"</text:span><text:span text:style-name="T1417"><text:s/></text:span><text:span text:style-name="T1418">contentType</text:span><text:span text:style-name="T1419">=</text:span><text:span text:style-name="T1420">"text/html; charset=UTF-8"</text:span></text:p>
      <text:p text:style-name="Standard"><text:span text:style-name="T1421"><text:s text:c="4"/></text:span><text:span text:style-name="T1422">pageEncoding</text:span><text:span text:style-name="T1423">=</text:span><text:span text:style-name="T1424">"UTF-8"</text:span><text:span text:style-name="T1425">%&gt;</text:span></text:p>
      <text:p text:style-name="Standard"><text:span text:style-name="T1426">&lt;!</text:span><text:span text:style-name="T1427">DOCTYPE</text:span><text:span text:style-name="T1428"><text:s/></text:span><text:span text:style-name="T1429">html&gt;</text:span></text:p>
      <text:p text:style-name="Standard"><text:span text:style-name="T1430">&lt;</text:span><text:span text:style-name="T1431">html</text:span><text:span text:style-name="T1432">&gt;</text:span></text:p>
      <text:p text:style-name="Standard"><text:span text:style-name="T1433">&lt;</text:span><text:span text:style-name="T1434">head</text:span><text:span text:style-name="T1435">&gt;</text:span></text:p>
      <text:p text:style-name="Standard"><text:span text:style-name="T1436">&lt;</text:span><text:span text:style-name="T1437">meta</text:span><text:span text:style-name="T1438"><text:s/></text:span><text:span text:style-name="T1439">charset</text:span><text:span text:style-name="T1440">=</text:span><text:span text:style-name="T1441">"UTF-8"</text:span><text:span text:style-name="T1442">&gt;</text:span></text:p>
      <text:soft-page-break/>
      <text:p text:style-name="Standard"><text:span text:style-name="T1443">&lt;/</text:span><text:span text:style-name="T1444">head</text:span><text:span text:style-name="T1445">&gt;</text:span></text:p>
      <text:p text:style-name="Standard"><text:span text:style-name="T1446">&lt;</text:span><text:span text:style-name="T1447">body</text:span><text:span text:style-name="T1448">&gt;</text:span></text:p>
      <text:p text:style-name="P1449">&lt;%</text:p>
      <text:p text:style-name="P1450"><text:tab/>Cookie[] c = request.getCookies();</text:p>
      <text:p text:style-name="Standard"><text:span text:style-name="T1451"><text:tab/></text:span><text:span text:style-name="T1452">for</text:span><text:span text:style-name="T1453">(Cookie ck : c)</text:span></text:p>
      <text:p text:style-name="Standard"><text:span text:style-name="T1454"><text:tab/>{</text:span><text:span text:style-name="T1455">%&gt;</text:span></text:p>
      <text:p text:style-name="Standard"><text:span text:style-name="T1456"><text:tab/></text:span><text:span text:style-name="T1457">&lt;%=</text:span><text:span text:style-name="T1458">ck.getName()</text:span><text:span text:style-name="T1459">%&gt;</text:span></text:p>
      <text:p text:style-name="Standard"><text:span text:style-name="T1460"><text:tab/></text:span><text:span text:style-name="T1461">&lt;%=</text:span><text:span text:style-name="T1462">ck.getValue()</text:span><text:span text:style-name="T1463">%&gt;</text:span></text:p>
      <text:p text:style-name="P1464"/>
      <text:p text:style-name="Standard"><text:span text:style-name="T1465">&lt;%</text:span><text:span text:style-name="T1466">}</text:span><text:span text:style-name="T1467">%&gt;</text:span></text:p>
      <text:p text:style-name="P1468"/>
      <text:p text:style-name="Standard"><text:span text:style-name="T1469">&lt;/</text:span><text:span text:style-name="T1470">body</text:span><text:span text:style-name="T1471">&gt;</text:span></text:p>
      <text:p text:style-name="Standard"><text:span text:style-name="T1472">&lt;/</text:span><text:span text:style-name="T1473">html</text:span><text:span text:style-name="T1474">&gt;</text:span></text:p>
      <text:p text:style-name="P1475"/>
      <text:p text:style-name="P1476"/>
      <text:p text:style-name="P1477">lab program 5(b)</text:p>
      <text:p text:style-name="P1478"/>
      <text:p text:style-name="P1479">jsp file</text:p>
      <text:p text:style-name="P1480"/>
      <text:p text:style-name="Standard"><text:span text:style-name="T1481">&lt;%@</text:span><text:span text:style-name="T1482"><text:s/></text:span><text:span text:style-name="T1483">page</text:span><text:span text:style-name="T1484"><text:s/></text:span><text:span text:style-name="T1485">language</text:span><text:span text:style-name="T1486">=</text:span><text:span text:style-name="T1487">"java"</text:span><text:span text:style-name="T1488"><text:s/></text:span><text:span text:style-name="T1489">contentType</text:span><text:span text:style-name="T1490">=</text:span><text:span text:style-name="T1491">"text/html; charset=UTF-8"</text:span><text:span text:style-name="T1492"><text:s/></text:span><text:span text:style-name="T1493">errorPage</text:span><text:span text:style-name="T1494">=</text:span><text:span text:style-name="T1495">"error.jsp"</text:span></text:p>
      <text:p text:style-name="Standard"><text:span text:style-name="T1496"><text:s text:c="2"/></text:span><text:span text:style-name="T1497"><text:s text:c="2"/></text:span><text:span text:style-name="T1498">pageEncoding</text:span><text:span text:style-name="T1499">=</text:span><text:span text:style-name="T1500">"UTF-8"</text:span><text:span text:style-name="T1501">%&gt;</text:span></text:p>
      <text:p text:style-name="Standard"><text:span text:style-name="T1502">&lt;!</text:span><text:span text:style-name="T1503">DOCTYPE</text:span><text:span text:style-name="T1504"><text:s/></text:span><text:span text:style-name="T1505">html&gt;</text:span></text:p>
      <text:p text:style-name="Standard"><text:span text:style-name="T1506">&lt;</text:span><text:span text:style-name="T1507">html</text:span><text:span text:style-name="T1508">&gt;</text:span></text:p>
      <text:p text:style-name="Standard"><text:span text:style-name="T1509">&lt;</text:span><text:span text:style-name="T1510">head</text:span><text:span text:style-name="T1511">&gt;</text:span></text:p>
      <text:p text:style-name="Standard"><text:span text:style-name="T1512">&lt;</text:span><text:span text:style-name="T1513">meta</text:span><text:span text:style-name="T1514"><text:s/></text:span><text:span text:style-name="T1515">charset</text:span><text:span text:style-name="T1516">=</text:span><text:span text:style-name="T1517">"UTF-8"</text:span><text:span text:style-name="T1518">&gt;</text:span></text:p>
      <text:p text:style-name="Standard"><text:span text:style-name="T1519">&lt;</text:span><text:span text:style-name="T1520">title</text:span><text:span text:style-name="T1521">&gt;</text:span><text:span text:style-name="T1522">Insert title here</text:span><text:span text:style-name="T1523">&lt;/</text:span><text:span text:style-name="T1524">title</text:span><text:span text:style-name="T1525">&gt;</text:span></text:p>
      <text:p text:style-name="Standard"><text:span text:style-name="T1526">&lt;/</text:span><text:span text:style-name="T1527">head</text:span><text:span text:style-name="T1528">&gt;</text:span></text:p>
      <text:p text:style-name="Standard"><text:span text:style-name="T1529">&lt;</text:span><text:span text:style-name="T1530">body</text:span><text:span text:style-name="T1531">&gt;</text:span></text:p>
      <text:p text:style-name="Standard"><text:span text:style-name="T1532">&lt;%</text:span></text:p>
      <text:p text:style-name="Standard"><text:span text:style-name="T1533">String Name = request.getParameter(</text:span><text:span text:style-name="T1534">"Name"</text:span><text:span text:style-name="T1535">);</text:span></text:p>
      <text:p text:style-name="Standard"><text:span text:style-name="T1536">String Value = request.getParameter(</text:span><text:span text:style-name="T1537">"Value"</text:span><text:span text:style-name="T1538">);</text:span></text:p>
      <text:p text:style-name="Standard"><text:span text:style-name="T1539">int</text:span><text:span text:style-name="T1540"><text:s/>age = Integer.parseInt(request.getParameter(</text:span><text:span text:style-name="T1541">"age"</text:span><text:span text:style-name="T1542">));</text:span></text:p>
      <text:p text:style-name="P1543"/>
      <text:p text:style-name="Standard"><text:span text:style-name="T1544">try</text:span><text:span text:style-name="T1545">{</text:span></text:p>
      <text:p text:style-name="Standard"><text:span text:style-name="T1546"><text:tab/></text:span><text:span text:style-name="T1547">if</text:span><text:span text:style-name="T1548">(Name.equals(</text:span><text:span text:style-name="T1549">""</text:span><text:span text:style-name="T1550">)||Value.equals(</text:span><text:span text:style-name="T1551">""</text:span><text:span text:style-name="T1552">)||age==0)</text:span></text:p>
      <text:p text:style-name="Standard"><text:span text:style-name="T1553"><text:tab/>{</text:span></text:p>
      <text:p text:style-name="Standard"><text:span text:style-name="T1554"><text:tab/></text:span><text:span text:style-name="T1555"><text:tab/></text:span><text:span text:style-name="T1556">throw</text:span><text:span text:style-name="T1557"><text:s/></text:span><text:span text:style-name="T1558">new</text:span><text:span text:style-name="T1559"><text:s/>Exception(</text:span><text:span text:style-name="T1560">"enter the username and password"</text:span><text:span text:style-name="T1561">);</text:span></text:p>
      <text:p text:style-name="Standard"><text:span text:style-name="T1562"><text:tab/>}</text:span></text:p>
      <text:p text:style-name="Standard"><text:span text:style-name="T1563"><text:tab/></text:span><text:span text:style-name="T1564">if</text:span><text:span text:style-name="T1565">(Name.equals(</text:span><text:span text:style-name="T1566">"divya"</text:span><text:span text:style-name="T1567">)&amp;&amp;Value.equals(</text:span><text:span text:style-name="T1568">"divya"</text:span><text:span text:style-name="T1569">)&amp;&amp;age&gt;=18)</text:span></text:p>
      <text:p text:style-name="Standard"><text:span text:style-name="T1570"><text:tab/>{</text:span></text:p>
      <text:p text:style-name="Standard"><text:span text:style-name="T1571"><text:tab/></text:span><text:span text:style-name="T1572"><text:tab/>out.println(</text:span><text:span text:style-name="T1573">"Eligible to vote"</text:span><text:span text:style-name="T1574">);</text:span></text:p>
      <text:p text:style-name="Standard"><text:span text:style-name="T1575"><text:tab/>}</text:span></text:p>
      <text:p text:style-name="Standard"><text:span text:style-name="T1576"><text:tab/></text:span><text:span text:style-name="T1577">else</text:span><text:span text:style-name="T1578"><text:s/>{</text:span></text:p>
      <text:p text:style-name="Standard"><text:span text:style-name="T1579"><text:tab/></text:span><text:span text:style-name="T1580"><text:tab/>out.println(</text:span><text:span text:style-name="T1581">"not eligible to vote"</text:span><text:span text:style-name="T1582">);</text:span></text:p>
      <text:p text:style-name="Standard"><text:span text:style-name="T1583"><text:tab/>}</text:span></text:p>
      <text:p text:style-name="Standard"><text:span text:style-name="T1584">}</text:span></text:p>
      <text:p text:style-name="Standard"><text:span text:style-name="T1585">catch</text:span><text:span text:style-name="T1586">(Exception e){</text:span></text:p>
      <text:p text:style-name="Standard"><text:span text:style-name="T1587"><text:tab/>out.println(e);</text:span></text:p>
      <text:p text:style-name="Standard"><text:span text:style-name="T1588">}</text:span></text:p>
      <text:p text:style-name="P1589"/>
      <text:p text:style-name="P1590"/>
      <text:p text:style-name="P1591"/>
      <text:p text:style-name="Standard"><text:span text:style-name="T1592">%&gt;</text:span></text:p>
      <text:p text:style-name="Standard"><text:span text:style-name="T1593">&lt;/</text:span><text:span text:style-name="T1594">body</text:span><text:span text:style-name="T1595">&gt;</text:span></text:p>
      <text:p text:style-name="Standard"><text:span text:style-name="T1596">&lt;/</text:span><text:span text:style-name="T1597">html</text:span><text:span text:style-name="T1598">&gt;</text:span></text:p>
      <text:p text:style-name="P1599"/>
      <text:p text:style-name="P1600"/>
      <text:p text:style-name="P1601"/>
      <text:p text:style-name="Standard"><text:span text:style-name="T1602">html file:</text:span></text:p>
      <text:p text:style-name="P1603"/>
      <text:soft-page-break/>
      <text:p text:style-name="Standard"><text:span text:style-name="T1604">&lt;!</text:span><text:span text:style-name="T1605">DOCTYPE</text:span><text:span text:style-name="T1606"><text:s/>html&gt;</text:span></text:p>
      <text:p text:style-name="Standard"><text:span text:style-name="T1607">&lt;</text:span><text:span text:style-name="T1608">html</text:span><text:span text:style-name="T1609">&gt;</text:span></text:p>
      <text:p text:style-name="Standard"><text:span text:style-name="T1610">&lt;</text:span><text:span text:style-name="T1611">head</text:span><text:span text:style-name="T1612">&gt;</text:span></text:p>
      <text:p text:style-name="Standard"><text:span text:style-name="T1613">&lt;</text:span><text:span text:style-name="T1614">meta</text:span><text:span text:style-name="T1615"><text:s/></text:span><text:span text:style-name="T1616">charset</text:span><text:span text:style-name="T1617">=</text:span><text:span text:style-name="T1618">"UTF-8"</text:span><text:span text:style-name="T1619">&gt;</text:span></text:p>
      <text:p text:style-name="Standard"><text:span text:style-name="T1620">&lt;</text:span><text:span text:style-name="T1621">title</text:span><text:span text:style-name="T1622">&gt;</text:span><text:span text:style-name="T1623">Insert title here</text:span><text:span text:style-name="T1624">&lt;/</text:span><text:span text:style-name="T1625">title</text:span><text:span text:style-name="T1626">&gt;</text:span></text:p>
      <text:p text:style-name="Standard"><text:span text:style-name="T1627">&lt;/</text:span><text:span text:style-name="T1628">head</text:span><text:span text:style-name="T1629">&gt;</text:span></text:p>
      <text:p text:style-name="Standard"><text:span text:style-name="T1630">&lt;</text:span><text:span text:style-name="T1631">body</text:span><text:span text:style-name="T1632">&gt;</text:span></text:p>
      <text:p text:style-name="Standard"><text:span text:style-name="T1633">&lt;</text:span><text:span text:style-name="T1634">h1</text:span><text:span text:style-name="T1635">&gt;</text:span><text:span text:style-name="T1636">LOGIN</text:span><text:span text:style-name="T1637">&lt;/</text:span><text:span text:style-name="T1638">h1</text:span><text:span text:style-name="T1639">&gt;</text:span></text:p>
      <text:p text:style-name="Standard"><text:span text:style-name="T1640">&lt;</text:span><text:span text:style-name="T1641">form</text:span><text:span text:style-name="T1642"><text:s/></text:span><text:span text:style-name="T1643">action</text:span><text:span text:style-name="T1644">=</text:span><text:span text:style-name="T1645">"lab5b.jsp"</text:span><text:span text:style-name="T1646">&gt;</text:span></text:p>
      <text:p text:style-name="P1647"/>
      <text:p text:style-name="Standard"><text:span text:style-name="T1648">&lt;</text:span><text:span text:style-name="T1649">label</text:span><text:span text:style-name="T1650">&gt;</text:span><text:span text:style-name="T1651">UserName:</text:span><text:span text:style-name="T1652">&lt;/</text:span><text:span text:style-name="T1653">label</text:span><text:span text:style-name="T1654">&gt;</text:span></text:p>
      <text:p text:style-name="Standard"><text:span text:style-name="T1655">&lt;</text:span><text:span text:style-name="T1656">input</text:span><text:span text:style-name="T1657"><text:s/></text:span><text:span text:style-name="T1658">type</text:span><text:span text:style-name="T1659">=</text:span><text:span text:style-name="T1660">"text"</text:span><text:span text:style-name="T1661"><text:s/></text:span><text:span text:style-name="T1662">name</text:span><text:span text:style-name="T1663">=</text:span><text:span text:style-name="T1664">"Name"</text:span><text:span text:style-name="T1665">&gt;</text:span></text:p>
      <text:p text:style-name="Standard"><text:span text:style-name="T1666">&lt;</text:span><text:span text:style-name="T1667">br</text:span><text:span text:style-name="T1668">&gt;&lt;</text:span><text:span text:style-name="T1669">br</text:span><text:span text:style-name="T1670">&gt;</text:span></text:p>
      <text:p text:style-name="P1671"/>
      <text:p text:style-name="Standard"><text:span text:style-name="T1672">&lt;</text:span><text:span text:style-name="T1673">label</text:span><text:span text:style-name="T1674">&gt;</text:span><text:span text:style-name="T1675">Password:</text:span><text:span text:style-name="T1676">&lt;/</text:span><text:span text:style-name="T1677">label</text:span><text:span text:style-name="T1678">&gt;</text:span></text:p>
      <text:p text:style-name="Standard"><text:span text:style-name="T1679">&lt;</text:span><text:span text:style-name="T1680">input</text:span><text:span text:style-name="T1681"><text:s/></text:span><text:span text:style-name="T1682">type</text:span><text:span text:style-name="T1683">=</text:span><text:span text:style-name="T1684">"password"</text:span><text:span text:style-name="T1685"><text:s/></text:span><text:span text:style-name="T1686">name</text:span><text:span text:style-name="T1687">=</text:span><text:span text:style-name="T1688">"Value"</text:span><text:span text:style-name="T1689">&gt;&lt;</text:span><text:span text:style-name="T1690">br</text:span><text:span text:style-name="T1691">&gt;&lt;</text:span><text:span text:style-name="T1692">br</text:span><text:span text:style-name="T1693">&gt;</text:span></text:p>
      <text:p text:style-name="P1694"/>
      <text:p text:style-name="Standard"><text:span text:style-name="T1695">&lt;</text:span><text:span text:style-name="T1696">label</text:span><text:span text:style-name="T1697">&gt;</text:span><text:span text:style-name="T1698">Age:</text:span><text:span text:style-name="T1699">&lt;/</text:span><text:span text:style-name="T1700">label</text:span><text:span text:style-name="T1701">&gt;</text:span></text:p>
      <text:p text:style-name="Standard"><text:span text:style-name="T1702">&lt;</text:span><text:span text:style-name="T1703">input</text:span><text:span text:style-name="T1704"><text:s/></text:span><text:span text:style-name="T1705">type</text:span><text:span text:style-name="T1706">=</text:span><text:span text:style-name="T1707">"number"</text:span><text:span text:style-name="T1708"><text:s/></text:span><text:span text:style-name="T1709">name</text:span><text:span text:style-name="T1710">=</text:span><text:span text:style-name="T1711">"age"</text:span><text:span text:style-name="T1712">&gt;</text:span></text:p>
      <text:p text:style-name="Standard"><text:span text:style-name="T1713">&lt;</text:span><text:span text:style-name="T1714">br</text:span><text:span text:style-name="T1715">&gt;&lt;</text:span><text:span text:style-name="T1716">br</text:span><text:span text:style-name="T1717">&gt;</text:span></text:p>
      <text:p text:style-name="P1718"/>
      <text:p text:style-name="Standard"><text:span text:style-name="T1719">&lt;</text:span><text:span text:style-name="T1720">input</text:span><text:span text:style-name="T1721"><text:s/></text:span><text:span text:style-name="T1722">type</text:span><text:span text:style-name="T1723">=</text:span><text:span text:style-name="T1724">"submit"</text:span><text:span text:style-name="T1725"><text:s/></text:span><text:span text:style-name="T1726">value</text:span><text:span text:style-name="T1727">=</text:span><text:span text:style-name="T1728">"submit"</text:span><text:span text:style-name="T1729">&gt;</text:span></text:p>
      <text:p text:style-name="P1730"/>
      <text:p text:style-name="P1731"/>
      <text:p text:style-name="P1732"/>
      <text:p text:style-name="P1733"/>
      <text:p text:style-name="Standard"><text:span text:style-name="T1734">&lt;/</text:span><text:span text:style-name="T1735">form</text:span><text:span text:style-name="T1736">&gt;</text:span></text:p>
      <text:p text:style-name="Standard"><text:span text:style-name="T1737">&lt;/</text:span><text:span text:style-name="T1738">body</text:span><text:span text:style-name="T1739">&gt;</text:span></text:p>
      <text:p text:style-name="Standard"><text:span text:style-name="T1740">&lt;/</text:span><text:span text:style-name="T1741">html</text:span><text:span text:style-name="T1742">&gt;</text:span></text:p>
      <text:p text:style-name="P1743"/>
      <text:p text:style-name="Standard"><text:span text:style-name="T1744">error page in jsp</text:span></text:p>
      <text:p text:style-name="P1745"/>
      <text:p text:style-name="Standard"><text:span text:style-name="T1746">&lt;%@</text:span><text:span text:style-name="T1747"><text:s/></text:span><text:span text:style-name="T1748">page</text:span><text:span text:style-name="T1749"><text:s/></text:span><text:span text:style-name="T1750">language</text:span><text:span text:style-name="T1751">=</text:span><text:span text:style-name="T1752">"java"</text:span><text:span text:style-name="T1753"><text:s/></text:span><text:span text:style-name="T1754">contentType</text:span><text:span text:style-name="T1755">=</text:span><text:span text:style-name="T1756">"text/html; charset=UTF-8"</text:span><text:span text:style-name="T1757"><text:s/></text:span><text:span text:style-name="T1758">isErrorPage</text:span><text:span text:style-name="T1759">=</text:span><text:span text:style-name="T1760">"true"</text:span></text:p>
      <text:p text:style-name="Standard"><text:span text:style-name="T1761"><text:s text:c="4"/></text:span><text:span text:style-name="T1762">pageEncoding</text:span><text:span text:style-name="T1763">=</text:span><text:span text:style-name="T1764">"UTF-8"</text:span><text:span text:style-name="T1765">%&gt;</text:span></text:p>
      <text:p text:style-name="Standard"><text:span text:style-name="T1766">&lt;!</text:span><text:span text:style-name="T1767">DOCTYPE</text:span><text:span text:style-name="T1768"><text:s/></text:span><text:span text:style-name="T1769">html&gt;</text:span></text:p>
      <text:p text:style-name="Standard"><text:span text:style-name="T1770">&lt;</text:span><text:span text:style-name="T1771">html</text:span><text:span text:style-name="T1772">&gt;</text:span></text:p>
      <text:p text:style-name="Standard"><text:span text:style-name="T1773">&lt;</text:span><text:span text:style-name="T1774">head</text:span><text:span text:style-name="T1775">&gt;</text:span></text:p>
      <text:p text:style-name="Standard"><text:span text:style-name="T1776">&lt;</text:span><text:span text:style-name="T1777">meta</text:span><text:span text:style-name="T1778"><text:s/></text:span><text:span text:style-name="T1779">charset</text:span><text:span text:style-name="T1780">=</text:span><text:span text:style-name="T1781">"UTF-8"</text:span><text:span text:style-name="T1782">&gt;</text:span></text:p>
      <text:p text:style-name="Standard"><text:span text:style-name="T1783">&lt;</text:span><text:span text:style-name="T1784">title</text:span><text:span text:style-name="T1785">&gt;</text:span><text:span text:style-name="T1786">Insert title here</text:span><text:span text:style-name="T1787">&lt;/</text:span><text:span text:style-name="T1788">title</text:span><text:span text:style-name="T1789">&gt;</text:span></text:p>
      <text:p text:style-name="Standard"><text:span text:style-name="T1790">&lt;/</text:span><text:span text:style-name="T1791">head</text:span><text:span text:style-name="T1792">&gt;</text:span></text:p>
      <text:p text:style-name="Standard"><text:span text:style-name="T1793">&lt;</text:span><text:span text:style-name="T1794">body</text:span><text:span text:style-name="T1795">&gt;</text:span></text:p>
      <text:p text:style-name="Standard"><text:span text:style-name="T1796">&lt;%=</text:span><text:span text:style-name="T1797"><text:s/>exception<text:s/></text:span><text:span text:style-name="T1798">%&gt;</text:span></text:p>
      <text:p text:style-name="Standard"><text:span text:style-name="T1799">&lt;/</text:span><text:span text:style-name="T1800">body</text:span><text:span text:style-name="T1801">&gt;</text:span></text:p>
      <text:p text:style-name="Standard"><text:span text:style-name="T1802">&lt;/</text:span><text:span text:style-name="T1803">html</text:span><text:span text:style-name="T1804">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shitha d s</dc:creator>
    <meta:creation-date>2022-09-23T15:56:00Z</meta:creation-date>
    <dc:date>2022-10-11T09:07:00Z</dc:date>
    <meta:template xlink:href="Normal" xlink:type="simple"/>
    <meta:editing-cycles>15</meta:editing-cycles>
    <meta:editing-duration>PT2640S</meta:editing-duration>
    <meta:document-statistic meta:page-count="20" meta:paragraph-count="45" meta:word-count="3397" meta:character-count="22720" meta:row-count="161" meta:non-whitespace-character-count="19368"/>
  </office:meta>
</office:document-meta>
</file>